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ans" svg:font-family="FreeSans" style:font-family-generic="swiss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7.13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1.335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14cm"/>
    </style:style>
    <style:style style:name="co13" style:family="table-column">
      <style:table-column-properties fo:break-before="auto" style:column-width="1.032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427cm"/>
    </style:style>
    <style:style style:name="co16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82cm"/>
    </style:style>
    <style:style style:name="co19" style:family="table-column">
      <style:table-column-properties fo:break-before="auto" style:column-width="1.284cm"/>
    </style:style>
    <style:style style:name="co20" style:family="table-column">
      <style:table-column-properties fo:break-before="auto" style:column-width="4.919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6.86cm"/>
    </style:style>
    <style:style style:name="co23" style:family="table-column">
      <style:table-column-properties fo:break-before="auto" style:column-width="2.337cm"/>
    </style:style>
    <style:style style:name="co24" style:family="table-column">
      <style:table-column-properties fo:break-before="auto" style:column-width="9.354cm"/>
    </style:style>
    <style:style style:name="co25" style:family="table-column">
      <style:table-column-properties fo:break-before="auto" style:column-width="1.517cm"/>
    </style:style>
    <style:style style:name="co26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1.256cm"/>
    </style:style>
    <style:style style:name="co28" style:family="table-column">
      <style:table-column-properties fo:break-before="auto" style:column-width="8.594cm"/>
    </style:style>
    <style:style style:name="co29" style:family="table-column">
      <style:table-column-properties fo:break-before="auto" style:column-width="1.201cm"/>
    </style:style>
    <style:style style:name="co30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1.175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549cm"/>
    </style:style>
    <style:style style:name="co35" style:family="table-column">
      <style:table-column-properties fo:break-before="auto" style:column-width="2.096cm"/>
    </style:style>
    <style:style style:name="co36" style:family="table-column">
      <style:table-column-properties fo:break-before="auto" style:column-width="10.112cm"/>
    </style:style>
    <style:style style:name="co37" style:family="table-column">
      <style:table-column-properties fo:break-before="auto" style:column-width="1.457cm"/>
    </style:style>
    <style:style style:name="co38" style:family="table-column">
      <style:table-column-properties fo:break-before="auto" style:column-width="8.685cm"/>
    </style:style>
    <style:style style:name="co39" style:family="table-column">
      <style:table-column-properties fo:break-before="auto" style:column-width="1.487cm"/>
    </style:style>
    <style:style style:name="co40" style:family="table-column">
      <style:table-column-properties fo:break-before="auto" style:column-width="0.836cm"/>
    </style:style>
    <style:style style:name="co41" style:family="table-column">
      <style:table-column-properties fo:break-before="auto" style:column-width="0.667cm"/>
    </style:style>
    <style:style style:name="co42" style:family="table-column">
      <style:table-column-properties fo:break-before="auto" style:column-width="0.85cm"/>
    </style:style>
    <style:style style:name="co43" style:family="table-column">
      <style:table-column-properties fo:break-before="auto" style:column-width="1.002cm"/>
    </style:style>
    <style:style style:name="co44" style:family="table-column">
      <style:table-column-properties fo:break-before="auto" style:column-width="7.075cm"/>
    </style:style>
    <style:style style:name="co45" style:family="table-column">
      <style:table-column-properties fo:break-before="auto" style:column-width="4.673cm"/>
    </style:style>
    <style:style style:name="co46" style:family="table-column">
      <style:table-column-properties fo:break-before="auto" style:column-width="1.365cm"/>
    </style:style>
    <style:style style:name="co47" style:family="table-column">
      <style:table-column-properties fo:break-before="auto" style:column-width="1.612cm"/>
    </style:style>
    <style:style style:name="co48" style:family="table-column">
      <style:table-column-properties fo:break-before="auto" style:column-width="1.311cm"/>
    </style:style>
    <style:style style:name="co49" style:family="table-column">
      <style:table-column-properties fo:break-before="auto" style:column-width="1.092cm"/>
    </style:style>
    <style:style style:name="co50" style:family="table-column">
      <style:table-column-properties fo:break-before="auto" style:column-width="0.956cm"/>
    </style:style>
    <style:style style:name="co51" style:family="table-column">
      <style:table-column-properties fo:break-before="auto" style:column-width="0.764cm"/>
    </style:style>
    <style:style style:name="co52" style:family="table-column">
      <style:table-column-properties fo:break-before="auto" style:column-width="0.628cm"/>
    </style:style>
    <style:style style:name="co53" style:family="table-column">
      <style:table-column-properties fo:break-before="auto" style:column-width="1.857cm"/>
    </style:style>
    <style:style style:name="co54" style:family="table-column">
      <style:table-column-properties fo:break-before="auto" style:column-width="0.363cm"/>
    </style:style>
    <style:style style:name="co55" style:family="table-column">
      <style:table-column-properties fo:break-before="auto" style:column-width="18.343cm"/>
    </style:style>
    <style:style style:name="co56" style:family="table-column">
      <style:table-column-properties fo:break-before="auto" style:column-width="0.958cm"/>
    </style:style>
    <style:style style:name="co57" style:family="table-column">
      <style:table-column-properties fo:break-before="auto" style:column-width="1.05cm"/>
    </style:style>
    <style:style style:name="co58" style:family="table-column">
      <style:table-column-properties fo:break-before="auto" style:column-width="0.91cm"/>
    </style:style>
    <style:style style:name="co59" style:family="table-column">
      <style:table-column-properties fo:break-before="auto" style:column-width="0.303cm"/>
    </style:style>
    <style:style style:name="co60" style:family="table-column">
      <style:table-column-properties fo:break-before="auto" style:column-width="20.803cm"/>
    </style:style>
    <style:style style:name="co61" style:family="table-column">
      <style:table-column-properties fo:break-before="auto" style:column-width="0.607cm"/>
    </style:style>
    <style:style style:name="co62" style:family="table-column">
      <style:table-column-properties fo:break-before="auto" style:column-width="0.533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7.161cm"/>
    </style:style>
    <style:style style:name="co65" style:family="table-column">
      <style:table-column-properties fo:break-before="auto" style:column-width="1.065cm"/>
    </style:style>
    <style:style style:name="co66" style:family="table-column">
      <style:table-column-properties fo:break-before="auto" style:column-width="1.7cm"/>
    </style:style>
    <style:style style:name="ro1" style:family="table-row">
      <style:table-row-properties style:row-height="0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3.013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467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1.637cm" fo:break-before="auto" style:use-optimal-row-height="false"/>
    </style:style>
    <style:style style:name="ro12" style:family="table-row">
      <style:table-row-properties style:row-height="0.584cm" fo:break-before="auto" style:use-optimal-row-height="false"/>
    </style:style>
    <style:style style:name="ro13" style:family="table-row">
      <style:table-row-properties style:row-height="1.169cm" fo:break-before="auto" style:use-optimal-row-height="false"/>
    </style:style>
    <style:style style:name="ro14" style:family="table-row">
      <style:table-row-properties style:row-height="4.006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1.632cm" fo:break-before="auto" style:use-optimal-row-height="false"/>
    </style:style>
    <style:style style:name="ro17" style:family="table-row">
      <style:table-row-properties style:row-height="2.836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2.711cm" fo:break-before="auto" style:use-optimal-row-height="true"/>
    </style:style>
    <style:style style:name="ro21" style:family="table-row">
      <style:table-row-properties style:row-height="0.73cm" fo:break-before="auto" style:use-optimal-row-height="false"/>
    </style:style>
    <style:style style:name="ro22" style:family="table-row">
      <style:table-row-properties style:row-height="0.614cm" fo:break-before="auto" style:use-optimal-row-height="false"/>
    </style:style>
    <style:style style:name="ro23" style:family="table-row">
      <style:table-row-properties style:row-height="0.446cm" fo:break-before="auto" style:use-optimal-row-height="true"/>
    </style:style>
    <style:style style:name="ro24" style:family="table-row">
      <style:table-row-properties style:row-height="2.895cm" fo:break-before="auto" style:use-optimal-row-height="false"/>
    </style:style>
    <style:style style:name="ro25" style:family="table-row">
      <style:table-row-properties style:row-height="2.925cm" fo:break-before="auto" style:use-optimal-row-height="false"/>
    </style:style>
    <style:style style:name="ro26" style:family="table-row">
      <style:table-row-properties style:row-height="2.953cm" fo:break-before="auto" style:use-optimal-row-height="false"/>
    </style:style>
    <style:style style:name="ro27" style:family="table-row">
      <style:table-row-properties style:row-height="0.762cm" fo:break-before="auto" style:use-optimal-row-height="false"/>
    </style:style>
    <style:style style:name="ro28" style:family="table-row">
      <style:table-row-properties style:row-height="3.0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ackground-color="#cccccc" fo:border="0.002cm solid #000000"/>
      <style:text-properties fo:font-weight="bold"/>
    </style:style>
    <style:style style:name="ce4" style:family="table-cell" style:parent-style-name="Default">
      <style:table-cell-properties fo:background-color="#e6e6e6" fo:border="0.018cm solid #000000"/>
      <style:text-properties fo:font-size="9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e6e6e6" fo:border="0.018cm solid 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0" style:family="table-cell" style:parent-style-name="Default" style:data-style-name="N11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cc" fo:border="0.002cm solid #000000"/>
    </style:style>
    <style:style style:name="ce13" style:family="table-cell" style:parent-style-name="Default">
      <style:table-cell-properties fo:background-color="#ffff99" fo:border="0.002cm solid #000000"/>
    </style:style>
    <style:style style:name="ce14" style:family="table-cell" style:parent-style-name="Default">
      <style:table-cell-properties fo:background-color="transparent" fo:border="0.002cm solid #000000"/>
    </style:style>
    <style:style style:name="ce1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FreeSans" fo:font-size="12pt" fo:language="ca" fo:country="ES" fo:font-style="normal" fo:text-shadow="none" style:text-underline-style="none" fo:font-weight="normal" style:text-underline-mode="continuous" style:text-line-through-mode="continuous" style:font-name-asian="DejaVuSans" style:font-size-asian="6.80000019073486pt" style:language-asian="zxx" style:country-asian="none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b3b3b3" fo:border="0.002cm solid #000000"/>
    </style:style>
    <style:style style:name="ce18" style:family="table-cell" style:parent-style-name="Default" style:data-style-name="N11">
      <style:table-cell-properties fo:background-color="#b3b3b3" fo:border="0.002cm solid #000000"/>
    </style:style>
    <style:style style:name="ce19" style:family="table-cell" style:parent-style-name="Default">
      <style:table-cell-properties fo:background-color="#ffff99" fo:border="0.002cm solid #000000"/>
      <style:text-properties fo:font-weight="bold"/>
    </style:style>
    <style:style style:name="ce20" style:family="table-cell" style:parent-style-name="Default">
      <style:table-cell-properties fo:background-color="transparent" fo:border="0.002cm solid #000000"/>
      <style:text-properties fo:font-weight="bold"/>
    </style:style>
    <style:style style:name="ce21" style:family="table-cell" style:parent-style-name="Default">
      <style:table-cell-properties fo:background-color="#000000" fo:border="0.002cm solid #000000"/>
      <style:text-properties fo:font-weight="bold"/>
    </style:style>
    <style:style style:name="ce22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size-complex="9pt"/>
    </style:style>
    <style:style style:name="ce23" style:family="table-cell" style:parent-style-name="Default">
      <style:table-cell-properties fo:background-color="#ffff99" fo:border="0.018cm solid #000000"/>
    </style:style>
    <style:style style:name="ce24" style:family="table-cell" style:parent-style-name="Default">
      <style:table-cell-properties fo:border="0.018cm solid #000000"/>
    </style:style>
    <style:style style:name="ce25" style:family="table-cell" style:parent-style-name="Default">
      <style:table-cell-properties fo:background-color="transparent" fo:border="0.018cm solid #000000"/>
    </style:style>
    <style:style style:name="ce26" style:family="table-cell" style:parent-style-name="Default">
      <style:table-cell-properties fo:background-color="#000000" fo:border="0.018cm solid #000000"/>
    </style:style>
    <style:style style:name="ce27" style:family="table-cell" style:parent-style-name="Default">
      <style:table-cell-properties fo:background-color="#cccccc" fo:border="0.018cm solid #000000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3366" fo:border="0.002cm solid #000000"/>
    </style:style>
    <style:style style:name="ce30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#b3b3b3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4" style:family="table-cell" style:parent-style-name="Default">
      <style:table-cell-properties fo:background-color="#b3b3b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35" style:family="table-cell" style:parent-style-name="Default">
      <style:table-cell-properties fo:background-color="#b3b3b3" fo:border="0.002cm solid #000000"/>
      <style:text-properties fo:font-weight="bold"/>
    </style:style>
    <style:style style:name="ce36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37" style:family="table-cell" style:parent-style-name="Default">
      <style:table-cell-properties fo:border="0.002cm solid #000000"/>
      <style:text-properties fo:font-weight="bold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bold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 style:data-style-name="N100">
      <style:table-cell-properties fo:background-color="transparent" fo:border="none"/>
    </style:style>
    <style:style style:name="ce41" style:family="table-cell" style:parent-style-name="Default">
      <style:table-cell-properties fo:background-color="#b3b3b3" style:text-align-source="fix" style:repeat-content="false" fo:border="0.018cm solid #000000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</style:style>
    <style:style style:name="ce43" style:family="table-cell" style:parent-style-name="Default">
      <style:table-cell-properties fo:background-color="#b3b3b3" fo:border="0.018cm solid #000000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weight="bold"/>
    </style:style>
    <style:style style:name="ce47" style:family="table-cell" style:parent-style-name="Default">
      <style:table-cell-properties fo:background-color="transparent" fo:border="none"/>
      <style:text-properties fo:font-weight="bold"/>
    </style:style>
    <style:style style:name="ce48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18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bold"/>
    </style:style>
    <style:style style:name="ce51" style:family="table-cell" style:parent-style-name="Default">
      <style:table-cell-properties fo:background-color="#cccccc" fo:border="0.018cm solid #000000"/>
      <style:text-properties fo:font-weight="bold"/>
    </style:style>
    <style:style style:name="ce52" style:family="table-cell" style:parent-style-name="Default">
      <style:table-cell-properties fo:background-color="transparent" fo:border="0.018cm solid #000000"/>
      <style:text-properties fo:font-weight="bold"/>
    </style:style>
    <style:style style:name="ce53" style:family="table-cell" style:parent-style-name="Default" style:data-style-name="N0">
      <style:table-cell-properties fo:background-color="transparent" fo:border="0.018cm solid #000000"/>
      <style:text-properties fo:font-weight="bold"/>
    </style:style>
    <style:style style:name="ce54" style:family="table-cell" style:parent-style-name="Default">
      <style:table-cell-properties fo:background-color="#000000" fo:border="0.018cm solid #000000"/>
      <style:text-properties fo:font-weight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56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57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weight="bold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1" style:family="table-cell" style:parent-style-name="Default">
      <style:table-cell-properties fo:background-color="transparent" fo:border="0.018cm solid #000000"/>
      <style:text-properties fo:font-size="9pt"/>
    </style:style>
    <style:style style:name="ce62" style:family="table-cell" style:parent-style-name="Default">
      <style:table-cell-properties fo:background-color="transparent" fo:border="0.018cm solid #000000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b3b3b3" fo:border="none"/>
    </style:style>
    <style:style style:name="ce64" style:family="table-cell" style:parent-style-name="Default">
      <style:table-cell-properties fo:background-color="#000000"/>
    </style:style>
    <style:style style:name="ce65" style:family="table-cell" style:parent-style-name="Default">
      <style:table-cell-properties fo:background-color="#b3b3b3" fo:border="0.018cm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b3b3b3" style:text-align-source="fix" style:repeat-content="false" fo:border="0.01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b3b3b3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 fo:border="0.018cm solid #000000"/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00000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71" style:family="table-cell" style:parent-style-name="Default">
      <style:table-cell-properties fo:background-color="#000000" fo:border="0.018cm solid #000000"/>
      <style:text-properties fo:font-size="9pt"/>
    </style:style>
    <style:style style:name="ce72" style:family="table-cell" style:parent-style-name="Default">
      <style:table-cell-properties fo:background-color="#e6e6e6" fo:border="0.018cm solid #000000"/>
      <style:text-properties fo:font-size="10pt" style:font-size-asian="10pt" style:font-size-complex="10pt"/>
    </style:style>
    <style:style style:name="ce7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</style:style>
    <style:style style:name="ce74" style:family="table-cell" style:parent-style-name="Default">
      <style:table-cell-properties fo:background-color="#cccccc"/>
    </style:style>
    <style:style style:name="ce75" style:family="table-cell" style:parent-style-name="Default">
      <style:table-cell-properties fo:background-color="#b3b3b3" style:text-align-source="fix" style:repeat-content="false" fo:border="0.018cm solid #000000"/>
      <style:paragraph-properties fo:text-align="center" fo:margin-left="0cm"/>
    </style:style>
    <style:style style:name="ce76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</style:style>
    <style:style style:name="ce77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b3b3b3" fo:wrap-option="wrap" fo:border="0.018cm solid #000000"/>
    </style:style>
    <style:style style:name="ce79" style:family="table-cell" style:parent-style-name="Default">
      <style:table-cell-properties fo:wrap-option="wrap" fo:border="0.018cm solid #000000"/>
    </style:style>
    <style:style style:name="ce80" style:family="table-cell" style:parent-style-name="Default">
      <style:table-cell-properties fo:background-color="#000000" fo:wrap-option="wrap" fo:border="0.018cm solid #000000"/>
    </style:style>
    <style:style style:name="ce81" style:family="table-cell" style:parent-style-name="Default">
      <style:table-cell-properties fo:background-color="#cccccc" fo:wrap-option="wrap" fo:border="0.018cm solid #000000"/>
    </style:style>
    <style:style style:name="ce82" style:family="table-cell" style:parent-style-name="Default">
      <style:table-cell-properties fo:wrap-option="wrap" fo:border="0.018cm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ackground-color="#b3b3b3" fo:wrap-option="wrap" fo:border="0.018cm solid #000000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style:text-align-source="fix" style:repeat-content="false" fo:wrap-option="wrap" fo:border="0.018cm solid #000000"/>
      <style:paragraph-properties fo:text-align="justify"/>
      <style:text-properties style:use-window-font-color="true" style:text-outline="false" style:text-line-through-style="none" style:font-name="Nimbus Sans 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Nimbus Sans 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Arial" fo:font-size="10pt" fo:language="ca" fo:country="ES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89" style:family="table-cell" style:parent-style-name="Default">
      <style:table-cell-properties fo:background-color="#000000" style:text-align-source="fix" style:repeat-content="false" fo:border="0.018cm solid #000000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90" style:family="table-cell" style:parent-style-name="Default">
      <style:table-cell-properties fo:background-color="#b3b3b3" style:text-align-source="fix" style:repeat-content="false" fo:border="0.018cm solid #000000"/>
      <style:paragraph-properties fo:text-align="center" fo:margin-left="0cm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91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start" fo:margin-left="0cm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94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95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fo:background-color="#000000" style:text-align-source="fix" style:repeat-content="false" fo:wrap-option="wrap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/>
      <style:text-properties style:use-window-font-color="true" style:text-outline="false" style:text-line-through-style="none" style:font-name="Nimbus Sans L" fo:font-size="9pt" fo:language="ca" fo:country="ES" fo:font-style="normal" fo:text-shadow="none" style:text-underline-style="none" fo:font-weight="normal" style:text-underline-mode="continuous" style:text-line-through-mode="continuous" style:font-name-asian="DejaVu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99" style:family="table-cell" style:parent-style-name="Default">
      <style:table-cell-properties fo:wrap-option="wrap" fo:border="0.018cm solid #000000"/>
      <style:text-properties style:font-name="Nimbus Sans L" fo:font-size="8pt" style:font-size-asian="8pt" style:font-size-complex="8pt"/>
    </style:style>
    <style:style style:name="ce100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start" fo:margin-left="0cm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b3b3b3" fo:wrap-option="wrap" fo:border="0.018cm solid #000000" style:rotation-angle="90"/>
      <style:text-properties fo:font-size="10pt" style:font-size-asian="10pt" style:font-size-complex="10pt"/>
    </style:style>
    <style:style style:name="ce104" style:family="table-cell" style:parent-style-name="Default">
      <style:table-cell-properties fo:border="0.018cm solid #000000"/>
      <style:text-properties fo:font-size="9pt" style:font-size-asian="9pt" style:font-size-complex="9pt"/>
    </style:style>
    <style:style style:name="ce105" style:family="table-cell" style:parent-style-name="Default">
      <style:table-cell-properties fo:background-color="#b3b3b3" fo:border="0.018cm solid #000000"/>
      <style:text-properties fo:font-size="9pt" style:font-size-asian="9pt" style:font-size-complex="9pt"/>
    </style:style>
    <style:style style:name="ce106" style:family="table-cell" style:parent-style-name="Default">
      <style:table-cell-properties fo:wrap-option="wrap" fo:border="0.018cm solid #000000"/>
      <style:text-properties fo:font-size="9pt" style:font-size-asian="9pt" style:font-size-complex="9pt"/>
    </style:style>
    <style:style style:name="ce107" style:family="table-cell" style:parent-style-name="Default">
      <style:table-cell-properties fo:background-color="#b3b3b3" fo:wrap-option="wrap" fo:border="0.018cm solid #000000"/>
      <style:text-properties fo:font-size="9pt" style:font-size-asian="9pt" style:font-size-complex="9pt"/>
    </style:style>
    <style:style style:name="ce108" style:family="table-cell" style:parent-style-name="Default">
      <style:table-cell-properties fo:background-color="#000000" fo:wrap-option="wrap" fo:border="0.018cm solid #000000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b3b3b3" fo:wrap-option="wrap" fo:border="0.018cm solid #000000" style:rotation-angle="90"/>
    </style:style>
    <style:style style:name="ce110" style:family="table-cell" style:parent-style-name="Default" style:data-style-name="N0">
      <style:table-cell-properties fo:wrap-option="wrap" fo:border="0.018cm solid #000000"/>
    </style:style>
    <style:style style:name="ce111" style:family="table-cell" style:parent-style-name="Default">
      <style:text-properties fo:font-size="9pt" style:font-size-asian="9pt" style:font-size-complex="9pt"/>
    </style:style>
    <style:style style:name="ce112" style:family="table-cell" style:parent-style-name="Default">
      <style:table-cell-properties fo:border-bottom="none" fo:border-left="0.002cm solid #000000" fo:border-right="0.002cm solid #000000" fo:border-top="none"/>
    </style:style>
    <style:style style:name="ce113" style:family="table-cell" style:parent-style-name="Default">
      <style:table-cell-properties fo:background-color="#b3b3b3"/>
    </style:style>
    <style:style style:name="ce114" style:family="table-cell" style:parent-style-name="Default">
      <style:table-cell-properties fo:background-color="#cccccc" fo:wrap-option="wrap" fo:border="0.018cm solid #000000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18cm solid #000000"/>
      <style:paragraph-properties fo:text-align="justify"/>
      <style:text-properties style:use-window-font-color="true" style:text-outline="false" style:text-line-through-style="none" style:font-name="Aria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Aria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118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b3b3b3" fo:wrap-option="wrap" fo:border="0.018cm solid #000000" style:rotation-angle="90"/>
      <style:text-properties fo:font-size="9pt"/>
    </style:style>
    <style:style style:name="ce120" style:family="table-cell" style:parent-style-name="Default">
      <style:table-cell-properties fo:background-color="#ffff99" fo:border="0.002cm solid #000000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border="0.002cm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00">
      <style:table-cell-properties fo:background-color="#cccccc" fo:border="0.018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font-name="Arial" fo:font-size="9pt" fo:language="ca" fo:country="ES" style:font-name-asian="DejaVuSans" style:language-asian="zxx" style:country-asian="none" style:font-name-complex="Arial" style:font-size-complex="5.09999990463257pt"/>
    </style:style>
    <style:style style:name="T3" style:family="text">
      <style:text-properties style:use-window-font-color="true" style:font-name="Arial" fo:font-size="9pt" fo:language="ca" fo:country="ES" fo:font-style="normal" fo:font-weight="normal" style:font-name-asian="DejaVuSans" style:language-asian="zxx" style:country-asian="none" style:font-name-complex="Arial" style:font-size-complex="5.09999990463257pt"/>
    </style:style>
  </office:automatic-styles>
  <office:body>
    <office:spreadsheet>
      <table:table table:name="Credi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14"/>
        <table:table-column table:style-name="co4" table:default-cell-style-name="ce20"/>
        <table:table-column table:style-name="co5" table:default-cell-style-name="ce24"/>
        <table:table-column table:style-name="co5" table:default-cell-style-name="ce28"/>
        <table:table-column table:style-name="co6" table:default-cell-style-name="ce14"/>
        <table:table-column table:style-name="co7" table:number-columns-repeated="2" table:default-cell-style-name="ce14"/>
        <table:table-column table:style-name="co6" table:default-cell-style-name="ce28"/>
        <table:table-column table:style-name="co8" table:default-cell-style-name="ce14"/>
        <table:table-column table:style-name="co9" table:default-cell-style-name="ce28"/>
        <table:table-column table:style-name="co10" table:default-cell-style-name="ce14"/>
        <table:table-column table:style-name="co11" table:default-cell-style-name="ce14"/>
        <table:table-column table:style-name="co8" table:default-cell-style-name="ce29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20"/>
        <table:table-column table:style-name="co16" table:default-cell-style-name="ce28"/>
        <table:table-column table:style-name="co17" table:default-cell-style-name="ce28"/>
        <table:table-column table:style-name="co18" table:default-cell-style-name="ce20"/>
        <table:table-column table:style-name="co19" table:default-cell-style-name="ce37"/>
        <table:table-column table:style-name="co16" table:default-cell-style-name="ce3"/>
        <table:table-column table:style-name="co20" table:default-cell-style-name="ce39"/>
        <table:table-row table:style-name="ro1">
          <table:table-cell table:style-name="ce1" office:value-type="string" table:number-columns-spanned="24" table:number-rows-spanned="1">
            <text:p>Notes Crèdit 1 (2n Trimestre)</text:p>
          </table:table-cell>
          <table:covered-table-cell table:number-columns-repeated="19" table:style-name="ce8"/>
          <table:covered-table-cell table:style-name="ce33"/>
          <table:covered-table-cell table:style-name="ce28"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ce2"/>
          <table:table-cell table:style-name="ce9" office:value-type="string" table:number-columns-spanned="3" table:number-rows-spanned="1">
            <text:p>Actitud (30%)</text:p>
          </table:table-cell>
          <table:covered-table-cell table:number-columns-repeated="2" table:style-name="ce17"/>
          <table:table-cell table:style-name="ce9" office:value-type="string" table:number-columns-spanned="15" table:number-rows-spanned="1">
            <text:p>Procediments (50%)</text:p>
          </table:table-cell>
          <table:covered-table-cell table:number-columns-repeated="4" table:style-name="ce9"/>
          <table:covered-table-cell table:number-columns-repeated="10" table:style-name="ce17"/>
          <table:table-cell table:style-name="ce9" office:value-type="string" table:number-columns-spanned="3" table:number-rows-spanned="1">
            <text:p>Conceptes (20%)</text:p>
          </table:table-cell>
          <table:covered-table-cell table:number-columns-repeated="2" table:style-name="ce17"/>
          <table:table-cell table:style-name="ce9" office:value-type="string" table:number-columns-spanned="2" table:number-rows-spanned="1">
            <text:p>NOTA FINAL</text:p>
          </table:table-cell>
          <table:covered-table-cell table:style-name="ce17"/>
          <table:table-cell table:style-name="ce38"/>
        </table:table-row>
        <table:table-row table:style-name="ro3">
          <table:table-cell table:style-name="ce2"/>
          <table:table-cell table:style-name="ce9" table:number-columns-spanned="3" table:number-rows-spanned="1"/>
          <table:covered-table-cell table:number-columns-repeated="2" table:style-name="ce17"/>
          <table:table-cell table:style-name="ce22" office:value-type="string" table:number-columns-spanned="2" table:number-rows-spanned="1">
            <text:p>WIKI (40%)</text:p>
          </table:table-cell>
          <table:covered-table-cell table:style-name="ce9"/>
          <table:table-cell table:style-name="ce9" office:value-type="string" table:number-columns-spanned="12" table:number-rows-spanned="1">
            <text:p>Pràctiques (60%)</text:p>
          </table:table-cell>
          <table:covered-table-cell table:number-columns-repeated="2" table:style-name="ce9"/>
          <table:covered-table-cell table:number-columns-repeated="9" table:style-name="ce17"/>
          <table:table-cell table:style-name="ce17"/>
          <table:table-cell table:style-name="ce9"/>
          <table:table-cell table:style-name="ce17" table:number-columns-repeated="2"/>
          <table:table-cell table:style-name="ce9" table:number-columns-spanned="2" table:number-rows-spanned="1"/>
          <table:covered-table-cell table:style-name="ce17"/>
          <table:table-cell table:style-name="ce38"/>
        </table:table-row>
        <table:table-row table:style-name="ro3">
          <table:table-cell table:style-name="ce2"/>
          <table:table-cell table:style-name="ce10"/>
          <table:table-cell table:style-name="ce18"/>
          <table:table-cell table:style-name="ce17"/>
          <table:table-cell table:style-name="ce22"/>
          <table:table-cell table:style-name="ce9" table:number-columns-repeated="2"/>
          <table:table-cell table:style-name="ce9" office:value-type="string" table:number-columns-spanned="8" table:number-rows-spanned="1">
            <text:p>UD 4</text:p>
          </table:table-cell>
          <table:covered-table-cell table:style-name="ce9"/>
          <table:covered-table-cell table:number-columns-repeated="6" table:style-name="ce17"/>
          <table:table-cell table:style-name="ce31" office:value-type="string" table:number-columns-spanned="3" table:number-rows-spanned="1">
            <text:p>UD 5</text:p>
          </table:table-cell>
          <table:covered-table-cell table:number-columns-repeated="2" table:style-name="ce17"/>
          <table:table-cell table:style-name="ce17"/>
          <table:table-cell table:style-name="ce9"/>
          <table:table-cell table:style-name="ce17" table:number-columns-repeated="2"/>
          <table:table-cell table:style-name="ce9"/>
          <table:table-cell table:style-name="ce17"/>
          <table:table-cell table:style-name="ce38"/>
        </table:table-row>
        <table:table-row table:style-name="ro4">
          <table:table-cell table:style-name="ce2" office:value-type="string">
            <text:p>Alumne</text:p>
          </table:table-cell>
          <table:table-cell table:style-name="ce11" office:value-type="string">
            <text:p>Assis (10%)</text:p>
          </table:table-cell>
          <table:table-cell table:style-name="ce11" office:value-type="string">
            <text:p>Acti (20%)</text:p>
          </table:table-cell>
          <table:table-cell table:style-name="ce2" office:value-type="string">
            <text:p>Tot</text:p>
          </table:table-cell>
          <table:table-cell table:style-name="ce11" office:value-type="string">
            <text:p>Wiki UD 4 NA1</text:p>
          </table:table-cell>
          <table:table-cell table:style-name="ce11" office:value-type="string">
            <text:p>Wiki UD 5 NA1</text:p>
          </table:table-cell>
          <table:table-cell table:style-name="ce11" office:value-type="string">
            <text:p>Wake ON LAN</text:p>
          </table:table-cell>
          <table:table-cell table:style-name="ce30" office:value-type="string">
            <text:p>Instal·lació cursos Cisco NA2.A1</text:p>
          </table:table-cell>
          <table:table-cell table:style-name="ce30" office:value-type="string">
            <text:p>Exercicis de conversió NA2.A2</text:p>
          </table:table-cell>
          <table:table-cell table:style-name="ce30" office:value-type="string">
            <text:p>Exercici subxarxes NA3.A2</text:p>
          </table:table-cell>
          <table:table-cell table:style-name="ce30" office:value-type="string">
            <text:p>Configuració nodes xarxa (NA4)</text:p>
          </table:table-cell>
          <table:table-cell table:style-name="ce30" office:value-type="string">
            <text:p>Documentació aules NA5</text:p>
          </table:table-cell>
          <table:table-cell table:style-name="ce30" office:value-type="string">
            <text:p>Dispositius xarxa NA6</text:p>
          </table:table-cell>
          <table:table-cell table:style-name="ce30" office:value-type="string">
            <text:p>Configuració 2 nodes cable creuat NA7</text:p>
          </table:table-cell>
          <table:table-cell table:style-name="ce30" office:value-type="string">
            <text:p>Treball xarxes NA8</text:p>
          </table:table-cell>
          <table:table-cell table:style-name="ce30" office:value-type="string">
            <text:p>Multímetre digital NA2.A1</text:p>
          </table:table-cell>
          <table:table-cell table:style-name="ce30" office:value-type="string">
            <text:p>Fluke 620 NA3.A1</text:p>
          </table:table-cell>
          <table:table-cell table:style-name="ce30" office:value-type="string">
            <text:p>Certificació xarxes NA4.A2</text:p>
          </table:table-cell>
          <table:table-cell table:style-name="ce32" office:value-type="string">
            <text:p>Total</text:p>
          </table:table-cell>
          <table:table-cell table:style-name="ce11" office:value-type="string">
            <text:p>Ex. UD4 + Exercici pràctic</text:p>
          </table:table-cell>
          <table:table-cell table:style-name="ce34" office:value-type="string">
            <text:p>Ex. UD5</text:p>
          </table:table-cell>
          <table:table-cell table:style-name="ce35" office:value-type="string">
            <text:p>Total</text:p>
          </table:table-cell>
          <table:table-cell table:style-name="ce36" office:value-type="string">
            <text:p><text:span text:style-name="T1">NOTA</text:span> FINAL</text:p>
          </table:table-cell>
          <table:table-cell table:style-name="ce36" office:value-type="string">
            <text:p>NOTA FINAL SAGA</text:p>
          </table:table-cell>
          <table:table-cell/>
        </table:table-row>
        <table:table-row table:style-name="ro2">
          <table:table-cell table:style-name="ce3" office:value-type="string">
            <text:p>1 ESI B</text:p>
          </table:table-cell>
          <table:table-cell table:style-name="ce12" table:number-columns-repeated="2"/>
          <table:table-cell table:style-name="ce3"/>
          <table:table-cell table:style-name="ce12" table:number-columns-repeated="18"/>
          <table:table-cell table:style-name="ce3"/>
          <table:table-cell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table:style-name="ce13" table:formula="oooc:=IF([Actitud.H3]&gt;6;&quot;SAC&quot;;MAX((5-[Actitud.H3])/5;0))" office:value-type="string" office:string-value="SAC">
            <text:p>SAC</text:p>
          </table:table-cell>
          <table:table-cell table:style-name="ce13" table:formula="oooc:=([Actitud.J3]+[Actitud.Q3])*0.5" office:value-type="float" office:value="0">
            <text:p>0</text:p>
          </table:table-cell>
          <table:table-cell table:style-name="ce19" table:formula="oooc:=[.B7]+[.C7]*0.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0" table:style-name="ce1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7]*0.7+[.O7]*0.3)*0.7+[.F7]*0.3)*0.4+(([.G7]*0.05+[.H7]*0.05+[.I7]*0.05+[.J7]*0.1+[.K7]*0.15+[.L7]*0.15+[.M7]*0.35+[.N7]*0.1)*0.7+([.P7]*0.5+[.Q7]*0.5)*0.3)*0.6))*0.5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7]*0.7+[.U7]*0.3))*0.2" office:value-type="float" office:value="0">
            <text:p>0</text:p>
          </table:table-cell>
          <table:table-cell table:style-name="ce19" table:formula="oooc:=[.D7]+[.S7]+[.V7]" office:value-type="float" office:value="0">
            <text:p>0</text:p>
          </table:table-cell>
          <table:table-cell table:formula="oooc:=IF([.B7]=&quot;SAC&quot;;1;ROUND([.W7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Martínez Gurillo, Josep Antoni</text:p>
          </table:table-cell>
          <table:table-cell table:formula="oooc:=IF([Actitud.H4]&gt;6;&quot;SAC&quot;;MAX((5-[Actitud.H4])/5;0))" office:value-type="float" office:value="0.2">
            <text:p>0,2</text:p>
          </table:table-cell>
          <table:table-cell table:formula="oooc:=([Actitud.J4]+[Actitud.Q4])*0.5" office:value-type="float" office:value="6.61979166666667">
            <text:p>6,62</text:p>
          </table:table-cell>
          <table:table-cell table:formula="oooc:=[.B8]+[.C8]*0.2" office:value-type="float" office:value="1.52395833333333">
            <text:p>1,52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formula="oooc:=[WakeONLAN.D6]" office:value-type="float" office:value="7.5">
            <text:p>7,5</text:p>
          </table:table-cell>
          <table:table-cell table:formula="oooc:=[CursCiscoCCNA.D6]" office:value-type="float" office:value="9">
            <text:p>9</text:p>
          </table:table-cell>
          <table:table-cell table:formula="oooc:=[Conversió.D6]" office:value-type="float" office:value="6">
            <text:p>6</text:p>
          </table:table-cell>
          <table:table-cell table:formula="oooc:=[Subxarxes.E6]" office:value-type="float" office:value="0.875">
            <text:p>0,88</text:p>
          </table:table-cell>
          <table:table-cell table:style-name="ce29" table:formula="oooc:=[NodesXarxa.H6]" office:value-type="float" office:value="0">
            <text:p>0</text:p>
          </table:table-cell>
          <table:table-cell table:formula="oooc:=['Doc Aula'.D6]" office:value-type="float" office:value="6">
            <text:p>6</text:p>
          </table:table-cell>
          <table:table-cell table:formula="oooc:=[DispositiusXarxa.S6]" office:value-type="float" office:value="4.8625">
            <text:p>4,86</text:p>
          </table:table-cell>
          <table:table-cell table:formula="oooc:=[CableCreuat.D6]" office:value-type="float" office:value="8">
            <text:p>8</text:p>
          </table:table-cell>
          <table:table-cell table:formula="oooc:=[Treballxarxes.D6]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formula="oooc:=(((([.E8]*0.7+[.O8]*0.3)*0.7+[.F8]*0.3)*0.4+(([.G8]*0.05+[.H8]*0.05+[.I8]*0.05+[.J8]*0.1+[.K8]*0.15+[.L8]*0.15+[.M8]*0.35+[.N8]*0.1)*0.7+([.P8]*0.5+[.Q8]*0.5)*0.3)*0.6))*0.5" office:value-type="float" office:value="1.05917875">
            <text:p>1,06</text:p>
          </table:table-cell>
          <table:table-cell office:value-type="float" office:value="6.08">
            <text:p>6,08</text:p>
          </table:table-cell>
          <table:table-cell office:value-type="float" office:value="5.98">
            <text:p>5,98</text:p>
          </table:table-cell>
          <table:table-cell table:formula="oooc:=(([.T8]*0.7+[.U8]*0.3))*0.2" office:value-type="float" office:value="1.21">
            <text:p>1,21</text:p>
          </table:table-cell>
          <table:table-cell table:formula="oooc:=[.D8]+[.S8]+[.V8]" office:value-type="float" office:value="3.79313708333333">
            <text:p>3,79</text:p>
          </table:table-cell>
          <table:table-cell table:formula="oooc:=IF([.B8]=&quot;SAC&quot;;1;ROUND([.W8];0))" office:value-type="float" office:value="4">
            <text:p>4</text:p>
          </table:table-cell>
          <table:table-cell/>
        </table:table-row>
        <table:table-row table:style-name="ro5">
          <table:table-cell office:value-type="string">
            <text:p>Merce Alvarez, Adrián</text:p>
          </table:table-cell>
          <table:table-cell table:formula="oooc:=IF([Actitud.H5]&gt;6;&quot;SAC&quot;;MAX((5-[Actitud.H5])/5;0))" office:value-type="float" office:value="0.4">
            <text:p>0,4</text:p>
          </table:table-cell>
          <table:table-cell table:formula="oooc:=([Actitud.J5]+[Actitud.Q5])*0.5" office:value-type="float" office:value="3.34895833333333">
            <text:p>3,35</text:p>
          </table:table-cell>
          <table:table-cell table:formula="oooc:=[.B9]+[.C9]*0.2" office:value-type="float" office:value="1.06979166666667">
            <text:p>1,07</text:p>
          </table:table-cell>
          <table:table-cell office:value-type="float" office:value="3.79">
            <text:p>3,79</text:p>
          </table:table-cell>
          <table:table-cell office:value-type="float" office:value="7.5">
            <text:p>7,5</text:p>
          </table:table-cell>
          <table:table-cell table:formula="oooc:=[WakeONLAN.D7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ooc:=[Conversió.D7]" office:value-type="float" office:value="7">
            <text:p>7</text:p>
          </table:table-cell>
          <table:table-cell table:formula="oooc:=[Subxarxes.E7]" office:value-type="float" office:value="5.125">
            <text:p>5,13</text:p>
          </table:table-cell>
          <table:table-cell table:formula="oooc:=[NodesXarxa.H7]" office:value-type="float" office:value="5">
            <text:p>5</text:p>
          </table:table-cell>
          <table:table-cell table:formula="oooc:=['Doc Aula'.D7]" office:value-type="float" office:value="8.5">
            <text:p>8,5</text:p>
          </table:table-cell>
          <table:table-cell table:formula="oooc:=[DispositiusXarxa.S7]" office:value-type="float" office:value="6.4125">
            <text:p>6,41</text:p>
          </table:table-cell>
          <table:table-cell office:value-type="float" office:value="6.5">
            <text:p>6,5</text:p>
          </table:table-cell>
          <table:table-cell table:formula="oooc:=[Treballxarxes.D7]" office:value-type="float" office:value="0">
            <text:p>0</text:p>
          </table:table-cell>
          <table:table-cell table:number-columns-repeated="2"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formula="oooc:=(((([.E9]*0.7+[.O9]*0.3)*0.7+[.F9]*0.3)*0.4+(([.G9]*0.05+[.H9]*0.05+[.I9]*0.05+[.J9]*0.1+[.K9]*0.15+[.L9]*0.15+[.M9]*0.35+[.N9]*0.1)*0.7+([.P9]*0.5+[.Q9]*0.5)*0.3)*0.6))*0.5" office:value-type="float" office:value="2.75411375">
            <text:p>2,75</text:p>
          </table:table-cell>
          <table:table-cell table:style-name="Default" office:value-type="float" office:value="7.06">
            <text:p>7,06</text:p>
          </table:table-cell>
          <table:table-cell office:value-type="float" office:value="7.49">
            <text:p>7,49</text:p>
          </table:table-cell>
          <table:table-cell table:formula="oooc:=(([.T11]*0.7+[.U9]*0.3))*0.2" office:value-type="float" office:value="1.2432">
            <text:p>1,24</text:p>
          </table:table-cell>
          <table:table-cell table:formula="oooc:=[.D9]+[.S9]+[.V9]" office:value-type="float" office:value="5.06710541666667">
            <text:p>5,07</text:p>
          </table:table-cell>
          <table:table-cell table:formula="oooc:=IF([.B9]=&quot;SAC&quot;;1;ROUND([.W9];0))" office:value-type="float" office:value="5">
            <text:p>5</text:p>
          </table:table-cell>
          <table:table-cell office:value-type="string">
            <text:p>Suspès falta treball xarxes</text:p>
          </table:table-cell>
        </table:table-row>
        <table:table-row table:style-name="ro5">
          <table:table-cell office:value-type="string">
            <text:p>Morante Polo, Victor</text:p>
          </table:table-cell>
          <table:table-cell table:formula="oooc:=IF([Actitud.H6]&gt;6;&quot;SAC&quot;;MAX((5-[Actitud.H6])/5;0))" office:value-type="float" office:value="0.6">
            <text:p>0,6</text:p>
          </table:table-cell>
          <table:table-cell table:formula="oooc:=([Actitud.J6]+[Actitud.Q6])*0.5" office:value-type="float" office:value="6.56770833333333">
            <text:p>6,57</text:p>
          </table:table-cell>
          <table:table-cell table:formula="oooc:=[.B10]+[.C10]*0.2" office:value-type="float" office:value="1.91354166666667">
            <text:p>1,91</text:p>
          </table:table-cell>
          <table:table-cell office:value-type="float" office:value="4.13">
            <text:p>4,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ooc:=[CursCiscoCCNA.D8]" office:value-type="float" office:value="9">
            <text:p>9</text:p>
          </table:table-cell>
          <table:table-cell table:formula="oooc:=[Conversió.D8]" office:value-type="float" office:value="5">
            <text:p>5</text:p>
          </table:table-cell>
          <table:table-cell table:formula="oooc:=[Subxarxes.E8]" office:value-type="float" office:value="4">
            <text:p>4</text:p>
          </table:table-cell>
          <table:table-cell table:formula="oooc:=[NodesXarxa.H8]" office:value-type="float" office:value="4.525">
            <text:p>4,53</text:p>
          </table:table-cell>
          <table:table-cell table:formula="oooc:=['Doc Aula'.D8]" office:value-type="float" office:value="8">
            <text:p>8</text:p>
          </table:table-cell>
          <table:table-cell table:formula="oooc:=[DispositiusXarxa.S8]" office:value-type="float" office:value="4.425">
            <text:p>4,43</text:p>
          </table:table-cell>
          <table:table-cell table:formula="oooc:=[CableCreuat.D8]" office:value-type="float" office:value="6.5">
            <text:p>6,5</text:p>
          </table:table-cell>
          <table:table-cell table:style-name="ce14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formula="oooc:=(((([.E10]*0.7+[.O10]*0.3)*0.7+[.F10]*0.3)*0.4+(([.G10]*0.05+[.H10]*0.05+[.I10]*0.05+[.J10]*0.1+[.K10]*0.15+[.L10]*0.15+[.M10]*0.35+[.N10]*0.1)*0.7+([.P10]*0.5+[.Q10]*0.5)*0.3)*0.6))*0.5" office:value-type="float" office:value="2.705515">
            <text:p>2,71</text:p>
          </table:table-cell>
          <table:table-cell office:value-type="float" office:value="4.29">
            <text:p>4,29</text:p>
          </table:table-cell>
          <table:table-cell office:value-type="float" office:value="7.06">
            <text:p>7,06</text:p>
          </table:table-cell>
          <table:table-cell table:formula="oooc:=(([.T10]*0.7+[.U10]*0.3))*0.2" office:value-type="float" office:value="1.0242">
            <text:p>1,02</text:p>
          </table:table-cell>
          <table:table-cell table:formula="oooc:=[.D10]+[.S10]+[.V10]" office:value-type="float" office:value="5.64325666666667">
            <text:p>5,64</text:p>
          </table:table-cell>
          <table:table-cell table:formula="oooc:=IF([.B10]=&quot;SAC&quot;;1;ROUND([.W10];0))" office:value-type="float" office:value="6">
            <text:p>6</text:p>
          </table:table-cell>
          <table:table-cell/>
        </table:table-row>
        <table:table-row table:style-name="ro5">
          <table:table-cell office:value-type="string">
            <text:p>Moreno Valenzuela, Alberto</text:p>
          </table:table-cell>
          <table:table-cell table:formula="oooc:=IF([Actitud.H7]&gt;6;&quot;SAC&quot;;MAX((5-[Actitud.H7])/5;0))" office:value-type="float" office:value="1">
            <text:p>1</text:p>
          </table:table-cell>
          <table:table-cell table:formula="oooc:=([Actitud.J7]+[Actitud.Q7])*0.5" office:value-type="float" office:value="4.27083333333333">
            <text:p>4,27</text:p>
          </table:table-cell>
          <table:table-cell table:formula="oooc:=[.B11]+[.C11]*0.2" office:value-type="float" office:value="1.85416666666667">
            <text:p>1,85</text:p>
          </table:table-cell>
          <table:table-cell office:value-type="float" office:value="3.96">
            <text:p>3,96</text:p>
          </table:table-cell>
          <table:table-cell office:value-type="float" office:value="8.5">
            <text:p>8,5</text:p>
          </table:table-cell>
          <table:table-cell table:formula="oooc:=[WakeONLAN.D9]" office:value-type="float" office:value="4.5">
            <text:p>4,5</text:p>
          </table:table-cell>
          <table:table-cell table:formula="oooc:=[CursCiscoCCNA.D9]" office:value-type="float" office:value="9">
            <text:p>9</text:p>
          </table:table-cell>
          <table:table-cell table:formula="oooc:=[Conversió.D9]" office:value-type="float" office:value="10">
            <text:p>10</text:p>
          </table:table-cell>
          <table:table-cell table:formula="oooc:=[Subxarxes.E9]" office:value-type="float" office:value="7.125">
            <text:p>7,13</text:p>
          </table:table-cell>
          <table:table-cell table:formula="oooc:=[NodesXarxa.H9]" office:value-type="float" office:value="6.075">
            <text:p>6,08</text:p>
          </table:table-cell>
          <table:table-cell table:formula="oooc:=['Doc Aula'.D9]" office:value-type="float" office:value="8">
            <text:p>8</text:p>
          </table:table-cell>
          <table:table-cell table:formula="oooc:=[DispositiusXarxa.S9]" office:value-type="float" office:value="5.0375">
            <text:p>5,04</text:p>
          </table:table-cell>
          <table:table-cell table:formula="oooc:=[CableCreuat.D9]" office:value-type="float" office:value="5">
            <text:p>5</text:p>
          </table:table-cell>
          <table:table-cell table:formula="oooc:=[Treballxarxes.D9]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formula="oooc:=(((([.E11]*0.7+[.O11]*0.3)*0.7+[.F11]*0.3)*0.4+(([.G11]*0.05+[.H11]*0.05+[.I11]*0.05+[.J11]*0.1+[.K11]*0.15+[.L11]*0.15+[.M11]*0.35+[.N11]*0.1)*0.7+([.P11]*0.5+[.Q11]*0.5)*0.3)*0.6))*0.5" office:value-type="float" office:value="2.83107375">
            <text:p>2,83</text:p>
          </table:table-cell>
          <table:table-cell office:value-type="float" office:value="5.67">
            <text:p>5,67</text:p>
          </table:table-cell>
          <table:table-cell office:value-type="float" office:value="5.98">
            <text:p>5,98</text:p>
          </table:table-cell>
          <table:table-cell table:formula="oooc:=(([.T11]*0.7+[.U11]*0.3))*0.2" office:value-type="float" office:value="1.1526">
            <text:p>1,15</text:p>
          </table:table-cell>
          <table:table-cell table:formula="oooc:=[.D11]+[.S11]+[.V11]" office:value-type="float" office:value="5.83784041666667">
            <text:p>5,84</text:p>
          </table:table-cell>
          <table:table-cell table:formula="oooc:=IF([.B11]=&quot;SAC&quot;;1;ROUND([.W11];0))" office:value-type="float" office:value="6">
            <text:p>6</text:p>
          </table:table-cell>
          <table:table-cell/>
        </table:table-row>
        <table:table-row table:style-name="ro5">
          <table:table-cell office:value-type="string">
            <text:p>Moya Canton, Carlos</text:p>
          </table:table-cell>
          <table:table-cell table:formula="oooc:=IF([Actitud.H8]&gt;6;&quot;SAC&quot;;MAX((5-[Actitud.H8])/5;0))" office:value-type="float" office:value="0.4">
            <text:p>0,4</text:p>
          </table:table-cell>
          <table:table-cell table:formula="oooc:=([Actitud.J8]+[Actitud.Q8])*0.5" office:value-type="float" office:value="4.65104166666667">
            <text:p>4,65</text:p>
          </table:table-cell>
          <table:table-cell table:formula="oooc:=[.B12]+[.C12]*0.2" office:value-type="float" office:value="1.33020833333333">
            <text:p>1,33</text:p>
          </table:table-cell>
          <table:table-cell table:style-name="ce25" office:value-type="float" office:value="1.63">
            <text:p>1,63</text:p>
          </table:table-cell>
          <table:table-cell table:style-name="ce14" office:value-type="float" office:value="0">
            <text:p>0</text:p>
          </table:table-cell>
          <table:table-cell table:formula="oooc:=[WakeONLAN.D10]" office:value-type="float" office:value="5.5">
            <text:p>5,5</text:p>
          </table:table-cell>
          <table:table-cell table:formula="oooc:=[CursCiscoCCNA.D10]" office:value-type="float" office:value="9">
            <text:p>9</text:p>
          </table:table-cell>
          <table:table-cell table:formula="oooc:=[Conversió.D10]" office:value-type="float" office:value="3">
            <text:p>3</text:p>
          </table:table-cell>
          <table:table-cell table:style-name="ce29" table:formula="oooc:=[Subxarxes.E10]" office:value-type="float" office:value="0">
            <text:p>0</text:p>
          </table:table-cell>
          <table:table-cell table:style-name="ce29" table:formula="oooc:=[NodesXarxa.H10]" office:value-type="float" office:value="0">
            <text:p>0</text:p>
          </table:table-cell>
          <table:table-cell table:formula="oooc:=['Doc Aula'.D10]" office:value-type="float" office:value="8.5">
            <text:p>8,5</text:p>
          </table:table-cell>
          <table:table-cell table:formula="oooc:=[DispositiusXarxa.S10]" office:value-type="float" office:value="2.9875">
            <text:p>2,99</text:p>
          </table:table-cell>
          <table:table-cell table:style-name="ce29" table:formula="oooc:=[CableCreuat.D10]" office:value-type="float" office:value="0">
            <text:p>0</text:p>
          </table:table-cell>
          <table:table-cell table:formula="oooc:=[Treballxarxes.D10]" office:value-type="float" office:value="0">
            <text:p>0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formula="oooc:=(((([.E12]*0.7+[.O12]*0.3)*0.7+[.F12]*0.3)*0.4+(([.G12]*0.05+[.H12]*0.05+[.I12]*0.05+[.J12]*0.1+[.K12]*0.15+[.L12]*0.15+[.M12]*0.35+[.N12]*0.1)*0.7+([.P12]*0.5+[.Q12]*0.5)*0.3)*0.6))*0.5" office:value-type="float" office:value="1.28082125">
            <text:p>1,28</text:p>
          </table:table-cell>
          <table:table-cell table:style-name="ce14" office:value-type="float" office:value="3.24">
            <text:p>3,24</text:p>
          </table:table-cell>
          <table:table-cell table:style-name="ce14" office:value-type="float" office:value="3.78">
            <text:p>3,78</text:p>
          </table:table-cell>
          <table:table-cell table:formula="oooc:=(([.T12]*0.7+[.U12]*0.3))*0.2" office:value-type="float" office:value="0.6804">
            <text:p>0,68</text:p>
          </table:table-cell>
          <table:table-cell table:style-name="ce20" table:formula="oooc:=[.D12]+[.S12]+[.V12]" office:value-type="float" office:value="3.29142958333333">
            <text:p>3,29</text:p>
          </table:table-cell>
          <table:table-cell table:formula="oooc:=IF([.B12]=&quot;SAC&quot;;1;ROUND([.W12];0))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Nuñez Romeu, Antoni</text:p>
          </table:table-cell>
          <table:table-cell table:formula="oooc:=IF([Actitud.H9]&gt;6;&quot;SAC&quot;;MAX((5-[Actitud.H9])/5;0))" office:value-type="float" office:value="0.6">
            <text:p>0,6</text:p>
          </table:table-cell>
          <table:table-cell table:formula="oooc:=([Actitud.J9]+[Actitud.Q9])*0.5" office:value-type="float" office:value="3.90625">
            <text:p>3,91</text:p>
          </table:table-cell>
          <table:table-cell table:formula="oooc:=[.B13]+[.C13]*0.2" office:value-type="float" office:value="1.38125">
            <text:p>1,38</text:p>
          </table:table-cell>
          <table:table-cell office:value-type="float" office:value="0.92">
            <text:p>0,92</text:p>
          </table:table-cell>
          <table:table-cell office:value-type="float" office:value="7.5">
            <text:p>7,5</text:p>
          </table:table-cell>
          <table:table-cell table:style-name="ce29" table:formula="oooc:=[WakeONLAN.D11]" office:value-type="float" office:value="0">
            <text:p>0</text:p>
          </table:table-cell>
          <table:table-cell table:formula="oooc:=[CursCiscoCCNA.D11]" office:value-type="float" office:value="5">
            <text:p>5</text:p>
          </table:table-cell>
          <table:table-cell table:style-name="ce29" table:formula="oooc:=[Conversió.D11]" office:value-type="float" office:value="0">
            <text:p>0</text:p>
          </table:table-cell>
          <table:table-cell table:formula="oooc:=[Subxarxes.E11]" office:value-type="float" office:value="3.5">
            <text:p>3,5</text:p>
          </table:table-cell>
          <table:table-cell table:formula="oooc:=[NodesXarxa.H11]" office:value-type="float" office:value="3.4">
            <text:p>3,4</text:p>
          </table:table-cell>
          <table:table-cell table:formula="oooc:=['Doc Aula'.D11]" office:value-type="float" office:value="6.5">
            <text:p>6,5</text:p>
          </table:table-cell>
          <table:table-cell table:formula="oooc:=[DispositiusXarxa.S11]" office:value-type="float" office:value="4.95">
            <text:p>4,95</text:p>
          </table:table-cell>
          <table:table-cell table:style-name="ce29" table:formula="oooc:=[CableCreuat.D11]" office:value-type="float" office:value="0">
            <text:p>0</text:p>
          </table:table-cell>
          <table:table-cell table:formula="oooc:=[Treballxarxes.D11]" office:value-type="float" office:value="0">
            <text:p>0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formula="oooc:=(((([.E13]*0.7+[.O13]*0.3)*0.7+[.F13]*0.3)*0.4+(([.G13]*0.05+[.H13]*0.05+[.I13]*0.05+[.J13]*0.1+[.K13]*0.15+[.L13]*0.15+[.M13]*0.35+[.N13]*0.1)*0.7+([.P13]*0.5+[.Q13]*0.5)*0.3)*0.6))*0.5" office:value-type="float" office:value="1.791835">
            <text:p>1,79</text:p>
          </table:table-cell>
          <table:table-cell office:value-type="float" office:value="4.87">
            <text:p>4,87</text:p>
          </table:table-cell>
          <table:table-cell office:value-type="float" office:value="4.83">
            <text:p>4,83</text:p>
          </table:table-cell>
          <table:table-cell table:formula="oooc:=(([.T13]*0.7+[.U13]*0.3))*0.2" office:value-type="float" office:value="0.9716">
            <text:p>0,97</text:p>
          </table:table-cell>
          <table:table-cell table:formula="oooc:=[.D13]+[.S13]+[.V13]" office:value-type="float" office:value="4.144685">
            <text:p>4,14</text:p>
          </table:table-cell>
          <table:table-cell table:formula="oooc:=IF([.B13]=&quot;SAC&quot;;1;ROUND([.W13];0))" office:value-type="float" office:value="4">
            <text:p>4</text:p>
          </table:table-cell>
          <table:table-cell/>
        </table:table-row>
        <table:table-row table:style-name="ro5">
          <table:table-cell office:value-type="string">
            <text:p>Priego Martínez, Victor Manuel</text:p>
          </table:table-cell>
          <table:table-cell table:style-name="ce13" table:formula="oooc:=IF([Actitud.H10]&gt;6;&quot;SAC&quot;;MAX((5-[Actitud.H10])/5;0))" office:value-type="string" office:string-value="SAC">
            <text:p>SAC</text:p>
          </table:table-cell>
          <table:table-cell table:style-name="ce13" table:formula="oooc:=([Actitud.J10]+[Actitud.Q10])*0.5" office:value-type="float" office:value="1.640625">
            <text:p>1,64</text:p>
          </table:table-cell>
          <table:table-cell table:style-name="ce19" table:formula="oooc:=[.B14]+[.C14]*0.2" office:value-type="float" office:value="0.328125">
            <text:p>0,33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12]" office:value-type="float" office:value="0">
            <text:p>0</text:p>
          </table:table-cell>
          <table:table-cell table:style-name="ce13" table:formula="oooc:=[CursCiscoCCNA.D12]" office:value-type="float" office:value="0">
            <text:p>0</text:p>
          </table:table-cell>
          <table:table-cell table:style-name="ce13" table:formula="oooc:=[Conversió.D12]" office:value-type="float" office:value="0">
            <text:p>0</text:p>
          </table:table-cell>
          <table:table-cell table:style-name="ce13" table:formula="oooc:=[Subxarxes.E12]" office:value-type="float" office:value="0">
            <text:p>0</text:p>
          </table:table-cell>
          <table:table-cell table:style-name="ce13" table:formula="oooc:=[NodesXarxa.H12]" office:value-type="float" office:value="0">
            <text:p>0</text:p>
          </table:table-cell>
          <table:table-cell table:style-name="ce13" table:formula="oooc:=['Doc Aula'.D12]" office:value-type="float" office:value="0">
            <text:p>0</text:p>
          </table:table-cell>
          <table:table-cell table:style-name="ce13" table:formula="oooc:=[DispositiusXarxa.S12]" office:value-type="float" office:value="0">
            <text:p>0</text:p>
          </table:table-cell>
          <table:table-cell table:style-name="ce13" table:formula="oooc:=[CableCreuat.D12]" office:value-type="float" office:value="0">
            <text:p>0</text:p>
          </table:table-cell>
          <table:table-cell table:style-name="ce13" table:formula="oooc:=[Treballxarxes.D1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14]*0.7+[.O14]*0.3)*0.7+[.F14]*0.3)*0.4+(([.G14]*0.05+[.H14]*0.05+[.I14]*0.05+[.J14]*0.1+[.K14]*0.15+[.L14]*0.15+[.M14]*0.35+[.N14]*0.1)*0.7+([.P14]*0.5+[.Q14]*0.5)*0.3)*0.6))*0.5" office:value-type="float" office:value="0">
            <text:p>0</text:p>
          </table:table-cell>
          <table:table-cell table:style-name="ce13"/>
          <table:table-cell table:style-name="ce7" office:value-type="float" office:value="0">
            <text:p>0</text:p>
          </table:table-cell>
          <table:table-cell table:style-name="ce19" table:formula="oooc:=(([.T14]*0.7+[.U14]*0.3))*0.2" office:value-type="float" office:value="0">
            <text:p>0</text:p>
          </table:table-cell>
          <table:table-cell table:style-name="ce19" table:formula="oooc:=[.D14]+[.S14]+[.V14]" office:value-type="float" office:value="0.328125">
            <text:p>0,33</text:p>
          </table:table-cell>
          <table:table-cell table:formula="oooc:=IF([.B14]=&quot;SAC&quot;;1;ROUND([.W14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Ramos Ruiz, Esteban</text:p>
          </table:table-cell>
          <table:table-cell table:style-name="ce13" table:formula="oooc:=IF([Actitud.H11]&gt;6;&quot;SAC&quot;;MAX((5-[Actitud.H11])/5;0))" office:value-type="string" office:string-value="SAC">
            <text:p>SAC</text:p>
          </table:table-cell>
          <table:table-cell table:formula="oooc:=([Actitud.J11]+[Actitud.Q11])*0.5" office:value-type="float" office:value="4.66145833333333">
            <text:p>4,66</text:p>
          </table:table-cell>
          <table:table-cell table:formula="oooc:=[.B15]+[.C15]*0.2" office:value-type="float" office:value="0.932291666666667">
            <text:p>0,9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style-name="ce29" table:formula="oooc:=[WakeONLAN.D13]" office:value-type="float" office:value="0">
            <text:p>0</text:p>
          </table:table-cell>
          <table:table-cell table:style-name="ce29" table:formula="oooc:=[CursCiscoCCNA.D13]" office:value-type="float" office:value="0">
            <text:p>0</text:p>
          </table:table-cell>
          <table:table-cell table:style-name="ce29" table:formula="oooc:=[Conversió.D13]" office:value-type="float" office:value="0">
            <text:p>0</text:p>
          </table:table-cell>
          <table:table-cell table:formula="oooc:=[Subxarxes.E13]" office:value-type="float" office:value="5">
            <text:p>5</text:p>
          </table:table-cell>
          <table:table-cell table:style-name="ce29" table:formula="oooc:=[NodesXarxa.H13]" office:value-type="float" office:value="0">
            <text:p>0</text:p>
          </table:table-cell>
          <table:table-cell table:formula="oooc:=['Doc Aula'.D13]" office:value-type="float" office:value="4.5">
            <text:p>4,5</text:p>
          </table:table-cell>
          <table:table-cell table:style-name="ce29" table:formula="oooc:=[DispositiusXarxa.S13]" office:value-type="float" office:value="0">
            <text:p>0</text:p>
          </table:table-cell>
          <table:table-cell table:style-name="ce29" table:formula="oooc:=[CableCreuat.D13]" office:value-type="float" office:value="0">
            <text:p>0</text:p>
          </table:table-cell>
          <table:table-cell table:formula="oooc:=[Treballxarxes.D13]" office:value-type="float" office:value="0.5">
            <text:p>0,5</text:p>
          </table:table-cell>
          <table:table-cell table:number-columns-repeated="2" table:style-name="ce29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formula="oooc:=(((([.E15]*0.7+[.O15]*0.3)*0.7+[.F15]*0.3)*0.4+(([.G15]*0.05+[.H15]*0.05+[.I15]*0.05+[.J15]*0.1+[.K15]*0.15+[.L15]*0.15+[.M15]*0.35+[.N15]*0.1)*0.7+([.P15]*0.5+[.Q15]*0.5)*0.3)*0.6))*0.5" office:value-type="float" office:value="0.39417">
            <text:p>0,39</text:p>
          </table:table-cell>
          <table:table-cell office:value-type="float" office:value="3.65">
            <text:p>3,65</text:p>
          </table:table-cell>
          <table:table-cell office:value-type="float" office:value="4.66">
            <text:p>4,66</text:p>
          </table:table-cell>
          <table:table-cell table:style-name="ce19" table:formula="oooc:=(([.T15]*0.7+[.U15]*0.3))*0.2" office:value-type="float" office:value="0.7906">
            <text:p>0,79</text:p>
          </table:table-cell>
          <table:table-cell table:formula="oooc:=[.D15]+[.S15]+[.V15]" office:value-type="float" office:value="2.11706166666667">
            <text:p>2,12</text:p>
          </table:table-cell>
          <table:table-cell table:formula="oooc:=IF([.B15]=&quot;SAC&quot;;1;ROUND([.W15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Redondo Rodríguez, Sergio</text:p>
          </table:table-cell>
          <table:table-cell table:style-name="ce13" table:formula="oooc:=IF([Actitud.H12]&gt;6;&quot;SAC&quot;;MAX((5-[Actitud.H12])/5;0))" office:value-type="string" office:string-value="SAC">
            <text:p>SAC</text:p>
          </table:table-cell>
          <table:table-cell table:style-name="ce13" table:formula="oooc:=([Actitud.J12]+[Actitud.Q12])*0.5" office:value-type="float" office:value="1.78125">
            <text:p>1,78</text:p>
          </table:table-cell>
          <table:table-cell table:style-name="ce19" table:formula="oooc:=[.B16]+[.C16]*0.2" office:value-type="float" office:value="0.35625">
            <text:p>0,36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14]" office:value-type="float" office:value="7">
            <text:p>7</text:p>
          </table:table-cell>
          <table:table-cell table:style-name="ce13" table:formula="oooc:=[CursCiscoCCNA.D14]" office:value-type="float" office:value="9">
            <text:p>9</text:p>
          </table:table-cell>
          <table:table-cell table:style-name="ce13" table:formula="oooc:=[Conversió.D14]" office:value-type="float" office:value="0">
            <text:p>0</text:p>
          </table:table-cell>
          <table:table-cell table:style-name="ce13" table:formula="oooc:=[Subxarxes.E14]" office:value-type="float" office:value="0">
            <text:p>0</text:p>
          </table:table-cell>
          <table:table-cell table:style-name="ce13" table:formula="oooc:=[NodesXarxa.H14]" office:value-type="float" office:value="0">
            <text:p>0</text:p>
          </table:table-cell>
          <table:table-cell table:style-name="ce13" table:formula="oooc:=['Doc Aula'.D14]" office:value-type="float" office:value="0">
            <text:p>0</text:p>
          </table:table-cell>
          <table:table-cell table:style-name="ce13" table:formula="oooc:=[DispositiusXarxa.S14]" office:value-type="float" office:value="0">
            <text:p>0</text:p>
          </table:table-cell>
          <table:table-cell table:style-name="ce13" table:formula="oooc:=[CableCreuat.D14]" office:value-type="float" office:value="0">
            <text:p>0</text:p>
          </table:table-cell>
          <table:table-cell table:style-name="ce13" table:formula="oooc:=[Treballxarxes.D1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16]*0.7+[.O16]*0.3)*0.7+[.F16]*0.3)*0.4+(([.G16]*0.05+[.H16]*0.05+[.I16]*0.05+[.J16]*0.1+[.K16]*0.15+[.L16]*0.15+[.M16]*0.35+[.N16]*0.1)*0.7+([.P16]*0.5+[.Q16]*0.5)*0.3)*0.6))*0.5" office:value-type="float" office:value="0.168">
            <text:p>0,1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16]*0.7+[.U16]*0.3))*0.2" office:value-type="float" office:value="0">
            <text:p>0</text:p>
          </table:table-cell>
          <table:table-cell table:style-name="ce19" table:formula="oooc:=[.D16]+[.S16]+[.V16]" office:value-type="float" office:value="0.52425">
            <text:p>0,52</text:p>
          </table:table-cell>
          <table:table-cell table:formula="oooc:=IF([.B16]=&quot;SAC&quot;;1;ROUND([.W16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Solares Fuentes, Génova</text:p>
          </table:table-cell>
          <table:table-cell table:formula="oooc:=IF([Actitud.H13]&gt;6;&quot;SAC&quot;;MAX((5-[Actitud.H13])/5;0))" office:value-type="float" office:value="0.6">
            <text:p>0,6</text:p>
          </table:table-cell>
          <table:table-cell table:formula="oooc:=([Actitud.J13]+[Actitud.Q13])*0.5" office:value-type="float" office:value="5.75520833333333">
            <text:p>5,76</text:p>
          </table:table-cell>
          <table:table-cell table:formula="oooc:=[.B17]+[.C17]*0.2" office:value-type="float" office:value="1.75104166666667">
            <text:p>1,75</text:p>
          </table:table-cell>
          <table:table-cell office:value-type="float" office:value="4.63">
            <text:p>4,63</text:p>
          </table:table-cell>
          <table:table-cell office:value-type="float" office:value="5">
            <text:p>5</text:p>
          </table:table-cell>
          <table:table-cell table:formula="oooc:=[WakeONLAN.D15]" office:value-type="float" office:value="7">
            <text:p>7</text:p>
          </table:table-cell>
          <table:table-cell table:formula="oooc:=[CursCiscoCCNA.D15]" office:value-type="float" office:value="9">
            <text:p>9</text:p>
          </table:table-cell>
          <table:table-cell table:formula="oooc:=[Conversió.D15]" office:value-type="float" office:value="5">
            <text:p>5</text:p>
          </table:table-cell>
          <table:table-cell table:formula="oooc:=[Subxarxes.E15]" office:value-type="float" office:value="1.5">
            <text:p>1,5</text:p>
          </table:table-cell>
          <table:table-cell table:formula="oooc:=[NodesXarxa.H15]" office:value-type="float" office:value="3.4">
            <text:p>3,4</text:p>
          </table:table-cell>
          <table:table-cell table:formula="oooc:=['Doc Aula'.D15]" office:value-type="float" office:value="8">
            <text:p>8</text:p>
          </table:table-cell>
          <table:table-cell table:formula="oooc:=[DispositiusXarxa.S15]" office:value-type="float" office:value="4.4625">
            <text:p>4,46</text:p>
          </table:table-cell>
          <table:table-cell table:formula="oooc:=[CableCreuat.D15]" office:value-type="float" office:value="8">
            <text:p>8</text:p>
          </table:table-cell>
          <table:table-cell table:formula="oooc:=[Treballxarxes.D15]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9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formula="oooc:=(((([.E17]*0.7+[.O17]*0.3)*0.7+[.F17]*0.3)*0.4+(([.G17]*0.05+[.H17]*0.05+[.I17]*0.05+[.J17]*0.1+[.K17]*0.15+[.L17]*0.15+[.M17]*0.35+[.N17]*0.1)*0.7+([.P17]*0.5+[.Q17]*0.5)*0.3)*0.6))*0.5" office:value-type="float" office:value="2.13083375">
            <text:p>2,13</text:p>
          </table:table-cell>
          <table:table-cell office:value-type="float" office:value="5.47">
            <text:p>5,47</text:p>
          </table:table-cell>
          <table:table-cell office:value-type="float" office:value="4.58">
            <text:p>4,58</text:p>
          </table:table-cell>
          <table:table-cell table:style-name="ce19" table:formula="oooc:=(([.T17]*0.7+[.U17]*0.3))*0.2" office:value-type="float" office:value="1.0406">
            <text:p>1,04</text:p>
          </table:table-cell>
          <table:table-cell table:formula="oooc:=[.D17]+[.S17]+[.V17]" office:value-type="float" office:value="4.92247541666667">
            <text:p>4,92</text:p>
          </table:table-cell>
          <table:table-cell table:formula="oooc:=IF([.B17]=&quot;SAC&quot;;1;ROUND([.W17];0))" office:value-type="float" office:value="5">
            <text:p>5</text:p>
          </table:table-cell>
          <table:table-cell office:value-type="string">
            <text:p>Suspès falta treball xarxes</text:p>
          </table:table-cell>
        </table:table-row>
        <table:table-row table:style-name="ro6">
          <table:table-cell office:value-type="string">
            <text:p>Tor Quesada, Carlos</text:p>
          </table:table-cell>
          <table:table-cell table:formula="oooc:=IF([Actitud.H14]&gt;6;&quot;SAC&quot;;MAX((5-[Actitud.H14])/5;0))" office:value-type="float" office:value="0">
            <text:p>0</text:p>
          </table:table-cell>
          <table:table-cell table:formula="oooc:=([Actitud.J14]+[Actitud.Q14])*0.5" office:value-type="float" office:value="5.18229166666667">
            <text:p>5,18</text:p>
          </table:table-cell>
          <table:table-cell table:formula="oooc:=[.B18]+[.C18]*0.2" office:value-type="float" office:value="1.03645833333333">
            <text:p>1,04</text:p>
          </table:table-cell>
          <table:table-cell table:style-name="ce25" office:value-type="float" office:value="4.83">
            <text:p>4,83</text:p>
          </table:table-cell>
          <table:table-cell table:style-name="ce14" office:value-type="float" office:value="0">
            <text:p>0</text:p>
          </table:table-cell>
          <table:table-cell table:formula="oooc:=[WakeONLAN.D16]" office:value-type="float" office:value="4.5">
            <text:p>4,5</text:p>
          </table:table-cell>
          <table:table-cell table:formula="oooc:=[CursCiscoCCNA.D16]" office:value-type="float" office:value="9">
            <text:p>9</text:p>
          </table:table-cell>
          <table:table-cell table:style-name="ce29" table:formula="oooc:=[Conversió.D16]" office:value-type="float" office:value="0">
            <text:p>0</text:p>
          </table:table-cell>
          <table:table-cell table:style-name="ce29" table:formula="oooc:=[Subxarxes.E16]" office:value-type="float" office:value="0">
            <text:p>0</text:p>
          </table:table-cell>
          <table:table-cell table:formula="oooc:=[NodesXarxa.H16]" office:value-type="float" office:value="8.8">
            <text:p>8,8</text:p>
          </table:table-cell>
          <table:table-cell table:formula="oooc:=['Doc Aula'.D16]" office:value-type="float" office:value="8.5">
            <text:p>8,5</text:p>
          </table:table-cell>
          <table:table-cell table:formula="oooc:=[DispositiusXarxa.S16]" office:value-type="float" office:value="7.4625">
            <text:p>7,46</text:p>
          </table:table-cell>
          <table:table-cell office:value-type="float" office:value="5">
            <text:p>5</text:p>
          </table:table-cell>
          <table:table-cell table:style-name="ce14" table:formula="oooc:=[Treballxarxes.D16]" office:value-type="float" office:value="4">
            <text:p>4</text:p>
          </table:table-cell>
          <table:table-cell table:number-columns-repeated="2" table:style-name="ce29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formula="oooc:=(((([.E18]*0.7+[.O18]*0.3)*0.7+[.F18]*0.3)*0.4+(([.G18]*0.05+[.H18]*0.05+[.I18]*0.05+[.J18]*0.1+[.K18]*0.15+[.L18]*0.15+[.M18]*0.35+[.N18]*0.1)*0.7+([.P18]*0.5+[.Q18]*0.5)*0.3)*0.6))*0.5" office:value-type="float" office:value="1.98153375">
            <text:p>1,98</text:p>
          </table:table-cell>
          <table:table-cell table:style-name="ce14" office:value-type="float" office:value="5.18">
            <text:p>5,18</text:p>
          </table:table-cell>
          <table:table-cell table:style-name="ce14" office:value-type="float" office:value="4.49">
            <text:p>4,49</text:p>
          </table:table-cell>
          <table:table-cell table:style-name="ce19" table:formula="oooc:=(([.T18]*0.7+[.U18]*0.3))*0.2" office:value-type="float" office:value="0.9946">
            <text:p>0,99</text:p>
          </table:table-cell>
          <table:table-cell table:style-name="ce20" table:formula="oooc:=[.D18]+[.S18]+[.V18]" office:value-type="float" office:value="4.01259208333333">
            <text:p>4,01</text:p>
          </table:table-cell>
          <table:table-cell table:formula="oooc:=IF([.B18]=&quot;SAC&quot;;1;ROUND([.W18];0))" office:value-type="float" office:value="4">
            <text:p>4</text:p>
          </table:table-cell>
          <table:table-cell/>
        </table:table-row>
        <table:table-row table:style-name="ro5">
          <table:table-cell office:value-type="string">
            <text:p>Tor Quesada, Xavier</text:p>
          </table:table-cell>
          <table:table-cell table:style-name="ce13" table:formula="oooc:=IF([Actitud.H15]&gt;6;&quot;SAC&quot;;MAX((5-[Actitud.H15])/5;0))" office:value-type="string" office:string-value="SAC">
            <text:p>SAC</text:p>
          </table:table-cell>
          <table:table-cell table:style-name="ce13" table:formula="oooc:=([Actitud.J15]+[Actitud.Q15])*0.5" office:value-type="float" office:value="0">
            <text:p>0</text:p>
          </table:table-cell>
          <table:table-cell table:style-name="ce19" table:formula="oooc:=[.B19]+[.C19]*0.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17]" office:value-type="float" office:value="0">
            <text:p>0</text:p>
          </table:table-cell>
          <table:table-cell table:style-name="ce13" table:formula="oooc:=[CursCiscoCCNA.D17]" office:value-type="float" office:value="0">
            <text:p>0</text:p>
          </table:table-cell>
          <table:table-cell table:style-name="ce13" table:formula="oooc:=[Conversió.D17]" office:value-type="float" office:value="0">
            <text:p>0</text:p>
          </table:table-cell>
          <table:table-cell table:style-name="ce13" table:formula="oooc:=[Subxarxes.E17]" office:value-type="float" office:value="0">
            <text:p>0</text:p>
          </table:table-cell>
          <table:table-cell table:style-name="ce13" table:formula="oooc:=[NodesXarxa.H17]" office:value-type="float" office:value="0">
            <text:p>0</text:p>
          </table:table-cell>
          <table:table-cell table:style-name="ce13" table:formula="oooc:=['Doc Aula'.D17]" office:value-type="float" office:value="0">
            <text:p>0</text:p>
          </table:table-cell>
          <table:table-cell table:style-name="ce13" table:formula="oooc:=[DispositiusXarxa.S17]" office:value-type="float" office:value="0">
            <text:p>0</text:p>
          </table:table-cell>
          <table:table-cell table:style-name="ce13" table:formula="oooc:=[CableCreuat.D17]" office:value-type="float" office:value="0">
            <text:p>0</text:p>
          </table:table-cell>
          <table:table-cell table:style-name="ce13" table:formula="oooc:=[Treballxarxes.D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19]*0.7+[.O19]*0.3)*0.7+[.F19]*0.3)*0.4+(([.G19]*0.05+[.H19]*0.05+[.I19]*0.05+[.J19]*0.1+[.K19]*0.15+[.L19]*0.15+[.M19]*0.35+[.N19]*0.1)*0.7+([.P19]*0.5+[.Q19]*0.5)*0.3)*0.6))*0.5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19]*0.7+[.U19]*0.3))*0.2" office:value-type="float" office:value="0">
            <text:p>0</text:p>
          </table:table-cell>
          <table:table-cell table:style-name="ce19" table:formula="oooc:=[.D19]+[.S19]+[.V19]" office:value-type="float" office:value="0">
            <text:p>0</text:p>
          </table:table-cell>
          <table:table-cell table:formula="oooc:=IF([.B19]=&quot;SAC&quot;;1;ROUND([.W19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Vaello Redondo, Jaume</text:p>
          </table:table-cell>
          <table:table-cell table:style-name="ce13" table:formula="oooc:=IF([Actitud.H16]&gt;6;&quot;SAC&quot;;MAX((5-[Actitud.H16])/5;0))" office:value-type="string" office:string-value="SAC">
            <text:p>SAC</text:p>
          </table:table-cell>
          <table:table-cell table:style-name="ce13" table:formula="oooc:=([Actitud.J16]+[Actitud.Q16])*0.5" office:value-type="float" office:value="0">
            <text:p>0</text:p>
          </table:table-cell>
          <table:table-cell table:style-name="ce19" table:formula="oooc:=[.B20]+[.C20]*0.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18]" office:value-type="float" office:value="0">
            <text:p>0</text:p>
          </table:table-cell>
          <table:table-cell table:style-name="ce13" table:formula="oooc:=[CursCiscoCCNA.D18]" office:value-type="float" office:value="0">
            <text:p>0</text:p>
          </table:table-cell>
          <table:table-cell table:style-name="ce13" table:formula="oooc:=[Conversió.D18]" office:value-type="float" office:value="0">
            <text:p>0</text:p>
          </table:table-cell>
          <table:table-cell table:style-name="ce13" table:formula="oooc:=[Subxarxes.E18]" office:value-type="float" office:value="0">
            <text:p>0</text:p>
          </table:table-cell>
          <table:table-cell table:style-name="ce13" table:formula="oooc:=[NodesXarxa.H18]" office:value-type="float" office:value="0">
            <text:p>0</text:p>
          </table:table-cell>
          <table:table-cell table:style-name="ce13" table:formula="oooc:=['Doc Aula'.D18]" office:value-type="float" office:value="0">
            <text:p>0</text:p>
          </table:table-cell>
          <table:table-cell table:style-name="ce13" table:formula="oooc:=[DispositiusXarxa.S18]" office:value-type="float" office:value="0">
            <text:p>0</text:p>
          </table:table-cell>
          <table:table-cell table:style-name="ce13" table:formula="oooc:=[CableCreuat.D18]" office:value-type="float" office:value="0">
            <text:p>0</text:p>
          </table:table-cell>
          <table:table-cell table:style-name="ce13" table:formula="oooc:=[Treballxarxes.D1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ooc:=['Altres Tasques'.O17]" office:value-type="float" office:value="0">
            <text:p>0</text:p>
          </table:table-cell>
          <table:table-cell table:style-name="ce19" table:formula="oooc:=(((([.E20]*0.7+[.O20]*0.3)*0.7+[.F20]*0.3)*0.4+(([.G20]*0.05+[.H20]*0.05+[.I20]*0.05+[.J20]*0.1+[.K20]*0.15+[.L20]*0.15+[.M20]*0.35+[.N20]*0.1)*0.7+([.P20]*0.5+[.Q20]*0.5)*0.3)*0.6))*0.5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20]*0.7+[.U20]*0.3))*0.2" office:value-type="float" office:value="0">
            <text:p>0</text:p>
          </table:table-cell>
          <table:table-cell table:style-name="ce19" table:formula="oooc:=[.D20]+[.S20]+[.V20]" office:value-type="float" office:value="0">
            <text:p>0</text:p>
          </table:table-cell>
          <table:table-cell table:formula="oooc:=IF([.B20]=&quot;SAC&quot;;1;ROUND([.W20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Villar Palacios, Rafael</text:p>
          </table:table-cell>
          <table:table-cell table:style-name="ce13" table:formula="oooc:=IF([Actitud.H17]&gt;6;&quot;SAC&quot;;MAX((5-[Actitud.H17])/5;0))" office:value-type="string" office:string-value="SAC">
            <text:p>SAC</text:p>
          </table:table-cell>
          <table:table-cell table:style-name="ce13" table:formula="oooc:=([Actitud.J17]+[Actitud.Q17])*0.5" office:value-type="float" office:value="0">
            <text:p>0</text:p>
          </table:table-cell>
          <table:table-cell table:style-name="ce19" table:formula="oooc:=[.B21]+[.C21]*0.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19]" office:value-type="float" office:value="0">
            <text:p>0</text:p>
          </table:table-cell>
          <table:table-cell table:style-name="ce29" table:formula="oooc:=[CursCiscoCCNA.D19]" office:value-type="float" office:value="0">
            <text:p>0</text:p>
          </table:table-cell>
          <table:table-cell table:style-name="ce29" table:formula="oooc:=[Conversió.D19]" office:value-type="float" office:value="0">
            <text:p>0</text:p>
          </table:table-cell>
          <table:table-cell table:style-name="ce13" table:formula="oooc:=[Subxarxes.E19]" office:value-type="float" office:value="2.875">
            <text:p>2,88</text:p>
          </table:table-cell>
          <table:table-cell table:style-name="ce29" table:formula="oooc:=[NodesXarxa.H19]" office:value-type="float" office:value="0">
            <text:p>0</text:p>
          </table:table-cell>
          <table:table-cell table:style-name="ce13" table:formula="oooc:=['Doc Aula'.D19]" office:value-type="float" office:value="5">
            <text:p>5</text:p>
          </table:table-cell>
          <table:table-cell table:style-name="ce29" table:formula="oooc:=[DispositiusXarxa.S19]" office:value-type="float" office:value="0">
            <text:p>0</text:p>
          </table:table-cell>
          <table:table-cell table:style-name="ce29" table:formula="oooc:=[CableCreuat.D19]" office:value-type="float" office:value="0">
            <text:p>0</text:p>
          </table:table-cell>
          <table:table-cell table:formula="oooc:=[Treballxarxes.D1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ooc:=['Altres Tasques'.O18]" office:value-type="float" office:value="0">
            <text:p>0</text:p>
          </table:table-cell>
          <table:table-cell table:style-name="ce19" table:formula="oooc:=(((([.E21]*0.7+[.O21]*0.3)*0.7+[.F21]*0.3)*0.4+(([.G21]*0.05+[.H21]*0.05+[.I21]*0.05+[.J21]*0.1+[.K21]*0.15+[.L21]*0.15+[.M21]*0.35+[.N21]*0.1)*0.7+([.P21]*0.5+[.Q21]*0.5)*0.3)*0.6))*0.5" office:value-type="float" office:value="0.217875">
            <text:p>0,2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21]*0.7+[.U21]*0.3))*0.2" office:value-type="float" office:value="0">
            <text:p>0</text:p>
          </table:table-cell>
          <table:table-cell table:style-name="ce19" table:formula="oooc:=[.D21]+[.S21]+[.V21]" office:value-type="float" office:value="0.217875">
            <text:p>0,22</text:p>
          </table:table-cell>
          <table:table-cell table:formula="oooc:=IF([.B21]=&quot;SAC&quot;;1;ROUND([.W21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Vitó Saéz, Marc</text:p>
          </table:table-cell>
          <table:table-cell table:formula="oooc:=IF([Actitud.H18]&gt;6;&quot;SAC&quot;;MAX((5-[Actitud.H18])/5;0))" office:value-type="float" office:value="0.5">
            <text:p>0,5</text:p>
          </table:table-cell>
          <table:table-cell table:formula="oooc:=([Actitud.J18]+[Actitud.Q18])*0.5" office:value-type="float" office:value="3.22916666666667">
            <text:p>3,23</text:p>
          </table:table-cell>
          <table:table-cell table:formula="oooc:=[.B22]+[.C22]*0.2" office:value-type="float" office:value="1.14583333333333">
            <text:p>1,15</text:p>
          </table:table-cell>
          <table:table-cell office:value-type="float" office:value="3.58">
            <text:p>3,58</text:p>
          </table:table-cell>
          <table:table-cell office:value-type="float" office:value="5">
            <text:p>5</text:p>
          </table:table-cell>
          <table:table-cell table:formula="oooc:=[WakeONLAN.D20]" office:value-type="float" office:value="3">
            <text:p>3</text:p>
          </table:table-cell>
          <table:table-cell table:formula="oooc:=[CursCiscoCCNA.D20]" office:value-type="float" office:value="9">
            <text:p>9</text:p>
          </table:table-cell>
          <table:table-cell table:style-name="ce29" table:formula="oooc:=[Conversió.D20]" office:value-type="float" office:value="0">
            <text:p>0</text:p>
          </table:table-cell>
          <table:table-cell table:formula="oooc:=[Subxarxes.E20]" office:value-type="float" office:value="6">
            <text:p>6</text:p>
          </table:table-cell>
          <table:table-cell table:style-name="ce29" table:formula="oooc:=[NodesXarxa.H20]" office:value-type="float" office:value="0">
            <text:p>0</text:p>
          </table:table-cell>
          <table:table-cell table:formula="oooc:=['Doc Aula'.D20]" office:value-type="float" office:value="4.5">
            <text:p>4,5</text:p>
          </table:table-cell>
          <table:table-cell table:style-name="ce29" table:formula="oooc:=[DispositiusXarxa.S20]" office:value-type="float" office:value="0">
            <text:p>0</text:p>
          </table:table-cell>
          <table:table-cell table:style-name="ce29" table:formula="oooc:=[CableCreuat.D20]" office:value-type="float" office:value="0">
            <text:p>0</text:p>
          </table:table-cell>
          <table:table-cell table:formula="oooc:=[Treballxarxes.D20]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4" table:formula="oooc:=['Altres Tasques'.O19]" office:value-type="float" office:value="0">
            <text:p>0</text:p>
          </table:table-cell>
          <table:table-cell table:formula="oooc:=(((([.E22]*0.7+[.O22]*0.3)*0.7+[.F22]*0.3)*0.4+(([.G22]*0.05+[.H22]*0.05+[.I22]*0.05+[.J22]*0.1+[.K22]*0.15+[.L22]*0.15+[.M22]*0.35+[.N22]*0.1)*0.7+([.P22]*0.5+[.Q22]*0.5)*0.3)*0.6))*0.5" office:value-type="float" office:value="1.49459">
            <text:p>1,49</text:p>
          </table:table-cell>
          <table:table-cell office:value-type="float" office:value="4.87">
            <text:p>4,87</text:p>
          </table:table-cell>
          <table:table-cell office:value-type="float" office:value="2.89">
            <text:p>2,89</text:p>
          </table:table-cell>
          <table:table-cell table:style-name="ce19" table:formula="oooc:=(([.T22]*0.7+[.U22]*0.3))*0.2" office:value-type="float" office:value="0.8552">
            <text:p>0,86</text:p>
          </table:table-cell>
          <table:table-cell table:style-name="ce20" table:formula="oooc:=[.D22]+[.S22]+[.V22]" office:value-type="float" office:value="3.49562333333333">
            <text:p>3,5</text:p>
          </table:table-cell>
          <table:table-cell table:formula="oooc:=IF([.B22]=&quot;SAC&quot;;1;ROUND([.W22];0))" office:value-type="float" office:value="3">
            <text:p>3</text:p>
          </table:table-cell>
          <table:table-cell/>
        </table:table-row>
        <table:table-row table:style-name="ro5">
          <table:table-cell table:style-name="ce5" table:number-columns-repeated="3"/>
          <table:table-cell table:style-name="ce21"/>
          <table:table-cell table:style-name="ce26"/>
          <table:table-cell table:style-name="ce5" table:number-columns-repeated="13"/>
          <table:table-cell table:style-name="ce21"/>
          <table:table-cell table:style-name="ce5" table:number-columns-repeated="2"/>
          <table:table-cell table:style-name="ce21" table:number-columns-repeated="3"/>
          <table:table-cell/>
        </table:table-row>
        <table:table-row table:style-name="ro7">
          <table:table-cell table:style-name="ce3" office:value-type="string">
            <text:p>1 ESI A</text:p>
          </table:table-cell>
          <table:table-cell table:style-name="ce12" table:number-columns-repeated="2"/>
          <table:table-cell table:style-name="ce3"/>
          <table:table-cell table:style-name="ce27"/>
          <table:table-cell table:style-name="ce12" table:number-columns-repeated="13"/>
          <table:table-cell table:style-name="ce3"/>
          <table:table-cell table:style-name="ce12" table:number-columns-repeated="2"/>
          <table:table-cell table:style-name="ce3" table:number-columns-repeated="2"/>
          <table:table-cell table:number-columns-repeated="2"/>
        </table:table-row>
        <table:table-row table:style-name="ro8">
          <table:table-cell office:value-type="string">
            <text:p>Alegre Baron, Silvia</text:p>
          </table:table-cell>
          <table:table-cell table:formula="oooc:=IF([Actitud.H21]&gt;6;&quot;SAC&quot;;MAX((5-[Actitud.H21])/5;0))" office:value-type="float" office:value="1">
            <text:p>1</text:p>
          </table:table-cell>
          <table:table-cell table:formula="oooc:=([Actitud.J21]+[Actitud.Q21])*0.5" office:value-type="float" office:value="9.671875">
            <text:p>9,67</text:p>
          </table:table-cell>
          <table:table-cell table:formula="oooc:=[.B25]+[.C25]*0.2" office:value-type="float" office:value="2.934375">
            <text:p>2,93</text:p>
          </table:table-cell>
          <table:table-cell office:value-type="float" office:value="9.96">
            <text:p>9,96</text:p>
          </table:table-cell>
          <table:table-cell office:value-type="float" office:value="9">
            <text:p>9</text:p>
          </table:table-cell>
          <table:table-cell table:formula="oooc:=[WakeONLAN.D23]" office:value-type="float" office:value="9.5">
            <text:p>9,5</text:p>
          </table:table-cell>
          <table:table-cell table:formula="oooc:=[CursCiscoCCNA.D23]" office:value-type="float" office:value="10">
            <text:p>10</text:p>
          </table:table-cell>
          <table:table-cell table:formula="oooc:=[Conversió.D23]" office:value-type="float" office:value="7.5">
            <text:p>7,5</text:p>
          </table:table-cell>
          <table:table-cell table:formula="oooc:=[Subxarxes.E23]" office:value-type="float" office:value="9.625">
            <text:p>9,63</text:p>
          </table:table-cell>
          <table:table-cell table:formula="oooc:=[NodesXarxa.H23]" office:value-type="float" office:value="8.5">
            <text:p>8,5</text:p>
          </table:table-cell>
          <table:table-cell table:formula="oooc:=['Doc Aula'.D23]" office:value-type="float" office:value="8.5">
            <text:p>8,5</text:p>
          </table:table-cell>
          <table:table-cell table:formula="oooc:=[DispositiusXarxa.S23]" office:value-type="float" office:value="9.4375">
            <text:p>9,44</text:p>
          </table:table-cell>
          <table:table-cell table:formula="oooc:=[CableCreuat.D23]" office:value-type="float" office:value="10">
            <text:p>10</text:p>
          </table:table-cell>
          <table:table-cell table:style-name="ce14" table:formula="oooc:=[Treballxarxes.D23]" office:value-type="float" office:value="10">
            <text:p>10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formula="oooc:=(((([.E25]*0.7+[.O25]*0.3)*0.7+[.F25]*0.3)*0.4+(([.G25]*0.05+[.H25]*0.05+[.I25]*0.05+[.J25]*0.1+[.K25]*0.15+[.L25]*0.15+[.M25]*0.35+[.N25]*0.1)*0.7+([.P25]*0.5+[.Q25]*0.5)*0.3)*0.6))*0.5" office:value-type="float" office:value="4.76086125">
            <text:p>4,76</text:p>
          </table:table-cell>
          <table:table-cell office:value-type="float" office:value="7.89">
            <text:p>7,89</text:p>
          </table:table-cell>
          <table:table-cell office:value-type="float" office:value="0">
            <text:p>0</text:p>
          </table:table-cell>
          <table:table-cell table:formula="oooc:=(([.T25]*0.7+[.U25]*0.3))*0.2" office:value-type="float" office:value="1.1046">
            <text:p>1,1</text:p>
          </table:table-cell>
          <table:table-cell table:formula="oooc:=[.D25]+[.S25]+[.V25]" office:value-type="float" office:value="8.79983625">
            <text:p>8,8</text:p>
          </table:table-cell>
          <table:table-cell table:formula="oooc:=IF([.B25]=&quot;SAC&quot;;1;ROUND([.W25];0))" office:value-type="float" office:value="9">
            <text:p>9</text:p>
          </table:table-cell>
          <table:table-cell/>
        </table:table-row>
        <table:table-row table:style-name="ro9">
          <table:table-cell table:style-name="ce6" office:value-type="string">
            <text:p>Boza Valle, Josep Mª</text:p>
          </table:table-cell>
          <table:table-cell table:formula="oooc:=IF([Actitud.H22]&gt;6;&quot;SAC&quot;;MAX((5-[Actitud.H22])/5;0))" office:value-type="float" office:value="0.8">
            <text:p>0,8</text:p>
          </table:table-cell>
          <table:table-cell table:formula="oooc:=([Actitud.J22]+[Actitud.Q22])*0.5" office:value-type="float" office:value="4.06833333333333">
            <text:p>4,07</text:p>
          </table:table-cell>
          <table:table-cell table:formula="oooc:=[.B26]+[.C26]*0.2" office:value-type="float" office:value="1.61366666666667">
            <text:p>1,61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style-name="ce29" table:formula="oooc:=[WakeONLAN.D24]" office:value-type="float" office:value="0">
            <text:p>0</text:p>
          </table:table-cell>
          <table:table-cell table:style-name="ce29" table:formula="oooc:=[CursCiscoCCNA.D24]" office:value-type="float" office:value="0">
            <text:p>0</text:p>
          </table:table-cell>
          <table:table-cell table:style-name="ce29" table:formula="oooc:=[Conversió.D24]" office:value-type="float" office:value="0">
            <text:p>0</text:p>
          </table:table-cell>
          <table:table-cell table:style-name="ce29" table:formula="oooc:=[Subxarxes.E24]" office:value-type="float" office:value="0">
            <text:p>0</text:p>
          </table:table-cell>
          <table:table-cell table:style-name="ce29" table:formula="oooc:=[NodesXarxa.H24]" office:value-type="float" office:value="0">
            <text:p>0</text:p>
          </table:table-cell>
          <table:table-cell table:formula="oooc:=['Doc Aula'.D24]" office:value-type="float" office:value="6">
            <text:p>6</text:p>
          </table:table-cell>
          <table:table-cell table:formula="oooc:=[DispositiusXarxa.S24]" office:value-type="float" office:value="3.2875">
            <text:p>3,29</text:p>
          </table:table-cell>
          <table:table-cell table:style-name="ce29" table:formula="oooc:=[CableCreuat.D24]" office:value-type="float" office:value="0">
            <text:p>0</text:p>
          </table:table-cell>
          <table:table-cell table:formula="oooc:=[Treballxarxes.D24]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formula="oooc:=(((([.E26]*0.7+[.O26]*0.3)*0.7+[.F26]*0.3)*0.4+(([.G26]*0.05+[.H26]*0.05+[.I26]*0.05+[.J26]*0.1+[.K26]*0.15+[.L26]*0.15+[.M26]*0.35+[.N26]*0.1)*0.7+([.P26]*0.5+[.Q26]*0.5)*0.3)*0.6))*0.5" office:value-type="float" office:value="0.52079125">
            <text:p>0,52</text:p>
          </table:table-cell>
          <table:table-cell office:value-type="float" office:value="6.38">
            <text:p>6,38</text:p>
          </table:table-cell>
          <table:table-cell office:value-type="float" office:value="0">
            <text:p>0</text:p>
          </table:table-cell>
          <table:table-cell table:formula="oooc:=(([.T26]*0.7+[.U26]*0.3))*0.2" office:value-type="float" office:value="0.8932">
            <text:p>0,89</text:p>
          </table:table-cell>
          <table:table-cell table:formula="oooc:=[.D26]+[.S26]+[.V26]" office:value-type="float" office:value="3.02765791666667">
            <text:p>3,03</text:p>
          </table:table-cell>
          <table:table-cell table:formula="oooc:=IF([.B26]=&quot;SAC&quot;;1;ROUND([.W26];0))" office:value-type="float" office:value="3">
            <text:p>3</text:p>
          </table:table-cell>
          <table:table-cell/>
        </table:table-row>
        <table:table-row table:style-name="ro9">
          <table:table-cell table:style-name="ce6" office:value-type="string">
            <text:p>Caballero Hernández, Ismael</text:p>
          </table:table-cell>
          <table:table-cell table:formula="oooc:=IF([Actitud.H23]&gt;6;&quot;SAC&quot;;MAX((5-[Actitud.H23])/5;0))" office:value-type="float" office:value="0.8">
            <text:p>0,8</text:p>
          </table:table-cell>
          <table:table-cell table:formula="oooc:=([Actitud.J23]+[Actitud.Q23])*0.5" office:value-type="float" office:value="8.99479166666667">
            <text:p>8,99</text:p>
          </table:table-cell>
          <table:table-cell table:formula="oooc:=[.B27]+[.C27]*0.2" office:value-type="float" office:value="2.59895833333333">
            <text:p>2,6</text:p>
          </table:table-cell>
          <table:table-cell office:value-type="float" office:value="4.67">
            <text:p>4,67</text:p>
          </table:table-cell>
          <table:table-cell office:value-type="float" office:value="6">
            <text:p>6</text:p>
          </table:table-cell>
          <table:table-cell table:formula="oooc:=[WakeONLAN.D25]" office:value-type="float" office:value="9">
            <text:p>9</text:p>
          </table:table-cell>
          <table:table-cell table:formula="oooc:=[CursCiscoCCNA.D25]" office:value-type="float" office:value="9">
            <text:p>9</text:p>
          </table:table-cell>
          <table:table-cell table:formula="oooc:=[Conversió.D25]" office:value-type="float" office:value="7.5">
            <text:p>7,5</text:p>
          </table:table-cell>
          <table:table-cell table:formula="oooc:=[Subxarxes.E25]" office:value-type="float" office:value="3.375">
            <text:p>3,38</text:p>
          </table:table-cell>
          <table:table-cell table:formula="oooc:=[NodesXarxa.H25]" office:value-type="float" office:value="8.725">
            <text:p>8,73</text:p>
          </table:table-cell>
          <table:table-cell table:formula="oooc:=['Doc Aula'.D25]" office:value-type="float" office:value="10">
            <text:p>10</text:p>
          </table:table-cell>
          <table:table-cell table:formula="oooc:=[DispositiusXarxa.S25]" office:value-type="float" office:value="8.5">
            <text:p>8,5</text:p>
          </table:table-cell>
          <table:table-cell table:formula="oooc:=[CableCreuat.D25]" office:value-type="float" office:value="8.5">
            <text:p>8,5</text:p>
          </table:table-cell>
          <table:table-cell table:style-name="ce14" table:formula="oooc:=[Treballxarxes.D25]" office:value-type="float" office:value="5.5">
            <text:p>5,5</text:p>
          </table:table-cell>
          <table:table-cell table:number-columns-repeated="2"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formula="oooc:=(((([.E27]*0.7+[.O27]*0.3)*0.7+[.F27]*0.3)*0.4+(([.G27]*0.05+[.H27]*0.05+[.I27]*0.05+[.J27]*0.1+[.K27]*0.15+[.L27]*0.15+[.M27]*0.35+[.N27]*0.1)*0.7+([.P27]*0.5+[.Q27]*0.5)*0.3)*0.6))*0.5" office:value-type="float" office:value="3.2303725">
            <text:p>3,23</text:p>
          </table:table-cell>
          <table:table-cell office:value-type="float" office:value="6.61">
            <text:p>6,61</text:p>
          </table:table-cell>
          <table:table-cell office:value-type="float" office:value="0">
            <text:p>0</text:p>
          </table:table-cell>
          <table:table-cell table:formula="oooc:=(([.T27]*0.7+[.U27]*0.3))*0.2" office:value-type="float" office:value="0.9254">
            <text:p>0,93</text:p>
          </table:table-cell>
          <table:table-cell table:formula="oooc:=[.D27]+[.S27]+[.V27]" office:value-type="float" office:value="6.75473083333334">
            <text:p>6,75</text:p>
          </table:table-cell>
          <table:table-cell table:formula="oooc:=IF([.B27]=&quot;SAC&quot;;1;ROUND([.W27];0))" office:value-type="float" office:value="7">
            <text:p>7</text:p>
          </table:table-cell>
          <table:table-cell/>
        </table:table-row>
        <table:table-row table:style-name="ro5">
          <table:table-cell table:style-name="ce6" office:value-type="string">
            <text:p>Carmona Aranda, Héctor</text:p>
          </table:table-cell>
          <table:table-cell table:style-name="ce13" table:formula="oooc:=IF([Actitud.H24]&gt;6;&quot;SAC&quot;;MAX((5-[Actitud.H24])/5;0))" office:value-type="string" office:string-value="SAC">
            <text:p>SAC</text:p>
          </table:table-cell>
          <table:table-cell table:style-name="ce13" table:formula="oooc:=([Actitud.J24]+[Actitud.Q24])*0.5" office:value-type="float" office:value="2.34895833333333">
            <text:p>2,35</text:p>
          </table:table-cell>
          <table:table-cell table:style-name="ce19" table:formula="oooc:=[.B28]+[.C28]*0.2" office:value-type="float" office:value="0.469791666666667">
            <text:p>0,47</text:p>
          </table:table-cell>
          <table:table-cell table:style-name="ce23" office:value-type="float" office:value="0.46">
            <text:p>0,46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26]" office:value-type="float" office:value="0">
            <text:p>0</text:p>
          </table:table-cell>
          <table:table-cell table:style-name="ce13" table:formula="oooc:=[CursCiscoCCNA.D26]" office:value-type="float" office:value="0">
            <text:p>0</text:p>
          </table:table-cell>
          <table:table-cell table:style-name="ce13" table:formula="oooc:=[Conversió.D26]" office:value-type="float" office:value="0">
            <text:p>0</text:p>
          </table:table-cell>
          <table:table-cell table:style-name="ce13" table:formula="oooc:=[Subxarxes.E26]" office:value-type="float" office:value="0">
            <text:p>0</text:p>
          </table:table-cell>
          <table:table-cell table:style-name="ce13" table:formula="oooc:=[NodesXarxa.H26]" office:value-type="float" office:value="0">
            <text:p>0</text:p>
          </table:table-cell>
          <table:table-cell table:style-name="ce13" table:formula="oooc:=['Doc Aula'.D26]" office:value-type="float" office:value="0">
            <text:p>0</text:p>
          </table:table-cell>
          <table:table-cell table:style-name="ce13" table:formula="oooc:=[DispositiusXarxa.S26]" office:value-type="float" office:value="3.5625">
            <text:p>3,56</text:p>
          </table:table-cell>
          <table:table-cell table:style-name="ce13" table:formula="oooc:=[CableCreuat.D26]" office:value-type="float" office:value="0">
            <text:p>0</text:p>
          </table:table-cell>
          <table:table-cell table:style-name="ce13" table:formula="oooc:=[Treballxarxes.D2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28]*0.7+[.O28]*0.3)*0.7+[.F28]*0.3)*0.4+(([.G28]*0.05+[.H28]*0.05+[.I28]*0.05+[.J28]*0.1+[.K28]*0.15+[.L28]*0.15+[.M28]*0.35+[.N28]*0.1)*0.7+([.P28]*0.5+[.Q28]*0.5)*0.3)*0.6))*0.5" office:value-type="float" office:value="0.30692375">
            <text:p>0,3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28]*0.7+[.U28]*0.3))*0.2" office:value-type="float" office:value="0">
            <text:p>0</text:p>
          </table:table-cell>
          <table:table-cell table:style-name="ce19" table:formula="oooc:=[.D28]+[.S28]+[.V28]" office:value-type="float" office:value="0.776715416666667">
            <text:p>0,78</text:p>
          </table:table-cell>
          <table:table-cell table:formula="oooc:=IF([.B28]=&quot;SAC&quot;;1;ROUND([.W28];0))" office:value-type="float" office:value="1">
            <text:p>1</text:p>
          </table:table-cell>
          <table:table-cell/>
        </table:table-row>
        <table:table-row table:style-name="ro5">
          <table:table-cell table:style-name="ce6" office:value-type="string">
            <text:p>Casellas Lluvià, Sergi</text:p>
          </table:table-cell>
          <table:table-cell table:style-name="ce13" table:formula="oooc:=IF([Actitud.H25]&gt;6;&quot;SAC&quot;;MAX((5-[Actitud.H25])/5;0))" office:value-type="string" office:string-value="SAC">
            <text:p>SAC</text:p>
          </table:table-cell>
          <table:table-cell table:style-name="ce13" table:formula="oooc:=([Actitud.J25]+[Actitud.Q25])*0.5" office:value-type="float" office:value="0">
            <text:p>0</text:p>
          </table:table-cell>
          <table:table-cell table:style-name="ce19" table:formula="oooc:=[.B29]+[.C29]*0.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27]" office:value-type="float" office:value="0">
            <text:p>0</text:p>
          </table:table-cell>
          <table:table-cell table:style-name="ce13" table:formula="oooc:=[CursCiscoCCNA.D27]" office:value-type="float" office:value="0">
            <text:p>0</text:p>
          </table:table-cell>
          <table:table-cell table:style-name="ce13" table:formula="oooc:=[Conversió.D27]" office:value-type="float" office:value="0">
            <text:p>0</text:p>
          </table:table-cell>
          <table:table-cell table:style-name="ce13" table:formula="oooc:=[Subxarxes.E27]" office:value-type="float" office:value="0">
            <text:p>0</text:p>
          </table:table-cell>
          <table:table-cell table:style-name="ce13" table:formula="oooc:=[NodesXarxa.H27]" office:value-type="float" office:value="0">
            <text:p>0</text:p>
          </table:table-cell>
          <table:table-cell table:style-name="ce13" table:formula="oooc:=['Doc Aula'.D27]" office:value-type="float" office:value="0">
            <text:p>0</text:p>
          </table:table-cell>
          <table:table-cell table:style-name="ce13" table:formula="oooc:=[DispositiusXarxa.S27]" office:value-type="float" office:value="0">
            <text:p>0</text:p>
          </table:table-cell>
          <table:table-cell table:style-name="ce13" table:formula="oooc:=[CableCreuat.D27]" office:value-type="float" office:value="0">
            <text:p>0</text:p>
          </table:table-cell>
          <table:table-cell table:style-name="ce13" table:formula="oooc:=[Treballxarxes.D2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29]*0.7+[.O29]*0.3)*0.7+[.F29]*0.3)*0.4+(([.G29]*0.05+[.H29]*0.05+[.I29]*0.05+[.J29]*0.1+[.K29]*0.15+[.L29]*0.15+[.M29]*0.35+[.N29]*0.1)*0.7+([.P29]*0.5+[.Q29]*0.5)*0.3)*0.6))*0.5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29]*0.7+[.U29]*0.3))*0.2" office:value-type="float" office:value="0">
            <text:p>0</text:p>
          </table:table-cell>
          <table:table-cell table:style-name="ce19" table:formula="oooc:=[.D29]+[.S29]+[.V29]" office:value-type="float" office:value="0">
            <text:p>0</text:p>
          </table:table-cell>
          <table:table-cell table:formula="oooc:=IF([.B29]=&quot;SAC&quot;;1;ROUND([.W29];0))" office:value-type="float" office:value="1">
            <text:p>1</text:p>
          </table:table-cell>
          <table:table-cell/>
        </table:table-row>
        <table:table-row table:style-name="ro9">
          <table:table-cell table:style-name="ce6" office:value-type="string">
            <text:p>Castro Palomares, Daniel</text:p>
          </table:table-cell>
          <table:table-cell table:formula="oooc:=IF([Actitud.H26]&gt;6;&quot;SAC&quot;;MAX((5-[Actitud.H26])/5;0))" office:value-type="float" office:value="0.4">
            <text:p>0,4</text:p>
          </table:table-cell>
          <table:table-cell table:formula="oooc:=([Actitud.J26]+[Actitud.Q26])*0.5" office:value-type="float" office:value="7.79166666666667">
            <text:p>7,79</text:p>
          </table:table-cell>
          <table:table-cell table:formula="oooc:=[.B30]+[.C30]*0.2" office:value-type="float" office:value="1.95833333333333">
            <text:p>1,96</text:p>
          </table:table-cell>
          <table:table-cell office:value-type="float" office:value="6.63">
            <text:p>6,63</text:p>
          </table:table-cell>
          <table:table-cell office:value-type="float" office:value="8">
            <text:p>8</text:p>
          </table:table-cell>
          <table:table-cell table:formula="oooc:=[WakeONLAN.D28]" office:value-type="float" office:value="8">
            <text:p>8</text:p>
          </table:table-cell>
          <table:table-cell table:formula="oooc:=[CursCiscoCCNA.D28]" office:value-type="float" office:value="9">
            <text:p>9</text:p>
          </table:table-cell>
          <table:table-cell table:formula="oooc:=[Conversió.D28]" office:value-type="float" office:value="7.5">
            <text:p>7,5</text:p>
          </table:table-cell>
          <table:table-cell table:formula="oooc:=[Subxarxes.E28]" office:value-type="float" office:value="6.5">
            <text:p>6,5</text:p>
          </table:table-cell>
          <table:table-cell table:formula="oooc:=[NodesXarxa.H28]" office:value-type="float" office:value="9.15">
            <text:p>9,15</text:p>
          </table:table-cell>
          <table:table-cell table:formula="oooc:=['Doc Aula'.D28]" office:value-type="float" office:value="8.5">
            <text:p>8,5</text:p>
          </table:table-cell>
          <table:table-cell table:formula="oooc:=[DispositiusXarxa.S28]" office:value-type="float" office:value="1.95">
            <text:p>1,95</text:p>
          </table:table-cell>
          <table:table-cell table:formula="oooc:=[CableCreuat.D28]" office:value-type="float" office:value="7">
            <text:p>7</text:p>
          </table:table-cell>
          <table:table-cell table:style-name="ce14" table:formula="oooc:=[Treballxarxes.D28]" office:value-type="float" office:value="8.5">
            <text:p>8,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formula="oooc:=(((([.E30]*0.7+[.O30]*0.3)*0.7+[.F30]*0.3)*0.4+(([.G30]*0.05+[.H30]*0.05+[.I30]*0.05+[.J30]*0.1+[.K30]*0.15+[.L30]*0.15+[.M30]*0.35+[.N30]*0.1)*0.7+([.P30]*0.5+[.Q30]*0.5)*0.3)*0.6))*0.5" office:value-type="float" office:value="3.22179">
            <text:p>3,22</text:p>
          </table:table-cell>
          <table:table-cell office:value-type="float" office:value="6.02">
            <text:p>6,02</text:p>
          </table:table-cell>
          <table:table-cell office:value-type="float" office:value="0">
            <text:p>0</text:p>
          </table:table-cell>
          <table:table-cell table:formula="oooc:=(([.T30]*0.7+[.U30]*0.3))*0.2" office:value-type="float" office:value="0.8428">
            <text:p>0,84</text:p>
          </table:table-cell>
          <table:table-cell table:formula="oooc:=[.D30]+[.S30]+[.V30]" office:value-type="float" office:value="6.02292333333333">
            <text:p>6,02</text:p>
          </table:table-cell>
          <table:table-cell table:formula="oooc:=IF([.B30]=&quot;SAC&quot;;1;ROUND([.W30];0))" office:value-type="float" office:value="6">
            <text:p>6</text:p>
          </table:table-cell>
          <table:table-cell/>
        </table:table-row>
        <table:table-row table:style-name="ro5">
          <table:table-cell table:style-name="ce6" office:value-type="string">
            <text:p>Centelles Ruiz, Oriol</text:p>
          </table:table-cell>
          <table:table-cell table:formula="oooc:=IF([Actitud.H27]&gt;6;&quot;SAC&quot;;MAX((5-[Actitud.H27])/5;0))" office:value-type="float" office:value="0">
            <text:p>0</text:p>
          </table:table-cell>
          <table:table-cell table:formula="oooc:=([Actitud.J27]+[Actitud.Q27])*0.5" office:value-type="float" office:value="4.44270833333333">
            <text:p>4,44</text:p>
          </table:table-cell>
          <table:table-cell table:formula="oooc:=[.B31]+[.C31]*0.2" office:value-type="float" office:value="0.888541666666667">
            <text:p>0,89</text:p>
          </table:table-cell>
          <table:table-cell office:value-type="float" office:value="1.75">
            <text:p>1,75</text:p>
          </table:table-cell>
          <table:table-cell office:value-type="float" office:value="5">
            <text:p>5</text:p>
          </table:table-cell>
          <table:table-cell table:formula="oooc:=[WakeONLAN.D29]" office:value-type="float" office:value="4.5">
            <text:p>4,5</text:p>
          </table:table-cell>
          <table:table-cell table:style-name="ce29" table:formula="oooc:=[CursCiscoCCNA.D29]" office:value-type="float" office:value="0">
            <text:p>0</text:p>
          </table:table-cell>
          <table:table-cell table:style-name="ce29" table:formula="oooc:=[Conversió.D29]" office:value-type="float" office:value="0">
            <text:p>0</text:p>
          </table:table-cell>
          <table:table-cell table:formula="oooc:=[Subxarxes.E29]" office:value-type="float" office:value="5.25">
            <text:p>5,25</text:p>
          </table:table-cell>
          <table:table-cell table:formula="oooc:=[NodesXarxa.H29]" office:value-type="float" office:value="3.45">
            <text:p>3,45</text:p>
          </table:table-cell>
          <table:table-cell table:formula="oooc:=['Doc Aula'.D29]" office:value-type="float" office:value="6">
            <text:p>6</text:p>
          </table:table-cell>
          <table:table-cell table:formula="oooc:=[DispositiusXarxa.S29]" office:value-type="float" office:value="3.45">
            <text:p>3,45</text:p>
          </table:table-cell>
          <table:table-cell table:formula="oooc:=[CableCreuat.D29]" office:value-type="float" office:value="7">
            <text:p>7</text:p>
          </table:table-cell>
          <table:table-cell table:formula="oooc:=[Treballxarxes.D29]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formula="oooc:=(((([.E31]*0.7+[.O31]*0.3)*0.7+[.F31]*0.3)*0.4+(([.G31]*0.05+[.H31]*0.05+[.I31]*0.05+[.J31]*0.1+[.K31]*0.15+[.L31]*0.15+[.M31]*0.35+[.N31]*0.1)*0.7+([.P31]*0.5+[.Q31]*0.5)*0.3)*0.6))*0.5" office:value-type="float" office:value="1.55225">
            <text:p>1,5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table:formula="oooc:=(([.T31]*0.7+[.U31]*0.3))*0.2" office:value-type="float" office:value="0.63">
            <text:p>0,63</text:p>
          </table:table-cell>
          <table:table-cell table:formula="oooc:=[.D31]+[.S31]+[.V31]" office:value-type="float" office:value="3.07079166666667">
            <text:p>3,07</text:p>
          </table:table-cell>
          <table:table-cell table:formula="oooc:=IF([.B31]=&quot;SAC&quot;;1;ROUND([.W31];0))" office:value-type="float" office:value="3">
            <text:p>3</text:p>
          </table:table-cell>
          <table:table-cell/>
        </table:table-row>
        <table:table-row table:style-name="ro5">
          <table:table-cell table:style-name="ce6" office:value-type="string">
            <text:p>Codina Hernández, Carlos</text:p>
          </table:table-cell>
          <table:table-cell table:style-name="ce13" table:formula="oooc:=IF([Actitud.H28]&gt;6;&quot;SAC&quot;;MAX((5-[Actitud.H28])/5;0))" office:value-type="string" office:string-value="SAC">
            <text:p>SAC</text:p>
          </table:table-cell>
          <table:table-cell table:style-name="ce13" table:formula="oooc:=([Actitud.J28]+[Actitud.Q28])*0.5" office:value-type="float" office:value="0.15625">
            <text:p>0,16</text:p>
          </table:table-cell>
          <table:table-cell table:style-name="ce19" table:formula="oooc:=[.B32]+[.C32]*0.2" office:value-type="float" office:value="0.03125">
            <text:p>0,03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30]" office:value-type="float" office:value="0">
            <text:p>0</text:p>
          </table:table-cell>
          <table:table-cell table:style-name="ce13" table:formula="oooc:=[CursCiscoCCNA.D30]" office:value-type="float" office:value="0">
            <text:p>0</text:p>
          </table:table-cell>
          <table:table-cell table:style-name="ce13" table:formula="oooc:=[Conversió.D30]" office:value-type="float" office:value="0">
            <text:p>0</text:p>
          </table:table-cell>
          <table:table-cell table:style-name="ce13" table:formula="oooc:=[Subxarxes.E30]" office:value-type="float" office:value="0">
            <text:p>0</text:p>
          </table:table-cell>
          <table:table-cell table:style-name="ce13" table:formula="oooc:=[NodesXarxa.H30]" office:value-type="float" office:value="0">
            <text:p>0</text:p>
          </table:table-cell>
          <table:table-cell table:style-name="ce13" table:formula="oooc:=['Doc Aula'.D30]" office:value-type="float" office:value="0">
            <text:p>0</text:p>
          </table:table-cell>
          <table:table-cell table:style-name="ce13" table:formula="oooc:=[DispositiusXarxa.S30]" office:value-type="float" office:value="0">
            <text:p>0</text:p>
          </table:table-cell>
          <table:table-cell table:style-name="ce13" table:formula="oooc:=[CableCreuat.D30]" office:value-type="float" office:value="0">
            <text:p>0</text:p>
          </table:table-cell>
          <table:table-cell table:style-name="ce13" table:formula="oooc:=[Treballxarxes.D3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32]*0.7+[.O32]*0.3)*0.7+[.F32]*0.3)*0.4+(([.G32]*0.05+[.H32]*0.05+[.I32]*0.05+[.J32]*0.1+[.K32]*0.15+[.L32]*0.15+[.M32]*0.35+[.N32]*0.1)*0.7+([.P32]*0.5+[.Q32]*0.5)*0.3)*0.6))*0.5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32]*0.7+[.U32]*0.3))*0.2" office:value-type="float" office:value="0">
            <text:p>0</text:p>
          </table:table-cell>
          <table:table-cell table:style-name="ce19" table:formula="oooc:=[.D32]+[.S32]+[.V32]" office:value-type="float" office:value="0.03125">
            <text:p>0,03</text:p>
          </table:table-cell>
          <table:table-cell table:formula="oooc:=IF([.B32]=&quot;SAC&quot;;1;ROUND([.W32];0))" office:value-type="float" office:value="1">
            <text:p>1</text:p>
          </table:table-cell>
          <table:table-cell/>
        </table:table-row>
        <table:table-row table:style-name="ro5">
          <table:table-cell table:style-name="ce6" office:value-type="string">
            <text:p>Cruz Josa, Ricard</text:p>
          </table:table-cell>
          <table:table-cell table:formula="oooc:=IF([Actitud.H29]&gt;6;&quot;SAC&quot;;MAX((5-[Actitud.H29])/5;0))" office:value-type="float" office:value="0.4">
            <text:p>0,4</text:p>
          </table:table-cell>
          <table:table-cell table:formula="oooc:=([Actitud.J29]+[Actitud.Q29])*0.5" office:value-type="float" office:value="5.67770833333333">
            <text:p>5,68</text:p>
          </table:table-cell>
          <table:table-cell table:formula="oooc:=[.B33]+[.C33]*0.2" office:value-type="float" office:value="1.53554166666667">
            <text:p>1,54</text:p>
          </table:table-cell>
          <table:table-cell office:value-type="float" office:value="2.21">
            <text:p>2,21</text:p>
          </table:table-cell>
          <table:table-cell office:value-type="float" office:value="0">
            <text:p>0</text:p>
          </table:table-cell>
          <table:table-cell table:formula="oooc:=[WakeONLAN.D31]" office:value-type="float" office:value="7.5">
            <text:p>7,5</text:p>
          </table:table-cell>
          <table:table-cell table:style-name="ce29" table:formula="oooc:=[CursCiscoCCNA.D31]" office:value-type="float" office:value="0">
            <text:p>0</text:p>
          </table:table-cell>
          <table:table-cell table:style-name="ce29" table:formula="oooc:=[Conversió.D31]" office:value-type="float" office:value="0">
            <text:p>0</text:p>
          </table:table-cell>
          <table:table-cell table:formula="oooc:=[Subxarxes.E31]" office:value-type="float" office:value="3.875">
            <text:p>3,88</text:p>
          </table:table-cell>
          <table:table-cell table:style-name="ce29" table:formula="oooc:=[NodesXarxa.H31]" office:value-type="float" office:value="0">
            <text:p>0</text:p>
          </table:table-cell>
          <table:table-cell table:formula="oooc:=['Doc Aula'.D31]" office:value-type="float" office:value="8.5">
            <text:p>8,5</text:p>
          </table:table-cell>
          <table:table-cell table:formula="oooc:=[DispositiusXarxa.S31]" office:value-type="float" office:value="7.1625">
            <text:p>7,16</text:p>
          </table:table-cell>
          <table:table-cell table:style-name="ce29" table:formula="oooc:=[CableCreuat.D31]" office:value-type="float" office:value="0">
            <text:p>0</text:p>
          </table:table-cell>
          <table:table-cell table:formula="oooc:=[Treballxarxes.D31]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formula="oooc:=(((([.E33]*0.7+[.O33]*0.3)*0.7+[.F33]*0.3)*0.4+(([.G33]*0.05+[.H33]*0.05+[.I33]*0.05+[.J33]*0.1+[.K33]*0.15+[.L33]*0.15+[.M33]*0.35+[.N33]*0.1)*0.7+([.P33]*0.5+[.Q33]*0.5)*0.3)*0.6))*0.5" office:value-type="float" office:value="1.17089875">
            <text:p>1,17</text:p>
          </table:table-cell>
          <table:table-cell office:value-type="float" office:value="5.31">
            <text:p>5,31</text:p>
          </table:table-cell>
          <table:table-cell office:value-type="float" office:value="0">
            <text:p>0</text:p>
          </table:table-cell>
          <table:table-cell table:formula="oooc:=(([.T33]*0.7+[.U33]*0.3))*0.2" office:value-type="float" office:value="0.7434">
            <text:p>0,74</text:p>
          </table:table-cell>
          <table:table-cell table:formula="oooc:=[.D33]+[.S33]+[.V33]" office:value-type="float" office:value="3.44984041666667">
            <text:p>3,45</text:p>
          </table:table-cell>
          <table:table-cell table:formula="oooc:=IF([.B33]=&quot;SAC&quot;;1;ROUND([.W33];0))" office:value-type="float" office:value="3">
            <text:p>3</text:p>
          </table:table-cell>
          <table:table-cell/>
        </table:table-row>
        <table:table-row table:style-name="ro5">
          <table:table-cell table:style-name="ce6" office:value-type="string">
            <text:p>Delgado Gutiérrez, Daniel</text:p>
          </table:table-cell>
          <table:table-cell table:formula="oooc:=IF([Actitud.H30]&gt;6;&quot;SAC&quot;;MAX((5-[Actitud.H30])/5;0))" office:value-type="float" office:value="0.8">
            <text:p>0,8</text:p>
          </table:table-cell>
          <table:table-cell table:formula="oooc:=([Actitud.J30]+[Actitud.Q30])*0.5" office:value-type="float" office:value="6.0475">
            <text:p>6,05</text:p>
          </table:table-cell>
          <table:table-cell table:formula="oooc:=[.B34]+[.C34]*0.2" office:value-type="float" office:value="2.0095">
            <text:p>2,01</text:p>
          </table:table-cell>
          <table:table-cell office:value-type="float" office:value="1.08">
            <text:p>1,08</text:p>
          </table:table-cell>
          <table:table-cell office:value-type="float" office:value="0">
            <text:p>0</text:p>
          </table:table-cell>
          <table:table-cell table:formula="oooc:=[WakeONLAN.D32]" office:value-type="float" office:value="8">
            <text:p>8</text:p>
          </table:table-cell>
          <table:table-cell table:style-name="ce29" table:formula="oooc:=[CursCiscoCCNA.D32]" office:value-type="float" office:value="0">
            <text:p>0</text:p>
          </table:table-cell>
          <table:table-cell table:formula="oooc:=[Conversió.D32]" office:value-type="float" office:value="4.5">
            <text:p>4,5</text:p>
          </table:table-cell>
          <table:table-cell table:style-name="ce29" table:formula="oooc:=[Subxarxes.E32]" office:value-type="float" office:value="0">
            <text:p>0</text:p>
          </table:table-cell>
          <table:table-cell table:style-name="ce29" table:formula="oooc:=[NodesXarxa.H32]" office:value-type="float" office:value="0">
            <text:p>0</text:p>
          </table:table-cell>
          <table:table-cell table:formula="oooc:=['Doc Aula'.D32]" office:value-type="float" office:value="10">
            <text:p>10</text:p>
          </table:table-cell>
          <table:table-cell table:formula="oooc:=[DispositiusXarxa.S32]" office:value-type="float" office:value="3.1625">
            <text:p>3,16</text:p>
          </table:table-cell>
          <table:table-cell table:formula="oooc:=[CableCreuat.D32]" office:value-type="float" office:value="8.5">
            <text:p>8,5</text:p>
          </table:table-cell>
          <table:table-cell table:formula="oooc:=[Treballxarxes.D32]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formula="oooc:=(((([.E34]*0.7+[.O34]*0.3)*0.7+[.F34]*0.3)*0.4+(([.G34]*0.05+[.H34]*0.05+[.I34]*0.05+[.J34]*0.1+[.K34]*0.15+[.L34]*0.15+[.M34]*0.35+[.N34]*0.1)*0.7+([.P34]*0.5+[.Q34]*0.5)*0.3)*0.6))*0.5" office:value-type="float" office:value="0.96303375">
            <text:p>0,96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formula="oooc:=(([.T34]*0.7+[.U34]*0.3))*0.2" office:value-type="float" office:value="0.847">
            <text:p>0,85</text:p>
          </table:table-cell>
          <table:table-cell table:formula="oooc:=[.D34]+[.S34]+[.V34]" office:value-type="float" office:value="3.81953375">
            <text:p>3,82</text:p>
          </table:table-cell>
          <table:table-cell table:formula="oooc:=IF([.B34]=&quot;SAC&quot;;1;ROUND([.W34];0))" office:value-type="float" office:value="4">
            <text:p>4</text:p>
          </table:table-cell>
          <table:table-cell/>
        </table:table-row>
        <table:table-row table:style-name="ro5">
          <table:table-cell table:style-name="ce6" office:value-type="string">
            <text:p>Giner Domínguez, Israel</text:p>
          </table:table-cell>
          <table:table-cell table:style-name="ce13" table:formula="oooc:=IF([Actitud.H31]&gt;6;&quot;SAC&quot;;MAX((5-[Actitud.H31])/5;0))" office:value-type="string" office:string-value="SAC">
            <text:p>SAC</text:p>
          </table:table-cell>
          <table:table-cell table:style-name="ce13" table:formula="oooc:=([Actitud.J31]+[Actitud.Q31])*0.5" office:value-type="float" office:value="0">
            <text:p>0</text:p>
          </table:table-cell>
          <table:table-cell table:style-name="ce19" table:formula="oooc:=[.B35]+[.C35]*0.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ooc:=[WakeONLAN.D33]" office:value-type="float" office:value="0">
            <text:p>0</text:p>
          </table:table-cell>
          <table:table-cell table:style-name="ce13" table:formula="oooc:=[CursCiscoCCNA.D33]" office:value-type="float" office:value="2">
            <text:p>2</text:p>
          </table:table-cell>
          <table:table-cell table:style-name="ce13" table:formula="oooc:=[Conversió.D33]" office:value-type="float" office:value="0">
            <text:p>0</text:p>
          </table:table-cell>
          <table:table-cell table:style-name="ce13" table:formula="oooc:=[Subxarxes.E33]" office:value-type="float" office:value="0">
            <text:p>0</text:p>
          </table:table-cell>
          <table:table-cell table:style-name="ce13" table:formula="oooc:=[NodesXarxa.H33]" office:value-type="float" office:value="0">
            <text:p>0</text:p>
          </table:table-cell>
          <table:table-cell table:style-name="ce13" table:formula="oooc:=['Doc Aula'.D33]" office:value-type="float" office:value="0">
            <text:p>0</text:p>
          </table:table-cell>
          <table:table-cell table:style-name="ce13" table:formula="oooc:=[DispositiusXarxa.S33]" office:value-type="float" office:value="0">
            <text:p>0</text:p>
          </table:table-cell>
          <table:table-cell table:style-name="ce13" table:formula="oooc:=[CableCreuat.D33]" office:value-type="float" office:value="0">
            <text:p>0</text:p>
          </table:table-cell>
          <table:table-cell table:style-name="ce13" table:formula="oooc:=[Treballxarxes.D3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9" table:formula="oooc:=(((([.E35]*0.7+[.O35]*0.3)*0.7+[.F35]*0.3)*0.4+(([.G35]*0.05+[.H35]*0.05+[.I35]*0.05+[.J35]*0.1+[.K35]*0.15+[.L35]*0.15+[.M35]*0.35+[.N35]*0.1)*0.7+([.P35]*0.5+[.Q35]*0.5)*0.3)*0.6))*0.5" office:value-type="float" office:value="0.021">
            <text:p>0,0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table:formula="oooc:=(([.T35]*0.7+[.U35]*0.3))*0.2" office:value-type="float" office:value="0">
            <text:p>0</text:p>
          </table:table-cell>
          <table:table-cell table:style-name="ce19" table:formula="oooc:=[.D35]+[.S35]+[.V35]" office:value-type="float" office:value="0.021">
            <text:p>0,02</text:p>
          </table:table-cell>
          <table:table-cell table:formula="oooc:=IF([.B35]=&quot;SAC&quot;;1;ROUND([.W35];0))" office:value-type="float" office:value="1">
            <text:p>1</text:p>
          </table:table-cell>
          <table:table-cell/>
        </table:table-row>
        <table:table-row table:style-name="ro9">
          <table:table-cell table:style-name="ce6" office:value-type="string">
            <text:p>Gonzalez Martínez, Xavier</text:p>
          </table:table-cell>
          <table:table-cell table:formula="oooc:=IF([Actitud.H32]&gt;6;&quot;SAC&quot;;MAX((5-[Actitud.H32])/5;0))" office:value-type="float" office:value="0">
            <text:p>0</text:p>
          </table:table-cell>
          <table:table-cell table:formula="oooc:=([Actitud.J32]+[Actitud.Q32])*0.5" office:value-type="float" office:value="7.671875">
            <text:p>7,67</text:p>
          </table:table-cell>
          <table:table-cell table:formula="oooc:=[.B36]+[.C36]*0.2" office:value-type="float" office:value="1.534375">
            <text:p>1,53</text:p>
          </table:table-cell>
          <table:table-cell office:value-type="float" office:value="4.54">
            <text:p>4,54</text:p>
          </table:table-cell>
          <table:table-cell office:value-type="float" office:value="8">
            <text:p>8</text:p>
          </table:table-cell>
          <table:table-cell table:formula="oooc:=[WakeONLAN.D34]" office:value-type="float" office:value="4">
            <text:p>4</text:p>
          </table:table-cell>
          <table:table-cell table:formula="oooc:=[CursCiscoCCNA.D34]" office:value-type="float" office:value="5">
            <text:p>5</text:p>
          </table:table-cell>
          <table:table-cell table:formula="oooc:=[Conversió.D34]" office:value-type="float" office:value="4.5">
            <text:p>4,5</text:p>
          </table:table-cell>
          <table:table-cell table:formula="oooc:=[Subxarxes.E34]" office:value-type="float" office:value="9.75">
            <text:p>9,75</text:p>
          </table:table-cell>
          <table:table-cell table:formula="oooc:=[NodesXarxa.H34]" office:value-type="float" office:value="3.05">
            <text:p>3,05</text:p>
          </table:table-cell>
          <table:table-cell table:formula="oooc:=['Doc Aula'.D34]" office:value-type="float" office:value="5">
            <text:p>5</text:p>
          </table:table-cell>
          <table:table-cell table:formula="oooc:=[DispositiusXarxa.S34]" office:value-type="float" office:value="3.25">
            <text:p>3,25</text:p>
          </table:table-cell>
          <table:table-cell office:value-type="float" office:value="4.5">
            <text:p>4,5</text:p>
          </table:table-cell>
          <table:table-cell table:style-name="ce14" table:formula="oooc:=[Treballxarxes.D34]" office:value-type="float" office:value="5.5">
            <text:p>5,5</text:p>
          </table:table-cell>
          <table:table-cell table:number-columns-repeated="2"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formula="oooc:=(((([.E36]*0.7+[.O36]*0.3)*0.7+[.F36]*0.3)*0.4+(([.G36]*0.05+[.H36]*0.05+[.I36]*0.05+[.J36]*0.1+[.K36]*0.15+[.L36]*0.15+[.M36]*0.35+[.N36]*0.1)*0.7+([.P36]*0.5+[.Q36]*0.5)*0.3)*0.6))*0.5" office:value-type="float" office:value="2.53937">
            <text:p>2,54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formula="oooc:=(([.T36]*0.7+[.U36]*0.3))*0.2" office:value-type="float" office:value="0.9352">
            <text:p>0,94</text:p>
          </table:table-cell>
          <table:table-cell table:formula="oooc:=[.D36]+[.S36]+[.V36]" office:value-type="float" office:value="5.008945">
            <text:p>5,01</text:p>
          </table:table-cell>
          <table:table-cell table:formula="oooc:=IF([.B36]=&quot;SAC&quot;;1;ROUND([.W36];0))" office:value-type="float" office:value="5">
            <text:p>5</text:p>
          </table:table-cell>
          <table:table-cell/>
        </table:table-row>
        <table:table-row table:style-name="ro9">
          <table:table-cell table:style-name="ce6" office:value-type="string">
            <text:p>Picazo Martínez, Ivan</text:p>
          </table:table-cell>
          <table:table-cell table:formula="oooc:=IF([Actitud.H33]&gt;6;&quot;SAC&quot;;MAX((5-[Actitud.H33])/5;0))" office:value-type="float" office:value="1">
            <text:p>1</text:p>
          </table:table-cell>
          <table:table-cell table:formula="oooc:=([Actitud.J33]+[Actitud.Q33])*0.5" office:value-type="float" office:value="8.27604166666667">
            <text:p>8,28</text:p>
          </table:table-cell>
          <table:table-cell table:formula="oooc:=[.B37]+[.C37]*0.2" office:value-type="float" office:value="2.65520833333333">
            <text:p>2,66</text:p>
          </table:table-cell>
          <table:table-cell office:value-type="float" office:value="9.79">
            <text:p>9,79</text:p>
          </table:table-cell>
          <table:table-cell office:value-type="float" office:value="9">
            <text:p>9</text:p>
          </table:table-cell>
          <table:table-cell table:formula="oooc:=[WakeONLAN.D35]" office:value-type="float" office:value="7.5">
            <text:p>7,5</text:p>
          </table:table-cell>
          <table:table-cell table:formula="oooc:=[CursCiscoCCNA.D35]" office:value-type="float" office:value="7">
            <text:p>7</text:p>
          </table:table-cell>
          <table:table-cell table:formula="oooc:=[Conversió.D35]" office:value-type="float" office:value="7.5">
            <text:p>7,5</text:p>
          </table:table-cell>
          <table:table-cell table:formula="oooc:=[Subxarxes.E35]" office:value-type="float" office:value="4.25">
            <text:p>4,25</text:p>
          </table:table-cell>
          <table:table-cell table:formula="oooc:=[NodesXarxa.H35]" office:value-type="float" office:value="4.675">
            <text:p>4,68</text:p>
          </table:table-cell>
          <table:table-cell table:formula="oooc:=['Doc Aula'.D35]" office:value-type="float" office:value="10">
            <text:p>10</text:p>
          </table:table-cell>
          <table:table-cell table:formula="oooc:=[DispositiusXarxa.S35]" office:value-type="float" office:value="8.5">
            <text:p>8,5</text:p>
          </table:table-cell>
          <table:table-cell table:formula="oooc:=[CableCreuat.D35]" office:value-type="float" office:value="10">
            <text:p>10</text:p>
          </table:table-cell>
          <table:table-cell table:style-name="ce14" table:formula="oooc:=[Treballxarxes.D35]" office:value-type="float" office:value="8">
            <text:p>8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8.5">
            <text:p>8,5</text:p>
          </table:table-cell>
          <table:table-cell table:style-name="ce28" office:value-type="float" office:value="0">
            <text:p>0</text:p>
          </table:table-cell>
          <table:table-cell table:formula="oooc:=(((([.E37]*0.7+[.O37]*0.3)*0.7+[.F37]*0.3)*0.4+(([.G37]*0.05+[.H37]*0.05+[.I37]*0.05+[.J37]*0.1+[.K37]*0.15+[.L37]*0.15+[.M37]*0.35+[.N37]*0.1)*0.7+([.P37]*0.5+[.Q37]*0.5)*0.3)*0.6))*0.5" office:value-type="float" office:value="4.2626825">
            <text:p>4,26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formula="oooc:=(([.T37]*0.7+[.U37]*0.3))*0.2" office:value-type="float" office:value="0.9562">
            <text:p>0,96</text:p>
          </table:table-cell>
          <table:table-cell table:formula="oooc:=[.D37]+[.S37]+[.V37]" office:value-type="float" office:value="7.87409083333333">
            <text:p>7,87</text:p>
          </table:table-cell>
          <table:table-cell table:formula="oooc:=IF([.B37]=&quot;SAC&quot;;1;ROUND([.W37];0))" office:value-type="float" office:value="8">
            <text:p>8</text:p>
          </table:table-cell>
          <table:table-cell/>
        </table:table-row>
        <table:table-row table:style-name="ro5" table:number-rows-repeated="2">
          <table:table-cell table:style-name="Default" table:number-columns-repeated="25"/>
        </table:table-row>
        <table:table-row table:style-name="ro5">
          <table:table-cell table:style-name="ce7" office:value-type="string">
            <text:p>Suspès d'Avaluació continuada</text:p>
          </table:table-cell>
          <table:table-cell table:style-name="ce15" office:value-type="string">
            <text:p>SAC</text:p>
          </table:table-cell>
          <table:table-cell table:style-name="Default" table:number-columns-repeated="23"/>
        </table:table-row>
        <table:table-row table:style-name="ro10">
          <table:table-cell table:style-name="Default" office:value-type="string">
            <text:p>Wiki UD4:</text:p>
          </table:table-cell>
          <table:table-cell table:style-name="ce16"/>
          <table:table-cell table:style-name="Default"/>
          <table:table-cell table:style-name="Default">
            <draw:frame table:end-cell-address="Credit1.L59" table:end-x="0.515cm" table:end-y="0.262cm" draw:z-index="0" draw:name="Gràfics 1" draw:style-name="gr1" draw:text-style-name="P1" svg:width="9.057cm" svg:height="7.554cm" svg:x="0.589cm" svg:y="0.448cm">
              <draw:image xlink:href="Pictures/2000014E00001F5A00001D89D460E735.svm" xlink:type="simple" xlink:show="embed" xlink:actuate="onLoad">
                <text:p/>
              </draw:image>
            </draw:frame>
          </table:table-cell>
          <table:table-cell table:style-name="Default" table:number-columns-repeated="21"/>
        </table:table-row>
        <table:table-row table:style-name="ro5">
          <table:table-cell table:style-name="Default" office:value-type="string">
            <text:p>Inclou: NA3.A2, NA5.A1, NA5.A2 i NA8.A1</text:p>
          </table:table-cell>
          <table:table-cell table:style-name="Default" table:number-columns-repeated="24"/>
        </table:table-row>
      </table:table>
      <table:table table:name="WakeONLAN" table:style-name="ta1" table:print="false">
        <table:table-column table:style-name="co22" table:default-cell-style-name="ce4"/>
        <table:table-column table:style-name="co23" table:default-cell-style-name="ce4"/>
        <table:table-column table:style-name="co2" table:default-cell-style-name="ce4"/>
        <table:table-column table:style-name="co2" table:default-cell-style-name="ce26"/>
        <table:table-column table:style-name="co24" table:default-cell-style-name="ce25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Notes Viatge Paquets</text:p>
          </table:table-cell>
          <table:table-cell table:style-name="ce1" table:number-columns-repeated="2"/>
          <table:table-cell/>
          <table:table-cell table:style-name="ce26"/>
          <table:table-cell table:style-name="ce45"/>
          <table:table-cell table:style-name="Default"/>
        </table:table-row>
        <table:table-row table:style-name="ro5">
          <table:table-cell table:style-name="ce2" table:number-columns-repeated="3"/>
          <table:table-cell table:style-name="ce41"/>
          <table:table-cell table:style-name="ce43"/>
          <table:table-cell table:style-name="ce39"/>
          <table:table-cell table:style-name="ce38"/>
        </table:table-row>
        <table:table-row table:style-name="ro11">
          <table:table-cell table:style-name="ce2" office:value-type="string">
            <text:p>Alumne</text:p>
          </table:table-cell>
          <table:table-cell table:style-name="ce2" office:value-type="string">
            <text:p>Penalització</text:p>
          </table:table-cell>
          <table:table-cell table:style-name="ce2" office:value-type="string">
            <text:p>Nota</text:p>
          </table:table-cell>
          <table:table-cell table:style-name="ce42" office:value-type="string">
            <text:p>Nota Final</text:p>
          </table:table-cell>
          <table:table-cell table:style-name="ce42" office:value-type="string">
            <text:p>Comentaris</text:p>
          </table:table-cell>
          <table:table-cell table:style-name="ce46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3" table:number-columns-repeated="2"/>
          <table:table-cell table:style-name="ce27" table:number-columns-repeated="2"/>
          <table:table-cell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C5]-[.B5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table:formula="oooc:=MAX([.C6]-[.B6];0)" office:value-type="float" office:value="7.5">
            <text:p>7,5</text:p>
          </table:table-cell>
          <table:table-cell table:number-columns-repeated="3"/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ooc:=MAX([.C7]-[.B7];0)" office:value-type="float" office:value="8">
            <text:p>8</text:p>
          </table:table-cell>
          <table:table-cell table:number-columns-repeated="3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ooc:=MAX([.C8]-[.B8];0)" office:value-type="float" office:value="7">
            <text:p>7</text:p>
          </table:table-cell>
          <table:table-cell table:number-columns-repeated="3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table:formula="oooc:=MAX([.C9]-[.B9];0)" office:value-type="float" office:value="4.5">
            <text:p>4,5</text:p>
          </table:table-cell>
          <table:table-cell table:number-columns-repeated="3"/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table:formula="oooc:=MAX([.C10]-[.B10];0)" office:value-type="float" office:value="5.5">
            <text:p>5,5</text:p>
          </table:table-cell>
          <table:table-cell table:number-columns-repeated="3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C11]-[.B11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C12]-[.B12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C13]-[.B13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ooc:=MAX([.C14]-[.B14];0)" office:value-type="float" office:value="7">
            <text:p>7</text:p>
          </table:table-cell>
          <table:table-cell table:number-columns-repeated="3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ooc:=MAX([.C15]-[.B15];0)" office:value-type="float" office:value="7">
            <text:p>7</text:p>
          </table:table-cell>
          <table:table-cell table:number-columns-repeated="3"/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table:formula="oooc:=MAX([.C16]-[.B16];0)" office:value-type="float" office:value="4.5">
            <text:p>4,5</text:p>
          </table:table-cell>
          <table:table-cell table:number-columns-repeated="3"/>
        </table:table-row>
        <table:table-row table:style-name="ro12">
          <table:table-cell office:value-type="string">
            <text:p>Tor Quesada, Xavi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C17]-[.B17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C18]-[.B18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C19]-[.B19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office:value-type="string">
            <text:p>Vitó Saéz, Marc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C20]-[.B20];0)" office:value-type="float" office:value="3">
            <text:p>3</text:p>
          </table:table-cell>
          <table:table-cell table:number-columns-repeated="3"/>
        </table:table-row>
        <table:table-row table:style-name="ro5">
          <table:table-cell table:style-name="ce5" table:number-columns-repeated="3"/>
          <table:table-cell/>
          <table:table-cell table:style-name="ce26"/>
          <table:table-cell table:number-columns-repeated="2"/>
        </table:table-row>
        <table:table-row table:style-name="ro5">
          <table:table-cell table:style-name="ce3" office:value-type="string">
            <text:p>1 ESI A</text:p>
          </table:table-cell>
          <table:table-cell table:style-name="ce3" table:number-columns-repeated="2"/>
          <table:table-cell table:style-name="ce27" table:number-columns-repeated="2"/>
          <table:table-cell table:number-columns-repeated="2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table:style-name="ce25" table:formula="oooc:=MAX([.C23]-[.B23];0)" office:value-type="float" office:value="9.5">
            <text:p>9,5</text:p>
          </table:table-cell>
          <table:table-cell table:number-columns-repeated="3"/>
        </table:table-row>
        <table:table-row table:style-name="ro5">
          <table:table-cell table:style-name="ce6" office:value-type="string">
            <text:p>Boza Valle, Josep Mª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5" table:formula="oooc:=MAX([.C24]-[.B24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table:style-name="ce6" office:value-type="string">
            <text:p>Caballero Hernández, Ismae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25" table:formula="oooc:=MAX([.C25]-[.B25];0)" office:value-type="float" office:value="9">
            <text:p>9</text:p>
          </table:table-cell>
          <table:table-cell table:number-columns-repeated="3"/>
        </table:table-row>
        <table:table-row table:style-name="ro13">
          <table:table-cell table:style-name="ce6" office:value-type="string">
            <text:p>Carmona Aranda, Héctor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5" table:formula="oooc:=MAX([.C26]-[.B26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table:style-name="ce6" office:value-type="string">
            <text:p>Casellas Lluvià, Sergi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5" table:formula="oooc:=MAX([.C27]-[.B27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table:style-name="ce6" office:value-type="string">
            <text:p>Castro Palomares, Danie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25" table:formula="oooc:=MAX([.C28]-[.B28];0)" office:value-type="float" office:value="8">
            <text:p>8</text:p>
          </table:table-cell>
          <table:table-cell table:number-columns-repeated="3"/>
        </table:table-row>
        <table:table-row table:style-name="ro5">
          <table:table-cell table:style-name="ce6" office:value-type="string">
            <text:p>Centelles Ruiz, Orio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.5">
            <text:p>4,5</text:p>
          </table:table-cell>
          <table:table-cell table:style-name="ce25" table:formula="oooc:=MAX([.C29]-[.B29];0)" office:value-type="float" office:value="4.5">
            <text:p>4,5</text:p>
          </table:table-cell>
          <table:table-cell table:number-columns-repeated="3"/>
        </table:table-row>
        <table:table-row table:style-name="ro5">
          <table:table-cell table:style-name="ce6" office:value-type="string">
            <text:p>Codina Hernández, Carlo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5" table:formula="oooc:=MAX([.C30]-[.B30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table:style-name="ce6" office:value-type="string">
            <text:p>Cruz Josa, Ricar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.5">
            <text:p>7,5</text:p>
          </table:table-cell>
          <table:table-cell table:style-name="ce25" table:formula="oooc:=MAX([.C31]-[.B31];0)" office:value-type="float" office:value="7.5">
            <text:p>7,5</text:p>
          </table:table-cell>
          <table:table-cell table:number-columns-repeated="3"/>
        </table:table-row>
        <table:table-row table:style-name="ro5">
          <table:table-cell table:style-name="ce6" office:value-type="string">
            <text:p>Delgado Gutiérrez, Danie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25" table:formula="oooc:=MAX([.C32]-[.B32];0)" office:value-type="float" office:value="8">
            <text:p>8</text:p>
          </table:table-cell>
          <table:table-cell table:number-columns-repeated="3"/>
        </table:table-row>
        <table:table-row table:style-name="ro5">
          <table:table-cell table:style-name="ce6" office:value-type="string">
            <text:p>Giner Domínguez, Israel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5" table:formula="oooc:=MAX([.C33]-[.B33];0)" office:value-type="float" office:value="0">
            <text:p>0</text:p>
          </table:table-cell>
          <table:table-cell office:value-type="string">
            <text:p>No presentat</text:p>
          </table:table-cell>
          <table:table-cell table:number-columns-repeated="2"/>
        </table:table-row>
        <table:table-row table:style-name="ro5">
          <table:table-cell table:style-name="ce6" office:value-type="string">
            <text:p>Gonzalez Martínez, Xavier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25" table:formula="oooc:=MAX([.C34]-[.B34];0)" office:value-type="float" office:value="4">
            <text:p>4</text:p>
          </table:table-cell>
          <table:table-cell table:number-columns-repeated="3"/>
        </table:table-row>
        <table:table-row table:style-name="ro5">
          <table:table-cell table:style-name="ce6" office:value-type="string">
            <text:p>Picazo Martínez, Iva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.5">
            <text:p>7,5</text:p>
          </table:table-cell>
          <table:table-cell table:style-name="ce25" table:formula="oooc:=MAX([.C35]-[.B35];0)" office:value-type="float" office:value="7.5">
            <text:p>7,5</text:p>
          </table:table-cell>
          <table:table-cell table:number-columns-repeated="3"/>
        </table:table-row>
        <table:table-row table:style-name="ro14">
          <table:table-cell table:style-name="Default" table:number-columns-repeated="4"/>
          <table:table-cell table:style-name="ce44"/>
          <table:table-cell table:style-name="Default" table:number-columns-repeated="2"/>
        </table:table-row>
      </table:table>
      <table:table table:name="Conversió" table:style-name="ta1" table:print="false">
        <table:table-column table:style-name="co22" table:default-cell-style-name="ce4"/>
        <table:table-column table:style-name="co2" table:default-cell-style-name="ce25"/>
        <table:table-column table:style-name="co7" table:default-cell-style-name="ce52"/>
        <table:table-column table:style-name="co27" table:default-cell-style-name="ce25"/>
        <table:table-column table:style-name="co28" table:default-cell-style-name="ce25"/>
        <table:table-column table:style-name="co29" table:default-cell-style-name="ce39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Notes Exercici Conversió</text:p>
          </table:table-cell>
          <table:table-cell table:style-name="ce26" table:number-columns-repeated="4"/>
          <table:table-cell table:number-columns-repeated="2"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/>
          <table:table-cell table:style-name="ce41"/>
          <table:table-cell table:style-name="ce43"/>
          <table:table-cell table:style-name="ce41"/>
          <table:table-cell table:style-name="ce43"/>
          <table:table-cell table:number-columns-repeated="2"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1">
          <table:table-cell table:style-name="ce2" office:value-type="string">
            <text:p>Alumne</text:p>
          </table:table-cell>
          <table:table-cell table:style-name="ce48" office:value-type="string">
            <text:p>Nota</text:p>
          </table:table-cell>
          <table:table-cell table:style-name="ce50" office:value-type="string">
            <text:p>Penalització</text:p>
          </table:table-cell>
          <table:table-cell table:style-name="ce42" office:value-type="string">
            <text:p>Final</text:p>
          </table:table-cell>
          <table:table-cell table:style-name="ce42" office:value-type="string">
            <text:p>Comentaris</text:p>
          </table:table-cell>
          <table:table-cell table:style-name="ce55"/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2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5]-[.C5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MAX([.B6]-[.C6];0)" office:value-type="float" office:value="6">
            <text:p>6</text:p>
          </table:table-cell>
          <table:table-cell office:value-type="string">
            <text:p>No entrega un PDF</text:p>
          </table:table-cell>
          <table:table-cell table:number-columns-repeated="11"/>
        </table:table-row>
        <table:table-row table:style-name="ro5">
          <table:table-cell office:value-type="string">
            <text:p>Merce Alvarez, Adrián</text:p>
          </table:table-cell>
          <table:table-cell table:style-name="ce49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MAX([.B7]-[.C7];0)" office:value-type="float" office:value="7">
            <text:p>7</text:p>
          </table:table-cell>
          <table:table-cell table:number-columns-repeated="12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[.B8]-[.C8];0)" office:value-type="float" office:value="5">
            <text:p>5</text:p>
          </table:table-cell>
          <table:table-cell table:number-columns-repeated="12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9]-[.C9];0)" office:value-type="float" office:value="10">
            <text:p>10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MAX([.B10]-[.C10];0)" office:value-type="float" office:value="3">
            <text:p>3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1]-[.C11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2]-[.C12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3]-[.C13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4]-[.C14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[.B15]-[.C15];0)" office:value-type="float" office:value="5">
            <text:p>5</text:p>
          </table:table-cell>
          <table:table-cell table:number-columns-repeated="12"/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6]-[.C16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Tor Quesada, Xavi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7]-[.C17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8]-[.C18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9]-[.C19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Vitó Saéz, Marc</text:p>
          </table:table-cell>
          <table:table-cell office:value-type="float" office:value="0">
            <text:p>0</text:p>
          </table:table-cell>
          <table:table-cell table:style-name="ce53" office:value-type="float" office:value="3">
            <text:p>3</text:p>
          </table:table-cell>
          <table:table-cell table:formula="oooc:=MAX([.B20]-[.C20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5"/>
          <table:table-cell table:style-name="ce26"/>
          <table:table-cell table:style-name="ce54"/>
          <table:table-cell table:style-name="ce26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MAX([.B23]-[.C23];0)" office:value-type="float" office:value="7.5">
            <text:p>7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Boza Valle, Josep Mª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4]-[.C24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ballero Hernández, Ismael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MAX([.B25]-[.C25];0)" office:value-type="float" office:value="7.5">
            <text:p>7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6]-[.C26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ellas Lluvià, Serg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7]-[.C27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tro Palomares, Daniel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MAX([.B28]-[.C28];0)" office:value-type="float" office:value="7.5">
            <text:p>7,5</text:p>
          </table:table-cell>
          <table:table-cell table:number-columns-repeated="12"/>
        </table:table-row>
        <table:table-row table:style-name="ro12">
          <table:table-cell table:style-name="ce6" office:value-type="string">
            <text:p>Centelles Ruiz, Ori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9]-[.C29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odina Hernández, Car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0]-[.C30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ruz Josa, Ricar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1]-[.C31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float" office:value="7.5">
            <text:p>7,5</text:p>
          </table:table-cell>
          <table:table-cell office:value-type="float" office:value="3">
            <text:p>3</text:p>
          </table:table-cell>
          <table:table-cell table:formula="oooc:=MAX([.B32]-[.C32];0)" office:value-type="float" office:value="4.5">
            <text:p>4,5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iner Domínguez, Isr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3]-[.C33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onzalez Martínez, Xavier</text:p>
          </table:table-cell>
          <table:table-cell office:value-type="float" office:value="7.5">
            <text:p>7,5</text:p>
          </table:table-cell>
          <table:table-cell office:value-type="float" office:value="3">
            <text:p>3</text:p>
          </table:table-cell>
          <table:table-cell table:formula="oooc:=MAX([.B34]-[.C34];0)" office:value-type="float" office:value="4.5">
            <text:p>4,5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Picazo Martínez, Ivan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MAX([.B35]-[.C35];0)" office:value-type="float" office:value="7.5">
            <text:p>7,5</text:p>
          </table:table-cell>
          <table:table-cell table:number-columns-repeated="12"/>
        </table:table-row>
      </table:table>
      <table:table table:name="Subxarxes" table:style-name="ta1" table:print="false">
        <table:table-column table:style-name="co22" table:default-cell-style-name="ce4"/>
        <table:table-column table:style-name="co34" table:default-cell-style-name="ce61"/>
        <table:table-column table:style-name="co35" table:default-cell-style-name="ce25"/>
        <table:table-column table:style-name="co7" table:default-cell-style-name="ce52"/>
        <table:table-column table:style-name="co27" table:default-cell-style-name="ce25"/>
        <table:table-column table:style-name="co36" table:default-cell-style-name="ce25"/>
        <table:table-column table:style-name="co29" table:default-cell-style-name="ce39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Notes Exercici subxarxes</text:p>
          </table:table-cell>
          <table:table-cell table:style-name="ce1"/>
          <table:table-cell table:style-name="ce26" table:number-columns-repeated="4"/>
          <table:table-cell table:number-columns-repeated="2"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 table:number-columns-repeated="2"/>
          <table:table-cell table:style-name="ce41"/>
          <table:table-cell table:style-name="ce43"/>
          <table:table-cell table:style-name="ce41"/>
          <table:table-cell table:style-name="ce43"/>
          <table:table-cell table:number-columns-repeated="2"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1">
          <table:table-cell table:style-name="ce2" office:value-type="string">
            <text:p>Alumne</text:p>
          </table:table-cell>
          <table:table-cell table:style-name="ce36" office:value-type="string">
            <text:p>Exercici Cisco 10.3.5d</text:p>
          </table:table-cell>
          <table:table-cell table:style-name="ce48" office:value-type="string">
            <text:p>Exercici subxarxes</text:p>
          </table:table-cell>
          <table:table-cell table:style-name="ce50" office:value-type="string">
            <text:p>Penalització</text:p>
          </table:table-cell>
          <table:table-cell table:style-name="ce42" office:value-type="string">
            <text:p>Final</text:p>
          </table:table-cell>
          <table:table-cell table:style-name="ce42" office:value-type="string">
            <text:p>Comentaris</text:p>
          </table:table-cell>
          <table:table-cell table:style-name="ce55"/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3"/>
          <table:table-cell table:style-name="ce27"/>
          <table:table-cell table:style-name="ce51"/>
          <table:table-cell table:style-name="ce27" table:number-columns-repeated="2"/>
          <table:table-cell table:number-columns-repeated="2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5]*0.25+[.C5]*0.75)-[.D5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table:formula="oooc:=MAX(([.B6]*0.25+[.C6]*0.75)-[.D6];0)" office:value-type="float" office:value="0.875">
            <text:p>0,88</text:p>
          </table:table-cell>
          <table:table-cell office:value-type="string">
            <text:p>No entrega una tasca</text:p>
          </table:table-cell>
          <table:table-cell table:number-columns-repeated="11"/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10">
            <text:p>10</text:p>
          </table:table-cell>
          <table:table-cell table:style-name="ce62" office:value-type="float" office:value="3.5">
            <text:p>3,5</text:p>
          </table:table-cell>
          <table:table-cell office:value-type="float" office:value="0">
            <text:p>0</text:p>
          </table:table-cell>
          <table:table-cell table:formula="oooc:=MAX(([.B7]*0.25+[.C7]*0.75)-[.D7];0)" office:value-type="float" office:value="5.125">
            <text:p>5,13</text:p>
          </table:table-cell>
          <table:table-cell table:number-columns-repeated="12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MAX(([.B8]*0.25+[.C8]*0.75)-[.D8];0)" office:value-type="float" office:value="4">
            <text:p>4</text:p>
          </table:table-cell>
          <table:table-cell table:number-columns-repeated="12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formula="oooc:=MAX(([.B9]*0.25+[.C9]*0.75)-[.D9];0)" office:value-type="float" office:value="7.125">
            <text:p>7,13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10]*0.25+[.C10]*0.75)-[.D10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MAX(([.B11]*0.25+[.C11]*0.75)-[.D11];0)" office:value-type="float" office:value="3.5">
            <text:p>3,5</text:p>
          </table:table-cell>
          <table:table-cell office:value-type="string">
            <text:p>No entrega una tasca</text:p>
          </table:table-cell>
          <table:table-cell table:number-columns-repeated="11"/>
        </table:table-row>
        <table:table-row table:style-name="ro5">
          <table:table-cell office:value-type="string">
            <text:p>Priego Martínez, Victor Manuel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12]*0.25+[.C12]*0.75)-[.D12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Ramos Ruiz, Esteban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MAX(([.B13]*0.25+[.C13]*0.75)-[.D13];0)" office:value-type="float" office:value="5">
            <text:p>5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Redondo Rodríguez, Sergio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14]*0.25+[.C14]*0.75)-[.D14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ooc:=MAX(([.B15]*0.25+[.C15]*0.75)-[.D15];0)" office:value-type="float" office:value="1.5">
            <text:p>1,5</text:p>
          </table:table-cell>
          <table:table-cell table:number-columns-repeated="12"/>
        </table:table-row>
        <table:table-row table:style-name="ro5">
          <table:table-cell office:value-type="string">
            <text:p>Tor Quesada, Carlo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16]*0.25+[.C16]*0.75)-[.D16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Tor Quesada, Xavie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17]*0.25+[.C17]*0.75)-[.D17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Vaello Redondo, Jaum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18]*0.25+[.C18]*0.75)-[.D18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formula="oooc:=MAX(([.B19]*0.25+[.C19]*0.75)-[.D19];0)" office:value-type="float" office:value="2.875">
            <text:p>2,88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office:value-type="string">
            <text:p>Vitó Saéz, Marc</text:p>
          </table:table-cell>
          <table:table-cell table:number-columns-repeated="2" office:value-type="float" office:value="6">
            <text:p>6</text:p>
          </table:table-cell>
          <table:table-cell table:style-name="ce53" office:value-type="float" office:value="0">
            <text:p>0</text:p>
          </table:table-cell>
          <table:table-cell table:formula="oooc:=MAX(([.B20]*0.25+[.C20]*0.75)-[.D20];0)" office:value-type="float" office:value="6">
            <text:p>6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5" table:number-columns-repeated="2"/>
          <table:table-cell table:style-name="ce26"/>
          <table:table-cell table:style-name="ce54"/>
          <table:table-cell table:style-name="ce26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3"/>
          <table:table-cell table:style-name="ce27"/>
          <table:table-cell table:style-name="ce51"/>
          <table:table-cell table:style-name="ce27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table:formula="oooc:=MAX(([.B23]*0.25+[.C23]*0.75)-[.D23];0)" office:value-type="float" office:value="9.625">
            <text:p>9,63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Boza Valle, Josep Mª</text:p>
          </table:table-cell>
          <table:table-cell table:style-name="ce2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24]*0.25+[.C24]*0.75)-[.D24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ballero Hernández, Ismael</text:p>
          </table:table-cell>
          <table:table-cell table:style-name="ce25"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formula="oooc:=MAX(([.B25]*0.25+[.C25]*0.75)-[.D25];0)" office:value-type="float" office:value="3.375">
            <text:p>3,38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table:style-name="ce2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26]*0.25+[.C26]*0.75)-[.D26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ellas Lluvià, Sergi</text:p>
          </table:table-cell>
          <table:table-cell table:style-name="ce2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27]*0.25+[.C27]*0.75)-[.D27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tro Palomares, Daniel</text:p>
          </table:table-cell>
          <table:table-cell table:style-name="ce2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MAX(([.B28]*0.25+[.C28]*0.75)-[.D28];0)" office:value-type="float" office:value="6.5">
            <text:p>6,5</text:p>
          </table:table-cell>
          <table:table-cell office:value-type="string">
            <text:p>No entrega una tasca</text:p>
          </table:table-cell>
          <table:table-cell table:number-columns-repeated="11"/>
        </table:table-row>
        <table:table-row table:style-name="ro12">
          <table:table-cell table:style-name="ce6" office:value-type="string">
            <text:p>Centelles Ruiz, Oriol</text:p>
          </table:table-cell>
          <table:table-cell table:style-name="ce25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MAX(([.B29]*0.25+[.C29]*0.75)-[.D29];0)" office:value-type="float" office:value="5.25">
            <text:p>5,2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odina Hernández, Carlos</text:p>
          </table:table-cell>
          <table:table-cell table:style-name="ce2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30]*0.25+[.C30]*0.75)-[.D30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ruz Josa, Ricard</text:p>
          </table:table-cell>
          <table:table-cell table:style-name="ce25"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1">
            <text:p>1</text:p>
          </table:table-cell>
          <table:table-cell table:formula="oooc:=MAX(([.B31]*0.25+[.C31]*0.75)-[.D31];0)" office:value-type="float" office:value="3.875">
            <text:p>3,88</text:p>
          </table:table-cell>
          <table:table-cell office:value-type="string">
            <text:p>No entrega una tasca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lgado Gutiérrez, Daniel</text:p>
          </table:table-cell>
          <table:table-cell table:style-name="ce2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32]*0.25+[.C32]*0.75)-[.D32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iner Domínguez, Israel</text:p>
          </table:table-cell>
          <table:table-cell table:style-name="ce2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([.B33]*0.25+[.C33]*0.75)-[.D33];0)" office:value-type="float" office:value="0">
            <text:p>0</text:p>
          </table:table-cell>
          <table:table-cell office:value-type="string">
            <text:p>No entrega tasc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onzalez Martínez, Xavier</text:p>
          </table:table-cell>
          <table:table-cell table:style-name="ce25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([.B34]*0.25+[.C34]*0.75)-[.D34];0)" office:value-type="float" office:value="9.75">
            <text:p>9,7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Picazo Martínez, Ivan</text:p>
          </table:table-cell>
          <table:table-cell table:style-name="ce2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MAX(([.B35]*0.25+[.C35]*0.75)-[.D35];0)" office:value-type="float" office:value="4.25">
            <text:p>4,25</text:p>
          </table:table-cell>
          <table:table-cell office:value-type="string">
            <text:p>Falta enllaç a la documentació. Falta l'entrega exercici Cisco</text:p>
          </table:table-cell>
          <table:table-cell table:number-columns-repeated="11"/>
        </table:table-row>
      </table:table>
      <table:table table:name="CursCiscoCCNA" table:style-name="ta1" table:print="false">
        <table:table-column table:style-name="co22" table:default-cell-style-name="ce4"/>
        <table:table-column table:style-name="co2" table:default-cell-style-name="ce25"/>
        <table:table-column table:style-name="co7" table:default-cell-style-name="ce52"/>
        <table:table-column table:style-name="co27" table:default-cell-style-name="ce25"/>
        <table:table-column table:style-name="co28" table:default-cell-style-name="ce25"/>
        <table:table-column table:style-name="co29" table:default-cell-style-name="ce39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Instal·lació curs CISCO</text:p>
          </table:table-cell>
          <table:table-cell table:style-name="ce26" table:number-columns-repeated="4"/>
          <table:table-cell table:number-columns-repeated="2"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/>
          <table:table-cell table:style-name="ce41"/>
          <table:table-cell table:style-name="ce43"/>
          <table:table-cell table:style-name="ce41"/>
          <table:table-cell table:style-name="ce43"/>
          <table:table-cell table:number-columns-repeated="2"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1">
          <table:table-cell table:style-name="ce2" office:value-type="string">
            <text:p>Alumne</text:p>
          </table:table-cell>
          <table:table-cell table:style-name="ce48" office:value-type="string">
            <text:p>Nota</text:p>
          </table:table-cell>
          <table:table-cell table:style-name="ce50" office:value-type="string">
            <text:p>Penalització</text:p>
          </table:table-cell>
          <table:table-cell table:style-name="ce42" office:value-type="string">
            <text:p>Final</text:p>
          </table:table-cell>
          <table:table-cell table:style-name="ce42" office:value-type="string">
            <text:p>Comentaris</text:p>
          </table:table-cell>
          <table:table-cell table:style-name="ce55"/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2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5]-[.C5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6]-[.C6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7]-[.C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8]-[.C8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9]-[.C9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10]-[.C10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[.B11]-[.C11];0)" office:value-type="float" office:value="5">
            <text:p>5</text:p>
          </table:table-cell>
          <table:table-cell table:number-columns-repeated="12"/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2]-[.C12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3]-[.C13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14]-[.C14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15]-[.C15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16]-[.C16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office:value-type="string">
            <text:p>Tor Quesada, Xavi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7]-[.C1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8]-[.C18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9]-[.C19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itó Saéz, Marc</text:p>
          </table:table-cell>
          <table:table-cell office:value-type="float" office:value="9">
            <text:p>9</text:p>
          </table:table-cell>
          <table:table-cell table:style-name="ce53" office:value-type="float" office:value="0">
            <text:p>0</text:p>
          </table:table-cell>
          <table:table-cell table:formula="oooc:=MAX([.B20]-[.C20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table:style-name="ce5"/>
          <table:table-cell table:style-name="ce26"/>
          <table:table-cell table:style-name="ce54"/>
          <table:table-cell table:style-name="ce26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3]-[.C23];0)" office:value-type="float" office:value="10">
            <text:p>10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Boza Valle, Josep Mª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4]-[.C24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ballero Hernández, Ismae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25]-[.C25];0)" office:value-type="float" office:value="9">
            <text:p>9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6]-[.C26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ellas Lluvià, Serg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7]-[.C2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tro Palomares, Danie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28]-[.C28];0)" office:value-type="float" office:value="9">
            <text:p>9</text:p>
          </table:table-cell>
          <table:table-cell table:number-columns-repeated="12"/>
        </table:table-row>
        <table:table-row table:style-name="ro12">
          <table:table-cell table:style-name="ce6" office:value-type="string">
            <text:p>Centelles Ruiz, Ori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9]-[.C29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odina Hernández, Car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0]-[.C3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ruz Josa, Ricar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1]-[.C31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2]-[.C32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iner Domínguez, Israe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MAX([.B33]-[.C33];0)" office:value-type="float" office:value="2">
            <text:p>2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Gonzalez Martínez, Xavi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[.B34]-[.C34];0)" office:value-type="float" office:value="5">
            <text:p>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Picazo Martínez, Iva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ooc:=MAX([.B35]-[.C35];0)" office:value-type="float" office:value="7">
            <text:p>7</text:p>
          </table:table-cell>
          <table:table-cell table:number-columns-repeated="12"/>
        </table:table-row>
      </table:table>
      <table:table table:name="Doc Aula" table:style-name="ta1" table:print="false">
        <table:table-column table:style-name="co22" table:default-cell-style-name="ce4"/>
        <table:table-column table:style-name="co2" table:default-cell-style-name="ce25"/>
        <table:table-column table:style-name="co7" table:default-cell-style-name="ce52"/>
        <table:table-column table:style-name="co27" table:default-cell-style-name="ce25"/>
        <table:table-column table:style-name="co28" table:default-cell-style-name="ce25"/>
        <table:table-column table:style-name="co29" table:default-cell-style-name="ce39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NA5 Documentació AULA</text:p>
          </table:table-cell>
          <table:table-cell table:style-name="ce26" table:number-columns-repeated="4"/>
          <table:table-cell table:number-columns-repeated="2"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/>
          <table:table-cell table:style-name="ce41"/>
          <table:table-cell table:style-name="ce43"/>
          <table:table-cell table:style-name="ce41"/>
          <table:table-cell table:style-name="ce43"/>
          <table:table-cell table:number-columns-repeated="2"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1">
          <table:table-cell table:style-name="ce2" office:value-type="string">
            <text:p>Alumne</text:p>
          </table:table-cell>
          <table:table-cell table:style-name="ce48" office:value-type="string">
            <text:p>Nota</text:p>
          </table:table-cell>
          <table:table-cell table:style-name="ce50" office:value-type="string">
            <text:p>Penalització</text:p>
          </table:table-cell>
          <table:table-cell table:style-name="ce42" office:value-type="string">
            <text:p>Final</text:p>
          </table:table-cell>
          <table:table-cell table:style-name="ce42" office:value-type="string">
            <text:p>Comentaris</text:p>
          </table:table-cell>
          <table:table-cell table:style-name="ce55"/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2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5]-[.C5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MAX([.B6]-[.C6];0)" office:value-type="float" office:value="6">
            <text:p>6</text:p>
          </table:table-cell>
          <table:table-cell table:number-columns-repeated="12"/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7]-[.C7]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MAX([.B8]-[.C8];0)" office:value-type="float" office:value="8">
            <text:p>8</text:p>
          </table:table-cell>
          <table:table-cell table:number-columns-repeated="12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MAX([.B9]-[.C9];0)" office:value-type="float" office:value="8">
            <text:p>8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10]-[.C10]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formula="oooc:=MAX([.B11]-[.C11];0)" office:value-type="float" office:value="6.5">
            <text:p>6,5</text:p>
          </table:table-cell>
          <table:table-cell table:number-columns-repeated="12"/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2]-[.C12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table:formula="oooc:=MAX([.B13]-[.C13];0)" office:value-type="float" office:value="4.5">
            <text:p>4,5</text:p>
          </table:table-cell>
          <table:table-cell table:number-columns-repeated="12"/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4]-[.C14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MAX([.B15]-[.C15];0)" office:value-type="float" office:value="8">
            <text:p>8</text:p>
          </table:table-cell>
          <table:table-cell table:number-columns-repeated="12"/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16]-[.C16]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office:value-type="string">
            <text:p>Tor Quesada, Xavi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7]-[.C1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8]-[.C18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[.B19]-[.C19];0)" office:value-type="float" office:value="5">
            <text:p>5</text:p>
          </table:table-cell>
          <table:table-cell table:number-columns-repeated="12"/>
        </table:table-row>
        <table:table-row table:style-name="ro5">
          <table:table-cell office:value-type="string">
            <text:p>Vitó Saéz, Marc</text:p>
          </table:table-cell>
          <table:table-cell office:value-type="float" office:value="4.5">
            <text:p>4,5</text:p>
          </table:table-cell>
          <table:table-cell table:style-name="ce53" office:value-type="float" office:value="0">
            <text:p>0</text:p>
          </table:table-cell>
          <table:table-cell table:formula="oooc:=MAX([.B20]-[.C20];0)" office:value-type="float" office:value="4.5">
            <text:p>4,5</text:p>
          </table:table-cell>
          <table:table-cell table:number-columns-repeated="12"/>
        </table:table-row>
        <table:table-row table:style-name="ro5">
          <table:table-cell table:style-name="ce5"/>
          <table:table-cell table:style-name="ce26"/>
          <table:table-cell table:style-name="ce54"/>
          <table:table-cell table:style-name="ce26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23]-[.C23]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Boza Valle, Josep Mª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MAX([.B24]-[.C24];0)" office:value-type="float" office:value="6">
            <text:p>6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ballero Hernández, Isma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5]-[.C25];0)" office:value-type="float" office:value="10">
            <text:p>10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6]-[.C26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ellas Lluvià, Serg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7]-[.C2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tro Palomares, Daniel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28]-[.C28];0)" office:value-type="float" office:value="8.5">
            <text:p>8,5</text:p>
          </table:table-cell>
          <table:table-cell table:number-columns-repeated="12"/>
        </table:table-row>
        <table:table-row table:style-name="ro12">
          <table:table-cell table:style-name="ce6" office:value-type="string">
            <text:p>Centelles Ruiz, Ori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MAX([.B29]-[.C29];0)" office:value-type="float" office:value="6">
            <text:p>6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odina Hernández, Car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0]-[.C3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ruz Josa, Ricard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31]-[.C31];0)" office:value-type="float" office:value="8.5">
            <text:p>8,5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32]-[.C32];0)" office:value-type="float" office:value="10">
            <text:p>10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Giner Domínguez, Isr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3]-[.C33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onzalez Martínez, Xavi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MAX([.B34]-[.C34];0)" office:value-type="float" office:value="5">
            <text:p>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Picazo Martínez, Iva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35]-[.C35];0)" office:value-type="float" office:value="10">
            <text:p>10</text:p>
          </table:table-cell>
          <table:table-cell table:number-columns-repeated="12"/>
        </table:table-row>
      </table:table>
      <table:table table:name="Treballxarxes" table:style-name="ta1" table:print="false">
        <table:table-column table:style-name="co22" table:default-cell-style-name="ce4"/>
        <table:table-column table:style-name="co2" table:default-cell-style-name="ce25"/>
        <table:table-column table:style-name="co7" table:default-cell-style-name="ce52"/>
        <table:table-column table:style-name="co27" table:default-cell-style-name="ce25"/>
        <table:table-column table:style-name="co28" table:default-cell-style-name="ce25"/>
        <table:table-column table:style-name="co29" table:default-cell-style-name="ce39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Treball xarxes</text:p>
          </table:table-cell>
          <table:table-cell table:style-name="ce26" table:number-columns-repeated="4"/>
          <table:table-cell table:number-columns-repeated="2"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/>
          <table:table-cell table:style-name="ce41"/>
          <table:table-cell table:style-name="ce43"/>
          <table:table-cell table:style-name="ce41"/>
          <table:table-cell table:style-name="ce43"/>
          <table:table-cell table:number-columns-repeated="2"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1">
          <table:table-cell table:style-name="ce2" office:value-type="string">
            <text:p>Alumne</text:p>
          </table:table-cell>
          <table:table-cell table:style-name="ce48" office:value-type="string">
            <text:p>Nota</text:p>
          </table:table-cell>
          <table:table-cell table:style-name="ce50" office:value-type="string">
            <text:p>Penalització</text:p>
          </table:table-cell>
          <table:table-cell table:style-name="ce42" office:value-type="string">
            <text:p>Final</text:p>
          </table:table-cell>
          <table:table-cell table:style-name="ce42" office:value-type="string">
            <text:p>Comentaris</text:p>
          </table:table-cell>
          <table:table-cell table:style-name="ce55"/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2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5]-[.C5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6]-[.C6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7]-[.C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8]-[.C8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MAX([.B9]-[.C9];0)" office:value-type="float" office:value="4">
            <text:p>4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0]-[.C1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1]-[.C11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2]-[.C12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ooc:=MAX([.B13]-[.C13];0)" office:value-type="float" office:value="0.5">
            <text:p>0,5</text:p>
          </table:table-cell>
          <table:table-cell table:number-columns-repeated="12"/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4]-[.C14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5]-[.C15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MAX([.B16]-[.C16];0)" office:value-type="float" office:value="4">
            <text:p>4</text:p>
          </table:table-cell>
          <table:table-cell table:number-columns-repeated="12"/>
        </table:table-row>
        <table:table-row table:style-name="ro5">
          <table:table-cell office:value-type="string">
            <text:p>Tor Quesada, Xavi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7]-[.C1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8]-[.C18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9]-[.C19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itó Saéz, Marc</text:p>
          </table:table-cell>
          <table:table-cell office:value-type="float" office:value="0">
            <text:p>0</text:p>
          </table:table-cell>
          <table:table-cell table:style-name="ce53" office:value-type="float" office:value="3">
            <text:p>3</text:p>
          </table:table-cell>
          <table:table-cell table:formula="oooc:=MAX([.B20]-[.C2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5"/>
          <table:table-cell table:style-name="ce26"/>
          <table:table-cell table:style-name="ce54"/>
          <table:table-cell table:style-name="ce26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3]-[.C23];0)" office:value-type="float" office:value="10">
            <text:p>10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Boza Valle, Josep Mª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4]-[.C24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ballero Hernández, Ismael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table:formula="oooc:=MAX([.B25]-[.C25];0)" office:value-type="float" office:value="5.5">
            <text:p>5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6]-[.C26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ellas Lluvià, Serg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7]-[.C2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tro Palomares, Daniel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28]-[.C28];0)" office:value-type="float" office:value="8.5">
            <text:p>8,5</text:p>
          </table:table-cell>
          <table:table-cell table:number-columns-repeated="12"/>
        </table:table-row>
        <table:table-row table:style-name="ro12">
          <table:table-cell table:style-name="ce6" office:value-type="string">
            <text:p>Centelles Ruiz, Ori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9]-[.C29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odina Hernández, Car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0]-[.C3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ruz Josa, Ricar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1]-[.C31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2]-[.C32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iner Domínguez, Isr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3]-[.C33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onzalez Martínez, Xavier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table:formula="oooc:=MAX([.B34]-[.C34];0)" office:value-type="float" office:value="5.5">
            <text:p>5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Picazo Martínez, Iv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MAX([.B35]-[.C35];0)" office:value-type="float" office:value="8">
            <text:p>8</text:p>
          </table:table-cell>
          <table:table-cell table:number-columns-repeated="12"/>
        </table:table-row>
      </table:table>
      <table:table table:name="NodesXarxa" table:style-name="ta1" table:print="false">
        <table:table-column table:style-name="co22" table:default-cell-style-name="ce4"/>
        <table:table-column table:style-name="co2" table:default-cell-style-name="ce25"/>
        <table:table-column table:style-name="co7" table:default-cell-style-name="ce25"/>
        <table:table-column table:style-name="co37" table:default-cell-style-name="ce25"/>
        <table:table-column table:style-name="co7" table:default-cell-style-name="ce25"/>
        <table:table-column table:style-name="co7" table:default-cell-style-name="ce52"/>
        <table:table-column table:style-name="co27" table:number-columns-repeated="2" table:default-cell-style-name="ce25"/>
        <table:table-column table:style-name="co28" table:default-cell-style-name="ce25"/>
        <table:table-column table:style-name="co38" table:default-cell-style-name="ce25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Pràctica Nodes de xarxa</text:p>
          </table:table-cell>
          <table:table-cell table:style-name="ce26" table:number-columns-repeated="7"/>
          <table:table-cell table:style-name="ce26" table:number-columns-spanned="2" table:number-rows-spanned="1"/>
          <table:covered-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/>
          <table:table-cell table:style-name="ce41" table:number-columns-repeated="4"/>
          <table:table-cell table:style-name="ce43" table:number-columns-repeated="2"/>
          <table:table-cell table:style-name="ce41"/>
          <table:table-cell table:style-name="ce43"/>
          <table:table-cell table:style-name="ce63"/>
          <table:table-cell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5">
          <table:table-cell table:style-name="ce2" office:value-type="string">
            <text:p>Alumne</text:p>
          </table:table-cell>
          <table:table-cell table:style-name="ce48" office:value-type="string">
            <text:p>Inst. Ubuntu Server</text:p>
          </table:table-cell>
          <table:table-cell table:style-name="ce50" office:value-type="string">
            <text:p>Penalització</text:p>
          </table:table-cell>
          <table:table-cell table:style-name="ce48" office:value-type="string">
            <text:p>NOTA Inst. Ubuntu</text:p>
          </table:table-cell>
          <table:table-cell table:style-name="ce48" office:value-type="string">
            <text:p>Conf. Nodes de xarxa</text:p>
          </table:table-cell>
          <table:table-cell table:style-name="ce50" office:value-type="string">
            <text:p>Penalització</text:p>
          </table:table-cell>
          <table:table-cell table:style-name="ce48" office:value-type="string">
            <text:p>NOTA Nodes</text:p>
          </table:table-cell>
          <table:table-cell table:style-name="ce48" office:value-type="string">
            <text:p>Final</text:p>
          </table:table-cell>
          <table:table-cell table:style-name="ce42" office:value-type="string">
            <text:p>Comentaris inst. Ubuntu Server</text:p>
          </table:table-cell>
          <table:table-cell table:style-name="ce42" office:value-type="string">
            <text:p>Comentaris Nodes de xarxa</text:p>
          </table:table-cell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27" table:number-columns-repeated="4"/>
          <table:table-cell table:style-name="ce51"/>
          <table:table-cell table:style-name="ce27" table:number-columns-repeated="4"/>
          <table:table-cell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5]-[.C5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5]-[.F5];0)" office:value-type="float" office:value="0">
            <text:p>0</text:p>
          </table:table-cell>
          <table:table-cell table:formula="oooc:=0.15*[.D5]+0.85*[.G5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6]-[.C6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6]-[.F6];0)" office:value-type="float" office:value="0">
            <text:p>0</text:p>
          </table:table-cell>
          <table:table-cell table:formula="oooc:=0.15*[.D6]+0.85*[.G6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MAX([.B7]-[.C7];0)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MAX([.E7]-[.F7];0)" office:value-type="float" office:value="5">
            <text:p>5</text:p>
          </table:table-cell>
          <table:table-cell table:formula="oooc:=0.15*[.D7]+0.85*[.G7]" office:value-type="float" office:value="5">
            <text:p>5</text:p>
          </table:table-cell>
          <table:table-cell office:value-type="string">
            <text:p>Falta l'enllaç a la documentac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MAX([.B8]-[.C8];0)"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MAX([.E8]-[.F8];0)" office:value-type="float" office:value="4">
            <text:p>4</text:p>
          </table:table-cell>
          <table:table-cell table:formula="oooc:=0.15*[.D8]+0.85*[.G8]" office:value-type="float" office:value="4.525">
            <text:p>4,53</text:p>
          </table:table-cell>
          <table:table-cell/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formula="oooc:=MAX([.B9]-[.C9];0)"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MAX([.E9]-[.F9];0)" office:value-type="float" office:value="6">
            <text:p>6</text:p>
          </table:table-cell>
          <table:table-cell table:formula="oooc:=0.15*[.D9]+0.85*[.G9]" office:value-type="float" office:value="6.075">
            <text:p>6,08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0]-[.C10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10]-[.F10];0)" office:value-type="float" office:value="0">
            <text:p>0</text:p>
          </table:table-cell>
          <table:table-cell table:formula="oooc:=0.15*[.D10]+0.85*[.G10]" office:value-type="float" office:value="0">
            <text:p>0</text:p>
          </table:table-cell>
          <table:table-cell office:value-type="string">
            <text:p>Falta l'enllaç a la documentac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ooc:=MAX([.B11]-[.C11];0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MAX([.E11]-[.F11];0)" office:value-type="float" office:value="4">
            <text:p>4</text:p>
          </table:table-cell>
          <table:table-cell table:formula="oooc:=0.15*[.D11]+0.85*[.G11]" office:value-type="float" office:value="3.4">
            <text:p>3,4</text:p>
          </table:table-cell>
          <table:table-cell office:value-type="string">
            <text:p>L'enllaç no és clickable</text:p>
          </table:table-cell>
          <table:table-cell table:number-columns-repeated="11"/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2]-[.C12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12]-[.F12];0)" office:value-type="float" office:value="0">
            <text:p>0</text:p>
          </table:table-cell>
          <table:table-cell table:formula="oooc:=0.15*[.D12]+0.85*[.G12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3]-[.C13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13]-[.F13];0)" office:value-type="float" office:value="0">
            <text:p>0</text:p>
          </table:table-cell>
          <table:table-cell table:formula="oooc:=0.15*[.D13]+0.85*[.G13]" office:value-type="float" office:value="0">
            <text:p>0</text:p>
          </table:table-cell>
          <table:table-cell office:value-type="string">
            <text:p>Falta l'enllaç a la documentac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4]-[.C14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14]-[.F14];0)" office:value-type="float" office:value="0">
            <text:p>0</text:p>
          </table:table-cell>
          <table:table-cell table:formula="oooc:=0.15*[.D14]+0.85*[.G14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5]-[.C15];0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MAX([.E15]-[.F15];0)" office:value-type="float" office:value="4">
            <text:p>4</text:p>
          </table:table-cell>
          <table:table-cell table:formula="oooc:=0.15*[.D15]+0.85*[.G15]" office:value-type="float" office:value="3.4">
            <text:p>3,4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MAX([.B16]-[.C16];0)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E16]-[.F16];0)" office:value-type="float" office:value="10">
            <text:p>10</text:p>
          </table:table-cell>
          <table:table-cell table:formula="oooc:=0.15*[.D16]+0.85*[.G16]" office:value-type="float" office:value="8.8">
            <text:p>8,8</text:p>
          </table:table-cell>
          <table:table-cell office:value-type="string">
            <text:p>Falta l'enllaç a la documentació</text:p>
          </table:table-cell>
          <table:table-cell table:number-columns-repeated="11"/>
        </table:table-row>
        <table:table-row table:style-name="ro5">
          <table:table-cell office:value-type="string">
            <text:p>Tor Quesada, Xavi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7]-[.C17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17]-[.F17];0)" office:value-type="float" office:value="0">
            <text:p>0</text:p>
          </table:table-cell>
          <table:table-cell table:formula="oooc:=0.15*[.D17]+0.85*[.G17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18]-[.C18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18]-[.F18];0)" office:value-type="float" office:value="0">
            <text:p>0</text:p>
          </table:table-cell>
          <table:table-cell table:formula="oooc:=0.15*[.D18]+0.85*[.G18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ooc:=MAX([.B19]-[.C19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19]-[.F19];0)" office:value-type="float" office:value="0">
            <text:p>0</text:p>
          </table:table-cell>
          <table:table-cell table:formula="oooc:=0.15*[.D19]+0.85*[.G19]" office:value-type="float" office:value="0">
            <text:p>0</text:p>
          </table:table-cell>
          <table:table-cell office:value-type="string">
            <text:p>L'enllaç no és clickable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office:value-type="string">
            <text:p>Vitó Saéz, Mar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ooc:=MAX([.B20]-[.C20];0)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3" office:value-type="float" office:value="3">
            <text:p>3</text:p>
          </table:table-cell>
          <table:table-cell table:formula="oooc:=MAX([.E20]-[.F20];0)" office:value-type="float" office:value="0">
            <text:p>0</text:p>
          </table:table-cell>
          <table:table-cell table:formula="oooc:=0.15*[.D20]+0.85*[.G20]" office:value-type="float" office:value="0">
            <text:p>0</text:p>
          </table:table-cell>
          <table:table-cell/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table:style-name="ce5"/>
          <table:table-cell table:style-name="ce26" table:number-columns-repeated="4"/>
          <table:table-cell table:style-name="ce54"/>
          <table:table-cell table:style-name="ce26" table:number-columns-repeated="4"/>
          <table:table-cell table:number-columns-repeated="5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27" table:number-columns-repeated="4"/>
          <table:table-cell table:style-name="ce51"/>
          <table:table-cell table:style-name="ce27" table:number-columns-repeated="4"/>
          <table:table-cell table:number-columns-repeated="5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MAX([.B23]-[.C23];0)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E23]-[.F23];0)" office:value-type="float" office:value="10">
            <text:p>10</text:p>
          </table:table-cell>
          <table:table-cell table:formula="oooc:=0.15*[.D23]+0.85*[.G23]" office:value-type="float" office:value="8.5">
            <text:p>8,5</text:p>
          </table:table-cell>
          <table:table-cell office:value-type="string">
            <text:p>L'enllaç no funciona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Boza Valle, Josep Mª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4]-[.C24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24]-[.F24];0)" office:value-type="float" office:value="0">
            <text:p>0</text:p>
          </table:table-cell>
          <table:table-cell table:formula="oooc:=0.15*[.D24]+0.85*[.G24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aballero Hernández, Isma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5]-[.C25];0)"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E25]-[.F25];0)" office:value-type="float" office:value="8.5">
            <text:p>8,5</text:p>
          </table:table-cell>
          <table:table-cell table:formula="oooc:=0.15*[.D25]+0.85*[.G25]" office:value-type="float" office:value="8.725">
            <text:p>8,73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6]-[.C26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26]-[.F26];0)" office:value-type="float" office:value="0">
            <text:p>0</text:p>
          </table:table-cell>
          <table:table-cell table:formula="oooc:=0.15*[.D26]+0.85*[.G26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asellas Lluvià, Serg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27]-[.C27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27]-[.F27];0)" office:value-type="float" office:value="0">
            <text:p>0</text:p>
          </table:table-cell>
          <table:table-cell table:formula="oooc:=0.15*[.D27]+0.85*[.G27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astro Palomares, Dani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8]-[.C28];0)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E28]-[.F28];0)" office:value-type="float" office:value="9">
            <text:p>9</text:p>
          </table:table-cell>
          <table:table-cell table:formula="oooc:=0.15*[.D28]+0.85*[.G28]" office:value-type="float" office:value="9.15">
            <text:p>9,15</text:p>
          </table:table-cell>
          <table:table-cell table:number-columns-repeated="12"/>
        </table:table-row>
        <table:table-row table:style-name="ro12">
          <table:table-cell table:style-name="ce6" office:value-type="string">
            <text:p>Centelles Ruiz, Oriol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ooc:=MAX([.B29]-[.C29];0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MAX([.E29]-[.F29];0)" office:value-type="float" office:value="3">
            <text:p>3</text:p>
          </table:table-cell>
          <table:table-cell table:formula="oooc:=0.15*[.D29]+0.85*[.G29]" office:value-type="float" office:value="3.45">
            <text:p>3,45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odina Hernández, Carl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0]-[.C30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30]-[.F30];0)" office:value-type="float" office:value="0">
            <text:p>0</text:p>
          </table:table-cell>
          <table:table-cell table:formula="oooc:=0.15*[.D30]+0.85*[.G30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ruz Josa, Ricar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1]-[.C31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31]-[.F31];0)" office:value-type="float" office:value="0">
            <text:p>0</text:p>
          </table:table-cell>
          <table:table-cell table:formula="oooc:=0.15*[.D31]+0.85*[.G31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32]-[.C32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32]-[.F32];0)" office:value-type="float" office:value="0">
            <text:p>0</text:p>
          </table:table-cell>
          <table:table-cell table:formula="oooc:=0.15*[.D32]+0.85*[.G32]" office:value-type="float" office:value="0">
            <text:p>0</text:p>
          </table:table-cell>
          <table:table-cell table:number-columns-repeated="2" office:value-type="string">
            <text:p>Falta l'enllaç a la documentació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Giner Domínguez, Isra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B33]-[.C33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MAX([.E33]-[.F33];0)" office:value-type="float" office:value="0">
            <text:p>0</text:p>
          </table:table-cell>
          <table:table-cell table:formula="oooc:=0.15*[.D33]+0.85*[.G33]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Gonzalez Martínez, Xavier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MAX([.B34]-[.C34];0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MAX([.E34]-[.F34];0)" office:value-type="float" office:value="2">
            <text:p>2</text:p>
          </table:table-cell>
          <table:table-cell table:formula="oooc:=0.15*[.D34]+0.85*[.G34]" office:value-type="float" office:value="3.05">
            <text:p>3,05</text:p>
          </table:table-cell>
          <table:table-cell/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Picazo Martínez, Iv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35]-[.C35];0)"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table:formula="oooc:=MAX([.E35]-[.F35];0)" office:value-type="float" office:value="5.5">
            <text:p>5,5</text:p>
          </table:table-cell>
          <table:table-cell table:formula="oooc:=0.15*[.D35]+0.85*[.G35]" office:value-type="float" office:value="4.675">
            <text:p>4,68</text:p>
          </table:table-cell>
          <table:table-cell office:value-type="string">
            <text:p>Falta l'enllaç a la documentació</text:p>
          </table:table-cell>
          <table:table-cell table:number-columns-repeated="11"/>
        </table:table-row>
      </table:table>
      <table:table table:name="DispositiusXarxa" table:style-name="ta1" table:print="false">
        <office:forms form:automatic-focus="false" form:apply-design-mode="false"/>
        <table:table-column table:style-name="co22" table:default-cell-style-name="ce4"/>
        <table:table-column table:style-name="co39" table:default-cell-style-name="ce24"/>
        <table:table-column table:style-name="co40" table:number-columns-repeated="3" table:default-cell-style-name="ce25"/>
        <table:table-column table:style-name="co9" table:default-cell-style-name="ce25"/>
        <table:table-column table:style-name="co41" table:default-cell-style-name="ce62"/>
        <table:table-column table:style-name="co42" table:default-cell-style-name="ce25"/>
        <table:table-column table:style-name="co27" table:default-cell-style-name="ce25"/>
        <table:table-column table:style-name="co14" table:default-cell-style-name="ce25"/>
        <table:table-column table:style-name="co40" table:default-cell-style-name="ce25"/>
        <table:table-column table:style-name="co4" table:default-cell-style-name="ce25"/>
        <table:table-column table:style-name="co9" table:default-cell-style-name="ce25"/>
        <table:table-column table:style-name="co43" table:default-cell-style-name="ce25"/>
        <table:table-column table:style-name="co9" table:default-cell-style-name="ce25"/>
        <table:table-column table:style-name="co14" table:default-cell-style-name="ce25"/>
        <table:table-column table:style-name="co8" table:default-cell-style-name="ce25"/>
        <table:table-column table:style-name="co10" table:default-cell-style-name="ce25"/>
        <table:table-column table:style-name="co27" table:default-cell-style-name="ce25"/>
        <table:table-column table:style-name="co44" table:default-cell-style-name="ce25"/>
        <table:table-column table:style-name="co38" table:default-cell-style-name="ce25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Pràctiques dispositius xarxa</text:p>
          </table:table-cell>
          <table:table-cell table:style-name="ce64"/>
          <table:table-cell table:style-name="ce26" table:number-columns-repeated="17"/>
          <table:table-cell table:style-name="ce26" table:number-columns-spanned="2" table:number-rows-spanned="1"/>
          <table:covered-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/>
          <table:table-cell table:style-name="ce43"/>
          <table:table-cell table:style-name="ce66" office:value-type="string" table:number-columns-spanned="4" table:number-rows-spanned="1">
            <text:p>Commutador Cisco</text:p>
          </table:table-cell>
          <table:covered-table-cell table:number-columns-repeated="3" table:style-name="ce66"/>
          <table:table-cell table:style-name="ce67" office:value-type="string" table:number-columns-spanned="4" table:number-rows-spanned="1">
            <text:p>Encaminador Cisco</text:p>
          </table:table-cell>
          <table:covered-table-cell table:number-columns-repeated="3" table:style-name="ce67"/>
          <table:table-cell table:style-name="ce67" office:value-type="string" table:number-columns-spanned="4" table:number-rows-spanned="1">
            <text:p>Router Dlink</text:p>
          </table:table-cell>
          <table:covered-table-cell table:number-columns-repeated="3" table:style-name="ce67"/>
          <table:table-cell table:style-name="ce67" office:value-type="string" table:number-columns-spanned="4" table:number-rows-spanned="1">
            <text:p>IPCOP</text:p>
          </table:table-cell>
          <table:covered-table-cell table:number-columns-repeated="3" table:style-name="ce65"/>
          <table:table-cell table:style-name="ce41"/>
          <table:table-cell table:style-name="ce43"/>
          <table:table-cell table:style-name="ce63"/>
          <table:table-cell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5">
          <table:table-cell table:style-name="ce2" office:value-type="string">
            <text:p>Alumne</text:p>
          </table:table-cell>
          <table:table-cell table:style-name="ce65" office:value-type="string">
            <text:p>GRUP</text:p>
          </table:table-cell>
          <table:table-cell table:style-name="ce48" office:value-type="string">
            <text:p>NOTA I</text:p>
          </table:table-cell>
          <table:table-cell table:style-name="ce50" office:value-type="string">
            <text:p>NOTA G</text:p>
          </table:table-cell>
          <table:table-cell table:style-name="ce48" office:value-type="string">
            <text:p>Penalitzacions</text:p>
          </table:table-cell>
          <table:table-cell table:style-name="ce48" office:value-type="string">
            <text:p>Nota </text:p>
          </table:table-cell>
          <table:table-cell table:style-name="ce48" office:value-type="string">
            <text:p>NOTA I</text:p>
          </table:table-cell>
          <table:table-cell table:style-name="ce50" office:value-type="string">
            <text:p>NOTA G</text:p>
          </table:table-cell>
          <table:table-cell table:style-name="ce48" office:value-type="string">
            <text:p>Penalitzacions</text:p>
          </table:table-cell>
          <table:table-cell table:style-name="ce48" office:value-type="string">
            <text:p>Nota </text:p>
          </table:table-cell>
          <table:table-cell table:style-name="ce48" office:value-type="string">
            <text:p>NOTA I</text:p>
          </table:table-cell>
          <table:table-cell table:style-name="ce50" office:value-type="string">
            <text:p>NOTA G</text:p>
          </table:table-cell>
          <table:table-cell table:style-name="ce48" office:value-type="string">
            <text:p>Penalitzacions</text:p>
          </table:table-cell>
          <table:table-cell table:style-name="ce48" office:value-type="string">
            <text:p>Nota </text:p>
          </table:table-cell>
          <table:table-cell table:style-name="ce48" office:value-type="string">
            <text:p>NOTA I</text:p>
          </table:table-cell>
          <table:table-cell table:style-name="ce50" office:value-type="string">
            <text:p>NOTA G</text:p>
          </table:table-cell>
          <table:table-cell table:style-name="ce48" office:value-type="string">
            <text:p>Penalitzacions</text:p>
          </table:table-cell>
          <table:table-cell table:style-name="ce48" office:value-type="string">
            <text:p>Nota </text:p>
          </table:table-cell>
          <table:table-cell table:style-name="ce48" office:value-type="string">
            <text:p>NOTA Pràctiques</text:p>
          </table:table-cell>
          <table:table-cell table:style-name="ce42" office:value-type="string">
            <text:p>Comentaris 1</text:p>
          </table:table-cell>
          <table:table-cell table:style-name="ce42" office:value-type="string">
            <text:p>Comentaris 2</text:p>
          </table:table-cell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27" table:number-columns-repeated="5"/>
          <table:table-cell table:style-name="ce51"/>
          <table:table-cell table:style-name="ce27" table:number-columns-repeated="14"/>
          <table:table-cell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string">
            <text:p>---</text:p>
          </table:table-cell>
          <table:table-cell table:number-columns-repeated="3" office:value-type="float" office:value="0">
            <text:p>0</text:p>
          </table:table-cell>
          <table:table-cell table:formula="oooc:=([.C5]*0.7+[.D5]*0.3)-[.E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5]*0.7+[.H5]*0.3)-[.I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5]*0.7+[.L5]*0.3)-[.M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5]*0.7+[.P5]*0.3)-[.Q5]" office:value-type="float" office:value="0">
            <text:p>0</text:p>
          </table:table-cell>
          <table:table-cell table:formula="oooc:=MAX(([.F5]+[.J5]+[.N5]+[.R5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office:value-type="string">
            <text:p>Martínez Gurillo, Josep Anton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C6]*0.7+[.D6]*0.3)-[.E6]" office:value-type="float" office:value="5.3">
            <text:p>5,3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table:formula="oooc:=([.G6]*0.7+[.H6]*0.3)-[.I6]" office:value-type="float" office:value="3.15">
            <text:p>3,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K6]*0.7+[.L6]*0.3)-[.M6]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([.O6]*0.7+[.P6]*0.3)-[.Q6]" office:value-type="float" office:value="5">
            <text:p>5</text:p>
          </table:table-cell>
          <table:table-cell table:formula="oooc:=MAX(([.F6]+[.J6]+[.N6]+[.R6])/4;0)" office:value-type="float" office:value="4.8625">
            <text:p>4,86</text:p>
          </table:table-cell>
          <table:table-cell office:value-type="string">
            <text:p>Poques explicacions</text:p>
          </table:table-cell>
          <table:table-cell office:value-type="string">
            <text:p>No captures de pantalla completes</text:p>
          </table:table-cell>
          <table:table-cell table:number-columns-repeated="10"/>
        </table:table-row>
        <table:table-row table:style-name="ro5">
          <table:table-cell office:value-type="string">
            <text:p>Merce Alvarez, Adrián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.C7]*0.7+[.D7]*0.3)-[.E7]" office:value-type="float" office:value="7.6">
            <text:p>7,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([.G7]*0.7+[.H7]*0.3)-[.I7]" office:value-type="float" office:value="6.3">
            <text:p>6,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K7]*0.7+[.L7]*0.3)-[.M7]" office:value-type="float" office:value="5.3">
            <text:p>5,3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([.O7]*0.7+[.P7]*0.3)-[.Q7]" office:value-type="float" office:value="6.45">
            <text:p>6,45</text:p>
          </table:table-cell>
          <table:table-cell table:formula="oooc:=MAX(([.F7]+[.J7]+[.N7]+[.R7])/4;0)" office:value-type="float" office:value="6.4125">
            <text:p>6,41</text:p>
          </table:table-cell>
          <table:table-cell/>
          <table:table-cell office:value-type="string">
            <text:p>No captures de pantalla completes</text:p>
          </table:table-cell>
          <table:table-cell table:number-columns-repeated="10"/>
        </table:table-row>
        <table:table-row table:style-name="ro6">
          <table:table-cell office:value-type="string">
            <text:p>Morante Polo, Victor</text:p>
          </table:table-cell>
          <table:table-cell office:value-type="string">
            <text:p>C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([.C8]*0.7+[.D8]*0.3)-[.E8]" office:value-type="float" office:value="5.35">
            <text:p>5,3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([.G8]*0.7+[.H8]*0.3)-[.I8]" office:value-type="float" office:value="2">
            <text:p>2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([.K8]*0.7+[.L8]*0.3)-[.M8]" office:value-type="float" office:value="5.35">
            <text:p>5,3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([.O8]*0.7+[.P8]*0.3)-[.Q8]" office:value-type="float" office:value="5">
            <text:p>5</text:p>
          </table:table-cell>
          <table:table-cell table:formula="oooc:=MAX(([.F8]+[.J8]+[.N8]+[.R8])/4;0)" office:value-type="float" office:value="4.425">
            <text:p>4,43</text:p>
          </table:table-cell>
          <table:table-cell table:number-columns-repeated="12"/>
        </table:table-row>
        <table:table-row table:style-name="ro5">
          <table:table-cell office:value-type="string">
            <text:p>Moreno Valenzuela, Alberto</text:p>
          </table:table-cell>
          <table:table-cell office:value-type="string">
            <text:p>A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C9]*0.7+[.D9]*0.3)-[.E9]" office:value-type="float" office:value="5.65">
            <text:p>5,65</text:p>
          </table:table-cell>
          <table:table-cell table:number-columns-repeated="2" office:value-type="float" office:value="3.5">
            <text:p>3,5</text:p>
          </table:table-cell>
          <table:table-cell office:value-type="float" office:value="0">
            <text:p>0</text:p>
          </table:table-cell>
          <table:table-cell table:formula="oooc:=([.G9]*0.7+[.H9]*0.3)-[.I9]" office:value-type="float" office:value="3.5">
            <text:p>3,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K9]*0.7+[.L9]*0.3)-[.M9]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([.O9]*0.7+[.P9]*0.3)-[.Q9]" office:value-type="float" office:value="5">
            <text:p>5</text:p>
          </table:table-cell>
          <table:table-cell table:formula="oooc:=MAX(([.F9]+[.J9]+[.N9]+[.R9])/4;0)" office:value-type="float" office:value="5.0375">
            <text:p>5,04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office:value-type="string">
            <text:p>C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([.C10]*0.7+[.D10]*0.3)-[.E10]" office:value-type="float" office:value="2.65">
            <text:p>2,6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([.G10]*0.7+[.H10]*0.3)-[.I10]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([.K10]*0.7+[.L10]*0.3)-[.M10]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([.O10]*0.7+[.P10]*0.3)-[.Q10]" office:value-type="float" office:value="3.3">
            <text:p>3,3</text:p>
          </table:table-cell>
          <table:table-cell table:formula="oooc:=MAX(([.F10]+[.J10]+[.N10]+[.R10])/4;0)" office:value-type="float" office:value="2.9875">
            <text:p>2,99</text:p>
          </table:table-cell>
          <table:table-cell office:value-type="string">
            <text:p>Falten documentacions prèvies</text:p>
          </table:table-cell>
          <table:table-cell office:value-type="string">
            <text:p>Vas faltar més d'un dia</text:p>
          </table:table-cell>
          <table:table-cell table:number-columns-repeated="10"/>
        </table:table-row>
        <table:table-row table:style-name="ro5">
          <table:table-cell office:value-type="string">
            <text:p>Nuñez Romeu, Anton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C11]*0.7+[.D11]*0.3)-[.E11]" office:value-type="float" office:value="5.3">
            <text:p>5,3</text:p>
          </table:table-cell>
          <table:table-cell table:number-columns-repeated="2" office:value-type="float" office:value="3.5">
            <text:p>3,5</text:p>
          </table:table-cell>
          <table:table-cell office:value-type="float" office:value="0">
            <text:p>0</text:p>
          </table:table-cell>
          <table:table-cell table:formula="oooc:=([.G11]*0.7+[.H11]*0.3)-[.I11]" office:value-type="float" office:value="3.5">
            <text:p>3,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K11]*0.7+[.L11]*0.3)-[.M11]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([.O11]*0.7+[.P11]*0.3)-[.Q11]" office:value-type="float" office:value="5">
            <text:p>5</text:p>
          </table:table-cell>
          <table:table-cell table:formula="oooc:=MAX(([.F11]+[.J11]+[.N11]+[.R11])/4;0)" office:value-type="float" office:value="4.95">
            <text:p>4,95</text:p>
          </table:table-cell>
          <table:table-cell table:number-columns-repeated="12"/>
        </table:table-row>
        <table:table-row table:style-name="ro5">
          <table:table-cell office:value-type="string">
            <text:p>Priego Martínez, Victor Manuel</text:p>
          </table:table-cell>
          <table:table-cell office:value-type="string">
            <text:p>---</text:p>
          </table:table-cell>
          <table:table-cell table:number-columns-repeated="3" office:value-type="float" office:value="0">
            <text:p>0</text:p>
          </table:table-cell>
          <table:table-cell table:formula="oooc:=([.C12]*0.7+[.D12]*0.3)-[.E1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12]*0.7+[.H12]*0.3)-[.I1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12]*0.7+[.L12]*0.3)-[.M1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12]*0.7+[.P12]*0.3)-[.Q12]" office:value-type="float" office:value="0">
            <text:p>0</text:p>
          </table:table-cell>
          <table:table-cell table:formula="oooc:=MAX(([.F12]+[.J12]+[.N12]+[.R12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office:value-type="string">
            <text:p>Ramos Ruiz, Esteban</text:p>
          </table:table-cell>
          <table:table-cell office:value-type="string">
            <text:p>D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C13]*0.7+[.D13]*0.3)-[.E13]" office:value-type="float" office:value="0.65">
            <text:p>0,6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([.G13]*0.7+[.H13]*0.3)-[.I13]"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([.K13]*0.7+[.L13]*0.3)-[.M13]"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([.O13]*0.7+[.P13]*0.3)-[.Q13]" office:value-type="float" office:value="-3">
            <text:p>-3</text:p>
          </table:table-cell>
          <table:table-cell table:formula="oooc:=MAX(([.F13]+[.J13]+[.N13]+[.R13])/4;0)" office:value-type="float" office:value="0">
            <text:p>0</text:p>
          </table:table-cell>
          <table:table-cell office:value-type="string">
            <text:p>Faltes d'assistència</text:p>
          </table:table-cell>
          <table:table-cell table:number-columns-repeated="11"/>
        </table:table-row>
        <table:table-row table:style-name="ro5">
          <table:table-cell office:value-type="string">
            <text:p>Redondo Rodríguez, Sergio</text:p>
          </table:table-cell>
          <table:table-cell office:value-type="string">
            <text:p>---</text:p>
          </table:table-cell>
          <table:table-cell table:number-columns-repeated="3" office:value-type="float" office:value="0">
            <text:p>0</text:p>
          </table:table-cell>
          <table:table-cell table:formula="oooc:=([.C14]*0.7+[.D14]*0.3)-[.E1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14]*0.7+[.H14]*0.3)-[.I1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14]*0.7+[.L14]*0.3)-[.M1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14]*0.7+[.P14]*0.3)-[.Q14]" office:value-type="float" office:value="0">
            <text:p>0</text:p>
          </table:table-cell>
          <table:table-cell table:formula="oooc:=MAX(([.F14]+[.J14]+[.N14]+[.R14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office:value-type="string">
            <text:p>Solares Fuentes, Génova</text:p>
          </table:table-cell>
          <table:table-cell office:value-type="string">
            <text:p>C</text:p>
          </table:table-cell>
          <table:table-cell table:number-columns-repeated="2" office:value-type="float" office:value="5.5">
            <text:p>5,5</text:p>
          </table:table-cell>
          <table:table-cell office:value-type="float" office:value="0">
            <text:p>0</text:p>
          </table:table-cell>
          <table:table-cell table:formula="oooc:=([.C15]*0.7+[.D15]*0.3)-[.E15]" office:value-type="float" office:value="5.5">
            <text:p>5,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([.G15]*0.7+[.H15]*0.3)-[.I15]" office:value-type="float" office:value="2">
            <text:p>2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([.K15]*0.7+[.L15]*0.3)-[.M15]" office:value-type="float" office:value="5.35">
            <text:p>5,3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([.O15]*0.7+[.P15]*0.3)-[.Q15]" office:value-type="float" office:value="5">
            <text:p>5</text:p>
          </table:table-cell>
          <table:table-cell table:formula="oooc:=MAX(([.F15]+[.J15]+[.N15]+[.R15])/4;0)" office:value-type="float" office:value="4.4625">
            <text:p>4,46</text:p>
          </table:table-cell>
          <table:table-cell office:value-type="string">
            <text:p>Falten entregues Moodle</text:p>
          </table:table-cell>
          <table:table-cell table:number-columns-repeated="11"/>
        </table:table-row>
        <table:table-row table:style-name="ro5">
          <table:table-cell office:value-type="string">
            <text:p>Tor Quesada, Carlos</text:p>
          </table:table-cell>
          <table:table-cell office:value-type="string">
            <text:p>B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.C16]*0.7+[.D16]*0.3)-[.E16]" office:value-type="float" office:value="9.35">
            <text:p>9,3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([.G16]*0.7+[.H16]*0.3)-[.I16]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([.K16]*0.7+[.L16]*0.3)-[.M16]" office:value-type="float" office:value="6">
            <text:p>6</text:p>
          </table:table-cell>
          <table:table-cell table:number-columns-repeated="2" office:value-type="float" office:value="7.5">
            <text:p>7,5</text:p>
          </table:table-cell>
          <table:table-cell office:value-type="float" office:value="0">
            <text:p>0</text:p>
          </table:table-cell>
          <table:table-cell table:formula="oooc:=([.O16]*0.7+[.P16]*0.3)-[.Q16]" office:value-type="float" office:value="7.5">
            <text:p>7,5</text:p>
          </table:table-cell>
          <table:table-cell table:formula="oooc:=MAX(([.F16]+[.J16]+[.N16]+[.R16])/4;0)" office:value-type="float" office:value="7.4625">
            <text:p>7,46</text:p>
          </table:table-cell>
          <table:table-cell/>
          <table:table-cell office:value-type="string">
            <text:p>No captures de pantalla completes</text:p>
          </table:table-cell>
          <table:table-cell table:number-columns-repeated="10"/>
        </table:table-row>
        <table:table-row table:style-name="ro5">
          <table:table-cell office:value-type="string">
            <text:p>Tor Quesada, Xavier</text:p>
          </table:table-cell>
          <table:table-cell office:value-type="string">
            <text:p>---</text:p>
          </table:table-cell>
          <table:table-cell table:number-columns-repeated="3" office:value-type="float" office:value="0">
            <text:p>0</text:p>
          </table:table-cell>
          <table:table-cell table:formula="oooc:=([.C17]*0.7+[.D17]*0.3)-[.E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17]*0.7+[.H17]*0.3)-[.I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17]*0.7+[.L17]*0.3)-[.M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17]*0.7+[.P17]*0.3)-[.Q17]" office:value-type="float" office:value="0">
            <text:p>0</text:p>
          </table:table-cell>
          <table:table-cell table:formula="oooc:=MAX(([.F17]+[.J17]+[.N17]+[.R17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office:value-type="string">
            <text:p>Vaello Redondo, Jaume</text:p>
          </table:table-cell>
          <table:table-cell office:value-type="string">
            <text:p>---</text:p>
          </table:table-cell>
          <table:table-cell table:number-columns-repeated="3" office:value-type="float" office:value="0">
            <text:p>0</text:p>
          </table:table-cell>
          <table:table-cell table:formula="oooc:=([.C18]*0.7+[.D18]*0.3)-[.E1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18]*0.7+[.H18]*0.3)-[.I1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18]*0.7+[.L18]*0.3)-[.M1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18]*0.7+[.P18]*0.3)-[.Q18]" office:value-type="float" office:value="0">
            <text:p>0</text:p>
          </table:table-cell>
          <table:table-cell table:formula="oooc:=MAX(([.F18]+[.J18]+[.N18]+[.R18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office:value-type="string">
            <text:p>Villar Palacios, Rafael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table:formula="oooc:=([.C19]*0.7+[.D19]*0.3)-[.E1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19]*0.7+[.H19]*0.3)-[.I1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19]*0.7+[.L19]*0.3)-[.M1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19]*0.7+[.P19]*0.3)-[.Q19]" office:value-type="float" office:value="0">
            <text:p>0</text:p>
          </table:table-cell>
          <table:table-cell table:formula="oooc:=MAX(([.F19]+[.J19]+[.N19]+[.R19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office:value-type="string">
            <text:p>Vitó Saéz, Marc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([.C20]*0.7+[.D20]*0.3)-[.E20]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([.G20]*0.7+[.H20]*0.3)-[.I20]"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([.K20]*0.7+[.L20]*0.3)-[.M20]"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([.O20]*0.7+[.P20]*0.3)-[.Q20]" office:value-type="float" office:value="-3">
            <text:p>-3</text:p>
          </table:table-cell>
          <table:table-cell table:formula="oooc:=MAX(([.F20]+[.J20]+[.N20]+[.R20])/4;0)" office:value-type="float" office:value="0">
            <text:p>0</text:p>
          </table:table-cell>
          <table:table-cell office:value-type="string">
            <text:p>Faltes d'assistència</text:p>
          </table:table-cell>
          <table:table-cell table:number-columns-repeated="11"/>
        </table:table-row>
        <table:table-row table:style-name="ro5">
          <table:table-cell table:style-name="ce5"/>
          <table:table-cell table:style-name="ce26" table:number-columns-repeated="5"/>
          <table:table-cell table:style-name="ce54"/>
          <table:table-cell table:style-name="ce26" table:number-columns-repeated="14"/>
          <table:table-cell table:number-columns-repeated="5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27" table:number-columns-repeated="5"/>
          <table:table-cell table:style-name="ce51"/>
          <table:table-cell table:style-name="ce27" table:number-columns-repeated="14"/>
          <table:table-cell table:number-columns-repeated="5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3]*0.7+[.D23]*0.3)-[.E23]" office:value-type="float" office:value="9.4">
            <text:p>9,4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([.G23]*0.7+[.H23]*0.3)-[.I23]" office:value-type="float" office:value="9.55">
            <text:p>9,5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K23]*0.7+[.L23]*0.3)-[.M23]" office:value-type="float" office:value="9.4">
            <text:p>9,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O23]*0.7+[.P23]*0.3)-[.Q23]" office:value-type="float" office:value="9.4">
            <text:p>9,4</text:p>
          </table:table-cell>
          <table:table-cell table:formula="oooc:=MAX(([.F23]+[.J23]+[.N23]+[.R23])/4;0)" office:value-type="float" office:value="9.4375">
            <text:p>9,44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Boza Valle, Josep Mª</text:p>
          </table:table-cell>
          <table:table-cell office:value-type="string">
            <text:p>D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([.C24]*0.7+[.D24]*0.3)-[.E24]" office:value-type="float" office:value="5.75">
            <text:p>5,75</text:p>
          </table:table-cell>
          <table:table-cell table:number-columns-repeated="3" office:value-type="float" office:value="4">
            <text:p>4</text:p>
          </table:table-cell>
          <table:table-cell table:formula="oooc:=([.G24]*0.7+[.H24]*0.3)-[.I2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([.K24]*0.7+[.L24]*0.3)-[.M24]" office:value-type="float" office:value="3.7">
            <text:p>3,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([.O24]*0.7+[.P24]*0.3)-[.Q24]" office:value-type="float" office:value="3.7">
            <text:p>3,7</text:p>
          </table:table-cell>
          <table:table-cell table:formula="oooc:=MAX(([.F24]+[.J24]+[.N24]+[.R24])/4;0)" office:value-type="float" office:value="3.2875">
            <text:p>3,29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.bin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aballero Hernández, Ismael</text:p>
          </table:table-cell>
          <table:table-cell office:value-type="string">
            <text:p>B</text:p>
          </table:table-cell>
          <table:table-cell table:number-columns-repeated="2"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([.C25]*0.7+[.D25]*0.3)-[.E25]" office:value-type="float" office:value="8.5">
            <text:p>8,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([.G25]*0.7+[.H25]*0.3)-[.I25]" office:value-type="float" office:value="7">
            <text:p>7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">
            <text:p>0</text:p>
          </table:table-cell>
          <table:table-cell table:formula="oooc:=([.K25]*0.7+[.L25]*0.3)-[.M25]" office:value-type="float" office:value="9.5">
            <text:p>9,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.O25]*0.7+[.P25]*0.3)-[.Q25]" office:value-type="float" office:value="9">
            <text:p>9</text:p>
          </table:table-cell>
          <table:table-cell table:formula="oooc:=MAX(([.F25]+[.J25]+[.N25]+[.R25])/4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office:value-type="string">
            <text:p>A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6]*0.7+[.D26]*0.3)-[.E26]" office:value-type="float" office:value="4.85">
            <text:p>4,85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table:formula="oooc:=([.G26]*0.7+[.H26]*0.3)-[.I26]" office:value-type="float" office:value="2.35">
            <text:p>2,3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([.K26]*0.7+[.L26]*0.3)-[.M26]" office:value-type="float" office:value="2.2">
            <text:p>2,2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O26]*0.7+[.P26]*0.3)-[.Q26]" office:value-type="float" office:value="4.85">
            <text:p>4,85</text:p>
          </table:table-cell>
          <table:table-cell table:formula="oooc:=MAX(([.F26]+[.J26]+[.N26]+[.R26])/4;0)" office:value-type="float" office:value="3.5625">
            <text:p>3,56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sellas Lluvià, Sergi</text:p>
          </table:table-cell>
          <table:table-cell table:number-columns-repeated="4" office:value-type="float" office:value="0">
            <text:p>0</text:p>
          </table:table-cell>
          <table:table-cell table:formula="oooc:=([.C27]*0.7+[.D27]*0.3)-[.E2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27]*0.7+[.H27]*0.3)-[.I2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27]*0.7+[.L27]*0.3)-[.M2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27]*0.7+[.P27]*0.3)-[.Q27]" office:value-type="float" office:value="0">
            <text:p>0</text:p>
          </table:table-cell>
          <table:table-cell table:formula="oooc:=MAX(([.F27]+[.J27]+[.N27]+[.R27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astro Palomares, Daniel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([.C28]*0.7+[.D28]*0.3)-[.E28]" office:value-type="float" office:value="6.1">
            <text:p>6,1</text:p>
          </table:table-cell>
          <table:table-cell table:number-columns-repeated="3" office:value-type="float" office:value="4">
            <text:p>4</text:p>
          </table:table-cell>
          <table:table-cell table:formula="oooc:=([.G28]*0.7+[.H28]*0.3)-[.I2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([.K28]*0.7+[.L28]*0.3)-[.M28]" office:value-type="float" office:value="3.7">
            <text:p>3,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([.O28]*0.7+[.P28]*0.3)-[.Q28]" office:value-type="float" office:value="-2">
            <text:p>-2</text:p>
          </table:table-cell>
          <table:table-cell table:formula="oooc:=MAX(([.F28]+[.J28]+[.N28]+[.R28])/4;0)" office:value-type="float" office:value="1.95">
            <text:p>1,95</text:p>
          </table:table-cell>
          <table:table-cell office:value-type="string">
            <text:p>No entrega tasca Moodle 1era revisió</text:p>
          </table:table-cell>
          <table:table-cell office:value-type="string">
            <text:p>No entrega tasca Moodle 1era revisió</text:p>
          </table:table-cell>
          <table:table-cell table:number-columns-repeated="10"/>
        </table:table-row>
        <table:table-row table:style-name="ro12">
          <table:table-cell table:style-name="ce6" office:value-type="string">
            <text:p>Centelles Ruiz, Oriol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/>
          <table:table-cell table:formula="oooc:=([.C29]*0.7+[.D29]*0.3)-[.E29]" office:value-type="float" office:value="3.15">
            <text:p>3,15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([.G29]*0.7+[.H29]*0.3)-[.I29]" office:value-type="float" office:value="3.35">
            <text:p>3,3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([.K29]*0.7+[.L29]*0.3)-[.M29]" office:value-type="float" office:value="3.6">
            <text:p>3,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([.O29]*0.7+[.P29]*0.3)-[.Q29]" office:value-type="float" office:value="3.7">
            <text:p>3,7</text:p>
          </table:table-cell>
          <table:table-cell table:formula="oooc:=MAX(([.F29]+[.J29]+[.N29]+[.R29])/4;0)" office:value-type="float" office:value="3.45">
            <text:p>3,45</text:p>
          </table:table-cell>
          <table:table-cell office:value-type="string">
            <text:p>No entreguen fitxer bin Dlink</text:p>
          </table:table-cell>
          <table:table-cell office:value-type="string">
            <text:p>No entreguen tasca Moodle IPCOP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odina Hernández, Carlos</text:p>
          </table:table-cell>
          <table:table-cell office:value-type="string">
            <text:p>---</text:p>
          </table:table-cell>
          <table:table-cell table:number-columns-repeated="3" office:value-type="float" office:value="0">
            <text:p>0</text:p>
          </table:table-cell>
          <table:table-cell table:formula="oooc:=([.C30]*0.7+[.D30]*0.3)-[.E3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30]*0.7+[.H30]*0.3)-[.I3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30]*0.7+[.L30]*0.3)-[.M3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30]*0.7+[.P30]*0.3)-[.Q30]" office:value-type="float" office:value="0">
            <text:p>0</text:p>
          </table:table-cell>
          <table:table-cell table:formula="oooc:=MAX(([.F30]+[.J30]+[.N30]+[.R30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Cruz Josa, Ricard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31]*0.7+[.D31]*0.3)-[.E31]"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([.G31]*0.7+[.H31]*0.3)-[.I31]" office:value-type="float" office:value="7.8">
            <text:p>7,8</text:p>
          </table:table-cell>
          <table:table-cell office:value-type="float" office:value="6.5">
            <text:p>6,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K31]*0.7+[.L31]*0.3)-[.M31]" office:value-type="float" office:value="6.95">
            <text:p>6,9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O31]*0.7+[.P31]*0.3)-[.Q31]" office:value-type="float" office:value="6.6">
            <text:p>6,6</text:p>
          </table:table-cell>
          <table:table-cell table:formula="oooc:=MAX(([.F31]+[.J31]+[.N31]+[.R31])/4;0)" office:value-type="float" office:value="7.1625">
            <text:p>7,16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string">
            <text:p>C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/>
          <table:table-cell table:formula="oooc:=([.C32]*0.7+[.D32]*0.3)-[.E32]" office:value-type="float" office:value="4.9">
            <text:p>4,9</text:p>
          </table:table-cell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([.G32]*0.7+[.H32]*0.3)-[.I32]" office:value-type="float" office:value="4.75">
            <text:p>4,7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([.K32]*0.7+[.L32]*0.3)-[.M32]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([.O32]*0.7+[.P32]*0.3)-[.Q32]" office:value-type="float" office:value="-2">
            <text:p>-2</text:p>
          </table:table-cell>
          <table:table-cell table:formula="oooc:=MAX(([.F32]+[.J32]+[.N32]+[.R32])/4;0)" office:value-type="float" office:value="3.1625">
            <text:p>3,16</text:p>
          </table:table-cell>
          <table:table-cell office:value-type="string">
            <text:p>No entreguen fitxer bin Dlink</text:p>
          </table:table-cell>
          <table:table-cell office:value-type="string">
            <text:p>No entreguen tasca Moodle IPCOP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Giner Domínguez, Israel</text:p>
          </table:table-cell>
          <table:table-cell office:value-type="string">
            <text:p>---</text:p>
          </table:table-cell>
          <table:table-cell table:number-columns-repeated="3" office:value-type="float" office:value="0">
            <text:p>0</text:p>
          </table:table-cell>
          <table:table-cell table:formula="oooc:=([.C33]*0.7+[.D33]*0.3)-[.E3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G33]*0.7+[.H33]*0.3)-[.I3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K33]*0.7+[.L33]*0.3)-[.M3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ooc:=([.O33]*0.7+[.P33]*0.3)-[.Q33]" office:value-type="float" office:value="0">
            <text:p>0</text:p>
          </table:table-cell>
          <table:table-cell table:formula="oooc:=MAX(([.F33]+[.J33]+[.N33]+[.R33])/4;0)" office:value-type="float" office:value="0">
            <text:p>0</text:p>
          </table:table-cell>
          <table:table-cell table:number-columns-repeated="2" office:value-type="string">
            <text:p>No presentat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Gonzalez Martínez, Xavier</text:p>
          </table:table-cell>
          <table:table-cell office:value-type="string">
            <text:p>C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/>
          <table:table-cell table:formula="oooc:=([.C34]*0.7+[.D34]*0.3)-[.E34]" office:value-type="float" office:value="4.9">
            <text:p>4,9</text:p>
          </table:table-cell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([.G34]*0.7+[.H34]*0.3)-[.I34]" office:value-type="float" office:value="4.75">
            <text:p>4,75</text:p>
          </table:table-cell>
          <table:table-cell office:value-type="float" office:value="6.5">
            <text:p>6,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([.K34]*0.7+[.L34]*0.3)-[.M34]" office:value-type="float" office:value="5.35">
            <text:p>5,3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([.O34]*0.7+[.P34]*0.3)-[.Q34]" office:value-type="float" office:value="-2">
            <text:p>-2</text:p>
          </table:table-cell>
          <table:table-cell table:formula="oooc:=MAX(([.F34]+[.J34]+[.N34]+[.R34])/4;0)" office:value-type="float" office:value="3.25">
            <text:p>3,25</text:p>
          </table:table-cell>
          <table:table-cell office:value-type="string">
            <text:p>No entreguen fitxer bin Dlink</text:p>
          </table:table-cell>
          <table:table-cell office:value-type="string">
            <text:p>No entreguen tasca Moodle IPCOP</text:p>
          </table:table-cell>
          <table:table-cell table:number-columns-repeated="10"/>
        </table:table-row>
        <table:table-row table:style-name="ro5">
          <table:table-cell table:style-name="ce6" office:value-type="string">
            <text:p>Picazo Martínez, Ivan</text:p>
          </table:table-cell>
          <table:table-cell office:value-type="string">
            <text:p>B</text:p>
          </table:table-cell>
          <table:table-cell table:number-columns-repeated="2"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([.C35]*0.7+[.D35]*0.3)-[.E35]" office:value-type="float" office:value="8.5">
            <text:p>8,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([.G35]*0.7+[.H35]*0.3)-[.I35]" office:value-type="float" office:value="7">
            <text:p>7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">
            <text:p>0</text:p>
          </table:table-cell>
          <table:table-cell table:formula="oooc:=([.K35]*0.7+[.L35]*0.3)-[.M35]" office:value-type="float" office:value="9.5">
            <text:p>9,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.O35]*0.7+[.P35]*0.3)-[.Q35]" office:value-type="float" office:value="9">
            <text:p>9</text:p>
          </table:table-cell>
          <table:table-cell table:formula="oooc:=MAX(([.F35]+[.J35]+[.N35]+[.R35])/4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table:style-name="Default" table:number-columns-repeated="6"/>
          <table:table-cell table:style-name="ce69"/>
          <table:table-cell table:style-name="Default" table:number-columns-repeated="24"/>
        </table:table-row>
      </table:table>
      <table:table table:name="CableCreuat" table:style-name="ta1" table:print="false">
        <table:table-column table:style-name="co22" table:default-cell-style-name="ce4"/>
        <table:table-column table:style-name="co2" table:default-cell-style-name="ce25"/>
        <table:table-column table:style-name="co7" table:default-cell-style-name="ce52"/>
        <table:table-column table:style-name="co27" table:default-cell-style-name="ce25"/>
        <table:table-column table:style-name="co28" table:default-cell-style-name="ce25"/>
        <table:table-column table:style-name="co29" table:default-cell-style-name="ce39"/>
        <table:table-column table:style-name="co30" table:default-cell-style-name="ce39"/>
        <table:table-column table:style-name="co31" table:default-cell-style-name="ce47"/>
        <table:table-column table:style-name="co32" table:default-cell-style-name="ce39"/>
        <table:table-column table:style-name="co17" table:default-cell-style-name="ce39"/>
        <table:table-column table:style-name="co33" table:default-cell-style-name="ce39"/>
        <table:table-column table:style-name="co18" table:default-cell-style-name="ce47"/>
        <table:table-column table:style-name="co19" table:default-cell-style-name="ce47"/>
        <table:table-column table:style-name="co31" table:default-cell-style-name="ce47"/>
        <table:table-column table:style-name="co25" table:default-cell-style-name="ce47"/>
        <table:table-column table:style-name="co26" table:default-cell-style-name="ce39"/>
        <table:table-row table:style-name="ro5">
          <table:table-cell table:style-name="ce1" office:value-type="string">
            <text:p>Pràctica cable creuat</text:p>
          </table:table-cell>
          <table:table-cell table:style-name="ce26" table:number-columns-repeated="4"/>
          <table:table-cell table:number-columns-repeated="2"/>
          <table:table-cell table:style-name="ce39"/>
          <table:table-cell table:number-columns-repeated="3"/>
          <table:table-cell table:style-name="ce39"/>
          <table:table-cell table:style-name="ce45" table:number-columns-repeated="3"/>
          <table:table-cell table:style-name="Default"/>
        </table:table-row>
        <table:table-row table:style-name="ro5">
          <table:table-cell table:style-name="ce2"/>
          <table:table-cell table:style-name="ce41"/>
          <table:table-cell table:style-name="ce43"/>
          <table:table-cell table:style-name="ce41"/>
          <table:table-cell table:style-name="ce43"/>
          <table:table-cell table:number-columns-repeated="2"/>
          <table:table-cell table:style-name="ce39"/>
          <table:table-cell table:style-name="ce58"/>
          <table:table-cell table:number-columns-repeated="2"/>
          <table:table-cell table:style-name="ce39"/>
          <table:table-cell table:style-name="ce58"/>
          <table:table-cell table:style-name="ce39" table:number-columns-repeated="2"/>
          <table:table-cell table:style-name="ce38"/>
        </table:table-row>
        <table:table-row table:style-name="ro11">
          <table:table-cell table:style-name="ce2" office:value-type="string">
            <text:p>Alumne</text:p>
          </table:table-cell>
          <table:table-cell table:style-name="ce48" office:value-type="string">
            <text:p>Nota</text:p>
          </table:table-cell>
          <table:table-cell table:style-name="ce50" office:value-type="string">
            <text:p>Penalització</text:p>
          </table:table-cell>
          <table:table-cell table:style-name="ce42" office:value-type="string">
            <text:p>Final</text:p>
          </table:table-cell>
          <table:table-cell table:style-name="ce42" office:value-type="string">
            <text:p>Comentaris</text:p>
          </table:table-cell>
          <table:table-cell table:style-name="ce55"/>
          <table:table-cell table:style-name="ce56"/>
          <table:table-cell table:style-name="ce57"/>
          <table:table-cell table:style-name="ce55"/>
          <table:table-cell table:style-name="ce59" table:number-columns-spanned="2" table:number-rows-spanned="1"/>
          <table:covered-table-cell table:style-name="ce60"/>
          <table:table-cell/>
          <table:table-cell table:style-name="ce46" table:number-columns-repeated="3"/>
          <table:table-cell/>
        </table:table-row>
        <table:table-row table:style-name="ro5">
          <table:table-cell table:style-name="ce3" office:value-type="string">
            <text:p>1 ESI B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2"/>
          <table:table-cell table:style-name="ce39"/>
          <table:table-cell table:number-columns-repeated="3"/>
          <table:table-cell table:style-name="ce39"/>
          <table:table-cell table:number-columns-repeated="3"/>
          <table:table-cell table:style-name="ce40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5]-[.C5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MAX([.B6]-[.C6];0)" office:value-type="float" office:value="8">
            <text:p>8</text:p>
          </table:table-cell>
          <table:table-cell table:number-columns-repeated="12"/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formula="oooc:=MAX([.B7]-[.C7];0)" office:value-type="float" office:value="6.5">
            <text:p>6,5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formula="oooc:=MAX([.B8]-[.C8];0)" office:value-type="float" office:value="6.5">
            <text:p>6,5</text:p>
          </table:table-cell>
          <table:table-cell table:number-columns-repeated="12"/>
        </table:table-row>
        <table:table-row table:style-name="ro5">
          <table:table-cell office:value-type="string">
            <text:p>Moreno Valenzuela, Albert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MAX([.B9]-[.C9];0)" office:value-type="float" office:value="5">
            <text:p>5</text:p>
          </table:table-cell>
          <table:table-cell table:number-columns-repeated="12"/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0]-[.C1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1]-[.C11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2]-[.C12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3]-[.C13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4]-[.C14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MAX([.B15]-[.C15];0)" office:value-type="float" office:value="8">
            <text:p>8</text:p>
          </table:table-cell>
          <table:table-cell table:number-columns-repeated="12"/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6]-[.C16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Tor Quesada, Xavi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7]-[.C1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8]-[.C18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19]-[.C19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office:value-type="string">
            <text:p>Vitó Saéz, Marc</text:p>
          </table:table-cell>
          <table:table-cell office:value-type="float" office:value="0">
            <text:p>0</text:p>
          </table:table-cell>
          <table:table-cell table:style-name="ce53" office:value-type="float" office:value="2">
            <text:p>2</text:p>
          </table:table-cell>
          <table:table-cell table:formula="oooc:=MAX([.B20]-[.C2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5"/>
          <table:table-cell table:style-name="ce26"/>
          <table:table-cell table:style-name="ce54"/>
          <table:table-cell table:style-name="ce26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table:style-name="ce3" office:value-type="string">
            <text:p>1 ESI A</text:p>
          </table:table-cell>
          <table:table-cell table:style-name="ce27"/>
          <table:table-cell table:style-name="ce51"/>
          <table:table-cell table:style-name="ce27" table:number-columns-repeated="2"/>
          <table:table-cell table:number-columns-repeated="6"/>
          <table:table-cell table:style-name="ce39"/>
          <table:table-cell table:number-columns-repeated="4"/>
        </table:table-row>
        <table:table-row table:style-name="ro5">
          <table:table-cell office:value-type="string">
            <text:p>Alegre Baron, Silvia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23]-[.C23];0)" office:value-type="float" office:value="10">
            <text:p>10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Boza Valle, Josep Mª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24]-[.C24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ballero Hernández, Ismael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25]-[.C25]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armona Aranda, Héct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26]-[.C26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ellas Lluvià, Serg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27]-[.C27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astro Palomares, Danie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MAX([.B28]-[.C28];0)" office:value-type="float" office:value="7">
            <text:p>7</text:p>
          </table:table-cell>
          <table:table-cell table:number-columns-repeated="12"/>
        </table:table-row>
        <table:table-row table:style-name="ro12">
          <table:table-cell table:style-name="ce6" office:value-type="string">
            <text:p>Centelles Ruiz, Orio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MAX([.B29]-[.C29];0)" office:value-type="float" office:value="7">
            <text:p>7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Codina Hernández, 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30]-[.C30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Cruz Josa, Ricar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31]-[.C31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lgado Gutiérrez, Daniel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formula="oooc:=MAX([.B32]-[.C32];0)" office:value-type="float" office:value="8.5">
            <text:p>8,5</text:p>
          </table:table-cell>
          <table:table-cell table:number-columns-repeated="12"/>
        </table:table-row>
        <table:table-row table:style-name="ro5">
          <table:table-cell table:style-name="ce6" office:value-type="string">
            <text:p>Giner Domínguez, Isra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33]-[.C33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Gonzalez Martínez, Xavi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MAX([.B34]-[.C34];0)" office:value-type="float" office:value="0">
            <text:p>0</text:p>
          </table:table-cell>
          <table:table-cell office:value-type="string">
            <text:p>No entrega tasca Moodle 1era revisió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Picazo Martínez, Iva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MAX([.B35]-[.C35];0)" office:value-type="float" office:value="10">
            <text:p>10</text:p>
          </table:table-cell>
          <table:table-cell table:number-columns-repeated="12"/>
        </table:table-row>
      </table:table>
      <table:table table:name="Actitud" table:style-name="ta1" table:print="false">
        <table:table-column table:style-name="co45" table:default-cell-style-name="ce4"/>
        <table:table-column table:style-name="co46" table:default-cell-style-name="ce4"/>
        <table:table-column table:style-name="co47" table:number-columns-repeated="3" table:default-cell-style-name="ce4"/>
        <table:table-column table:style-name="co47" table:default-cell-style-name="ce24"/>
        <table:table-column table:style-name="co29" table:default-cell-style-name="ce24"/>
        <table:table-column table:style-name="co31" table:default-cell-style-name="ce25"/>
        <table:table-column table:style-name="co46" table:default-cell-style-name="ce24"/>
        <table:table-column table:style-name="co48" table:default-cell-style-name="ce24"/>
        <table:table-column table:style-name="co29" table:default-cell-style-name="ce24"/>
        <table:table-column table:style-name="co49" table:number-columns-repeated="2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3" table:default-cell-style-name="ce24"/>
        <table:table-row table:style-name="ro16">
          <table:table-cell table:style-name="ce70"/>
          <table:table-cell table:style-name="ce70" office:value-type="string">
            <text:p>Faltes desembre</text:p>
          </table:table-cell>
          <table:table-cell table:style-name="ce70" office:value-type="string">
            <text:p>Faltes gener</text:p>
          </table:table-cell>
          <table:table-cell table:style-name="ce70" office:value-type="string">
            <text:p>Faltes febrer</text:p>
          </table:table-cell>
          <table:table-cell table:style-name="ce70" office:value-type="string">
            <text:p>Faltes març</text:p>
          </table:table-cell>
          <table:table-cell table:style-name="ce73" office:value-type="string">
            <text:p>Faltes Assistència</text:p>
          </table:table-cell>
          <table:table-cell table:style-name="ce73" office:value-type="string">
            <text:p>Justificades</text:p>
          </table:table-cell>
          <table:table-cell table:style-name="ce73" office:value-type="string">
            <text:p>Total</text:p>
          </table:table-cell>
          <table:table-cell table:style-name="ce73" office:value-type="string">
            <text:p>Suspès A.C.</text:p>
          </table:table-cell>
          <table:table-cell table:style-name="ce73" office:value-type="string">
            <text:p>PA (1punt)</text:p>
          </table:table-cell>
          <table:table-cell table:style-name="ce73" office:value-type="string">
            <text:p>CRP</text:p>
          </table:table-cell>
          <table:table-cell table:style-name="ce73" office:value-type="string">
            <text:p>COT</text:p>
          </table:table-cell>
          <table:table-cell table:style-name="ce73" office:value-type="string">
            <text:p>CRT</text:p>
          </table:table-cell>
          <table:table-cell table:style-name="ce73" office:value-type="string">
            <text:p>CA</text:p>
          </table:table-cell>
          <table:table-cell table:style-name="ce64" office:value-type="string">
            <text:p>CRI</text:p>
          </table:table-cell>
          <table:table-cell table:style-name="ce64" office:value-type="string">
            <text:p>CI</text:p>
          </table:table-cell>
          <table:table-cell table:style-name="ce26" office:value-type="string">
            <text:p>Total (CC)</text:p>
          </table:table-cell>
        </table:table-row>
        <table:table-row table:style-name="ro5">
          <table:table-cell table:style-name="ce3" office:value-type="string">
            <text:p>1 ESI B</text:p>
          </table:table-cell>
          <table:table-cell table:style-name="ce3" table:number-columns-repeated="4"/>
          <table:table-cell table:style-name="ce27" table:number-columns-repeated="2"/>
          <table:table-cell table:style-name="ce74"/>
          <table:table-cell table:style-name="ce27" table:number-columns-repeated="9"/>
        </table:table-row>
        <table:table-row table:style-name="ro5">
          <table:table-cell office:value-type="string">
            <text:p>Martínez Albarracin, Jerónimo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SUM([.B3:.E3])"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ooc:=[.F3]-[.G3]" office:value-type="float" office:value="31">
            <text:p>31</text:p>
          </table:table-cell>
          <table:table-cell table:formula="oooc:=IF([.H3]&gt;6;&quot;S&quot;;&quot;N&quot;)" office:value-type="string" office:string-value="S">
            <text:p>S</text:p>
          </table:table-cell>
          <table:table-cell table:formula="oooc:=['Actitud Grup B'.C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C$108]" office:value-type="float" office:value="0">
            <text:p>0</text:p>
          </table:table-cell>
        </table:table-row>
        <table:table-row table:style-name="ro5">
          <table:table-cell office:value-type="string">
            <text:p>Martínez Gurillo, Josep Anton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SUM([.B4:.E4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F4]-[.G4]" office:value-type="float" office:value="4">
            <text:p>4</text:p>
          </table:table-cell>
          <table:table-cell table:formula="oooc:=IF([.H4]&gt;6;&quot;S&quot;;&quot;N&quot;)" office:value-type="string" office:string-value="N">
            <text:p>N</text:p>
          </table:table-cell>
          <table:table-cell table:formula="oooc:=['Actitud Grup B'.D$17]" office:value-type="float" office:value="7.33333333333333">
            <text:p>7,33</text:p>
          </table:table-cell>
          <table:table-cell table:number-columns-repeated="6" office:value-type="float" office:value="0">
            <text:p>0</text:p>
          </table:table-cell>
          <table:table-cell table:formula="oooc:=['Actitud Grup B'.D$108]" office:value-type="float" office:value="5.90625">
            <text:p>5,91</text:p>
          </table:table-cell>
        </table:table-row>
        <table:table-row table:style-name="ro5">
          <table:table-cell office:value-type="string">
            <text:p>Merce Alvarez, Adriá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SUM([.B5:.E5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.F5]-[.G5]" office:value-type="float" office:value="3">
            <text:p>3</text:p>
          </table:table-cell>
          <table:table-cell table:formula="oooc:=IF([.H5]&gt;6;&quot;S&quot;;&quot;N&quot;)" office:value-type="string" office:string-value="N">
            <text:p>N</text:p>
          </table:table-cell>
          <table:table-cell table:formula="oooc:=['Actitud Grup B'.E$17]" office:value-type="float" office:value="2.66666666666667">
            <text:p>2,67</text:p>
          </table:table-cell>
          <table:table-cell table:number-columns-repeated="6" office:value-type="float" office:value="0">
            <text:p>0</text:p>
          </table:table-cell>
          <table:table-cell table:formula="oooc:=['Actitud Grup B'.E$108]" office:value-type="float" office:value="4.03125">
            <text:p>4,03</text:p>
          </table:table-cell>
        </table:table-row>
        <table:table-row table:style-name="ro5">
          <table:table-cell office:value-type="string">
            <text:p>Morante Polo, Victo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ooc:=SUM([.B6:.E6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F6]-[.G6]" office:value-type="float" office:value="2">
            <text:p>2</text:p>
          </table:table-cell>
          <table:table-cell table:formula="oooc:=IF([.H6]&gt;6;&quot;S&quot;;&quot;N&quot;)" office:value-type="string" office:string-value="N">
            <text:p>N</text:p>
          </table:table-cell>
          <table:table-cell table:formula="oooc:=['Actitud Grup B'.F$17]" office:value-type="float" office:value="6.66666666666667">
            <text:p>6,67</text:p>
          </table:table-cell>
          <table:table-cell table:number-columns-repeated="6" office:value-type="float" office:value="0">
            <text:p>0</text:p>
          </table:table-cell>
          <table:table-cell table:formula="oooc:=['Actitud Grup B'.F$108]" office:value-type="float" office:value="6.46875">
            <text:p>6,47</text:p>
          </table:table-cell>
        </table:table-row>
        <table:table-row table:style-name="ro5">
          <table:table-cell office:value-type="string">
            <text:p>Moreno Valenzuela, Alberto</text:p>
          </table:table-cell>
          <table:table-cell table:number-columns-repeated="4" office:value-type="float" office:value="0">
            <text:p>0</text:p>
          </table:table-cell>
          <table:table-cell table:formula="oooc:=SUM([.B7:.E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F7]-[.G7]" office:value-type="float" office:value="0">
            <text:p>0</text:p>
          </table:table-cell>
          <table:table-cell table:formula="oooc:=IF([.H7]&gt;6;&quot;S&quot;;&quot;N&quot;)" office:value-type="string" office:string-value="N">
            <text:p>N</text:p>
          </table:table-cell>
          <table:table-cell table:formula="oooc:=['Actitud Grup B'.G$17]" office:value-type="float" office:value="4.66666666666667">
            <text:p>4,67</text:p>
          </table:table-cell>
          <table:table-cell table:number-columns-repeated="6" office:value-type="float" office:value="0">
            <text:p>0</text:p>
          </table:table-cell>
          <table:table-cell table:formula="oooc:=['Actitud Grup B'.G$108]" office:value-type="float" office:value="3.875">
            <text:p>3,88</text:p>
          </table:table-cell>
        </table:table-row>
        <table:table-row table:style-name="ro5">
          <table:table-cell office:value-type="string">
            <text:p>Moya Canton, Carlos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B8:.E8]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.F8]-[.G8]" office:value-type="float" office:value="3">
            <text:p>3</text:p>
          </table:table-cell>
          <table:table-cell table:formula="oooc:=IF([.H8]&gt;6;&quot;S&quot;;&quot;N&quot;)" office:value-type="string" office:string-value="N">
            <text:p>N</text:p>
          </table:table-cell>
          <table:table-cell table:formula="oooc:=['Actitud Grup B'.H$17]" office:value-type="float" office:value="5.33333333333333">
            <text:p>5,33</text:p>
          </table:table-cell>
          <table:table-cell table:number-columns-repeated="6" office:value-type="float" office:value="0">
            <text:p>0</text:p>
          </table:table-cell>
          <table:table-cell table:formula="oooc:=['Actitud Grup B'.H$108]" office:value-type="float" office:value="3.96875">
            <text:p>3,97</text:p>
          </table:table-cell>
        </table:table-row>
        <table:table-row table:style-name="ro5">
          <table:table-cell office:value-type="string">
            <text:p>Nuñez Romeu, Anto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SUM([.B9:.E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F9]-[.G9]" office:value-type="float" office:value="2">
            <text:p>2</text:p>
          </table:table-cell>
          <table:table-cell table:formula="oooc:=IF([.H9]&gt;6;&quot;S&quot;;&quot;N&quot;)" office:value-type="string" office:string-value="N">
            <text:p>N</text:p>
          </table:table-cell>
          <table:table-cell table:formula="oooc:=['Actitud Grup B'.I$17]" office:value-type="float" office:value="2.5">
            <text:p>2,5</text:p>
          </table:table-cell>
          <table:table-cell table:number-columns-repeated="6" office:value-type="float" office:value="0">
            <text:p>0</text:p>
          </table:table-cell>
          <table:table-cell table:formula="oooc:=['Actitud Grup B'.I$108]" office:value-type="float" office:value="5.3125">
            <text:p>5,31</text:p>
          </table:table-cell>
        </table:table-row>
        <table:table-row table:style-name="ro5">
          <table:table-cell office:value-type="string">
            <text:p>Priego Martínez, Victor Manuel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SUM([.B10:.E10])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ooc:=[.F10]-[.G10]" office:value-type="float" office:value="27">
            <text:p>27</text:p>
          </table:table-cell>
          <table:table-cell table:formula="oooc:=IF([.H10]&gt;6;&quot;S&quot;;&quot;N&quot;)" office:value-type="string" office:string-value="S">
            <text:p>S</text:p>
          </table:table-cell>
          <table:table-cell table:formula="oooc:=['Actitud Grup B'.J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J$108]" office:value-type="float" office:value="3.28125">
            <text:p>3,28</text:p>
          </table:table-cell>
        </table:table-row>
        <table:table-row table:style-name="ro5">
          <table:table-cell office:value-type="string">
            <text:p>Ramos Ruiz, Esteb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SUM([.B11:.E11]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F11]-[.G11]" office:value-type="float" office:value="8">
            <text:p>8</text:p>
          </table:table-cell>
          <table:table-cell table:formula="oooc:=IF([.H11]&gt;6;&quot;S&quot;;&quot;N&quot;)" office:value-type="string" office:string-value="S">
            <text:p>S</text:p>
          </table:table-cell>
          <table:table-cell table:formula="oooc:=['Actitud Grup B'.K$17]" office:value-type="float" office:value="3.66666666666667">
            <text:p>3,67</text:p>
          </table:table-cell>
          <table:table-cell table:number-columns-repeated="6" office:value-type="float" office:value="0">
            <text:p>0</text:p>
          </table:table-cell>
          <table:table-cell table:formula="oooc:=['Actitud Grup B'.K$108]" office:value-type="float" office:value="5.65625">
            <text:p>5,66</text:p>
          </table:table-cell>
        </table:table-row>
        <table:table-row table:style-name="ro5">
          <table:table-cell office:value-type="string">
            <text:p>Redondo Rodríguez, Sergio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SUM([.B12:.E12])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ooc:=[.F12]-[.G12]" office:value-type="float" office:value="27">
            <text:p>27</text:p>
          </table:table-cell>
          <table:table-cell table:formula="oooc:=IF([.H12]&gt;6;&quot;S&quot;;&quot;N&quot;)" office:value-type="string" office:string-value="S">
            <text:p>S</text:p>
          </table:table-cell>
          <table:table-cell table:formula="oooc:=['Actitud Grup B'.L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L$108]" office:value-type="float" office:value="3.5625">
            <text:p>3,56</text:p>
          </table:table-cell>
        </table:table-row>
        <table:table-row table:style-name="ro5">
          <table:table-cell office:value-type="string">
            <text:p>Solares Fuentes, Géno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SUM([.B13:.E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F13]-[.G13]" office:value-type="float" office:value="2">
            <text:p>2</text:p>
          </table:table-cell>
          <table:table-cell table:formula="oooc:=IF([.H13]&gt;6;&quot;S&quot;;&quot;N&quot;)" office:value-type="string" office:string-value="N">
            <text:p>N</text:p>
          </table:table-cell>
          <table:table-cell table:formula="oooc:=['Actitud Grup B'.M$17]" office:value-type="float" office:value="7.66666666666667">
            <text:p>7,67</text:p>
          </table:table-cell>
          <table:table-cell table:number-columns-repeated="6" office:value-type="float" office:value="0">
            <text:p>0</text:p>
          </table:table-cell>
          <table:table-cell table:formula="oooc:=['Actitud Grup B'.M$108]" office:value-type="float" office:value="3.84375">
            <text:p>3,84</text:p>
          </table:table-cell>
        </table:table-row>
        <table:table-row table:style-name="ro5">
          <table:table-cell office:value-type="string">
            <text:p>Tor Quesada, Carlo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SUM([.B14:.E14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F14]-[.G14]" office:value-type="float" office:value="6">
            <text:p>6</text:p>
          </table:table-cell>
          <table:table-cell table:formula="oooc:=IF([.H14]&gt;6;&quot;S&quot;;&quot;N&quot;)" office:value-type="string" office:string-value="N">
            <text:p>N</text:p>
          </table:table-cell>
          <table:table-cell table:formula="oooc:=['Actitud Grup B'.N$17]" office:value-type="float" office:value="5.83333333333333">
            <text:p>5,83</text:p>
          </table:table-cell>
          <table:table-cell table:number-columns-repeated="6" office:value-type="float" office:value="0">
            <text:p>0</text:p>
          </table:table-cell>
          <table:table-cell table:formula="oooc:=['Actitud Grup B'.N$108]" office:value-type="float" office:value="4.53125">
            <text:p>4,53</text:p>
          </table:table-cell>
        </table:table-row>
        <table:table-row table:style-name="ro5">
          <table:table-cell office:value-type="string">
            <text:p>Tor Quesada, Xavier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SUM([.B15:.E15])"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ooc:=[.F15]-[.G15]" office:value-type="float" office:value="31">
            <text:p>31</text:p>
          </table:table-cell>
          <table:table-cell table:formula="oooc:=IF([.H15]&gt;6;&quot;S&quot;;&quot;N&quot;)" office:value-type="string" office:string-value="S">
            <text:p>S</text:p>
          </table:table-cell>
          <table:table-cell table:formula="oooc:=['Actitud Grup B'.O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O$108]" office:value-type="float" office:value="0">
            <text:p>0</text:p>
          </table:table-cell>
        </table:table-row>
        <table:table-row table:style-name="ro5">
          <table:table-cell office:value-type="string">
            <text:p>Vaello Redondo, Jaume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SUM([.B16:.E16])"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ooc:=[.F16]-[.G16]" office:value-type="float" office:value="31">
            <text:p>31</text:p>
          </table:table-cell>
          <table:table-cell table:formula="oooc:=IF([.H16]&gt;6;&quot;S&quot;;&quot;N&quot;)" office:value-type="string" office:string-value="S">
            <text:p>S</text:p>
          </table:table-cell>
          <table:table-cell table:formula="oooc:=['Actitud Grup B'.P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P$108]" office:value-type="float" office:value="0">
            <text:p>0</text:p>
          </table:table-cell>
        </table:table-row>
        <table:table-row table:style-name="ro5">
          <table:table-cell office:value-type="string">
            <text:p>Villar Palacios, Rafae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SUM([.B17:.E17]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F17]-[.G17]" office:value-type="float" office:value="16">
            <text:p>16</text:p>
          </table:table-cell>
          <table:table-cell table:formula="oooc:=IF([.H17]&gt;6;&quot;S&quot;;&quot;N&quot;)" office:value-type="string" office:string-value="S">
            <text:p>S</text:p>
          </table:table-cell>
          <table:table-cell table:formula="oooc:=['Actitud Grup B'.Q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B'.Q$108]" office:value-type="float" office:value="0">
            <text:p>0</text:p>
          </table:table-cell>
        </table:table-row>
        <table:table-row table:style-name="ro5">
          <table:table-cell office:value-type="string">
            <text:p>Vitó Saéz, Mar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ooc:=SUM([.B18:.E18])" office:value-type="float" office:value="2.5">
            <text:p>2,5</text:p>
          </table:table-cell>
          <table:table-cell office:value-type="float" office:value="0">
            <text:p>0</text:p>
          </table:table-cell>
          <table:table-cell table:formula="oooc:=[.F18]-[.G18]" office:value-type="float" office:value="2.5">
            <text:p>2,5</text:p>
          </table:table-cell>
          <table:table-cell table:formula="oooc:=IF([.H18]&gt;6;&quot;S&quot;;&quot;N&quot;)" office:value-type="string" office:string-value="N">
            <text:p>N</text:p>
          </table:table-cell>
          <table:table-cell table:formula="oooc:=['Actitud Grup B'.R$17]" office:value-type="float" office:value="2.33333333333333">
            <text:p>2,33</text:p>
          </table:table-cell>
          <table:table-cell table:number-columns-repeated="6" office:value-type="float" office:value="0">
            <text:p>0</text:p>
          </table:table-cell>
          <table:table-cell table:formula="oooc:=['Actitud Grup B'.R$108]" office:value-type="float" office:value="4.125">
            <text:p>4,13</text:p>
          </table:table-cell>
        </table:table-row>
        <table:table-row table:style-name="ro5">
          <table:table-cell table:style-name="ce71" table:number-columns-repeated="5"/>
          <table:table-cell table:style-name="ce26" table:number-columns-repeated="12"/>
        </table:table-row>
        <table:table-row table:style-name="ro5">
          <table:table-cell table:style-name="ce3" office:value-type="string">
            <text:p>1 ESI A</text:p>
          </table:table-cell>
          <table:table-cell table:style-name="ce3" table:number-columns-repeated="4"/>
          <table:table-cell table:style-name="ce27" table:number-columns-repeated="12"/>
        </table:table-row>
        <table:table-row table:style-name="ro5">
          <table:table-cell table:style-name="ce72" office:value-type="string">
            <text:p>Alegre Baron, Silvia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2">
            <text:p>2</text:p>
          </table:table-cell>
          <table:table-cell table:number-columns-repeated="2" table:style-name="ce72" office:value-type="float" office:value="0">
            <text:p>0</text:p>
          </table:table-cell>
          <table:table-cell table:formula="oooc:=SUM([.B21:.E2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ooc:=[.F21]-[.G21]" office:value-type="float" office:value="0">
            <text:p>0</text:p>
          </table:table-cell>
          <table:table-cell table:formula="oooc:=IF([.H21]&gt;6;&quot;S&quot;;&quot;N&quot;)" office:value-type="string" office:string-value="N">
            <text:p>N</text:p>
          </table:table-cell>
          <table:table-cell table:formula="oooc:=['Actitud Grup A'.C$17]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table:formula="oooc:=['Actitud Grup A'.C$108]" office:value-type="float" office:value="9.34375">
            <text:p>9,34</text:p>
          </table:table-cell>
        </table:table-row>
        <table:table-row table:style-name="ro5">
          <table:table-cell table:style-name="ce6" office:value-type="string">
            <text:p>Boza Valle, Josep Mª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0">
            <text:p>0</text:p>
          </table:table-cell>
          <table:table-cell table:formula="oooc:=SUM([.B22:.E22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F22]-[.G22]" office:value-type="float" office:value="1">
            <text:p>1</text:p>
          </table:table-cell>
          <table:table-cell table:formula="oooc:=IF([.H22]&gt;6;&quot;S&quot;;&quot;N&quot;)" office:value-type="string" office:string-value="N">
            <text:p>N</text:p>
          </table:table-cell>
          <table:table-cell table:formula="oooc:=['Actitud Grup A'.D$17]" office:value-type="float" office:value="3.88666666666667">
            <text:p>3,89</text:p>
          </table:table-cell>
          <table:table-cell table:number-columns-repeated="6" office:value-type="float" office:value="0">
            <text:p>0</text:p>
          </table:table-cell>
          <table:table-cell table:formula="oooc:=['Actitud Grup A'.D$108]" office:value-type="float" office:value="4.25">
            <text:p>4,25</text:p>
          </table:table-cell>
        </table:table-row>
        <table:table-row table:style-name="ro5">
          <table:table-cell table:style-name="ce6" office:value-type="string">
            <text:p>Caballero Hernández, Ismae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formula="oooc:=SUM([.B23:.E23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F23]-[.G23]" office:value-type="float" office:value="1">
            <text:p>1</text:p>
          </table:table-cell>
          <table:table-cell table:formula="oooc:=IF([.H23]&gt;6;&quot;S&quot;;&quot;N&quot;)" office:value-type="string" office:string-value="N">
            <text:p>N</text:p>
          </table:table-cell>
          <table:table-cell table:formula="oooc:=['Actitud Grup A'.E$17]" office:value-type="float" office:value="9.33333333333333">
            <text:p>9,33</text:p>
          </table:table-cell>
          <table:table-cell table:number-columns-repeated="6" office:value-type="float" office:value="0">
            <text:p>0</text:p>
          </table:table-cell>
          <table:table-cell table:formula="oooc:=['Actitud Grup A'.E$108]" office:value-type="float" office:value="8.65625">
            <text:p>8,66</text:p>
          </table:table-cell>
        </table:table-row>
        <table:table-row table:style-name="ro5">
          <table:table-cell table:style-name="ce6" office:value-type="string">
            <text:p>Carmona Aranda, Héctor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formula="oooc:=SUM([.B24:.E24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ooc:=[.F24]-[.G24]" office:value-type="float" office:value="7">
            <text:p>7</text:p>
          </table:table-cell>
          <table:table-cell table:formula="oooc:=IF([.H24]&gt;6;&quot;S&quot;;&quot;N&quot;)" office:value-type="string" office:string-value="S">
            <text:p>S</text:p>
          </table:table-cell>
          <table:table-cell table:formula="oooc:=['Actitud Grup A'.F$17]" office:value-type="float" office:value="3.16666666666667">
            <text:p>3,17</text:p>
          </table:table-cell>
          <table:table-cell table:number-columns-repeated="6" office:value-type="float" office:value="0">
            <text:p>0</text:p>
          </table:table-cell>
          <table:table-cell table:formula="oooc:=['Actitud Grup A'.F$108]" office:value-type="float" office:value="1.53125">
            <text:p>1,53</text:p>
          </table:table-cell>
        </table:table-row>
        <table:table-row table:style-name="ro5">
          <table:table-cell table:style-name="ce6" office:value-type="string">
            <text:p>Casellas Lluvià, Sergi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formula="oooc:=SUM([.B25:.E25])"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ooc:=[.F25]-[.G25]" office:value-type="float" office:value="29">
            <text:p>29</text:p>
          </table:table-cell>
          <table:table-cell table:formula="oooc:=IF([.H25]&gt;6;&quot;S&quot;;&quot;N&quot;)" office:value-type="string" office:string-value="S">
            <text:p>S</text:p>
          </table:table-cell>
          <table:table-cell table:formula="oooc:=['Actitud Grup A'.G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A'.G$108]"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Castro Palomares, Danie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formula="oooc:=SUM([.B26:.E26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[.F26]-[.G26]" office:value-type="float" office:value="3">
            <text:p>3</text:p>
          </table:table-cell>
          <table:table-cell table:formula="oooc:=IF([.H26]&gt;6;&quot;S&quot;;&quot;N&quot;)" office:value-type="string" office:string-value="N">
            <text:p>N</text:p>
          </table:table-cell>
          <table:table-cell table:formula="oooc:=['Actitud Grup A'.H$17]" office:value-type="float" office:value="8.83333333333333">
            <text:p>8,83</text:p>
          </table:table-cell>
          <table:table-cell table:number-columns-repeated="6" office:value-type="float" office:value="0">
            <text:p>0</text:p>
          </table:table-cell>
          <table:table-cell table:formula="oooc:=['Actitud Grup A'.H$108]" office:value-type="float" office:value="6.75">
            <text:p>6,75</text:p>
          </table:table-cell>
        </table:table-row>
        <table:table-row table:style-name="ro5">
          <table:table-cell table:style-name="ce6" office:value-type="string">
            <text:p>Centelles Ruiz, Orio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0">
            <text:p>0</text:p>
          </table:table-cell>
          <table:table-cell table:formula="oooc:=SUM([.B27:.E2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F27]-[.G27]" office:value-type="float" office:value="6">
            <text:p>6</text:p>
          </table:table-cell>
          <table:table-cell table:formula="oooc:=IF([.H27]&gt;6;&quot;S&quot;;&quot;N&quot;)" office:value-type="string" office:string-value="N">
            <text:p>N</text:p>
          </table:table-cell>
          <table:table-cell table:formula="oooc:=['Actitud Grup A'.I$17]" office:value-type="float" office:value="4.66666666666667">
            <text:p>4,67</text:p>
          </table:table-cell>
          <table:table-cell table:number-columns-repeated="6" office:value-type="float" office:value="0">
            <text:p>0</text:p>
          </table:table-cell>
          <table:table-cell table:formula="oooc:=['Actitud Grup A'.I$108]" office:value-type="float" office:value="4.21875">
            <text:p>4,22</text:p>
          </table:table-cell>
        </table:table-row>
        <table:table-row table:style-name="ro5">
          <table:table-cell table:style-name="ce6" office:value-type="string">
            <text:p>Codina Hernández, Carlos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formula="oooc:=SUM([.B28:.E28])"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ooc:=[.F28]-[.G28]" office:value-type="float" office:value="29">
            <text:p>29</text:p>
          </table:table-cell>
          <table:table-cell table:formula="oooc:=IF([.H28]&gt;6;&quot;S&quot;;&quot;N&quot;)" office:value-type="string" office:string-value="S">
            <text:p>S</text:p>
          </table:table-cell>
          <table:table-cell table:formula="oooc:=['Actitud Grup A'.J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A'.J$108]" office:value-type="float" office:value="0.3125">
            <text:p>0,31</text:p>
          </table:table-cell>
        </table:table-row>
        <table:table-row table:style-name="ro5">
          <table:table-cell table:style-name="ce6" office:value-type="string">
            <text:p>Cruz Josa, Ricar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formula="oooc:=SUM([.B29:.E29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[.F29]-[.G29]" office:value-type="float" office:value="3">
            <text:p>3</text:p>
          </table:table-cell>
          <table:table-cell table:formula="oooc:=IF([.H29]&gt;6;&quot;S&quot;;&quot;N&quot;)" office:value-type="string" office:string-value="N">
            <text:p>N</text:p>
          </table:table-cell>
          <table:table-cell table:formula="oooc:=['Actitud Grup A'.K$17]" office:value-type="float" office:value="6.38666666666667">
            <text:p>6,39</text:p>
          </table:table-cell>
          <table:table-cell table:number-columns-repeated="6" office:value-type="float" office:value="0">
            <text:p>0</text:p>
          </table:table-cell>
          <table:table-cell table:formula="oooc:=['Actitud Grup A'.K$108]" office:value-type="float" office:value="4.96875">
            <text:p>4,97</text:p>
          </table:table-cell>
        </table:table-row>
        <table:table-row table:style-name="ro5">
          <table:table-cell table:style-name="ce6" office:value-type="string">
            <text:p>Delgado Gutiérrez, Daniel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0">
            <text:p>0</text:p>
          </table:table-cell>
          <table:table-cell table:formula="oooc:=SUM([.B30:.E30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F30]-[.G30]" office:value-type="float" office:value="1">
            <text:p>1</text:p>
          </table:table-cell>
          <table:table-cell table:formula="oooc:=IF([.H30]&gt;6;&quot;S&quot;;&quot;N&quot;)" office:value-type="string" office:string-value="N">
            <text:p>N</text:p>
          </table:table-cell>
          <table:table-cell table:formula="oooc:=['Actitud Grup A'.L$17]" office:value-type="float" office:value="6.72">
            <text:p>6,72</text:p>
          </table:table-cell>
          <table:table-cell table:number-columns-repeated="6" office:value-type="float" office:value="0">
            <text:p>0</text:p>
          </table:table-cell>
          <table:table-cell table:formula="oooc:=['Actitud Grup A'.L$108]" office:value-type="float" office:value="5.375">
            <text:p>5,38</text:p>
          </table:table-cell>
        </table:table-row>
        <table:table-row table:style-name="ro5">
          <table:table-cell table:style-name="ce6" office:value-type="string">
            <text:p>Giner Domínguez, Israel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formula="oooc:=SUM([.B31:.E31]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F31]-[.G31]" office:value-type="float" office:value="24">
            <text:p>24</text:p>
          </table:table-cell>
          <table:table-cell table:formula="oooc:=IF([.H31]&gt;6;&quot;S&quot;;&quot;N&quot;)" office:value-type="string" office:string-value="S">
            <text:p>S</text:p>
          </table:table-cell>
          <table:table-cell table:formula="oooc:=['Actitud Grup A'.M$17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ooc:=['Actitud Grup A'.M$108]"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Gonzalez Martínez, Xavier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0">
            <text:p>0</text:p>
          </table:table-cell>
          <table:table-cell table:formula="oooc:=SUM([.B32:.E32])" office:value-type="float" office:value="7.5">
            <text:p>7,5</text:p>
          </table:table-cell>
          <table:table-cell office:value-type="float" office:value="1.5">
            <text:p>1,5</text:p>
          </table:table-cell>
          <table:table-cell table:formula="oooc:=[.F32]-[.G32]" office:value-type="float" office:value="6">
            <text:p>6</text:p>
          </table:table-cell>
          <table:table-cell table:formula="oooc:=IF([.H32]&gt;6;&quot;S&quot;;&quot;N&quot;)" office:value-type="string" office:string-value="N">
            <text:p>N</text:p>
          </table:table-cell>
          <table:table-cell table:formula="oooc:=['Actitud Grup A'.N$17]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formula="oooc:=['Actitud Grup A'.N$108]" office:value-type="float" office:value="7.34375">
            <text:p>7,34</text:p>
          </table:table-cell>
        </table:table-row>
        <table:table-row table:style-name="ro5">
          <table:table-cell table:style-name="ce6" office:value-type="string">
            <text:p>Picazo Martínez, Iva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0">
            <text:p>0</text:p>
          </table:table-cell>
          <table:table-cell table:formula="oooc:=SUM([.B33:.E33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ooc:=[.F33]-[.G33]" office:value-type="float" office:value="0">
            <text:p>0</text:p>
          </table:table-cell>
          <table:table-cell table:formula="oooc:=IF([.H33]&gt;6;&quot;S&quot;;&quot;N&quot;)" office:value-type="string" office:string-value="N">
            <text:p>N</text:p>
          </table:table-cell>
          <table:table-cell table:formula="oooc:=['Actitud Grup A'.O$17]" office:value-type="float" office:value="8.83333333333333">
            <text:p>8,83</text:p>
          </table:table-cell>
          <table:table-cell table:number-columns-repeated="6" office:value-type="float" office:value="0">
            <text:p>0</text:p>
          </table:table-cell>
          <table:table-cell table:formula="oooc:=['Actitud Grup A'.O$108]" office:value-type="float" office:value="7.71875">
            <text:p>7,72</text:p>
          </table:table-cell>
        </table:table-row>
      </table:table>
      <table:table table:name="Actitud Grup A" table:style-name="ta1" table:print="false">
        <table:table-column table:style-name="co54" table:default-cell-style-name="ce79"/>
        <table:table-column table:style-name="co55" table:default-cell-style-name="ce82"/>
        <table:table-column table:style-name="co3" table:default-cell-style-name="ce79"/>
        <table:table-column table:style-name="co56" table:default-cell-style-name="ce79"/>
        <table:table-column table:style-name="co49" table:default-cell-style-name="ce79"/>
        <table:table-column table:style-name="co57" table:default-cell-style-name="ce79"/>
        <table:table-column table:style-name="co42" table:default-cell-style-name="ce79"/>
        <table:table-column table:style-name="co58" table:default-cell-style-name="ce79"/>
        <table:table-column table:style-name="co42" table:default-cell-style-name="ce79"/>
        <table:table-column table:style-name="co58" table:default-cell-style-name="ce79"/>
        <table:table-column table:style-name="co57" table:number-columns-repeated="2" table:default-cell-style-name="ce79"/>
        <table:table-column table:style-name="co56" table:default-cell-style-name="ce79"/>
        <table:table-column table:style-name="co57" table:default-cell-style-name="ce79"/>
        <table:table-column table:style-name="co49" table:default-cell-style-name="ce79"/>
        <table:table-column table:style-name="co21" table:number-columns-repeated="241" table:default-cell-style-name="Default"/>
        <table:table-row table:style-name="ro17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03" office:value-type="string">
            <text:p>Alegre, Silvia</text:p>
          </table:table-cell>
          <table:table-cell table:style-name="ce109" office:value-type="string">
            <text:p>Boza, Josep Mª</text:p>
          </table:table-cell>
          <table:table-cell table:style-name="ce109" office:value-type="string">
            <text:p>Caballero, Ismael</text:p>
          </table:table-cell>
          <table:table-cell table:style-name="ce109" office:value-type="string">
            <text:p>Carmona, Héctor</text:p>
          </table:table-cell>
          <table:table-cell table:style-name="ce109" office:value-type="string">
            <text:p>Casellas, Sergi</text:p>
          </table:table-cell>
          <table:table-cell table:style-name="ce109" office:value-type="string">
            <text:p>Castro, Daniel</text:p>
          </table:table-cell>
          <table:table-cell table:style-name="ce109" office:value-type="string">
            <text:p>Centelles, Oriol</text:p>
          </table:table-cell>
          <table:table-cell table:style-name="ce109" office:value-type="string">
            <text:p>Codina, Carlos</text:p>
          </table:table-cell>
          <table:table-cell table:style-name="ce109" office:value-type="string">
            <text:p>Cruz, Ricard</text:p>
          </table:table-cell>
          <table:table-cell table:style-name="ce109" office:value-type="string">
            <text:p>Delgado, Daniel</text:p>
          </table:table-cell>
          <table:table-cell table:style-name="ce109" office:value-type="string">
            <text:p>Giner, Israel</text:p>
          </table:table-cell>
          <table:table-cell table:style-name="ce109" office:value-type="string">
            <text:p>Gonzalez, Xavier</text:p>
          </table:table-cell>
          <table:table-cell table:style-name="ce109" office:value-type="string">
            <text:p>Picazo, Ivan</text:p>
          </table:table-cell>
          <table:table-cell table:number-columns-repeated="241"/>
        </table:table-row>
        <table:table-row table:style-name="ro5">
          <table:table-cell table:style-name="ce76" office:value-type="string" table:number-columns-spanned="2" table:number-rows-spanned="1">
            <text:p>Participació a l'aula</text:p>
          </table:table-cell>
          <table:covered-table-cell table:style-name="ce76"/>
          <table:table-cell table:style-name="ce26" table:number-columns-repeated="13"/>
          <table:table-cell table:number-columns-repeated="241"/>
        </table:table-row>
        <table:table-row table:style-name="ro18">
          <table:table-cell table:style-name="ce24" table:number-columns-spanned="1" table:number-rows-spanned="4"/>
          <table:table-cell office:value-type="string">
            <text:p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table-cell table:style-name="ce104" office:value-type="float" office:value="10">
            <text:p>10</text:p>
          </table:table-cell>
          <table:table-cell table:style-name="ce104"/>
          <table:table-cell table:style-name="ce104" office:value-type="float" office:value="8">
            <text:p>8</text:p>
          </table:table-cell>
          <table:table-cell table:style-name="ce104" table:number-columns-repeated="2"/>
          <table:table-cell table:style-name="ce104" office:value-type="float" office:value="8">
            <text:p>8</text:p>
          </table:table-cell>
          <table:table-cell table:style-name="ce104" table:number-columns-repeated="2"/>
          <table:table-cell table:style-name="ce111"/>
          <table:table-cell table:style-name="ce104" table:number-columns-repeated="2"/>
          <table:table-cell table:style-name="ce104" office:value-type="float" office:value="8">
            <text:p>8</text:p>
          </table:table-cell>
          <table:table-cell table:style-name="ce104" office:value-type="float" office:value="8.5">
            <text:p>8,5</text:p>
          </table:table-cell>
          <table:table-cell table:number-columns-repeated="241"/>
        </table:table-row>
        <table:table-row table:style-name="ro18">
          <table:covered-table-cell table:style-name="ce24"/>
          <table:table-cell office:value-type="string">
            <text:p>De tant en tant participa de l'aula i pregunta o fa comentaris o formula dubtes constructius, però normalment no participa a no ser que se li demani directament.</text:p>
          </table:table-cell>
          <table:table-cell table:style-name="Default"/>
          <table:table-cell table:style-name="ce104" office:value-type="float" office:value="6.66">
            <text:p>6,66</text:p>
          </table:table-cell>
          <table:table-cell table:style-name="ce104" table:number-columns-repeated="4"/>
          <table:table-cell table:style-name="ce111" office:value-type="float" office:value="5">
            <text:p>5</text:p>
          </table:table-cell>
          <table:table-cell table:style-name="ce104"/>
          <table:table-cell table:number-columns-repeated="2" table:style-name="ce104" office:value-type="float" office:value="6.66">
            <text:p>6,66</text:p>
          </table:table-cell>
          <table:table-cell table:style-name="ce111"/>
          <table:table-cell table:style-name="ce104" table:number-columns-repeated="2"/>
          <table:table-cell table:number-columns-repeated="241"/>
        </table:table-row>
        <table:table-row table:style-name="ro19">
          <table:covered-table-cell table:style-name="ce24"/>
          <table:table-cell office:value-type="string">
            <text:p>Només participa quan se li pregunta directament o quan no té més remei si vol acabar l'activitat.</text:p>
          </table:table-cell>
          <table:table-cell table:style-name="ce104" table:number-columns-repeated="3"/>
          <table:table-cell table:style-name="ce104" office:value-type="float" office:value="2">
            <text:p>2</text:p>
          </table:table-cell>
          <table:table-cell table:style-name="ce104" table:number-columns-repeated="5"/>
          <table:table-cell table:style-name="ce111"/>
          <table:table-cell table:style-name="ce104"/>
          <table:table-cell table:style-name="ce111"/>
          <table:table-cell table:style-name="ce104"/>
          <table:table-cell table:number-columns-repeated="241"/>
        </table:table-row>
        <table:table-row table:style-name="ro19">
          <table:covered-table-cell table:style-name="ce24"/>
          <table:table-cell office:value-type="string">
            <text:p>No participa de l'aula o de l'activitat i a més sovint té una actitud negativa envers els professors i/o el seus companys.</text:p>
          </table:table-cell>
          <table:table-cell table:style-name="ce104" table:number-columns-repeated="13"/>
          <table:table-cell table:number-columns-repeated="241"/>
        </table:table-row>
        <table:table-row table:style-name="ro1">
          <table:table-cell table:style-name="ce43"/>
          <table:table-cell table:style-name="ce83" office:value-type="string">
            <text:p>Ús del recursos informàtics</text:p>
          </table:table-cell>
          <table:table-cell table:style-name="ce43" table:number-columns-repeated="13"/>
          <table:table-cell table:number-columns-repeated="241"/>
        </table:table-row>
        <table:table-row table:style-name="ro18">
          <table:table-cell table:style-name="ce24" table:number-columns-spanned="1" table:number-rows-spanned="4"/>
          <table:table-cell office:value-type="string">
            <text:p>Utilitza correctament els recursos informàtics per realitzar els treballs i activitats que se li demanen i respecte les normes d'ús dels recursos informàtics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table:style-name="ce24" office:value-type="float" office:value="10">
            <text:p>10</text:p>
          </table:table-cell>
          <table:table-cell table:style-name="ce24" table:number-columns-repeated="2"/>
          <table:table-cell table:style-name="ce24" office:value-type="float" office:value="10">
            <text:p>10</text:p>
          </table:table-cell>
          <table:table-cell table:style-name="Default"/>
          <table:table-cell table:style-name="ce24"/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table:number-columns-repeated="2"/>
          <table:table-cell table:style-name="ce24" office:value-type="float" office:value="10">
            <text:p>10</text:p>
          </table:table-cell>
          <table:table-cell table:number-columns-repeated="241"/>
        </table:table-row>
        <table:table-row table:style-name="ro18">
          <table:covered-table-cell table:style-name="ce24"/>
          <table:table-cell office:value-type="string">
            <text:p>Normalment utilitza correctament els recursos informàtics per realitzar els treballs i activitats que se li demanen però de tant en tant no respecte les normes d'ús dels recursos informàtics (juga, navega per Internet, utilitza el messenger...)</text:p>
          </table:table-cell>
          <table:table-cell table:style-name="ce24" table:number-columns-repeated="3"/>
          <table:table-cell table:style-name="ce24" office:value-type="float" office:value="6">
            <text:p>6</text:p>
          </table:table-cell>
          <table:table-cell table:style-name="ce24" table:number-columns-repeated="7"/>
          <table:table-cell table:style-name="ce24" office:value-type="float" office:value="8.5">
            <text:p>8,5</text:p>
          </table:table-cell>
          <table:table-cell table:style-name="ce24"/>
          <table:table-cell table:number-columns-repeated="241"/>
        </table:table-row>
        <table:table-row table:style-name="ro18">
          <table:covered-table-cell table:style-name="ce24"/>
          <table:table-cell office:value-type="string">
            <text:p>Normalment només utilitza els recursos informàtics correctament quan se li demana explícitament i sovint no respecte les normes d'ús dels recursos informàtics (juga, navega per Internet, utilitza el messenger...)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4" table:number-columns-repeated="4"/>
          <table:table-cell table:style-name="ce24" office:value-type="float" office:value="2.5">
            <text:p>2,5</text:p>
          </table:table-cell>
          <table:table-cell table:style-name="ce24" table:number-columns-repeated="6"/>
          <table:table-cell table:number-columns-repeated="241"/>
        </table:table-row>
        <table:table-row table:style-name="ro18">
          <table:covered-table-cell table:style-name="ce24"/>
          <table:table-cell office:value-type="string">
            <text:p>No utilitza correctament els recursos informàtics i no compleix les normes. A més, un o més cops ha fet un ús indegut greu dels recursos de l'aula (utilitzar aplicacions que malmeten l'ampla de banda de la xarxa, instal·lar aplicacions no adequades o fer malbé material)</text:p>
          </table:table-cell>
          <table:table-cell table:style-name="ce24" table:number-columns-repeated="13"/>
          <table:table-cell table:number-columns-repeated="241"/>
        </table:table-row>
        <table:table-row table:style-name="ro7">
          <table:table-cell table:style-name="ce43"/>
          <table:table-cell table:style-name="ce83" office:value-type="string">
            <text:p>Motivació per a realitzar les tasques</text:p>
          </table:table-cell>
          <table:table-cell table:style-name="ce43" table:number-columns-repeated="13"/>
          <table:table-cell table:number-columns-repeated="241"/>
        </table:table-row>
        <table:table-row table:style-name="ro18">
          <table:table-cell table:style-name="ce24"/>
          <table:table-cell office:value-type="string">
            <text:p>Està motivat per realitzar les tasques i activitats que se li demanen i actua amb responsabilitat a l'hora de fer la feina i complir amb els terminis.</text:p>
          </table:table-cell>
          <table:table-cell table:style-name="ce24" office:value-type="float" office:value="10">
            <text:p>10</text:p>
          </table:table-cell>
          <table:table-cell table:style-name="Default"/>
          <table:table-cell table:style-name="ce24" office:value-type="float" office:value="10">
            <text:p>10</text:p>
          </table:table-cell>
          <table:table-cell table:style-name="ce24" table:number-columns-repeated="2"/>
          <table:table-cell table:style-name="ce24" office:value-type="float" office:value="8.5">
            <text:p>8,5</text:p>
          </table:table-cell>
          <table:table-cell table:style-name="ce24" table:number-columns-repeated="6"/>
          <table:table-cell table:style-name="ce112" office:value-type="float" office:value="8">
            <text:p>8</text:p>
          </table:table-cell>
          <table:table-cell table:number-columns-repeated="241"/>
        </table:table-row>
        <table:table-row table:style-name="ro18">
          <table:table-cell table:style-name="ce24"/>
          <table:table-cell office:value-type="string">
            <text:p>Realitza les tasques i activitats que se li demanen però cal demanar-li explícitament i sovint apura al màxim els terminis d'entrega o entrega les tasques fora de temps.</text:p>
          </table:table-cell>
          <table:table-cell table:style-name="ce24" table:number-columns-repeated="6"/>
          <table:table-cell table:style-name="ce24" office:value-type="float" office:value="6.5">
            <text:p>6,5</text:p>
          </table:table-cell>
          <table:table-cell table:style-name="ce24" table:number-columns-repeated="3"/>
          <table:table-cell table:style-name="Default"/>
          <table:table-cell table:style-name="ce24" office:value-type="float" office:value="7.5">
            <text:p>7,5</text:p>
          </table:table-cell>
          <table:table-cell table:style-name="ce24"/>
          <table:table-cell table:number-columns-repeated="241"/>
        </table:table-row>
        <table:table-row table:style-name="ro19">
          <table:table-cell table:style-name="ce24"/>
          <table:table-cell office:value-type="string">
            <text:p>No esta motivat per realitzar les tasques i activitats que se li demanen i no entrega les tasques que se li demanen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table:number-columns-repeated="4"/>
          <table:table-cell table:style-name="ce24" office:value-type="float" office:value="4.5">
            <text:p>4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3"/>
          <table:table-cell table:number-columns-repeated="241"/>
        </table:table-row>
        <table:table-row table:style-name="ro19">
          <table:table-cell table:style-name="ce24"/>
          <table:table-cell office:value-type="string">
            <text:p>No està gens motivat per a fer les tasques i a més presenta una actitud negativa a l'aula i es resisteix activament a realitzar les tasques.</text:p>
          </table:table-cell>
          <table:table-cell table:style-name="ce24" table:number-columns-repeated="13"/>
          <table:table-cell table:number-columns-repeated="241"/>
        </table:table-row>
        <table:table-row table:style-name="ro19">
          <table:table-cell table:style-name="ce43"/>
          <table:table-cell table:style-name="ce84" office:value-type="string">
            <text:p>TOTAL PARTICIPACIÓ AULA</text:p>
          </table:table-cell>
          <table:table-cell table:style-name="ce105" table:formula="oooc:=SUM([.C3:.C16])/3" office:value-type="float" office:value="10">
            <text:p>10</text:p>
          </table:table-cell>
          <table:table-cell table:style-name="ce105" table:formula="oooc:=SUM([.D3:.D16])/3" office:value-type="float" office:value="3.88666666666667">
            <text:p>3,89</text:p>
          </table:table-cell>
          <table:table-cell table:style-name="ce105" table:formula="oooc:=SUM([.E3:.E16])/3" office:value-type="float" office:value="9.33333333333333">
            <text:p>9,33</text:p>
          </table:table-cell>
          <table:table-cell table:style-name="ce105" table:formula="oooc:=SUM([.F3:.F16])/3" office:value-type="float" office:value="3.16666666666667">
            <text:p>3,17</text:p>
          </table:table-cell>
          <table:table-cell table:style-name="ce105" table:formula="oooc:=SUM([.G3:.G16])/3" office:value-type="float" office:value="0">
            <text:p>0</text:p>
          </table:table-cell>
          <table:table-cell table:style-name="ce105" table:formula="oooc:=SUM([.H3:.H16])/3" office:value-type="float" office:value="8.83333333333333">
            <text:p>8,83</text:p>
          </table:table-cell>
          <table:table-cell table:style-name="ce105" table:formula="oooc:=SUM([.I3:.I16])/3" office:value-type="float" office:value="4.66666666666667">
            <text:p>4,67</text:p>
          </table:table-cell>
          <table:table-cell table:style-name="ce105" table:formula="oooc:=SUM([.J3:.J16])/3" office:value-type="float" office:value="0">
            <text:p>0</text:p>
          </table:table-cell>
          <table:table-cell table:style-name="ce105" table:formula="oooc:=SUM([.K3:.K16])/3" office:value-type="float" office:value="6.38666666666667">
            <text:p>6,39</text:p>
          </table:table-cell>
          <table:table-cell table:style-name="ce105" table:formula="oooc:=SUM([.L3:.L16])/3" office:value-type="float" office:value="6.72">
            <text:p>6,72</text:p>
          </table:table-cell>
          <table:table-cell table:style-name="ce105" table:formula="oooc:=SUM([.M3:.M16])/3" office:value-type="float" office:value="0">
            <text:p>0</text:p>
          </table:table-cell>
          <table:table-cell table:style-name="ce105" table:formula="oooc:=SUM([.N3:.N16])/3" office:value-type="float" office:value="8">
            <text:p>8</text:p>
          </table:table-cell>
          <table:table-cell table:style-name="ce105" table:formula="oooc:=SUM([.O3:.O16])/3" office:value-type="float" office:value="8.83333333333333">
            <text:p>8,83</text:p>
          </table:table-cell>
          <table:table-cell table:number-columns-repeated="241"/>
        </table:table-row>
        <table:table-row table:style-name="ro1">
          <table:table-cell table:style-name="ce77" office:value-type="string" table:number-columns-spanned="2" table:number-rows-spanned="1">
            <text:p>Capacitat de resol·lució de problemes</text:p>
          </table:table-cell>
          <table:covered-table-cell table:style-name="ce24"/>
          <table:table-cell table:style-name="ce26" table:number-columns-repeated="13"/>
          <table:table-cell table:number-columns-repeated="241"/>
        </table:table-row>
        <table:table-row table:style-name="ro12">
          <table:table-cell table:style-name="ce75"/>
          <table:table-cell table:style-name="ce85" office:value-type="string">
            <text:p>La resposta a una determinada situació.</text:p>
          </table:table-cell>
          <table:table-cell table:style-name="ce43" table:number-columns-repeated="13"/>
          <table:table-cell table:number-columns-repeated="241"/>
        </table:table-row>
        <table:table-row table:style-name="ro8">
          <table:table-cell table:style-name="ce24"/>
          <table:table-cell table:style-name="ce86" office:value-type="string">
            <text:p>Resol el problema amb seguretat.</text:p>
          </table:table-cell>
          <table:table-cell table:style-name="ce106" office:value-type="float" office:value="9">
            <text:p>9</text:p>
          </table:table-cell>
          <table:table-cell table:style-name="ce106"/>
          <table:table-cell table:style-name="ce106" office:value-type="float" office:value="9">
            <text:p>9</text:p>
          </table:table-cell>
          <table:table-cell table:style-name="ce106" table:number-columns-repeated="2"/>
          <table:table-cell table:style-name="ce106" office:value-type="float" office:value="7">
            <text:p>7</text:p>
          </table:table-cell>
          <table:table-cell table:style-name="ce106" table:number-columns-repeated="5"/>
          <table:table-cell table:number-columns-repeated="2" table:style-name="ce106" office:value-type="float" office:value="7">
            <text:p>7</text:p>
          </table:table-cell>
          <table:table-cell table:number-columns-repeated="241"/>
        </table:table-row>
        <table:table-row table:style-name="ro3">
          <table:table-cell table:style-name="ce24"/>
          <table:table-cell table:style-name="ce87" office:value-type="string">
            <text:p>Busca solucions, però té dificultats per resoldre-la.</text:p>
          </table:table-cell>
          <table:table-cell table:style-name="ce106" table:number-columns-repeated="9"/>
          <table:table-cell table:style-name="ce106" office:value-type="float" office:value="6">
            <text:p>6</text:p>
          </table:table-cell>
          <table:table-cell table:style-name="ce106" table:number-columns-repeated="3"/>
          <table:table-cell table:number-columns-repeated="241"/>
        </table:table-row>
        <table:table-row table:style-name="ro8">
          <table:table-cell table:style-name="ce24"/>
          <table:table-cell table:style-name="ce87" office:value-type="string">
            <text:p>Intenta solucionar el problema però sempre depèn d'algú.</text:p>
          </table:table-cell>
          <table:table-cell table:style-name="ce106"/>
          <table:table-cell table:style-name="ce106" office:value-type="float" office:value="4">
            <text:p>4</text:p>
          </table:table-cell>
          <table:table-cell table:style-name="ce106" table:number-columns-repeated="5"/>
          <table:table-cell table:number-columns-repeated="2" table:style-name="ce106" office:value-type="float" office:value="5">
            <text:p>5</text:p>
          </table:table-cell>
          <table:table-cell table:style-name="ce106" table:number-columns-repeated="4"/>
          <table:table-cell table:number-columns-repeated="241"/>
        </table:table-row>
        <table:table-row table:style-name="ro8">
          <table:table-cell table:style-name="ce24"/>
          <table:table-cell table:style-name="ce87" office:value-type="string">
            <text:p>Es bloqueja i no intenta cercar solucions.</text:p>
          </table:table-cell>
          <table:table-cell table:style-name="ce106" table:number-columns-repeated="3"/>
          <table:table-cell table:style-name="ce106" office:value-type="float" office:value="1">
            <text:p>1</text:p>
          </table:table-cell>
          <table:table-cell table:style-name="ce106" table:number-columns-repeated="9"/>
          <table:table-cell table:number-columns-repeated="241"/>
        </table:table-row>
        <table:table-row table:style-name="ro1">
          <table:table-cell table:style-name="ce43"/>
          <table:table-cell table:style-name="ce85" office:value-type="string">
            <text:p>L'aplicació de l'estratègia operativa.</text:p>
          </table:table-cell>
          <table:table-cell table:style-name="ce107" table:number-columns-repeated="13"/>
          <table:table-cell table:number-columns-repeated="241"/>
        </table:table-row>
        <table:table-row table:style-name="ro8">
          <table:table-cell table:style-name="ce24"/>
          <table:table-cell table:style-name="ce86" office:value-type="string">
            <text:p>Raona amb ordre i lògica el procés de resolució.</text:p>
          </table:table-cell>
          <table:table-cell table:style-name="ce106" office:value-type="float" office:value="8.5">
            <text:p>8,5</text:p>
          </table:table-cell>
          <table:table-cell table:style-name="ce106"/>
          <table:table-cell table:style-name="ce106" office:value-type="float" office:value="8.5">
            <text:p>8,5</text:p>
          </table:table-cell>
          <table:table-cell table:style-name="ce106" table:number-columns-repeated="6"/>
          <table:table-cell table:style-name="ce106" office:value-type="float" office:value="7">
            <text:p>7</text:p>
          </table:table-cell>
          <table:table-cell table:style-name="ce106"/>
          <table:table-cell table:style-name="ce106" office:value-type="float" office:value="8">
            <text:p>8</text:p>
          </table:table-cell>
          <table:table-cell table:style-name="ce106" office:value-type="float" office:value="7.5">
            <text:p>7,5</text:p>
          </table:table-cell>
          <table:table-cell table:number-columns-repeated="241"/>
        </table:table-row>
        <table:table-row table:style-name="ro8">
          <table:table-cell table:style-name="ce24"/>
          <table:table-cell table:style-name="ce86" office:value-type="string">
            <text:p>Aplica una seqüència operativa però està mancada de lògica.</text:p>
          </table:table-cell>
          <table:table-cell table:style-name="ce106" table:number-columns-repeated="5"/>
          <table:table-cell table:style-name="ce106" office:value-type="float" office:value="7">
            <text:p>7</text:p>
          </table:table-cell>
          <table:table-cell table:style-name="ce106" table:number-columns-repeated="7"/>
          <table:table-cell table:number-columns-repeated="241"/>
        </table:table-row>
        <table:table-row table:style-name="ro8">
          <table:table-cell table:style-name="ce24"/>
          <table:table-cell table:style-name="ce86" office:value-type="string">
            <text:p>Coneix la seqüència de realització però no sap aplicar-la.</text:p>
          </table:table-cell>
          <table:table-cell table:style-name="ce106"/>
          <table:table-cell table:style-name="ce106" office:value-type="float" office:value="5">
            <text:p>5</text:p>
          </table:table-cell>
          <table:table-cell table:style-name="ce106" table:number-columns-repeated="4"/>
          <table:table-cell table:style-name="ce106" office:value-type="float" office:value="5">
            <text:p>5</text:p>
          </table:table-cell>
          <table:table-cell table:style-name="ce106"/>
          <table:table-cell table:style-name="ce106" office:value-type="float" office:value="5.5">
            <text:p>5,5</text:p>
          </table:table-cell>
          <table:table-cell table:style-name="ce106" table:number-columns-repeated="4"/>
          <table:table-cell table:number-columns-repeated="241"/>
        </table:table-row>
        <table:table-row table:style-name="ro8">
          <table:table-cell table:style-name="ce24"/>
          <table:table-cell table:style-name="ce86" office:value-type="string">
            <text:p>Desconeix la metodologia i la seqüència de resolució</text:p>
          </table:table-cell>
          <table:table-cell table:style-name="ce106" table:number-columns-repeated="3"/>
          <table:table-cell table:style-name="ce106" office:value-type="float" office:value="1">
            <text:p>1</text:p>
          </table:table-cell>
          <table:table-cell table:style-name="ce106" table:number-columns-repeated="9"/>
          <table:table-cell table:number-columns-repeated="241"/>
        </table:table-row>
        <table:table-row table:style-name="ro7">
          <table:table-cell table:style-name="ce43"/>
          <table:table-cell table:style-name="ce88" office:value-type="string">
            <text:p><text:span text:style-name="T2"><text:s/></text:span><text:span text:style-name="T3">La presa de decisions.</text:span></text:p>
          </table:table-cell>
          <table:table-cell table:style-name="ce107" table:number-columns-repeated="13"/>
          <table:table-cell table:number-columns-repeated="241"/>
        </table:table-row>
        <table:table-row table:style-name="ro8">
          <table:table-cell table:style-name="ce24"/>
          <table:table-cell table:style-name="ce87" office:value-type="string">
            <text:p>Identifica els punts clau i pren decisions fonamentades i raonades.</text:p>
          </table:table-cell>
          <table:table-cell table:style-name="ce106" office:value-type="float" office:value="9">
            <text:p>9</text:p>
          </table:table-cell>
          <table:table-cell table:style-name="ce106"/>
          <table:table-cell table:style-name="ce106" office:value-type="float" office:value="8.5">
            <text:p>8,5</text:p>
          </table:table-cell>
          <table:table-cell table:style-name="ce106" table:number-columns-repeated="2"/>
          <table:table-cell table:style-name="ce106" office:value-type="float" office:value="7">
            <text:p>7</text:p>
          </table:table-cell>
          <table:table-cell table:style-name="ce106" table:number-columns-repeated="5"/>
          <table:table-cell table:style-name="ce106" office:value-type="float" office:value="8">
            <text:p>8</text:p>
          </table:table-cell>
          <table:table-cell table:style-name="ce106" office:value-type="float" office:value="7.5">
            <text:p>7,5</text:p>
          </table:table-cell>
          <table:table-cell table:number-columns-repeated="241"/>
        </table:table-row>
        <table:table-row table:style-name="ro8">
          <table:table-cell table:style-name="ce24"/>
          <table:table-cell table:style-name="ce87" office:value-type="string">
            <text:p>Identifica els punts clau i pren decisions per intuïció.</text:p>
          </table:table-cell>
          <table:table-cell table:style-name="ce106"/>
          <table:table-cell table:style-name="ce106" office:value-type="float" office:value="6.5">
            <text:p>6,5</text:p>
          </table:table-cell>
          <table:table-cell table:style-name="ce106" table:number-columns-repeated="7"/>
          <table:table-cell table:style-name="ce106" office:value-type="float" office:value="6">
            <text:p>6</text:p>
          </table:table-cell>
          <table:table-cell table:style-name="ce106" table:number-columns-repeated="3"/>
          <table:table-cell table:number-columns-repeated="241"/>
        </table:table-row>
        <table:table-row table:style-name="ro8">
          <table:table-cell table:style-name="ce24"/>
          <table:table-cell table:style-name="ce87" office:value-type="string">
            <text:p>Identifica els punts clau però dubta freqüentment.</text:p>
          </table:table-cell>
          <table:table-cell table:style-name="ce106" table:number-columns-repeated="3"/>
          <table:table-cell table:style-name="ce106" office:value-type="float" office:value="2.5">
            <text:p>2,5</text:p>
          </table:table-cell>
          <table:table-cell table:style-name="ce106" table:number-columns-repeated="2"/>
          <table:table-cell table:style-name="ce106" office:value-type="float" office:value="4">
            <text:p>4</text:p>
          </table:table-cell>
          <table:table-cell table:style-name="ce106"/>
          <table:table-cell table:style-name="ce106" office:value-type="float" office:value="5.5">
            <text:p>5,5</text:p>
          </table:table-cell>
          <table:table-cell table:style-name="ce106" table:number-columns-repeated="4"/>
          <table:table-cell table:number-columns-repeated="241"/>
        </table:table-row>
        <table:table-row table:style-name="ro19">
          <table:table-cell table:style-name="ce24"/>
          <table:table-cell table:style-name="ce87" office:value-type="string">
            <text:p>Té dificultats per veure els punts clau per a la presa de decisions.</text:p>
          </table:table-cell>
          <table:table-cell table:style-name="ce106" table:number-columns-repeated="13"/>
          <table:table-cell table:number-columns-repeated="241"/>
        </table:table-row>
        <table:table-row table:style-name="ro20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03" office:value-type="string">
            <text:p>Alegre, Silvia</text:p>
          </table:table-cell>
          <table:table-cell table:style-name="ce109" office:value-type="string">
            <text:p>Boza, Josep Mª</text:p>
          </table:table-cell>
          <table:table-cell table:style-name="ce109" office:value-type="string">
            <text:p>Caballero, Ismael</text:p>
          </table:table-cell>
          <table:table-cell table:style-name="ce109" office:value-type="string">
            <text:p>Carmona, Héctor</text:p>
          </table:table-cell>
          <table:table-cell table:style-name="ce109" office:value-type="string">
            <text:p>Casellas, Sergi</text:p>
          </table:table-cell>
          <table:table-cell table:style-name="ce109" office:value-type="string">
            <text:p>Castro, Daniel</text:p>
          </table:table-cell>
          <table:table-cell table:style-name="ce109" office:value-type="string">
            <text:p>Centelles, Oriol</text:p>
          </table:table-cell>
          <table:table-cell table:style-name="ce109" office:value-type="string">
            <text:p>Codina, Carlos</text:p>
          </table:table-cell>
          <table:table-cell table:style-name="ce109" office:value-type="string">
            <text:p>Cruz, Ricard</text:p>
          </table:table-cell>
          <table:table-cell table:style-name="ce109" office:value-type="string">
            <text:p>Delgado, Daniel</text:p>
          </table:table-cell>
          <table:table-cell table:style-name="ce109" office:value-type="string">
            <text:p>Giner, Israel</text:p>
          </table:table-cell>
          <table:table-cell table:style-name="ce109" office:value-type="string">
            <text:p>Gonzalez, Xavier</text:p>
          </table:table-cell>
          <table:table-cell table:style-name="ce109" office:value-type="string">
            <text:p>Picazo, Ivan</text:p>
          </table:table-cell>
          <table:table-cell table:number-columns-repeated="241"/>
        </table:table-row>
        <table:table-row table:style-name="ro12">
          <table:table-cell table:style-name="ce26"/>
          <table:table-cell table:style-name="ce89" office:value-type="string">
            <text:p>Capacitat d'organització del treball</text:p>
          </table:table-cell>
          <table:table-cell table:style-name="ce108" table:number-columns-repeated="13"/>
          <table:table-cell table:number-columns-repeated="241"/>
        </table:table-row>
        <table:table-row table:style-name="ro2">
          <table:table-cell table:style-name="ce43"/>
          <table:table-cell table:style-name="ce90" office:value-type="string">
            <text:p>La planificació i priorització dels recursos i del temps.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 table:style-name="ce24"/>
          <table:table-cell office:value-type="string">
            <text:p>Preveu els recursos necessaris i la distribució de funcions.</text:p>
          </table:table-cell>
          <table:table-cell office:value-type="float" office:value="10">
            <text:p>10</text:p>
          </table:table-cell>
          <table:table-cell/>
          <table:table-cell office:value-type="float" office:value="8.5">
            <text:p>8,5</text:p>
          </table:table-cell>
          <table:table-cell table:number-columns-repeated="251"/>
        </table:table-row>
        <table:table-row table:style-name="ro9">
          <table:table-cell table:style-name="ce24"/>
          <table:table-cell office:value-type="string">
            <text:p>Intenta planificar els recursos però no se'n surt suficientment.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,5</text:p>
          </table:table-cell>
          <table:table-cell/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table:number-columns-repeated="241"/>
        </table:table-row>
        <table:table-row table:style-name="ro9">
          <table:table-cell table:style-name="ce24"/>
          <table:table-cell office:value-type="string">
            <text:p>Desenvolupa el treball sense planificació.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.5">
            <text:p>3,5</text:p>
          </table:table-cell>
          <table:table-cell/>
          <table:table-cell office:value-type="float" office:value="5.5">
            <text:p>5,5</text:p>
          </table:table-cell>
          <table:table-cell table:number-columns-repeated="245"/>
        </table:table-row>
        <table:table-row table:style-name="ro19">
          <table:table-cell table:style-name="ce24"/>
          <table:table-cell office:value-type="string">
            <text:p>Necessita que li organitzin l'activitat.</text:p>
          </table:table-cell>
          <table:table-cell table:number-columns-repeated="254"/>
        </table:table-row>
        <table:table-row table:style-name="ro9">
          <table:table-cell table:style-name="ce43"/>
          <table:table-cell table:style-name="ce91" office:value-type="string">
            <text:p>La seqüènciació d'una acció o d'una activitat.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 table:style-name="ce24"/>
          <table:table-cell office:value-type="string">
            <text:p>Identifica ràpidament els processos que intervenen i les passes a seguir.</text:p>
          </table:table-cell>
          <table:table-cell office:value-type="float" office:value="9">
            <text:p>9</text:p>
          </table:table-cell>
          <table:table-cell/>
          <table:table-cell office:value-type="float" office:value="8.5">
            <text:p>8,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41"/>
        </table:table-row>
        <table:table-row table:style-name="ro9">
          <table:table-cell table:style-name="ce24"/>
          <table:table-cell office:value-type="string">
            <text:p>Identifica els processos més importants però no sap seqüenciar l'activitat.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44"/>
        </table:table-row>
        <table:table-row table:style-name="ro9">
          <table:table-cell table:style-name="ce24"/>
          <table:table-cell office:value-type="string">
            <text:p>No sap organitzar les passes que s'han de seguir.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78"/>
          <table:table-cell table:style-name="ce92" office:value-type="string">
            <text:p>L'eficiència.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 table:style-name="ce24"/>
          <table:table-cell office:value-type="string">
            <text:p>Optimitza els recursos, el temps i el cost.</text:p>
          </table:table-cell>
          <table:table-cell office:value-type="float" office:value="10">
            <text:p>10</text:p>
          </table:table-cell>
          <table:table-cell/>
          <table:table-cell office:value-type="float" office:value="9.5">
            <text:p>9,5</text:p>
          </table:table-cell>
          <table:table-cell table:number-columns-repeated="2"/>
          <table:table-cell office:value-type="float" office:value="7.5">
            <text:p>7,5</text:p>
          </table:table-cell>
          <table:table-cell table:number-columns-repeated="5"/>
          <table:table-cell table:number-columns-repeated="2" office:value-type="float" office:value="8">
            <text:p>8</text:p>
          </table:table-cell>
          <table:table-cell table:number-columns-repeated="241"/>
        </table:table-row>
        <table:table-row table:style-name="ro19">
          <table:table-cell table:style-name="ce24"/>
          <table:table-cell office:value-type="string">
            <text:p>Planifica sense considerar la rentabilització.</text:p>
          </table:table-cell>
          <table:table-cell table:style-name="ce24" table:number-columns-repeated="6"/>
          <table:table-cell table:style-name="ce24" office:value-type="float" office:value="6.5">
            <text:p>6,5</text:p>
          </table:table-cell>
          <table:table-cell table:style-name="ce24"/>
          <table:table-cell table:style-name="ce24" office:value-type="float" office:value="5">
            <text:p>5</text:p>
          </table:table-cell>
          <table:table-cell table:style-name="ce24" table:number-columns-repeated="4"/>
          <table:table-cell table:number-columns-repeated="241"/>
        </table:table-row>
        <table:table-row table:style-name="ro19">
          <table:table-cell table:style-name="ce24"/>
          <table:table-cell office:value-type="string">
            <text:p>Aconsegueix que les coses importants estiguin fetes a temps.</text:p>
          </table:table-cell>
          <table:table-cell table:style-name="ce24"/>
          <table:table-cell table:style-name="ce24" office:value-type="float" office:value="2">
            <text:p>2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5"/>
          <table:table-cell table:style-name="ce24" office:value-type="float" office:value="5">
            <text:p>5</text:p>
          </table:table-cell>
          <table:table-cell table:style-name="ce24" table:number-columns-repeated="3"/>
          <table:table-cell table:number-columns-repeated="241"/>
        </table:table-row>
        <table:table-row table:style-name="ro21">
          <table:table-cell table:style-name="ce64"/>
          <table:table-cell table:style-name="ce93" office:value-type="string">
            <text:p>Capacitat de responsabilitat en el treball</text:p>
          </table:table-cell>
          <table:table-cell table:style-name="ce64" table:number-columns-repeated="13"/>
          <table:table-cell table:number-columns-repeated="241"/>
        </table:table-row>
        <table:table-row table:style-name="ro9">
          <table:table-cell table:style-name="ce43"/>
          <table:table-cell table:style-name="ce94" office:value-type="string">
            <text:p><text:s/>La implicació amb la feina.</text:p>
          </table:table-cell>
          <table:table-cell table:style-name="ce43" table:number-columns-repeated="13"/>
          <table:table-cell table:number-columns-repeated="241"/>
        </table:table-row>
        <table:table-row table:style-name="ro9">
          <table:table-cell/>
          <table:table-cell office:value-type="string">
            <text:p>S'identifica amb la feina.</text:p>
          </table:table-cell>
          <table:table-cell office:value-type="float" office:value="10">
            <text:p>10</text:p>
          </table:table-cell>
          <table:table-cell/>
          <table:table-cell office:value-type="float" office:value="9.5">
            <text:p>9,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Realitza els treballs que li han assignat.</text:p>
          </table:table-cell>
          <table:table-cell table:number-columns-repeated="6"/>
          <table:table-cell office:value-type="float" office:value="6.5">
            <text:p>6,5</text:p>
          </table:table-cell>
          <table:table-cell/>
          <table:table-cell office:value-type="float" office:value="4">
            <text:p>4</text:p>
          </table:table-cell>
          <table:table-cell table:number-columns-repeated="245"/>
        </table:table-row>
        <table:table-row table:style-name="ro9">
          <table:table-cell/>
          <table:table-cell office:value-type="string">
            <text:p>Assumeix responsabilitats però necessita supervisió.</text:p>
          </table:table-cell>
          <table:table-cell table:number-columns-repeated="9"/>
          <table:table-cell office:value-type="float" office:value="3.5">
            <text:p>3,5</text:p>
          </table:table-cell>
          <table:table-cell table:number-columns-repeated="244"/>
        </table:table-row>
        <table:table-row table:style-name="ro9">
          <table:table-cell/>
          <table:table-cell office:value-type="string">
            <text:p>No pren responsabilitats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78"/>
          <table:table-cell table:style-name="ce95" office:value-type="string">
            <text:p>L'execució de la feina, com treballa.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/>
          <table:table-cell office:value-type="string">
            <text:p>Treballa fins al final amb eficàcia i eficiència.</text:p>
          </table:table-cell>
          <table:table-cell office:value-type="float" office:value="10">
            <text:p>10</text:p>
          </table:table-cell>
          <table:table-cell/>
          <table:table-cell office:value-type="float" office:value="7.5">
            <text:p>7,5</text:p>
          </table:table-cell>
          <table:table-cell table:number-columns-repeated="2"/>
          <table:table-cell office:value-type="float" office:value="6.5">
            <text:p>6,5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Deixa la feina acabada però prima l'eficàcia a la eficiència.</text:p>
          </table:table-cell>
          <table:table-cell table:number-columns-repeated="8"/>
          <table:table-cell table:number-columns-repeated="2" office:value-type="float" office:value="5">
            <text:p>5</text:p>
          </table:table-cell>
          <table:table-cell/>
          <table:table-cell office:value-type="float" office:value="6.5">
            <text:p>6,5</text:p>
          </table:table-cell>
          <table:table-cell table:number-columns-repeated="242"/>
        </table:table-row>
        <table:table-row table:style-name="ro9">
          <table:table-cell/>
          <table:table-cell office:value-type="string">
            <text:p>Acaba les feines de qualsevol manera.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247"/>
        </table:table-row>
        <table:table-row table:style-name="ro9">
          <table:table-cell/>
          <table:table-cell office:value-type="string">
            <text:p>Amb freqüència deixa les feines a mig fer.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50"/>
        </table:table-row>
        <table:table-row table:style-name="ro19">
          <table:table-cell/>
          <table:table-cell office:value-type="string">
            <text:p>No acaba mai les feines.</text:p>
          </table:table-cell>
          <table:table-cell table:number-columns-repeated="254"/>
        </table:table-row>
        <table:table-row table:style-name="ro9">
          <table:table-cell table:style-name="ce80"/>
          <table:table-cell table:style-name="ce96" office:value-type="string">
            <text:p>Capacitat d'autonomia</text:p>
          </table:table-cell>
          <table:table-cell table:style-name="ce80" table:number-columns-repeated="13"/>
          <table:table-cell table:number-columns-repeated="241"/>
        </table:table-row>
        <table:table-row table:style-name="ro20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03" office:value-type="string">
            <text:p>Alegre, Silvia</text:p>
          </table:table-cell>
          <table:table-cell table:style-name="ce109" office:value-type="string">
            <text:p>Boza, Josep Mª</text:p>
          </table:table-cell>
          <table:table-cell table:style-name="ce109" office:value-type="string">
            <text:p>Caballero, Ismael</text:p>
          </table:table-cell>
          <table:table-cell table:style-name="ce109" office:value-type="string">
            <text:p>Carmona, Héctor</text:p>
          </table:table-cell>
          <table:table-cell table:style-name="ce109" office:value-type="string">
            <text:p>Casellas, Sergi</text:p>
          </table:table-cell>
          <table:table-cell table:style-name="ce109" office:value-type="string">
            <text:p>Castro, Daniel</text:p>
          </table:table-cell>
          <table:table-cell table:style-name="ce109" office:value-type="string">
            <text:p>Centelles, Oriol</text:p>
          </table:table-cell>
          <table:table-cell table:style-name="ce109" office:value-type="string">
            <text:p>Codina, Carlos</text:p>
          </table:table-cell>
          <table:table-cell table:style-name="ce109" office:value-type="string">
            <text:p>Cruz, Ricard</text:p>
          </table:table-cell>
          <table:table-cell table:style-name="ce109" office:value-type="string">
            <text:p>Delgado, Daniel</text:p>
          </table:table-cell>
          <table:table-cell table:style-name="ce109" office:value-type="string">
            <text:p>Giner, Israel</text:p>
          </table:table-cell>
          <table:table-cell table:style-name="ce109" office:value-type="string">
            <text:p>Gonzalez, Xavier</text:p>
          </table:table-cell>
          <table:table-cell table:style-name="ce109" office:value-type="string">
            <text:p>Picazo, Ivan</text:p>
          </table:table-cell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 table:number-columns-spanned="2" table:number-rows-spanned="1"/>
          <table:covered-table-cell table:style-name="ce51"/>
          <table:table-cell table:style-name="ce103"/>
          <table:table-cell table:style-name="ce109" table:number-columns-repeated="12"/>
          <table:table-cell table:style-name="ce75"/>
        </table:table-row>
        <table:table-row table:style-name="ro9">
          <table:table-cell table:style-name="ce78"/>
          <table:table-cell table:style-name="ce78" office:value-type="string">
            <text:p>El grau d'independència per resoldre o per executar treballs.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/>
          <table:table-cell office:value-type="string">
            <text:p>Realitza els treballs i les tasques sense rebre instruccions ni orientacions.</text:p>
          </table:table-cell>
          <table:table-cell office:value-type="float" office:value="9">
            <text:p>9</text:p>
          </table:table-cell>
          <table:table-cell/>
          <table:table-cell office:value-type="float" office:value="8.5">
            <text:p>8,5</text:p>
          </table:table-cell>
          <table:table-cell table:number-columns-repeated="2"/>
          <table:table-cell office:value-type="float" office:value="6.5">
            <text:p>6,5</text:p>
          </table:table-cell>
          <table:table-cell table:number-columns-repeated="248"/>
        </table:table-row>
        <table:table-row table:style-name="ro9">
          <table:table-cell/>
          <table:table-cell office:value-type="string">
            <text:p>Necessita indicacions per resoldre els problemes que no són habituals.</text:p>
          </table:table-cell>
          <table:table-cell table:number-columns-repeated="12"/>
          <table:table-cell office:value-type="float" office:value="6">
            <text:p>6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Realitza els treballs per si mateix, amb indicacions normals.</text:p>
          </table:table-cell>
          <table:table-cell table:number-columns-repeated="2"/>
          <table:table-cell table:style-name="ce110"/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table:style-name="Default"/>
          <table:table-cell office:value-type="float" office:value="6.5">
            <text:p>6,5</text:p>
          </table:table-cell>
          <table:table-cell table:number-columns-repeated="242"/>
        </table:table-row>
        <table:table-row table:style-name="ro9">
          <table:table-cell/>
          <table:table-cell office:value-type="string">
            <text:p>Realitza freqüentment, de forma independent, un treball simple.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">
            <text:p>1</text:p>
          </table:table-cell>
          <table:table-cell table:number-columns-repeated="250"/>
        </table:table-row>
        <table:table-row table:style-name="ro9">
          <table:table-cell/>
          <table:table-cell office:value-type="string">
            <text:p>Necessita indicacions i guies per realitzar un treball.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245"/>
        </table:table-row>
        <table:table-row table:style-name="ro9">
          <table:table-cell table:style-name="ce78"/>
          <table:table-cell table:style-name="ce78" office:value-type="string">
            <text:p><text:s/>La presa de decisions.</text:p>
          </table:table-cell>
          <table:table-cell table:style-name="ce78" table:number-columns-repeated="13"/>
          <table:table-cell table:number-columns-repeated="241"/>
        </table:table-row>
        <table:table-row table:style-name="ro8">
          <table:table-cell/>
          <table:table-cell table:style-name="ce97" office:value-type="string">
            <text:p>Actua reflexivament i amb seguretat.</text:p>
          </table:table-cell>
          <table:table-cell table:number-columns-repeated="254"/>
        </table:table-row>
        <table:table-row table:style-name="ro9">
          <table:table-cell/>
          <table:table-cell table:style-name="ce97" office:value-type="string">
            <text:p>Dubta i assaja fins a trobar una solució.</text:p>
          </table:table-cell>
          <table:table-cell office:value-type="float" office:value="8.5">
            <text:p>8,5</text:p>
          </table:table-cell>
          <table:table-cell/>
          <table:table-cell office:value-type="float" office:value="8.5">
            <text:p>8,5</text:p>
          </table:table-cell>
          <table:table-cell table:number-columns-repeated="8"/>
          <table:table-cell table:number-columns-repeated="2" office:value-type="float" office:value="7">
            <text:p>7</text:p>
          </table:table-cell>
          <table:table-cell table:number-columns-repeated="241"/>
        </table:table-row>
        <table:table-row table:style-name="ro9">
          <table:table-cell/>
          <table:table-cell table:style-name="ce97" office:value-type="string">
            <text:p>Busca consell i pregunta per trobar una solució.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44"/>
        </table:table-row>
        <table:table-row table:style-name="ro9">
          <table:table-cell/>
          <table:table-cell table:style-name="ce97" office:value-type="string">
            <text:p>Freqüentment necessita assessorament.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3.5">
            <text:p>3,5</text:p>
          </table:table-cell>
          <table:table-cell table:number-columns-repeated="245"/>
        </table:table-row>
        <table:table-row table:style-name="ro9">
          <table:table-cell/>
          <table:table-cell table:style-name="ce97" office:value-type="string">
            <text:p>Espera que li donin les instruccions.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247"/>
        </table:table-row>
        <table:table-row table:style-name="ro22">
          <table:table-cell table:style-name="ce80"/>
          <table:table-cell table:style-name="ce98" office:value-type="string">
            <text:p>Capacitat de relació interpersonal</text:p>
          </table:table-cell>
          <table:table-cell table:style-name="ce80" table:number-columns-repeated="13"/>
          <table:table-cell table:number-columns-repeated="241"/>
        </table:table-row>
        <table:table-row table:style-name="ro9">
          <table:table-cell table:style-name="ce78"/>
          <table:table-cell table:style-name="ce95" office:value-type="string">
            <text:p>La relació social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/>
          <table:table-cell table:style-name="ce99" office:value-type="string">
            <text:p>Es mostra sociable i interessat pels altres.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.5">
            <text:p>6,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41"/>
        </table:table-row>
        <table:table-row table:style-name="ro9">
          <table:table-cell/>
          <table:table-cell table:style-name="ce99" office:value-type="string">
            <text:p>Es relaciona amb els altres però no atén suficientment l'altra persona.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247"/>
        </table:table-row>
        <table:table-row table:style-name="ro19">
          <table:table-cell/>
          <table:table-cell table:style-name="ce99" office:value-type="string">
            <text:p>És comunicatiu només amb persones concretes.</text:p>
          </table:table-cell>
          <table:table-cell table:number-columns-repeated="254"/>
        </table:table-row>
        <table:table-row table:style-name="ro9">
          <table:table-cell/>
          <table:table-cell table:style-name="ce99" office:value-type="string">
            <text:p>Tendeix a comunicar-se poc i no estableix gaires relacions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50"/>
        </table:table-row>
        <table:table-row table:style-name="ro19">
          <table:table-cell/>
          <table:table-cell table:style-name="ce99" office:value-type="string">
            <text:p>No sap crear cordialitat al seu entorn.</text:p>
          </table:table-cell>
          <table:table-cell table:number-columns-repeated="254"/>
        </table:table-row>
        <table:table-row table:style-name="ro9">
          <table:table-cell table:style-name="ce78"/>
          <table:table-cell table:style-name="ce78" office:value-type="string">
            <text:p><text:s/>La comunicació del missatge.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/>
          <table:table-cell office:value-type="string">
            <text:p>És clar/a i convincent.</text:p>
          </table:table-cell>
          <table:table-cell office:value-type="float" office:value="9.5">
            <text:p>9,5</text:p>
          </table:table-cell>
          <table:table-cell/>
          <table:table-cell office:value-type="float" office:value="7.5">
            <text:p>7,5</text:p>
          </table:table-cell>
          <table:table-cell table:number-columns-repeated="8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Exposa les coses amb ordre i correcció.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.5">
            <text:p>6,5</text:p>
          </table:table-cell>
          <table:table-cell table:number-columns-repeated="3"/>
          <table:table-cell office:value-type="float" office:value="5.5">
            <text:p>5,5</text:p>
          </table:table-cell>
          <table:table-cell/>
          <table:table-cell table:style-name="Default" table:number-columns-repeated="2"/>
          <table:table-cell table:number-columns-repeated="241"/>
        </table:table-row>
        <table:table-row table:style-name="ro19">
          <table:table-cell/>
          <table:table-cell office:value-type="string">
            <text:p>Comunica les idees però no capta l’interlocutor.</text:p>
          </table:table-cell>
          <table:table-cell table:number-columns-repeated="254"/>
        </table:table-row>
        <table:table-row table:style-name="ro9">
          <table:table-cell/>
          <table:table-cell office:value-type="string">
            <text:p>És convincent però desorganitzat, no es comunica de forma clara.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247"/>
        </table:table-row>
        <table:table-row table:style-name="ro9">
          <table:table-cell/>
          <table:table-cell office:value-type="string">
            <text:p>Té dificultats per organitzar un missatge de forma entenedora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45"/>
        </table:table-row>
        <table:table-row table:style-name="ro9">
          <table:table-cell table:style-name="ce78"/>
          <table:table-cell table:style-name="ce100" office:value-type="string">
            <text:p>L'adequació del missatge a l'interlocutor.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/>
          <table:table-cell office:value-type="string">
            <text:p>S'acomoda amb rapidesa i espontaneïtat a qualsevol situació. </text:p>
          </table:table-cell>
          <table:table-cell office:value-type="float" office:value="9.5">
            <text:p>9,5</text:p>
          </table:table-cell>
          <table:table-cell/>
          <table:table-cell office:value-type="float" office:value="8.5">
            <text:p>8,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number-columns-repeated="2" office:value-type="float" office:value="6.5">
            <text:p>6,5</text:p>
          </table:table-cell>
          <table:table-cell/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Generalment s'acomoda a les persones i a les situacions.</text:p>
          </table:table-cell>
          <table:table-cell/>
          <table:table-cell office:value-type="float" office:value="6.5">
            <text:p>6,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47"/>
        </table:table-row>
        <table:table-row table:style-name="ro9">
          <table:table-cell/>
          <table:table-cell office:value-type="string">
            <text:p>No sap acomodar-se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50"/>
        </table:table-row>
        <table:table-row table:style-name="ro9">
          <table:table-cell table:style-name="ce80"/>
          <table:table-cell table:style-name="ce96" office:value-type="string">
            <text:p>Capacitat d'iniciativa</text:p>
          </table:table-cell>
          <table:table-cell table:style-name="ce80" table:number-columns-repeated="13"/>
          <table:table-cell table:number-columns-repeated="241"/>
        </table:table-row>
        <table:table-row table:style-name="ro3">
          <table:table-cell table:style-name="ce78"/>
          <table:table-cell table:style-name="ce101" office:value-type="string">
            <text:p><text:span text:style-name="T2"><text:s/></text:span><text:span text:style-name="T3">La iniciativa en millorar els processos de treball.</text:span></text:p>
          </table:table-cell>
          <table:table-cell table:style-name="ce78" table:number-columns-repeated="13"/>
          <table:table-cell table:number-columns-repeated="241"/>
        </table:table-row>
        <table:table-row table:style-name="ro9">
          <table:table-cell/>
          <table:table-cell office:value-type="string">
            <text:p>Tendeix a buscar alternatives que milloren els processos.</text:p>
          </table:table-cell>
          <table:table-cell office:value-type="float" office:value="10">
            <text:p>10</text:p>
          </table:table-cell>
          <table:table-cell/>
          <table:table-cell office:value-type="float" office:value="8.5">
            <text:p>8,5</text:p>
          </table:table-cell>
          <table:table-cell table:number-columns-repeated="2"/>
          <table:table-cell office:value-type="float" office:value="7.5">
            <text:p>7,5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S'ajusta a les normes i als processos establerts sense assajar mètodes alternatius.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4.5">
            <text:p>4,5</text:p>
          </table:table-cell>
          <table:table-cell table:number-columns-repeated="247"/>
        </table:table-row>
        <table:table-row table:style-name="ro9">
          <table:table-cell/>
          <table:table-cell office:value-type="string">
            <text:p>Li costa molt modificar els seus esquemes de treball.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45"/>
        </table:table-row>
        <table:table-row table:style-name="ro9">
          <table:table-cell table:style-name="ce78"/>
          <table:table-cell table:style-name="ce78" office:value-type="string">
            <text:p>L'aportació d'idees.</text:p>
          </table:table-cell>
          <table:table-cell table:style-name="ce78" table:number-columns-repeated="13"/>
          <table:table-cell table:number-columns-repeated="241"/>
        </table:table-row>
        <table:table-row table:style-name="ro19">
          <table:table-cell/>
          <table:table-cell office:value-type="string">
            <text:p>Suggereix idees bones i brillants.</text:p>
          </table:table-cell>
          <table:table-cell table:number-columns-repeated="254"/>
        </table:table-row>
        <table:table-row table:style-name="ro9">
          <table:table-cell/>
          <table:table-cell office:value-type="string">
            <text:p>Dóna idees i proposa canvis superficialment realitzables.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8">
            <text:p>8</text:p>
          </table:table-cell>
          <table:table-cell/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Té idees amb les coses usuals.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5"/>
        </table:table-row>
        <table:table-row table:style-name="ro9">
          <table:table-cell/>
          <table:table-cell office:value-type="string">
            <text:p>Rarament proposa canvis o idees.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7"/>
        </table:table-row>
        <table:table-row table:style-name="ro19">
          <table:table-cell/>
          <table:table-cell office:value-type="string">
            <text:p>No proposa canvis ni idees.</text:p>
          </table:table-cell>
          <table:table-cell table:number-columns-repeated="254"/>
        </table:table-row>
        <table:table-row table:style-name="ro9">
          <table:table-cell table:style-name="ce78"/>
          <table:table-cell table:style-name="ce78" office:value-type="string">
            <text:p>L'aportació de solucions.</text:p>
          </table:table-cell>
          <table:table-cell table:style-name="ce78" table:number-columns-repeated="13"/>
          <table:table-cell table:number-columns-repeated="241"/>
        </table:table-row>
        <table:table-row table:style-name="ro19">
          <table:table-cell/>
          <table:table-cell office:value-type="string">
            <text:p>Resol situacions complicades.</text:p>
          </table:table-cell>
          <table:table-cell table:number-columns-repeated="254"/>
        </table:table-row>
        <table:table-row table:style-name="ro9">
          <table:table-cell/>
          <table:table-cell office:value-type="string">
            <text:p>Aporta solucions sobre temes generals coneguts.</text:p>
          </table:table-cell>
          <table:table-cell table:number-columns-repeated="11"/>
          <table:table-cell office:value-type="float" office:value="8">
            <text:p>8</text:p>
          </table:table-cell>
          <table:table-cell table:number-columns-repeated="242"/>
        </table:table-row>
        <table:table-row table:style-name="ro9">
          <table:table-cell/>
          <table:table-cell office:value-type="string">
            <text:p>Pren decisions necessàries per al seu treball.</text:p>
          </table:table-cell>
          <table:table-cell office:value-type="float" office:value="9.5">
            <text:p>9,5</text:p>
          </table:table-cell>
          <table:table-cell/>
          <table:table-cell office:value-type="float" office:value="8.5">
            <text:p>8,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.5">
            <text:p>4,5</text:p>
          </table:table-cell>
          <table:table-cell/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float" office:value="8.5">
            <text:p>8,5</text:p>
          </table:table-cell>
          <table:table-cell table:number-columns-repeated="241"/>
        </table:table-row>
        <table:table-row table:style-name="ro9">
          <table:table-cell/>
          <table:table-cell office:value-type="string">
            <text:p>No decideix per ell mateix.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81"/>
          <table:table-cell table:style-name="ce102" office:value-type="string">
            <text:p>TOTAL CAPACITATS CLAU</text:p>
          </table:table-cell>
          <table:table-cell table:style-name="ce81" table:formula="oooc:=(SUM([.C20:.C33])+SUM([.C37:.C107]))/16" office:value-type="float" office:value="9.34375">
            <text:p>9,34</text:p>
          </table:table-cell>
          <table:table-cell table:style-name="ce81" table:formula="oooc:=(SUM([.D20:.D33])+SUM([.D37:.D107]))/16" office:value-type="float" office:value="4.25">
            <text:p>4,25</text:p>
          </table:table-cell>
          <table:table-cell table:style-name="ce81" table:formula="oooc:=(SUM([.E20:.E33])+SUM([.E37:.E107]))/16" office:value-type="float" office:value="8.65625">
            <text:p>8,66</text:p>
          </table:table-cell>
          <table:table-cell table:style-name="ce81" table:formula="oooc:=(SUM([.F20:.F33])+SUM([.F37:.F107]))/16" office:value-type="float" office:value="1.53125">
            <text:p>1,53</text:p>
          </table:table-cell>
          <table:table-cell table:style-name="ce81" table:formula="oooc:=(SUM([.G20:.G33])+SUM([.G37:.G107]))/16" office:value-type="float" office:value="0">
            <text:p>0</text:p>
          </table:table-cell>
          <table:table-cell table:style-name="ce81" table:formula="oooc:=(SUM([.H20:.H33])+SUM([.H37:.H107]))/16" office:value-type="float" office:value="6.75">
            <text:p>6,75</text:p>
          </table:table-cell>
          <table:table-cell table:style-name="ce81" table:formula="oooc:=(SUM([.I20:.I33])+SUM([.I37:.I107]))/16" office:value-type="float" office:value="4.21875">
            <text:p>4,22</text:p>
          </table:table-cell>
          <table:table-cell table:style-name="ce81" table:formula="oooc:=(SUM([.J20:.J33])+SUM([.J37:.J107]))/16" office:value-type="float" office:value="0.3125">
            <text:p>0,31</text:p>
          </table:table-cell>
          <table:table-cell table:style-name="ce81" table:formula="oooc:=(SUM([.K20:.K33])+SUM([.K37:.K107]))/16" office:value-type="float" office:value="4.96875">
            <text:p>4,97</text:p>
          </table:table-cell>
          <table:table-cell table:style-name="ce81" table:formula="oooc:=(SUM([.L20:.L33])+SUM([.L37:.L107]))/16" office:value-type="float" office:value="5.375">
            <text:p>5,38</text:p>
          </table:table-cell>
          <table:table-cell table:style-name="ce81" table:formula="oooc:=(SUM([.M20:.M33])+SUM([.M37:.M107]))/16" office:value-type="float" office:value="0">
            <text:p>0</text:p>
          </table:table-cell>
          <table:table-cell table:style-name="ce81" table:formula="oooc:=(SUM([.N20:.N33])+SUM([.N37:.N107]))/16" office:value-type="float" office:value="7.34375">
            <text:p>7,34</text:p>
          </table:table-cell>
          <table:table-cell table:style-name="ce81" table:formula="oooc:=(SUM([.O20:.O33])+SUM([.O37:.O107]))/16" office:value-type="float" office:value="7.71875">
            <text:p>7,72</text:p>
          </table:table-cell>
          <table:table-cell table:number-columns-repeated="241"/>
        </table:table-row>
        <table:table-row table:style-name="ro20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03" office:value-type="string">
            <text:p>Alegre, Silvia</text:p>
          </table:table-cell>
          <table:table-cell table:style-name="ce109" office:value-type="string">
            <text:p>Boza, Josep Mª</text:p>
          </table:table-cell>
          <table:table-cell table:style-name="ce109" office:value-type="string">
            <text:p>Caballero, Ismael</text:p>
          </table:table-cell>
          <table:table-cell table:style-name="ce109" office:value-type="string">
            <text:p>Carmona, Héctor</text:p>
          </table:table-cell>
          <table:table-cell table:style-name="ce109" office:value-type="string">
            <text:p>Casellas, Sergi</text:p>
          </table:table-cell>
          <table:table-cell table:style-name="ce109" office:value-type="string">
            <text:p>Castro, Daniel</text:p>
          </table:table-cell>
          <table:table-cell table:style-name="ce109" office:value-type="string">
            <text:p>Centelles, Oriol</text:p>
          </table:table-cell>
          <table:table-cell table:style-name="ce109" office:value-type="string">
            <text:p>Codina, Carlos</text:p>
          </table:table-cell>
          <table:table-cell table:style-name="ce109" office:value-type="string">
            <text:p>Cruz, Ricard</text:p>
          </table:table-cell>
          <table:table-cell table:style-name="ce109" office:value-type="string">
            <text:p>Delgado, Daniel</text:p>
          </table:table-cell>
          <table:table-cell table:style-name="ce109" office:value-type="string">
            <text:p>Giner, Israel</text:p>
          </table:table-cell>
          <table:table-cell table:style-name="ce109" office:value-type="string">
            <text:p>Gonzalez, Xavier</text:p>
          </table:table-cell>
          <table:table-cell table:style-name="ce109" office:value-type="string">
            <text:p>Picazo, Ivan</text:p>
          </table:table-cell>
          <table:table-cell table:number-columns-repeated="241"/>
        </table:table-row>
      </table:table>
      <table:table table:name="Actitud Grup B" table:style-name="ta1" table:print="false">
        <table:table-column table:style-name="co59" table:default-cell-style-name="ce79"/>
        <table:table-column table:style-name="co60" table:default-cell-style-name="ce82"/>
        <table:table-column table:style-name="co61" table:default-cell-style-name="ce79"/>
        <table:table-column table:style-name="co57" table:default-cell-style-name="ce79"/>
        <table:table-column table:style-name="co5" table:default-cell-style-name="ce79"/>
        <table:table-column table:style-name="co57" table:number-columns-repeated="9" table:default-cell-style-name="ce79"/>
        <table:table-column table:style-name="co62" table:number-columns-repeated="3" table:default-cell-style-name="ce79"/>
        <table:table-column table:style-name="co40" table:default-cell-style-name="ce79"/>
        <table:table-row table:style-name="ro4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19" office:value-type="string">
            <text:p>Martínez, Jerónimo</text:p>
          </table:table-cell>
          <table:table-cell table:style-name="ce119" office:value-type="string">
            <text:p>Martínez, Josep</text:p>
          </table:table-cell>
          <table:table-cell table:style-name="ce119" office:value-type="string">
            <text:p>Merce, Adrián</text:p>
          </table:table-cell>
          <table:table-cell table:style-name="ce119" office:value-type="string">
            <text:p>Morante, Victor</text:p>
          </table:table-cell>
          <table:table-cell table:style-name="ce119" office:value-type="string">
            <text:p>Moreno, Alberto</text:p>
          </table:table-cell>
          <table:table-cell table:style-name="ce119" office:value-type="string">
            <text:p>Moya, Carlos</text:p>
          </table:table-cell>
          <table:table-cell table:style-name="ce119" office:value-type="string">
            <text:p>Nuñez, Antoni</text:p>
          </table:table-cell>
          <table:table-cell table:style-name="ce119" office:value-type="string">
            <text:p>Priego, Victor</text:p>
          </table:table-cell>
          <table:table-cell table:style-name="ce119" office:value-type="string">
            <text:p>Ramos, Esteban</text:p>
          </table:table-cell>
          <table:table-cell table:style-name="ce119" office:value-type="string">
            <text:p>Redondo, Sergio</text:p>
          </table:table-cell>
          <table:table-cell table:style-name="ce119" office:value-type="string">
            <text:p>Solares, Génova</text:p>
          </table:table-cell>
          <table:table-cell table:style-name="ce119" office:value-type="string">
            <text:p>Tor, Carlos</text:p>
          </table:table-cell>
          <table:table-cell table:style-name="ce119" office:value-type="string">
            <text:p>Tor, Xavier</text:p>
          </table:table-cell>
          <table:table-cell table:style-name="ce119" office:value-type="string">
            <text:p>Vaello, Jaume</text:p>
          </table:table-cell>
          <table:table-cell table:style-name="ce119" office:value-type="string">
            <text:p>Villar, Rafael</text:p>
          </table:table-cell>
          <table:table-cell table:style-name="ce119" office:value-type="string">
            <text:p>Vitó, Marc</text:p>
          </table:table-cell>
        </table:table-row>
        <table:table-row table:style-name="ro5">
          <table:table-cell table:style-name="ce76" office:value-type="string" table:number-columns-spanned="2" table:number-rows-spanned="1">
            <text:p>Participació a l'aula</text:p>
          </table:table-cell>
          <table:covered-table-cell table:style-name="ce76"/>
          <table:table-cell table:style-name="ce26" table:number-columns-repeated="16"/>
        </table:table-row>
        <table:table-row table:style-name="ro18">
          <table:table-cell table:style-name="ce24" table:number-columns-spanned="1" table:number-rows-spanned="4"/>
          <table:table-cell office:value-type="string">
            <text:p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table-cell table:style-name="ce24"/>
          <table:table-cell table:style-name="ce24" office:value-type="float" office:value="6">
            <text:p>6</text:p>
          </table:table-cell>
          <table:table-cell table:style-name="ce24" table:number-columns-repeated="3"/>
          <table:table-cell table:style-name="ce24" office:value-type="float" office:value="7">
            <text:p>7</text:p>
          </table:table-cell>
          <table:table-cell table:style-name="ce24" table:number-columns-repeated="4"/>
          <table:table-cell table:style-name="ce24" office:value-type="float" office:value="6.5">
            <text:p>6,5</text:p>
          </table:table-cell>
          <table:table-cell table:style-name="ce24" table:number-columns-repeated="5"/>
        </table:table-row>
        <table:table-row table:style-name="ro18">
          <table:covered-table-cell table:style-name="ce24"/>
          <table:table-cell office:value-type="string">
            <text:p>De tant en tant participa de l'aula i pregunta o fa comentaris o formula dubtes constructius, però normalment no participa a no ser que se li demani directament.</text:p>
          </table:table-cell>
          <table:table-cell table:style-name="ce24" table:number-columns-repeated="3"/>
          <table:table-cell table:style-name="ce24" office:value-type="float" office:value="7.5">
            <text:p>7,5</text:p>
          </table:table-cell>
          <table:table-cell table:style-name="ce24" table:number-columns-repeated="4"/>
          <table:table-cell table:style-name="ce24" office:value-type="float" office:value="5">
            <text:p>5</text:p>
          </table:table-cell>
          <table:table-cell table:style-name="ce24" table:number-columns-repeated="2"/>
          <table:table-cell table:style-name="ce24" office:value-type="float" office:value="5">
            <text:p>5</text:p>
          </table:table-cell>
          <table:table-cell table:style-name="ce24" table:number-columns-repeated="4"/>
        </table:table-row>
        <table:table-row table:style-name="ro19">
          <table:covered-table-cell table:style-name="ce24"/>
          <table:table-cell office:value-type="string">
            <text:p>Només participa quan se li pregunta directament o quan no té més remei si vol acabar l'activitat.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4" office:value-type="float" office:value="2.5">
            <text:p>2,5</text:p>
          </table:table-cell>
        </table:table-row>
        <table:table-row table:style-name="ro19">
          <table:covered-table-cell table:style-name="ce24"/>
          <table:table-cell office:value-type="string">
            <text:p>No participa de l'aula o de l'activitat i a més sovint té una actitud negativa envers els professors i/o el seus companys.</text:p>
          </table:table-cell>
          <table:table-cell table:style-name="ce24" table:number-columns-repeated="16"/>
        </table:table-row>
        <table:table-row table:style-name="ro9">
          <table:table-cell table:style-name="ce43"/>
          <table:table-cell table:style-name="ce83" office:value-type="string">
            <text:p>Ús del recursos informàtics</text:p>
          </table:table-cell>
          <table:table-cell table:style-name="ce43" table:number-columns-repeated="16"/>
        </table:table-row>
        <table:table-row table:style-name="ro19">
          <table:table-cell table:style-name="ce24" table:number-columns-spanned="1" table:number-rows-spanned="4"/>
          <table:table-cell office:value-type="string">
            <text:p>Utilitza correctament els recursos informàtics per realitzar els treballs i activitats que se li demanen i respecte les normes d'ús dels recursos informàtics</text:p>
          </table:table-cell>
          <table:table-cell table:style-name="ce24"/>
          <table:table-cell table:style-name="ce24" office:value-type="float" office:value="10">
            <text:p>10</text:p>
          </table:table-cell>
          <table:table-cell table:style-name="ce24" table:number-columns-repeated="8"/>
          <table:table-cell table:style-name="ce24" office:value-type="float" office:value="10">
            <text:p>10</text:p>
          </table:table-cell>
          <table:table-cell table:style-name="ce24" table:number-columns-repeated="5"/>
        </table:table-row>
        <table:table-row table:style-name="ro18">
          <table:covered-table-cell table:style-name="ce24"/>
          <table:table-cell office:value-type="string">
            <text:p>Normalment utilitza correctament els recursos informàtics per realitzar els treballs i activitats que se li demanen però de tant en tant no respecte les normes d'ús dels recursos informàtics (juga, navega per Internet, utilitza el messenger...)</text:p>
          </table:table-cell>
          <table:table-cell table:style-name="ce24" table:number-columns-repeated="4"/>
          <table:table-cell table:number-columns-repeated="2" table:style-name="ce24" office:value-type="float" office:value="5">
            <text:p>5</text:p>
          </table:table-cell>
          <table:table-cell table:style-name="ce24" table:number-columns-repeated="5"/>
          <table:table-cell table:style-name="ce24" office:value-type="float" office:value="5">
            <text:p>5</text:p>
          </table:table-cell>
          <table:table-cell table:style-name="ce24" table:number-columns-repeated="4"/>
        </table:table-row>
        <table:table-row table:style-name="ro18">
          <table:covered-table-cell table:style-name="ce24"/>
          <table:table-cell office:value-type="string">
            <text:p>Normalment només utilitza els recursos informàtics correctament quan se li demana explícitament i sovint no respecte les normes d'ús dels recursos informàtics (juga, navega per Internet, utilitza el messenger...)</text:p>
          </table:table-cell>
          <table:table-cell table:style-name="ce24" table:number-columns-repeated="3"/>
          <table:table-cell table:style-name="ce24" office:value-type="float" office:value="5">
            <text:p>5</text:p>
          </table:table-cell>
          <table:table-cell table:style-name="ce24" table:number-columns-repeated="4"/>
          <table:table-cell table:style-name="ce24" office:value-type="float" office:value="3">
            <text:p>3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</table:table-row>
        <table:table-row table:style-name="ro18">
          <table:covered-table-cell table:style-name="ce24"/>
          <table:table-cell office:value-type="string">
            <text:p>No utilitza correctament els recursos informàtics i no compleix les normes. A més, un o més cops ha fet un ús indegut greu dels recursos de l'aula (utilitzar aplicacions que malmeten l'ampla de banda de la xarxa, instal·lar aplicacions no adequades o fer malbé material)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 table:number-columns-repeated="9"/>
        </table:table-row>
        <table:table-row table:style-name="ro9">
          <table:table-cell table:style-name="ce43"/>
          <table:table-cell table:style-name="ce83" office:value-type="string">
            <text:p>Motivació per a realitzar les tasques</text:p>
          </table:table-cell>
          <table:table-cell table:style-name="ce43" table:number-columns-repeated="16"/>
        </table:table-row>
        <table:table-row table:style-name="ro19">
          <table:table-cell table:style-name="ce24"/>
          <table:table-cell office:value-type="string">
            <text:p>Està motivat per realitzar les tasques i activitats que se li demanen i actua amb responsabilitat a l'hora de fer la feina i complir amb els terminis.</text:p>
          </table:table-cell>
          <table:table-cell table:style-name="ce24"/>
          <table:table-cell table:style-name="ce24" office:value-type="float" office:value="6">
            <text:p>6</text:p>
          </table:table-cell>
          <table:table-cell table:style-name="ce24" table:number-columns-repeated="9"/>
          <table:table-cell table:style-name="ce24" office:value-type="float" office:value="7.5">
            <text:p>7,5</text:p>
          </table:table-cell>
          <table:table-cell table:style-name="ce24" table:number-columns-repeated="4"/>
        </table:table-row>
        <table:table-row table:style-name="ro18">
          <table:table-cell table:style-name="ce24"/>
          <table:table-cell office:value-type="string">
            <text:p>Realitza les tasques i activitats que se li demanen però cal demanar-li explícitament i sovint apura al màxim els terminis d'entrega o entrega les tasques fora de temps.</text:p>
          </table:table-cell>
          <table:table-cell table:style-name="ce24" table:number-columns-repeated="2"/>
          <table:table-cell table:style-name="ce24" office:value-type="float" office:value="5">
            <text:p>5</text:p>
          </table:table-cell>
          <table:table-cell table:style-name="ce24" office:value-type="float" office:value="7.5">
            <text:p>7,5</text:p>
          </table:table-cell>
          <table:table-cell table:style-name="ce24" office:value-type="float" office:value="6.5">
            <text:p>6,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.5">
            <text:p>3,5</text:p>
          </table:table-cell>
          <table:table-cell table:style-name="ce24"/>
          <table:table-cell table:style-name="ce24" office:value-type="float" office:value="3">
            <text:p>3</text:p>
          </table:table-cell>
          <table:table-cell table:style-name="ce24"/>
          <table:table-cell table:style-name="ce24" office:value-type="float" office:value="6.5">
            <text:p>6,5</text:p>
          </table:table-cell>
          <table:table-cell table:style-name="ce24" table:number-columns-repeated="4"/>
          <table:table-cell table:style-name="ce24" office:value-type="float" office:value="3">
            <text:p>3</text:p>
          </table:table-cell>
        </table:table-row>
        <table:table-row table:style-name="ro19">
          <table:table-cell table:style-name="ce24"/>
          <table:table-cell office:value-type="string">
            <text:p>No esta motivat per realitzar les tasques i activitats que se li demanen i no entrega les tasques que se li demanen</text:p>
          </table:table-cell>
          <table:table-cell table:style-name="ce24" table:number-columns-repeated="16"/>
        </table:table-row>
        <table:table-row table:style-name="ro19">
          <table:table-cell table:style-name="ce24"/>
          <table:table-cell office:value-type="string">
            <text:p>No està gens motivat per a fer les tasques i a més presenta una actitud negativa a l'aula i es resisteix activament a realitzar les tasques.</text:p>
          </table:table-cell>
          <table:table-cell table:style-name="ce24" table:number-columns-repeated="16"/>
        </table:table-row>
        <table:table-row table:style-name="ro19">
          <table:table-cell table:style-name="ce27"/>
          <table:table-cell table:style-name="ce114" office:value-type="string">
            <text:p>TOTAL PARTICIPACIÓ AULA</text:p>
          </table:table-cell>
          <table:table-cell table:style-name="ce27" table:formula="oooc:=SUM([.C3:.C16])/3" office:value-type="float" office:value="0">
            <text:p>0</text:p>
          </table:table-cell>
          <table:table-cell table:style-name="ce27" table:formula="oooc:=SUM([.D3:.D16])/3" office:value-type="float" office:value="7.33333333333333">
            <text:p>7,33</text:p>
          </table:table-cell>
          <table:table-cell table:style-name="ce27" table:formula="oooc:=SUM([.E3:.E16])/3" office:value-type="float" office:value="2.66666666666667">
            <text:p>2,67</text:p>
          </table:table-cell>
          <table:table-cell table:style-name="ce27" table:formula="oooc:=SUM([.F3:.F16])/3" office:value-type="float" office:value="6.66666666666667">
            <text:p>6,67</text:p>
          </table:table-cell>
          <table:table-cell table:style-name="ce27" table:formula="oooc:=SUM([.G3:.G16])/3" office:value-type="float" office:value="4.66666666666667">
            <text:p>4,67</text:p>
          </table:table-cell>
          <table:table-cell table:style-name="ce27" table:formula="oooc:=SUM([.H3:.H16])/3" office:value-type="float" office:value="5.33333333333333">
            <text:p>5,33</text:p>
          </table:table-cell>
          <table:table-cell table:style-name="ce27" table:formula="oooc:=SUM([.I3:.I16])/3" office:value-type="float" office:value="2.5">
            <text:p>2,5</text:p>
          </table:table-cell>
          <table:table-cell table:style-name="ce27" table:formula="oooc:=SUM([.J3:.J16])/3" office:value-type="float" office:value="0">
            <text:p>0</text:p>
          </table:table-cell>
          <table:table-cell table:style-name="ce27" table:formula="oooc:=SUM([.K3:.K16])/3" office:value-type="float" office:value="3.66666666666667">
            <text:p>3,67</text:p>
          </table:table-cell>
          <table:table-cell table:style-name="ce27" table:formula="oooc:=SUM([.L3:.L16])/3" office:value-type="float" office:value="0">
            <text:p>0</text:p>
          </table:table-cell>
          <table:table-cell table:style-name="ce27" table:formula="oooc:=SUM([.M3:.M16])/3" office:value-type="float" office:value="7.66666666666667">
            <text:p>7,67</text:p>
          </table:table-cell>
          <table:table-cell table:style-name="ce27" table:formula="oooc:=SUM([.N3:.N16])/3" office:value-type="float" office:value="5.83333333333333">
            <text:p>5,83</text:p>
          </table:table-cell>
          <table:table-cell table:style-name="ce27" table:formula="oooc:=SUM([.O3:.O16])/3" office:value-type="float" office:value="0">
            <text:p>0</text:p>
          </table:table-cell>
          <table:table-cell table:style-name="ce27" table:formula="oooc:=SUM([.P3:.P16])/3" office:value-type="float" office:value="0">
            <text:p>0</text:p>
          </table:table-cell>
          <table:table-cell table:style-name="ce27" table:formula="oooc:=SUM([.Q3:.Q16])/3" office:value-type="float" office:value="0">
            <text:p>0</text:p>
          </table:table-cell>
          <table:table-cell table:style-name="ce27" table:formula="oooc:=SUM([.R3:.R16])/3" office:value-type="float" office:value="2.33333333333333">
            <text:p>2,33</text:p>
          </table:table-cell>
        </table:table-row>
        <table:table-row table:style-name="ro5">
          <table:table-cell table:style-name="ce77" office:value-type="string" table:number-columns-spanned="2" table:number-rows-spanned="1">
            <text:p>Capacitat de resol·lució de problemes</text:p>
          </table:table-cell>
          <table:covered-table-cell table:style-name="ce24"/>
          <table:table-cell table:style-name="ce26" table:number-columns-repeated="16"/>
        </table:table-row>
        <table:table-row table:style-name="ro23">
          <table:table-cell table:style-name="ce75"/>
          <table:table-cell table:style-name="ce85" office:value-type="string">
            <text:p>La resposta a una determinada situació.</text:p>
          </table:table-cell>
          <table:table-cell table:style-name="ce43" table:number-columns-repeated="16"/>
        </table:table-row>
        <table:table-row table:style-name="ro5">
          <table:table-cell table:style-name="ce24"/>
          <table:table-cell table:style-name="ce115" office:value-type="string">
            <text:p>Resol el problema amb seguretat.</text:p>
          </table:table-cell>
          <table:table-cell table:number-columns-repeated="16"/>
        </table:table-row>
        <table:table-row table:style-name="ro9">
          <table:table-cell table:style-name="ce24"/>
          <table:table-cell table:style-name="ce116" office:value-type="string">
            <text:p>Busca solucions, però té dificultats per resoldre-la.</text:p>
          </table:table-cell>
          <table:table-cell/>
          <table:table-cell office:value-type="float" office:value="6.5">
            <text:p>6,5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9">
          <table:table-cell table:style-name="ce24"/>
          <table:table-cell table:style-name="ce116" office:value-type="string">
            <text:p>Intenta solucionar el problema però sempre depèn d'algú.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.5">
            <text:p>6,5</text:p>
          </table:table-cell>
          <table:table-cell office:value-type="float" office:value="5">
            <text:p>5</text:p>
          </table:table-cell>
          <table:table-cell/>
          <table:table-cell table:style-name="ce110" office:value-type="float" office:value="5.5">
            <text:p>5,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9">
          <table:table-cell table:style-name="ce24"/>
          <table:table-cell table:style-name="ce116" office:value-type="string">
            <text:p>Es bloqueja i no intenta cercar solucions.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3">
          <table:table-cell table:style-name="ce43"/>
          <table:table-cell table:style-name="ce85" office:value-type="string">
            <text:p>L'aplicació de l'estratègia operativa.</text:p>
          </table:table-cell>
          <table:table-cell table:style-name="ce78" table:number-columns-repeated="16"/>
        </table:table-row>
        <table:table-row table:style-name="ro9">
          <table:table-cell table:style-name="ce24"/>
          <table:table-cell table:style-name="ce115" office:value-type="string">
            <text:p>Raona amb ordre i lògica el procés de resolució.</text:p>
          </table:table-cell>
          <table:table-cell table:number-columns-repeated="6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</table:table-row>
        <table:table-row table:style-name="ro9">
          <table:table-cell table:style-name="ce24"/>
          <table:table-cell table:style-name="ce115" office:value-type="string">
            <text:p>Aplica una seqüència operativa però està mancada de lògica.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9">
          <table:table-cell table:style-name="ce24"/>
          <table:table-cell table:style-name="ce115" office:value-type="string">
            <text:p>Coneix la seqüència de realització però no sap aplicar-la.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5"/>
        </table:table-row>
        <table:table-row table:style-name="ro5">
          <table:table-cell table:style-name="ce24"/>
          <table:table-cell table:style-name="ce115" office:value-type="string">
            <text:p>Desconeix la metodologia i la seqüència de resolució</text:p>
          </table:table-cell>
          <table:table-cell table:number-columns-repeated="16"/>
        </table:table-row>
        <table:table-row table:style-name="ro5">
          <table:table-cell table:style-name="ce43"/>
          <table:table-cell table:style-name="ce88" office:value-type="string">
            <text:p><text:span text:style-name="T2"><text:s/></text:span><text:span text:style-name="T3">La presa de decisions.</text:span></text:p>
          </table:table-cell>
          <table:table-cell table:style-name="ce78" table:number-columns-repeated="16"/>
        </table:table-row>
        <table:table-row table:style-name="ro19">
          <table:table-cell table:style-name="ce24"/>
          <table:table-cell table:style-name="ce87" office:value-type="string">
            <text:p>Identifica els punts clau i pren decisions fonamentades i raonades.</text:p>
          </table:table-cell>
          <table:table-cell table:number-columns-repeated="16"/>
        </table:table-row>
        <table:table-row table:style-name="ro9">
          <table:table-cell table:style-name="ce24"/>
          <table:table-cell table:style-name="ce87" office:value-type="string">
            <text:p>Identifica els punts clau i pren decisions per intuïció.</text:p>
          </table:table-cell>
          <table:table-cell table:number-columns-repeated="6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9">
          <table:table-cell table:style-name="ce24"/>
          <table:table-cell table:style-name="ce87" office:value-type="string">
            <text:p>Identifica els punts clau però dubta freqüentment.</text:p>
          </table:table-cell>
          <table:table-cell table:number-columns-repeated="3"/>
          <table:table-cell office:value-type="float" office:value="6.5">
            <text:p>6,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5"/>
        </table:table-row>
        <table:table-row table:style-name="ro9">
          <table:table-cell table:style-name="ce24"/>
          <table:table-cell table:style-name="ce87" office:value-type="string">
            <text:p>Té dificultats per veure els punts clau per a la presa de decisions.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24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19" office:value-type="string">
            <text:p>Martínez, Jerónimo</text:p>
          </table:table-cell>
          <table:table-cell table:style-name="ce119" office:value-type="string">
            <text:p>Martínez, Josep</text:p>
          </table:table-cell>
          <table:table-cell table:style-name="ce119" office:value-type="string">
            <text:p>Merce, Adrián</text:p>
          </table:table-cell>
          <table:table-cell table:style-name="ce119" office:value-type="string">
            <text:p>Morante, Victor</text:p>
          </table:table-cell>
          <table:table-cell table:style-name="ce119" office:value-type="string">
            <text:p>Moreno, Alberto</text:p>
          </table:table-cell>
          <table:table-cell table:style-name="ce119" office:value-type="string">
            <text:p>Moya, Carlos</text:p>
          </table:table-cell>
          <table:table-cell table:style-name="ce119" office:value-type="string">
            <text:p>Nuñez, Antoni</text:p>
          </table:table-cell>
          <table:table-cell table:style-name="ce119" office:value-type="string">
            <text:p>Priego, Victor</text:p>
          </table:table-cell>
          <table:table-cell table:style-name="ce119" office:value-type="string">
            <text:p>Ramos, Esteban</text:p>
          </table:table-cell>
          <table:table-cell table:style-name="ce119" office:value-type="string">
            <text:p>Redondo, Sergio</text:p>
          </table:table-cell>
          <table:table-cell table:style-name="ce119" office:value-type="string">
            <text:p>Solares, Génova</text:p>
          </table:table-cell>
          <table:table-cell table:style-name="ce119" office:value-type="string">
            <text:p>Tor, Carlos</text:p>
          </table:table-cell>
          <table:table-cell table:style-name="ce119" office:value-type="string">
            <text:p>Tor, Xavier</text:p>
          </table:table-cell>
          <table:table-cell table:style-name="ce119" office:value-type="string">
            <text:p>Vaello, Jaume</text:p>
          </table:table-cell>
          <table:table-cell table:style-name="ce119" office:value-type="string">
            <text:p>Villar, Rafael</text:p>
          </table:table-cell>
          <table:table-cell table:style-name="ce119" office:value-type="string">
            <text:p>Vitó, Marc</text:p>
          </table:table-cell>
        </table:table-row>
        <table:table-row table:style-name="ro5">
          <table:table-cell table:style-name="ce26"/>
          <table:table-cell table:style-name="ce89" office:value-type="string">
            <text:p>Capacitat d'organització del treball</text:p>
          </table:table-cell>
          <table:table-cell table:style-name="ce80" table:number-columns-repeated="16"/>
        </table:table-row>
        <table:table-row table:style-name="ro5">
          <table:table-cell table:style-name="ce43"/>
          <table:table-cell table:style-name="ce90" office:value-type="string">
            <text:p>La planificació i priorització dels recursos i del temps.</text:p>
          </table:table-cell>
          <table:table-cell table:style-name="ce78" table:number-columns-repeated="16"/>
        </table:table-row>
        <table:table-row table:style-name="ro19">
          <table:table-cell table:style-name="ce24"/>
          <table:table-cell office:value-type="string">
            <text:p>Preveu els recursos necessaris i la distribució de funcions.</text:p>
          </table:table-cell>
          <table:table-cell table:number-columns-repeated="16"/>
        </table:table-row>
        <table:table-row table:style-name="ro9">
          <table:table-cell table:style-name="ce24"/>
          <table:table-cell office:value-type="string">
            <text:p>Intenta planificar els recursos però no se'n surt suficientment.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.5">
            <text:p>5,5</text:p>
          </table:table-cell>
          <table:table-cell table:number-columns-repeated="4"/>
        </table:table-row>
        <table:table-row table:style-name="ro9">
          <table:table-cell table:style-name="ce24"/>
          <table:table-cell office:value-type="string">
            <text:p>Desenvolupa el treball sense planificació.</text:p>
          </table:table-cell>
          <table:table-cell table:number-columns-repeated="15"/>
          <table:table-cell office:value-type="float" office:value="4">
            <text:p>4</text:p>
          </table:table-cell>
        </table:table-row>
        <table:table-row table:style-name="ro9">
          <table:table-cell table:style-name="ce24"/>
          <table:table-cell office:value-type="string">
            <text:p>Necessita que li organitzin l'activitat.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9">
          <table:table-cell table:style-name="ce43"/>
          <table:table-cell table:style-name="ce83" office:value-type="string">
            <text:p>La seqüènciació d'una acció o d'una activitat.</text:p>
          </table:table-cell>
          <table:table-cell table:style-name="ce78" table:number-columns-repeated="16"/>
        </table:table-row>
        <table:table-row table:style-name="ro19">
          <table:table-cell table:style-name="ce24"/>
          <table:table-cell office:value-type="string">
            <text:p>Identifica ràpidament els processos que intervenen i les passes a seguir.</text:p>
          </table:table-cell>
          <table:table-cell table:number-columns-repeated="16"/>
        </table:table-row>
        <table:table-row table:style-name="ro9">
          <table:table-cell table:style-name="ce24"/>
          <table:table-cell office:value-type="string">
            <text:p>Identifica els processos més importants però no sap seqüenciar l'activitat.</text:p>
          </table:table-cell>
          <table:table-cell/>
          <table:table-cell office:value-type="float" office:value="5.5">
            <text:p>5,5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4"/>
        </table:table-row>
        <table:table-row table:style-name="ro9">
          <table:table-cell table:style-name="ce24"/>
          <table:table-cell office:value-type="string">
            <text:p>No sap organitzar les passes que s'han de seguir.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9">
          <table:table-cell table:style-name="ce78"/>
          <table:table-cell table:style-name="ce42" office:value-type="string">
            <text:p>L'eficiència.</text:p>
          </table:table-cell>
          <table:table-cell table:style-name="ce78" table:number-columns-repeated="16"/>
        </table:table-row>
        <table:table-row table:style-name="ro19">
          <table:table-cell table:style-name="ce24"/>
          <table:table-cell office:value-type="string">
            <text:p>Optimitza els recursos, el temps i el cost.</text:p>
          </table:table-cell>
          <table:table-cell table:number-columns-repeated="16"/>
        </table:table-row>
        <table:table-row table:style-name="ro19">
          <table:table-cell table:style-name="ce24"/>
          <table:table-cell office:value-type="string">
            <text:p>Planifica sense considerar la rentabilització.</text:p>
          </table:table-cell>
          <table:table-cell table:style-name="ce24"/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number-columns-repeated="4"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number-columns-repeated="3" table:style-name="ce24" office:value-type="float" office:value="3">
            <text:p>3</text:p>
          </table:table-cell>
          <table:table-cell table:style-name="ce24" table:number-columns-repeated="3"/>
          <table:table-cell table:style-name="ce24" office:value-type="float" office:value="3">
            <text:p>3</text:p>
          </table:table-cell>
        </table:table-row>
        <table:table-row table:style-name="ro19">
          <table:table-cell table:style-name="ce24"/>
          <table:table-cell office:value-type="string">
            <text:p>Aconsegueix que les coses importants estiguin fetes a temps.</text:p>
          </table:table-cell>
          <table:table-cell table:style-name="ce24" table:number-columns-repeated="16"/>
        </table:table-row>
        <table:table-row table:style-name="ro5">
          <table:table-cell table:style-name="ce64"/>
          <table:table-cell table:style-name="ce93" office:value-type="string">
            <text:p>Capacitat de responsabilitat en el treball</text:p>
          </table:table-cell>
          <table:table-cell table:style-name="ce64" table:number-columns-repeated="16"/>
        </table:table-row>
        <table:table-row table:style-name="ro9">
          <table:table-cell table:style-name="ce113"/>
          <table:table-cell table:style-name="ce117" office:value-type="string">
            <text:p><text:s/>La implicació amb la feina.</text:p>
          </table:table-cell>
          <table:table-cell table:style-name="ce113" table:number-columns-repeated="16"/>
        </table:table-row>
        <table:table-row table:style-name="ro9">
          <table:table-cell/>
          <table:table-cell office:value-type="string">
            <text:p>S'identifica amb la feina.</text:p>
          </table:table-cell>
          <table:table-cell/>
          <table:table-cell office:value-type="float" office:value="9">
            <text:p>9</text:p>
          </table:table-cell>
          <table:table-cell table:number-columns-repeated="14"/>
        </table:table-row>
        <table:table-row table:style-name="ro9">
          <table:table-cell/>
          <table:table-cell office:value-type="string">
            <text:p>Realitza els treballs que li han assignat.</text:p>
          </table:table-cell>
          <table:table-cell table:number-columns-repeated="6"/>
          <table:table-cell office:value-type="float" office:value="5.5">
            <text:p>5,5</text:p>
          </table:table-cell>
          <table:table-cell/>
          <table:table-cell office:value-type="float" office:value="5.5">
            <text:p>5,5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Assumeix responsabilitats però necessita supervisió.</text:p>
          </table:table-cell>
          <table:table-cell table:number-columns-repeated="3"/>
          <table:table-cell office:value-type="float" office:value="6.5">
            <text:p>6,5</text:p>
          </table:table-cell>
          <table:table-cell table:number-columns-repeated="12"/>
        </table:table-row>
        <table:table-row table:style-name="ro9">
          <table:table-cell/>
          <table:table-cell office:value-type="string">
            <text:p>No pren responsabilitats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2.5">
            <text:p>2,5</text:p>
          </table:table-cell>
          <table:table-cell table:number-columns-repeated="6"/>
        </table:table-row>
        <table:table-row table:style-name="ro9">
          <table:table-cell table:style-name="ce78"/>
          <table:table-cell table:style-name="ce95" office:value-type="string">
            <text:p>L'execució de la feina, com treballa.</text:p>
          </table:table-cell>
          <table:table-cell table:style-name="ce78" table:number-columns-repeated="16"/>
        </table:table-row>
        <table:table-row table:style-name="ro9">
          <table:table-cell/>
          <table:table-cell office:value-type="string">
            <text:p>Treballa fins al final amb eficàcia i eficiència.</text:p>
          </table:table-cell>
          <table:table-cell/>
          <table:table-cell office:value-type="float" office:value="8">
            <text:p>8</text:p>
          </table:table-cell>
          <table:table-cell table:number-columns-repeated="14"/>
        </table:table-row>
        <table:table-row table:style-name="ro9">
          <table:table-cell/>
          <table:table-cell office:value-type="string">
            <text:p>Deixa la feina acabada però prima l'eficàcia a la eficiència.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.5">
            <text:p>5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9">
          <table:table-cell/>
          <table:table-cell office:value-type="string">
            <text:p>Acaba les feines de qualsevol manera.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Amb freqüència deixa les feines a mig fer.</text:p>
          </table:table-cell>
          <table:table-cell table:number-columns-repeated="2"/>
          <table:table-cell office:value-type="float" office:value="3.5">
            <text:p>3,5</text:p>
          </table:table-cell>
          <table:table-cell table:number-columns-repeated="7"/>
          <table:table-cell office:value-type="float" office:value="3.5">
            <text:p>3,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9">
          <table:table-cell/>
          <table:table-cell office:value-type="string">
            <text:p>No acaba mai les feines.</text:p>
          </table:table-cell>
          <table:table-cell table:number-columns-repeated="5"/>
          <table:table-cell office:value-type="float" office:value="3.5">
            <text:p>3,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.5">
            <text:p>3,5</text:p>
          </table:table-cell>
          <table:table-cell table:number-columns-repeated="6"/>
        </table:table-row>
        <table:table-row table:style-name="ro25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19" office:value-type="string">
            <text:p>Martínez, Jerónimo</text:p>
          </table:table-cell>
          <table:table-cell table:style-name="ce119" office:value-type="string">
            <text:p>Martínez, Josep</text:p>
          </table:table-cell>
          <table:table-cell table:style-name="ce119" office:value-type="string">
            <text:p>Merce, Adrián</text:p>
          </table:table-cell>
          <table:table-cell table:style-name="ce119" office:value-type="string">
            <text:p>Morante, Victor</text:p>
          </table:table-cell>
          <table:table-cell table:style-name="ce119" office:value-type="string">
            <text:p>Moreno, Alberto</text:p>
          </table:table-cell>
          <table:table-cell table:style-name="ce119" office:value-type="string">
            <text:p>Moya, Carlos</text:p>
          </table:table-cell>
          <table:table-cell table:style-name="ce119" office:value-type="string">
            <text:p>Nuñez, Antoni</text:p>
          </table:table-cell>
          <table:table-cell table:style-name="ce119" office:value-type="string">
            <text:p>Priego, Victor</text:p>
          </table:table-cell>
          <table:table-cell table:style-name="ce119" office:value-type="string">
            <text:p>Ramos, Esteban</text:p>
          </table:table-cell>
          <table:table-cell table:style-name="ce119" office:value-type="string">
            <text:p>Redondo, Sergio</text:p>
          </table:table-cell>
          <table:table-cell table:style-name="ce119" office:value-type="string">
            <text:p>Solares, Génova</text:p>
          </table:table-cell>
          <table:table-cell table:style-name="ce119" office:value-type="string">
            <text:p>Tor, Carlos</text:p>
          </table:table-cell>
          <table:table-cell table:style-name="ce119" office:value-type="string">
            <text:p>Tor, Xavier</text:p>
          </table:table-cell>
          <table:table-cell table:style-name="ce119" office:value-type="string">
            <text:p>Vaello, Jaume</text:p>
          </table:table-cell>
          <table:table-cell table:style-name="ce119" office:value-type="string">
            <text:p>Villar, Rafael</text:p>
          </table:table-cell>
          <table:table-cell table:style-name="ce119" office:value-type="string">
            <text:p>Vitó, Marc</text:p>
          </table:table-cell>
        </table:table-row>
        <table:table-row table:style-name="ro9">
          <table:table-cell table:style-name="ce80"/>
          <table:table-cell table:style-name="ce96" office:value-type="string">
            <text:p>Capacitat d'autonomia</text:p>
          </table:table-cell>
          <table:table-cell table:style-name="ce80" table:number-columns-repeated="16"/>
        </table:table-row>
        <table:table-row table:style-name="ro9">
          <table:table-cell table:style-name="ce78"/>
          <table:table-cell table:style-name="ce78" office:value-type="string">
            <text:p>El grau d'independència per resoldre o per executar treballs.</text:p>
          </table:table-cell>
          <table:table-cell table:style-name="ce78" table:number-columns-repeated="16"/>
        </table:table-row>
        <table:table-row table:style-name="ro19">
          <table:table-cell/>
          <table:table-cell office:value-type="string">
            <text:p>Realitza els treballs i les tasques sense rebre instruccions ni orientacions.</text:p>
          </table:table-cell>
          <table:table-cell table:number-columns-repeated="16"/>
        </table:table-row>
        <table:table-row table:style-name="ro19">
          <table:table-cell/>
          <table:table-cell office:value-type="string">
            <text:p>Necessita indicacions per resoldre els problemes que no són habituals.</text:p>
          </table:table-cell>
          <table:table-cell/>
          <table:table-cell table:style-name="Default"/>
          <table:table-cell table:number-columns-repeated="14"/>
        </table:table-row>
        <table:table-row table:style-name="ro9">
          <table:table-cell/>
          <table:table-cell office:value-type="string">
            <text:p>Realitza els treballs per si mateix, amb indicacions normals.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9">
          <table:table-cell/>
          <table:table-cell office:value-type="string">
            <text:p>Realitza freqüentment, de forma independent, un treball simple.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Necessita indicacions i guies per realitzar un treball.</text:p>
          </table:table-cell>
          <table:table-cell/>
          <table:table-cell table:style-name="Default"/>
          <table:table-cell office:value-type="float" office:value="3.5">
            <text:p>3,5</text:p>
          </table:table-cell>
          <table:table-cell/>
          <table:table-cell table:number-columns-repeated="2" office:value-type="float" office:value="3.5">
            <text:p>3,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9">
          <table:table-cell table:style-name="ce78"/>
          <table:table-cell table:style-name="ce78" office:value-type="string">
            <text:p><text:s/>La presa de decisions.</text:p>
          </table:table-cell>
          <table:table-cell table:style-name="ce78" table:number-columns-repeated="16"/>
        </table:table-row>
        <table:table-row table:style-name="ro8">
          <table:table-cell/>
          <table:table-cell table:style-name="ce97" office:value-type="string">
            <text:p>Actua reflexivament i amb seguretat.</text:p>
          </table:table-cell>
          <table:table-cell table:number-columns-repeated="16"/>
        </table:table-row>
        <table:table-row table:style-name="ro8">
          <table:table-cell/>
          <table:table-cell table:style-name="ce97" office:value-type="string">
            <text:p>Dubta i assaja fins a trobar una solució.</text:p>
          </table:table-cell>
          <table:table-cell table:number-columns-repeated="16"/>
        </table:table-row>
        <table:table-row table:style-name="ro9">
          <table:table-cell/>
          <table:table-cell table:style-name="ce97" office:value-type="string">
            <text:p>Busca consell i pregunta per trobar una solució.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.5">
            <text:p>6,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9">
          <table:table-cell/>
          <table:table-cell table:style-name="ce97" office:value-type="string">
            <text:p>Freqüentment necessita assessorament.</text:p>
          </table:table-cell>
          <table:table-cell table:number-columns-repeated="10"/>
          <table:table-cell table:style-name="ce110" office:value-type="float" office:value="3.5">
            <text:p>3,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9">
          <table:table-cell/>
          <table:table-cell table:style-name="ce97" office:value-type="string">
            <text:p>Espera que li donin les instruccions.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9">
          <table:table-cell table:style-name="ce80"/>
          <table:table-cell table:style-name="ce98" office:value-type="string">
            <text:p>Capacitat de relació interpersonal</text:p>
          </table:table-cell>
          <table:table-cell table:style-name="ce80" table:number-columns-repeated="16"/>
        </table:table-row>
        <table:table-row table:style-name="ro9">
          <table:table-cell table:style-name="ce78"/>
          <table:table-cell table:style-name="ce95" office:value-type="string">
            <text:p>La relació social</text:p>
          </table:table-cell>
          <table:table-cell table:style-name="ce78" table:number-columns-repeated="16"/>
        </table:table-row>
        <table:table-row table:style-name="ro19">
          <table:table-cell/>
          <table:table-cell table:style-name="ce99" office:value-type="string">
            <text:p>Es mostra sociable i interessat pels altres.</text:p>
          </table:table-cell>
          <table:table-cell table:number-columns-repeated="16"/>
        </table:table-row>
        <table:table-row table:style-name="ro19">
          <table:table-cell/>
          <table:table-cell table:style-name="ce99" office:value-type="string">
            <text:p>Es relaciona amb els altres però no atén suficientment l'altra persona.</text:p>
          </table:table-cell>
          <table:table-cell table:number-columns-repeated="16"/>
        </table:table-row>
        <table:table-row table:style-name="ro9">
          <table:table-cell/>
          <table:table-cell table:style-name="ce99" office:value-type="string">
            <text:p>És comunicatiu només amb persones concretes.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9">
          <table:table-cell/>
          <table:table-cell table:style-name="ce99" office:value-type="string">
            <text:p>Tendeix a comunicar-se poc i no estableix gaires relacions.</text:p>
          </table:table-cell>
          <table:table-cell/>
          <table:table-cell office:value-type="float" office:value="6">
            <text:p>6</text:p>
          </table:table-cell>
          <table:table-cell table:number-columns-repeated="14"/>
        </table:table-row>
        <table:table-row table:style-name="ro19">
          <table:table-cell/>
          <table:table-cell table:style-name="ce99" office:value-type="string">
            <text:p>No sap crear cordialitat al seu entorn.</text:p>
          </table:table-cell>
          <table:table-cell table:number-columns-repeated="16"/>
        </table:table-row>
        <table:table-row table:style-name="ro9">
          <table:table-cell table:style-name="ce78"/>
          <table:table-cell table:style-name="ce78" office:value-type="string">
            <text:p><text:s/>La comunicació del missatge.</text:p>
          </table:table-cell>
          <table:table-cell table:style-name="ce78" table:number-columns-repeated="16"/>
        </table:table-row>
        <table:table-row table:style-name="ro19">
          <table:table-cell/>
          <table:table-cell office:value-type="string">
            <text:p>És clar/a i convincent.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Exposa les coses amb ordre i correcció.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Comunica les idees però no capta l’interlocutor.</text:p>
          </table:table-cell>
          <table:table-cell/>
          <table:table-cell office:value-type="float" office:value="4">
            <text:p>4</text:p>
          </table:table-cell>
          <table:table-cell table:number-columns-repeated="14"/>
        </table:table-row>
        <table:table-row table:style-name="ro9">
          <table:table-cell/>
          <table:table-cell office:value-type="string">
            <text:p>És convincent però desorganitzat, no es comunica de forma clara.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10"/>
        </table:table-row>
        <table:table-row table:style-name="ro9">
          <table:table-cell/>
          <table:table-cell office:value-type="string">
            <text:p>Té dificultats per organitzar un missatge de forma entenedora.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110"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string">
            <text:p>4,5,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9">
          <table:table-cell table:style-name="ce78"/>
          <table:table-cell table:style-name="ce100" office:value-type="string">
            <text:p>L'adequació del missatge a l'interlocutor.</text:p>
          </table:table-cell>
          <table:table-cell table:style-name="ce78" table:number-columns-repeated="16"/>
        </table:table-row>
        <table:table-row table:style-name="ro19">
          <table:table-cell/>
          <table:table-cell office:value-type="string">
            <text:p>S'acomoda amb rapidesa i espontaneïtat a qualsevol situació. 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Generalment s'acomoda a les persones i a les situacions.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9">
          <table:table-cell/>
          <table:table-cell office:value-type="string">
            <text:p>No sap acomodar-se.</text:p>
          </table:table-cell>
          <table:table-cell table:number-columns-repeated="16"/>
        </table:table-row>
        <table:table-row table:style-name="ro9">
          <table:table-cell table:style-name="ce80"/>
          <table:table-cell table:style-name="ce96" office:value-type="string">
            <text:p>Capacitat d'iniciativa</text:p>
          </table:table-cell>
          <table:table-cell table:style-name="ce80" table:number-columns-repeated="16"/>
        </table:table-row>
        <table:table-row table:style-name="ro5">
          <table:table-cell table:style-name="ce78"/>
          <table:table-cell table:style-name="ce101" office:value-type="string">
            <text:p><text:span text:style-name="T2"><text:s/></text:span><text:span text:style-name="T3">La iniciativa en millorar els processos de treball.</text:span></text:p>
          </table:table-cell>
          <table:table-cell table:style-name="ce78" table:number-columns-repeated="16"/>
        </table:table-row>
        <table:table-row table:style-name="ro19">
          <table:table-cell/>
          <table:table-cell office:value-type="string">
            <text:p>Tendeix a buscar alternatives que milloren els processos.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S'ajusta a les normes i als processos establerts sense assajar mètodes alternatius.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.5">
            <text:p>5,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Li costa molt modificar els seus esquemes de treball.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.5">
            <text:p>5,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9">
          <table:table-cell table:style-name="ce78"/>
          <table:table-cell table:style-name="ce78" office:value-type="string">
            <text:p>L'aportació d'idees.</text:p>
          </table:table-cell>
          <table:table-cell table:style-name="ce78" table:number-columns-repeated="16"/>
        </table:table-row>
        <table:table-row table:style-name="ro19">
          <table:table-cell/>
          <table:table-cell office:value-type="string">
            <text:p>Suggereix idees bones i brillants.</text:p>
          </table:table-cell>
          <table:table-cell table:number-columns-repeated="16"/>
        </table:table-row>
        <table:table-row table:style-name="ro19">
          <table:table-cell/>
          <table:table-cell office:value-type="string">
            <text:p>Dóna idees i proposa canvis superficialment realitzables.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Té idees amb les coses usuals.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.5">
            <text:p>5,5</text:p>
          </table:table-cell>
          <table:table-cell table:number-columns-repeated="12"/>
        </table:table-row>
        <table:table-row table:style-name="ro9">
          <table:table-cell/>
          <table:table-cell office:value-type="string">
            <text:p>Rarament proposa canvis o idees.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No proposa canvis ni idees.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9">
          <table:table-cell table:style-name="ce78"/>
          <table:table-cell table:style-name="ce78" office:value-type="string">
            <text:p>L'aportació de solucions.</text:p>
          </table:table-cell>
          <table:table-cell table:style-name="ce78" table:number-columns-repeated="16"/>
        </table:table-row>
        <table:table-row table:style-name="ro19">
          <table:table-cell/>
          <table:table-cell office:value-type="string">
            <text:p>Resol situacions complicades.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Aporta solucions sobre temes generals coneguts.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Pren decisions necessàries per al seu treball.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.5">
            <text:p>7,5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9">
          <table:table-cell/>
          <table:table-cell office:value-type="string">
            <text:p>No decideix per ell mateix.</text:p>
          </table:table-cell>
          <table:table-cell table:number-columns-repeated="16"/>
        </table:table-row>
        <table:table-row table:style-name="ro9">
          <table:table-cell table:style-name="ce81"/>
          <table:table-cell table:style-name="ce118" office:value-type="string">
            <text:p>TOTAL CAPACITATS CLAU</text:p>
          </table:table-cell>
          <table:table-cell table:style-name="ce78" table:formula="oooc:=(SUM([.C64:.C107])+SUM([.C37:.C60])+SUM([.C20:.C33]))/16" office:value-type="float" office:value="0">
            <text:p>0</text:p>
          </table:table-cell>
          <table:table-cell table:style-name="ce78" table:formula="oooc:=(SUM([.D64:.D107])+SUM([.D37:.D60])+SUM([.D20:.D33]))/16" office:value-type="float" office:value="5.90625">
            <text:p>5,91</text:p>
          </table:table-cell>
          <table:table-cell table:style-name="ce78" table:formula="oooc:=(SUM([.E64:.E107])+SUM([.E37:.E60])+SUM([.E20:.E33]))/16" office:value-type="float" office:value="4.03125">
            <text:p>4,03</text:p>
          </table:table-cell>
          <table:table-cell table:style-name="ce78" table:formula="oooc:=(SUM([.F64:.F107])+SUM([.F37:.F60])+SUM([.F20:.F33]))/16" office:value-type="float" office:value="6.46875">
            <text:p>6,47</text:p>
          </table:table-cell>
          <table:table-cell table:style-name="ce78" table:formula="oooc:=(SUM([.G64:.G107])+SUM([.G37:.G60])+SUM([.G20:.G33]))/16" office:value-type="float" office:value="3.875">
            <text:p>3,88</text:p>
          </table:table-cell>
          <table:table-cell table:style-name="ce78" table:formula="oooc:=(SUM([.H64:.H107])+SUM([.H37:.H60])+SUM([.H20:.H33]))/16" office:value-type="float" office:value="3.96875">
            <text:p>3,97</text:p>
          </table:table-cell>
          <table:table-cell table:style-name="ce78" table:formula="oooc:=(SUM([.I64:.I107])+SUM([.I37:.I60])+SUM([.I20:.I33]))/16" office:value-type="float" office:value="5.3125">
            <text:p>5,31</text:p>
          </table:table-cell>
          <table:table-cell table:style-name="ce78" table:formula="oooc:=(SUM([.J64:.J107])+SUM([.J37:.J60])+SUM([.J20:.J33]))/16" office:value-type="float" office:value="3.28125">
            <text:p>3,28</text:p>
          </table:table-cell>
          <table:table-cell table:style-name="ce78" table:formula="oooc:=(SUM([.K64:.K107])+SUM([.K37:.K60])+SUM([.K20:.K33]))/16" office:value-type="float" office:value="5.65625">
            <text:p>5,66</text:p>
          </table:table-cell>
          <table:table-cell table:style-name="ce78" table:formula="oooc:=(SUM([.L64:.L107])+SUM([.L37:.L60])+SUM([.L20:.L33]))/16" office:value-type="float" office:value="3.5625">
            <text:p>3,56</text:p>
          </table:table-cell>
          <table:table-cell table:style-name="ce78" table:formula="oooc:=(SUM([.M64:.M107])+SUM([.M37:.M60])+SUM([.M20:.M33]))/16" office:value-type="float" office:value="3.84375">
            <text:p>3,84</text:p>
          </table:table-cell>
          <table:table-cell table:style-name="ce78" table:formula="oooc:=(SUM([.N64:.N107])+SUM([.N37:.N60])+SUM([.N20:.N33]))/16" office:value-type="float" office:value="4.53125">
            <text:p>4,53</text:p>
          </table:table-cell>
          <table:table-cell table:style-name="ce78" table:formula="oooc:=(SUM([.O64:.O107])+SUM([.O37:.O60])+SUM([.O20:.O33]))/16" office:value-type="float" office:value="0">
            <text:p>0</text:p>
          </table:table-cell>
          <table:table-cell table:style-name="ce78" table:formula="oooc:=(SUM([.P64:.P107])+SUM([.P37:.P60])+SUM([.P20:.P33]))/16" office:value-type="float" office:value="0">
            <text:p>0</text:p>
          </table:table-cell>
          <table:table-cell table:style-name="ce78" table:formula="oooc:=(SUM([.Q64:.Q107])+SUM([.Q37:.Q60])+SUM([.Q20:.Q33]))/16" office:value-type="float" office:value="0">
            <text:p>0</text:p>
          </table:table-cell>
          <table:table-cell table:style-name="ce78" table:formula="oooc:=(SUM([.R64:.R107])+SUM([.R37:.R60])+SUM([.R20:.R33]))/16" office:value-type="float" office:value="4.125">
            <text:p>4,13</text:p>
          </table:table-cell>
        </table:table-row>
        <table:table-row table:style-name="ro26">
          <table:table-cell table:style-name="ce75" office:value-type="string" table:number-columns-spanned="2" table:number-rows-spanned="1">
            <text:p>1 ESI A</text:p>
          </table:table-cell>
          <table:covered-table-cell table:style-name="ce51"/>
          <table:table-cell table:style-name="ce119" office:value-type="string">
            <text:p>Martínez, Jerónimo</text:p>
          </table:table-cell>
          <table:table-cell table:style-name="ce119" office:value-type="string">
            <text:p>Martínez, Josep</text:p>
          </table:table-cell>
          <table:table-cell table:style-name="ce119" office:value-type="string">
            <text:p>Merce, Adrián</text:p>
          </table:table-cell>
          <table:table-cell table:style-name="ce119" office:value-type="string">
            <text:p>Morante, Victor</text:p>
          </table:table-cell>
          <table:table-cell table:style-name="ce119" office:value-type="string">
            <text:p>Moreno, Alberto</text:p>
          </table:table-cell>
          <table:table-cell table:style-name="ce119" office:value-type="string">
            <text:p>Moya, Carlos</text:p>
          </table:table-cell>
          <table:table-cell table:style-name="ce119" office:value-type="string">
            <text:p>Nuñez, Antoni</text:p>
          </table:table-cell>
          <table:table-cell table:style-name="ce119" office:value-type="string">
            <text:p>Priego, Victor</text:p>
          </table:table-cell>
          <table:table-cell table:style-name="ce119" office:value-type="string">
            <text:p>Ramos, Esteban</text:p>
          </table:table-cell>
          <table:table-cell table:style-name="ce119" office:value-type="string">
            <text:p>Redondo, Sergio</text:p>
          </table:table-cell>
          <table:table-cell table:style-name="ce119" office:value-type="string">
            <text:p>Solares, Génova</text:p>
          </table:table-cell>
          <table:table-cell table:style-name="ce119" office:value-type="string">
            <text:p>Tor, Carlos</text:p>
          </table:table-cell>
          <table:table-cell table:style-name="ce119" office:value-type="string">
            <text:p>Tor, Xavier</text:p>
          </table:table-cell>
          <table:table-cell table:style-name="ce119" office:value-type="string">
            <text:p>Vaello, Jaume</text:p>
          </table:table-cell>
          <table:table-cell table:style-name="ce119" office:value-type="string">
            <text:p>Villar, Rafael</text:p>
          </table:table-cell>
          <table:table-cell table:style-name="ce119" office:value-type="string">
            <text:p>Vitó, Marc</text:p>
          </table:table-cell>
        </table:table-row>
      </table:table>
      <table:table table:name="Llegenda" table:style-name="ta1" table:print="false">
        <table:table-column table:style-name="co63" table:default-cell-style-name="Default"/>
        <table:table-column table:style-name="co64" table:default-cell-style-name="Default"/>
        <table:table-row table:style-name="ro27">
          <table:table-cell table:style-name="ce64" office:value-type="string">
            <text:p>SIGLES/ACRÒNIM</text:p>
          </table:table-cell>
          <table:table-cell table:style-name="ce64" office:value-type="string">
            <text:p>Significat</text:p>
          </table:table-cell>
        </table:table-row>
        <table:table-row table:style-name="ro5">
          <table:table-cell office:value-type="string">
            <text:p>PA</text:p>
          </table:table-cell>
          <table:table-cell office:value-type="string">
            <text:p>Participació a l'aula/Actitud Positiva a l'aula</text:p>
          </table:table-cell>
        </table:table-row>
        <table:table-row table:style-name="ro5">
          <table:table-cell office:value-type="string">
            <text:p>CRP</text:p>
          </table:table-cell>
          <table:table-cell office:value-type="string">
            <text:p>Capacitat de resolució de problemes</text:p>
          </table:table-cell>
        </table:table-row>
        <table:table-row table:style-name="ro5">
          <table:table-cell office:value-type="string">
            <text:p>COT</text:p>
          </table:table-cell>
          <table:table-cell office:value-type="string">
            <text:p>Capacitat d'organització del treball</text:p>
          </table:table-cell>
        </table:table-row>
        <table:table-row table:style-name="ro5">
          <table:table-cell office:value-type="string">
            <text:p>CRT</text:p>
          </table:table-cell>
          <table:table-cell office:value-type="string">
            <text:p>Capacitat de responsabilitat en el treball</text:p>
          </table:table-cell>
        </table:table-row>
        <table:table-row table:style-name="ro5">
          <table:table-cell office:value-type="string">
            <text:p>CA</text:p>
          </table:table-cell>
          <table:table-cell office:value-type="string">
            <text:p>Capacitat d'autonomia</text:p>
          </table:table-cell>
        </table:table-row>
        <table:table-row table:style-name="ro5">
          <table:table-cell office:value-type="string">
            <text:p>CRI</text:p>
          </table:table-cell>
          <table:table-cell office:value-type="string">
            <text:p>Capacitat de relació interpersonal</text:p>
          </table:table-cell>
        </table:table-row>
        <table:table-row table:style-name="ro5">
          <table:table-cell office:value-type="string">
            <text:p>CI</text:p>
          </table:table-cell>
          <table:table-cell office:value-type="string">
            <text:p>Capacitat d'iniciativa</text:p>
          </table:table-cell>
        </table:table-row>
        <table:table-row table:style-name="ro5">
          <table:table-cell office:value-type="string">
            <text:p>CC</text:p>
          </table:table-cell>
          <table:table-cell office:value-type="string">
            <text:p>Capacitats clau</text:p>
          </table:table-cell>
        </table:table-row>
        <table:table-row table:style-name="ro5">
          <table:table-cell table:number-columns-repeated="2"/>
        </table:table-row>
        <table:table-row table:style-name="ro1">
          <table:table-cell table:style-name="ce7" office:value-type="string">
            <text:p>SAC</text:p>
          </table:table-cell>
          <table:table-cell table:style-name="ce7" office:value-type="string">
            <text:p>Suspès Avaluació Continuada</text:p>
          </table:table-cell>
        </table:table-row>
      </table:table>
      <table:table table:name="Altres Tasques" table:style-name="ta1" table:print="false">
        <table:table-column table:style-name="co22" table:default-cell-style-name="ce4"/>
        <table:table-column table:style-name="co2" table:default-cell-style-name="ce28"/>
        <table:table-column table:style-name="co65" table:default-cell-style-name="ce14"/>
        <table:table-column table:style-name="co50" table:default-cell-style-name="ce121"/>
        <table:table-column table:style-name="co3" table:default-cell-style-name="ce24"/>
        <table:table-column table:style-name="co3" table:number-columns-repeated="2" table:default-cell-style-name="ce28"/>
        <table:table-column table:style-name="co66" table:number-columns-repeated="2" table:default-cell-style-name="ce28"/>
        <table:table-column table:style-name="co34" table:default-cell-style-name="ce14"/>
        <table:table-column table:style-name="co19" table:default-cell-style-name="ce20"/>
        <table:table-column table:style-name="co26" table:default-cell-style-name="ce25"/>
        <table:table-row table:style-name="ro1">
          <table:table-cell table:style-name="ce1" office:value-type="string" table:number-columns-spanned="11" table:number-rows-spanned="1">
            <text:p>Notes Crèdit 1 (1er Trimestre)</text:p>
          </table:table-cell>
          <table:covered-table-cell table:number-columns-repeated="9" table:style-name="ce8"/>
          <table:covered-table-cell table:style-name="Default"/>
          <table:table-cell table:style-name="ce64"/>
        </table:table-row>
        <table:table-row table:style-name="ro28">
          <table:table-cell table:style-name="ce2" office:value-type="string">
            <text:p>Alumne</text:p>
          </table:table-cell>
          <table:table-cell table:style-name="ce109" office:value-type="string">
            <text:p>Demanar Cds Ubuntu</text:p>
          </table:table-cell>
          <table:table-cell table:style-name="ce109" office:value-type="string">
            <text:p>Arribada Cds Ubuntu</text:p>
          </table:table-cell>
          <table:table-cell table:style-name="ce109" office:value-type="string">
            <text:p>Omplir Perfil</text:p>
          </table:table-cell>
          <table:table-cell table:style-name="ce109" office:value-type="string">
            <text:p>Mòduls 1,2 i 3 de Moodle</text:p>
          </table:table-cell>
          <table:table-cell table:style-name="ce109" office:value-type="string">
            <text:p>Primeres Edicions de la wiki</text:p>
          </table:table-cell>
          <table:table-cell table:style-name="ce109" office:value-type="string">
            <text:p>Inst Firefox i OpenOffice</text:p>
          </table:table-cell>
          <table:table-cell table:style-name="ce109" office:value-type="string">
            <text:p>Retornar les caixes extraibles</text:p>
          </table:table-cell>
          <table:table-cell table:style-name="ce109" office:value-type="string">
            <text:p>Corregir els apunts de la UD1</text:p>
          </table:table-cell>
          <table:table-cell table:style-name="ce109" office:value-type="string">
            <text:p>Demanar Cds Ubuntu 7.10</text:p>
          </table:table-cell>
          <table:table-cell table:style-name="ce36" office:value-type="string">
            <text:p>NOTA</text:p>
          </table:table-cell>
          <table:table-cell table:style-name="ce78" office:value-type="string">
            <text:p>NOTA FINAL</text:p>
          </table:table-cell>
        </table:table-row>
        <table:table-row table:style-name="ro2">
          <table:table-cell table:style-name="ce3" office:value-type="string">
            <text:p>1 ESI B</text:p>
          </table:table-cell>
          <table:table-cell table:style-name="ce12" table:number-columns-repeated="2"/>
          <table:table-cell table:style-name="ce3"/>
          <table:table-cell table:style-name="ce12" table:number-columns-repeated="6"/>
          <table:table-cell table:style-name="ce3"/>
          <table:table-cell table:style-name="ce122"/>
        </table:table-row>
        <table:table-row table:style-name="ro5">
          <table:table-cell office:value-type="string">
            <text:p>Martínez Albarracin, Jerónimo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SI</text:p>
          </table:table-cell>
          <table:table-cell table:number-columns-repeated="2" table:style-name="ce13" office:value-type="string">
            <text:p>SI</text:p>
          </table:table-cell>
          <table:table-cell table:number-columns-repeated="3" table:style-name="ce13" office:value-type="string">
            <text:p>NO</text:p>
          </table:table-cell>
          <table:table-cell table:style-name="ce19" table:formula="oooc:=(IF([.B4]=&quot;SI&quot;;10;0)+IF([.C4]=&quot;SI&quot;;10;0)+IF([.D4]=&quot;SI&quot;;10;0)+IF([.E4]=&quot;SI&quot;;10;0)+IF([.F4]=&quot;SI&quot;;10;0)+IF([.G4]=&quot;SI&quot;;10;0)+IF([.H4]=&quot;SI&quot;;10;0)+IF([.I4]=&quot;SI&quot;;10;0)+IF([.J4]=&quot;SI&quot;;10;0))/9" office:value-type="float" office:value="5.55555555555556">
            <text:p>5,56</text:p>
          </table:table-cell>
          <table:table-cell table:formula="oooc:=IF([.K4]&gt;9.5;10;0)" office:value-type="float" office:value="0">
            <text:p>0</text:p>
          </table:table-cell>
        </table:table-row>
        <table:table-row table:style-name="ro5">
          <table:table-cell office:value-type="string">
            <text:p>Martínez Gurillo, Josep Antoni</text:p>
          </table:table-cell>
          <table:table-cell table:number-columns-repeated="9" office:value-type="string">
            <text:p>SI</text:p>
          </table:table-cell>
          <table:table-cell table:formula="oooc:=(IF([.B5]=&quot;SI&quot;;10;0)+IF([.C5]=&quot;SI&quot;;10;0)+IF([.D5]=&quot;SI&quot;;10;0)+IF([.E5]=&quot;SI&quot;;10;0)+IF([.F5]=&quot;SI&quot;;10;0)+IF([.G5]=&quot;SI&quot;;10;0)+IF([.H5]=&quot;SI&quot;;10;0)+IF([.I5]=&quot;SI&quot;;10;0)+IF([.J5]=&quot;SI&quot;;10;0))/9" office:value-type="float" office:value="10">
            <text:p>10</text:p>
          </table:table-cell>
          <table:table-cell table:formula="oooc:=IF([.K5]&gt;9.5;10;0)" office:value-type="float" office:value="10">
            <text:p>10</text:p>
          </table:table-cell>
        </table:table-row>
        <table:table-row table:style-name="ro5">
          <table:table-cell office:value-type="string">
            <text:p>Merce Alvarez, Adrián</text:p>
          </table:table-cell>
          <table:table-cell table:number-columns-repeated="6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table:formula="oooc:=(IF([.B6]=&quot;SI&quot;;10;0)+IF([.C6]=&quot;SI&quot;;10;0)+IF([.D6]=&quot;SI&quot;;10;0)+IF([.E6]=&quot;SI&quot;;10;0)+IF([.F6]=&quot;SI&quot;;10;0)+IF([.G6]=&quot;SI&quot;;10;0)+IF([.H6]=&quot;SI&quot;;10;0)+IF([.I6]=&quot;SI&quot;;10;0)+IF([.J6]=&quot;SI&quot;;10;0))/9" office:value-type="float" office:value="8.88888888888889">
            <text:p>8,89</text:p>
          </table:table-cell>
          <table:table-cell table:formula="oooc:=IF([.K6]&gt;9.5;10;0)" office:value-type="float" office:value="0">
            <text:p>0</text:p>
          </table:table-cell>
        </table:table-row>
        <table:table-row table:style-name="ro5">
          <table:table-cell office:value-type="string">
            <text:p>Morante Polo, Victor</text:p>
          </table:table-cell>
          <table:table-cell table:number-columns-repeated="9" office:value-type="string">
            <text:p>SI</text:p>
          </table:table-cell>
          <table:table-cell table:formula="oooc:=(IF([.B7]=&quot;SI&quot;;10;0)+IF([.C7]=&quot;SI&quot;;10;0)+IF([.D7]=&quot;SI&quot;;10;0)+IF([.E7]=&quot;SI&quot;;10;0)+IF([.F7]=&quot;SI&quot;;10;0)+IF([.G7]=&quot;SI&quot;;10;0)+IF([.H7]=&quot;SI&quot;;10;0)+IF([.I7]=&quot;SI&quot;;10;0)+IF([.J7]=&quot;SI&quot;;10;0))/9" office:value-type="float" office:value="10">
            <text:p>10</text:p>
          </table:table-cell>
          <table:table-cell table:formula="oooc:=IF([.K7]&gt;9.5;10;0)" office:value-type="float" office:value="10">
            <text:p>10</text:p>
          </table:table-cell>
        </table:table-row>
        <table:table-row table:style-name="ro5">
          <table:table-cell office:value-type="string">
            <text:p>Moreno Valenzuela, Alberto</text:p>
          </table:table-cell>
          <table:table-cell table:number-columns-repeated="3" office:value-type="string">
            <text:p>SI</text:p>
          </table:table-cell>
          <table:table-cell office:value-type="string">
            <text:p>½</text:p>
          </table:table-cell>
          <table:table-cell table:number-columns-repeated="5" office:value-type="string">
            <text:p>SI</text:p>
          </table:table-cell>
          <table:table-cell table:formula="oooc:=(IF([.B8]=&quot;SI&quot;;10;0)+IF([.C8]=&quot;SI&quot;;10;0)+IF([.D8]=&quot;SI&quot;;10;0)+IF([.E8]=&quot;SI&quot;;10;5)+IF([.F8]=&quot;SI&quot;;10;0)+IF([.G8]=&quot;SI&quot;;10;0)+IF([.H8]=&quot;SI&quot;;10;0)+IF([.I8]=&quot;SI&quot;;10;0)+IF([.J8]=&quot;SI&quot;;10;0))/9" office:value-type="float" office:value="9.44444444444444">
            <text:p>9,44</text:p>
          </table:table-cell>
          <table:table-cell office:value-type="float" office:value="9.5">
            <text:p>9,5</text:p>
          </table:table-cell>
        </table:table-row>
        <table:table-row table:style-name="ro5">
          <table:table-cell office:value-type="string">
            <text:p>Moya Canton, Carlos</text:p>
          </table:table-cell>
          <table:table-cell table:number-columns-repeated="2" table:style-name="ce13" office:value-type="string">
            <text:p>SI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SI</text:p>
          </table:table-cell>
          <table:table-cell table:number-columns-repeated="3"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SI</text:p>
          </table:table-cell>
          <table:table-cell table:style-name="ce19" table:formula="oooc:=(IF([.B9]=&quot;SI&quot;;10;0)+IF([.C9]=&quot;SI&quot;;10;0)+IF([.D9]=&quot;SI&quot;;10;0)+IF([.E9]=&quot;SI&quot;;10;0)+IF([.F9]=&quot;SI&quot;;10;0)+IF([.G9]=&quot;SI&quot;;10;0)+IF([.H9]=&quot;SI&quot;;10;0)+IF([.I9]=&quot;SI&quot;;10;0)+IF([.J9]=&quot;SI&quot;;10;0))/9" office:value-type="float" office:value="8.88888888888889">
            <text:p>8,89</text:p>
          </table:table-cell>
          <table:table-cell table:formula="oooc:=IF([.K9]&gt;9.5;10;0)" office:value-type="float" office:value="0">
            <text:p>0</text:p>
          </table:table-cell>
        </table:table-row>
        <table:table-row table:style-name="ro5">
          <table:table-cell office:value-type="string">
            <text:p>Nuñez Romeu, Antoni</text:p>
          </table:table-cell>
          <table:table-cell table:number-columns-repeated="3" office:value-type="string">
            <text:p>SI</text:p>
          </table:table-cell>
          <table:table-cell office:value-type="string">
            <text:p>½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table:formula="oooc:=(IF([.B10]=&quot;SI&quot;;10;0)+IF([.C10]=&quot;SI&quot;;10;0)+IF([.D10]=&quot;SI&quot;;10;0)+IF([.E10]=&quot;SI&quot;;10;0)+IF([.F10]=&quot;SI&quot;;10;0)+IF([.G10]=&quot;SI&quot;;10;0)+IF([.H10]=&quot;SI&quot;;10;0)+IF([.I10]=&quot;SI&quot;;10;0)+IF([.J10]=&quot;SI&quot;;10;0))/9" office:value-type="float" office:value="7.77777777777778">
            <text:p>7,78</text:p>
          </table:table-cell>
          <table:table-cell table:formula="oooc:=IF([.K10]&gt;9.5;10;0)" office:value-type="float" office:value="0">
            <text:p>0</text:p>
          </table:table-cell>
        </table:table-row>
        <table:table-row table:style-name="ro5">
          <table:table-cell office:value-type="string">
            <text:p>Priego Martínez, Victor Manuel</text:p>
          </table:table-cell>
          <table:table-cell table:number-columns-repeated="5"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table:formula="oooc:=(IF([.B11]=&quot;SI&quot;;10;0)+IF([.C11]=&quot;SI&quot;;10;0)+IF([.D11]=&quot;SI&quot;;10;0)+IF([.E11]=&quot;SI&quot;;10;0)+IF([.F11]=&quot;SI&quot;;10;0)+IF([.G11]=&quot;SI&quot;;10;0)+IF([.H11]=&quot;SI&quot;;10;0)+IF([.I11]=&quot;SI&quot;;10;0)+IF([.J11]=&quot;SI&quot;;10;0))/9" office:value-type="float" office:value="7.77777777777778">
            <text:p>7,78</text:p>
          </table:table-cell>
          <table:table-cell table:formula="oooc:=IF([.K11]&gt;9.5;10;0)" office:value-type="float" office:value="0">
            <text:p>0</text:p>
          </table:table-cell>
        </table:table-row>
        <table:table-row table:style-name="ro5">
          <table:table-cell office:value-type="string">
            <text:p>Ramos Ruiz, Esteban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table:formula="oooc:=(IF([.B12]=&quot;SI&quot;;10;0)+IF([.C12]=&quot;SI&quot;;10;0)+IF([.D12]=&quot;SI&quot;;10;0)+IF([.E12]=&quot;SI&quot;;10;0)+IF([.F12]=&quot;SI&quot;;10;0)+IF([.G12]=&quot;SI&quot;;10;0)+IF([.H12]=&quot;SI&quot;;10;0)+IF([.I12]=&quot;SI&quot;;10;0)+IF([.J12]=&quot;SI&quot;;10;0))/9" office:value-type="float" office:value="6.66666666666667">
            <text:p>6,67</text:p>
          </table:table-cell>
          <table:table-cell table:formula="oooc:=IF([.K12]&gt;9.5;10;0)" office:value-type="float" office:value="0">
            <text:p>0</text:p>
          </table:table-cell>
        </table:table-row>
        <table:table-row table:style-name="ro5">
          <table:table-cell office:value-type="string">
            <text:p>Redondo Rodríguez, Sergio</text:p>
          </table:table-cell>
          <table:table-cell table:number-columns-repeated="4" office:value-type="string">
            <text:p>SI</text:p>
          </table:table-cell>
          <table:table-cell office:value-type="string">
            <text:p>½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table:formula="oooc:=(IF([.B13]=&quot;SI&quot;;10;0)+IF([.C13]=&quot;SI&quot;;10;0)+IF([.D13]=&quot;SI&quot;;10;0)+IF([.E13]=&quot;SI&quot;;10;0)+IF([.F13]=&quot;SI&quot;;10;0)+IF([.G13]=&quot;SI&quot;;10;0)+IF([.H13]=&quot;SI&quot;;10;0)+IF([.I13]=&quot;SI&quot;;10;0)+IF([.J13]=&quot;SI&quot;;10;0))/9" office:value-type="float" office:value="6.66666666666667">
            <text:p>6,67</text:p>
          </table:table-cell>
          <table:table-cell table:formula="oooc:=IF([.K13]&gt;9.5;10;0)" office:value-type="float" office:value="0">
            <text:p>0</text:p>
          </table:table-cell>
        </table:table-row>
        <table:table-row table:style-name="ro5">
          <table:table-cell office:value-type="string">
            <text:p>Solares Fuentes, Génova</text:p>
          </table:table-cell>
          <table:table-cell table:number-columns-repeated="3" office:value-type="string">
            <text:p>SI</text:p>
          </table:table-cell>
          <table:table-cell office:value-type="string">
            <text:p>½</text:p>
          </table:table-cell>
          <table:table-cell table:number-columns-repeated="5" office:value-type="string">
            <text:p>SI</text:p>
          </table:table-cell>
          <table:table-cell office:value-type="float" office:value="9.44">
            <text:p>9,44</text:p>
          </table:table-cell>
          <table:table-cell office:value-type="float" office:value="9.45">
            <text:p>9,45</text:p>
          </table:table-cell>
        </table:table-row>
        <table:table-row table:style-name="ro5">
          <table:table-cell office:value-type="string">
            <text:p>Tor Quesada, Carlos</text:p>
          </table:table-cell>
          <table:table-cell table:style-name="ce14" office:value-type="string">
            <text:p>SI</text:p>
          </table:table-cell>
          <table:table-cell table:number-columns-repeated="2" office:value-type="string">
            <text:p>SI</text:p>
          </table:table-cell>
          <table:table-cell table:style-name="ce25" office:value-type="string">
            <text:p>SI</text:p>
          </table:table-cell>
          <table:table-cell table:number-columns-repeated="4" table:style-name="ce14" office:value-type="string">
            <text:p>SI</text:p>
          </table:table-cell>
          <table:table-cell office:value-type="string">
            <text:p>SI</text:p>
          </table:table-cell>
          <table:table-cell table:formula="oooc:=(IF([.B15]=&quot;SI&quot;;10;0)+IF([.C15]=&quot;SI&quot;;10;0)+IF([.D15]=&quot;SI&quot;;10;0)+IF([.E15]=&quot;SI&quot;;10;0)+IF([.F15]=&quot;SI&quot;;10;0)+IF([.G15]=&quot;SI&quot;;10;0)+IF([.H15]=&quot;SI&quot;;10;0)+IF([.I15]=&quot;SI&quot;;10;0)+IF([.J15]=&quot;SI&quot;;10;0))/9" office:value-type="float" office:value="10">
            <text:p>10</text:p>
          </table:table-cell>
          <table:table-cell table:formula="oooc:=IF([.K15]&gt;9.5;10;0)" office:value-type="float" office:value="10">
            <text:p>10</text:p>
          </table:table-cell>
        </table:table-row>
        <table:table-row table:style-name="ro5">
          <table:table-cell office:value-type="string">
            <text:p>Tor Quesada, Xavier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SI</text:p>
          </table:table-cell>
          <table:table-cell table:number-columns-repeated="5" table:style-name="ce13" office:value-type="string">
            <text:p>NO</text:p>
          </table:table-cell>
          <table:table-cell table:style-name="ce19" table:formula="oooc:=(IF([.B16]=&quot;SI&quot;;10;0)+IF([.C16]=&quot;SI&quot;;10;0)+IF([.D16]=&quot;SI&quot;;10;0)+IF([.E16]=&quot;SI&quot;;10;0)+IF([.F16]=&quot;SI&quot;;10;0)+IF([.G16]=&quot;SI&quot;;10;0)+IF([.H16]=&quot;SI&quot;;10;0)+IF([.I16]=&quot;SI&quot;;10;0)+IF([.J16]=&quot;SI&quot;;10;0))/9" office:value-type="float" office:value="3.33333333333333">
            <text:p>3,33</text:p>
          </table:table-cell>
          <table:table-cell table:formula="oooc:=IF([.K16]&gt;9.5;10;0)" office:value-type="float" office:value="0">
            <text:p>0</text:p>
          </table:table-cell>
        </table:table-row>
        <table:table-row table:style-name="ro5">
          <table:table-cell office:value-type="string">
            <text:p>Vaello Redondo, Jaume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NO</text:p>
          </table:table-cell>
          <table:table-cell table:number-columns-repeated="5" table:style-name="ce13" office:value-type="string">
            <text:p>NO</text:p>
          </table:table-cell>
          <table:table-cell table:style-name="ce19" table:formula="oooc:=(IF([.B17]=&quot;SI&quot;;10;0)+IF([.C17]=&quot;SI&quot;;10;0)+IF([.D17]=&quot;SI&quot;;10;0)+IF([.E17]=&quot;SI&quot;;10;0)+IF([.F17]=&quot;SI&quot;;10;0)+IF([.G17]=&quot;SI&quot;;10;0)+IF([.H17]=&quot;SI&quot;;10;0)+IF([.I17]=&quot;SI&quot;;10;0)+IF([.J17]=&quot;SI&quot;;10;0))/9" office:value-type="float" office:value="2.22222222222222">
            <text:p>2,22</text:p>
          </table:table-cell>
          <table:table-cell table:formula="oooc:=IF([.K17]&gt;9.5;10;0)" office:value-type="float" office:value="0">
            <text:p>0</text:p>
          </table:table-cell>
        </table:table-row>
        <table:table-row table:style-name="ro5">
          <table:table-cell office:value-type="string">
            <text:p>Villar Palacios, Rafael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NO</text:p>
          </table:table-cell>
          <table:table-cell table:number-columns-repeated="5" table:style-name="ce13" office:value-type="string">
            <text:p>NO</text:p>
          </table:table-cell>
          <table:table-cell table:style-name="ce19" table:formula="oooc:=(IF([.B18]=&quot;SI&quot;;10;0)+IF([.C18]=&quot;SI&quot;;10;0)+IF([.D18]=&quot;SI&quot;;10;0)+IF([.E18]=&quot;SI&quot;;10;0)+IF([.F18]=&quot;SI&quot;;10;0)+IF([.G18]=&quot;SI&quot;;10;0)+IF([.H18]=&quot;SI&quot;;10;0)+IF([.I18]=&quot;SI&quot;;10;0)+IF([.J18]=&quot;SI&quot;;10;0))/9" office:value-type="float" office:value="2.22222222222222">
            <text:p>2,22</text:p>
          </table:table-cell>
          <table:table-cell table:formula="oooc:=IF([.K18]&gt;9.5;10;0)" office:value-type="float" office:value="0">
            <text:p>0</text:p>
          </table:table-cell>
        </table:table-row>
        <table:table-row table:style-name="ro5">
          <table:table-cell office:value-type="string">
            <text:p>Vitó Saéz, Marc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5" office:value-type="string">
            <text:p>SI</text:p>
          </table:table-cell>
          <table:table-cell table:formula="oooc:=(IF([.B19]=&quot;SI&quot;;10;0)+IF([.C19]=&quot;SI&quot;;10;0)+IF([.D19]=&quot;SI&quot;;10;0)+IF([.E19]=&quot;SI&quot;;10;0)+IF([.F19]=&quot;SI&quot;;10;0)+IF([.G19]=&quot;SI&quot;;10;0)+IF([.H19]=&quot;SI&quot;;10;0)+IF([.I19]=&quot;SI&quot;;10;0)+IF([.J19]=&quot;SI&quot;;10;0))/9" office:value-type="float" office:value="8.88888888888889">
            <text:p>8,89</text:p>
          </table:table-cell>
          <table:table-cell table:formula="oooc:=IF([.K19]&gt;9.5;10;0)" office:value-type="float" office:value="0">
            <text:p>0</text:p>
          </table:table-cell>
        </table:table-row>
        <table:table-row table:style-name="ro5">
          <table:table-cell table:style-name="ce5" table:number-columns-repeated="3"/>
          <table:table-cell table:style-name="ce21"/>
          <table:table-cell table:style-name="ce26"/>
          <table:table-cell table:style-name="ce5" table:number-columns-repeated="5"/>
          <table:table-cell table:style-name="ce21"/>
          <table:table-cell table:style-name="ce26"/>
        </table:table-row>
        <table:table-row table:style-name="ro7">
          <table:table-cell table:style-name="ce3" office:value-type="string">
            <text:p>1 ESI A</text:p>
          </table:table-cell>
          <table:table-cell table:style-name="ce12" table:number-columns-repeated="2"/>
          <table:table-cell table:style-name="ce3"/>
          <table:table-cell table:style-name="ce27"/>
          <table:table-cell table:style-name="ce12" table:number-columns-repeated="5"/>
          <table:table-cell table:style-name="ce3"/>
          <table:table-cell table:style-name="ce27"/>
        </table:table-row>
        <table:table-row table:style-name="ro5">
          <table:table-cell office:value-type="string">
            <text:p>Alegre Baron, Silvia</text:p>
          </table:table-cell>
          <table:table-cell table:number-columns-repeated="8" office:value-type="string">
            <text:p>SI</text:p>
          </table:table-cell>
          <table:table-cell table:style-name="ce28" office:value-type="string">
            <text:p>SI</text:p>
          </table:table-cell>
          <table:table-cell table:formula="oooc:=(IF([.B22]=&quot;SI&quot;;10;0)+IF([.C22]=&quot;SI&quot;;10;0)+IF([.D22]=&quot;SI&quot;;10;0)+IF([.E22]=&quot;SI&quot;;10;0)+IF([.F22]=&quot;SI&quot;;10;0)+IF([.G22]=&quot;SI&quot;;10;0)+IF([.H22]=&quot;SI&quot;;10;0)+IF([.I22]=&quot;SI&quot;;10;0)+IF([.J22]=&quot;SI&quot;;10;0))/9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5">
          <table:table-cell table:style-name="ce6" office:value-type="string">
            <text:p>Boza Valle, Josep Mª</text:p>
          </table:table-cell>
          <table:table-cell table:number-columns-repeated="7" office:value-type="string">
            <text:p>SI</text:p>
          </table:table-cell>
          <table:table-cell office:value-type="string">
            <text:p>NO</text:p>
          </table:table-cell>
          <table:table-cell table:style-name="ce28" office:value-type="string">
            <text:p>SI</text:p>
          </table:table-cell>
          <table:table-cell table:formula="oooc:=(IF([.B23]=&quot;SI&quot;;10;0)+IF([.C23]=&quot;SI&quot;;10;0)+IF([.D23]=&quot;SI&quot;;10;0)+IF([.E23]=&quot;SI&quot;;10;0)+IF([.F23]=&quot;SI&quot;;10;0)+IF([.G23]=&quot;SI&quot;;10;0)+IF([.H23]=&quot;SI&quot;;10;0)+IF([.I23]=&quot;SI&quot;;10;0)+IF([.J23]=&quot;SI&quot;;10;0))/9" office:value-type="float" office:value="8.88888888888889">
            <text:p>8,89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Caballero Hernández, Ismael</text:p>
          </table:table-cell>
          <table:table-cell table:number-columns-repeated="3" office:value-type="string">
            <text:p>SI</text:p>
          </table:table-cell>
          <table:table-cell office:value-type="string">
            <text:p>½</text:p>
          </table:table-cell>
          <table:table-cell table:number-columns-repeated="4" office:value-type="string">
            <text:p>SI</text:p>
          </table:table-cell>
          <table:table-cell table:style-name="ce28" office:value-type="string">
            <text:p>SI</text:p>
          </table:table-cell>
          <table:table-cell office:value-type="float" office:value="9.55">
            <text:p>9,55</text:p>
          </table:table-cell>
          <table:table-cell office:value-type="float" office:value="10">
            <text:p>10</text:p>
          </table:table-cell>
        </table:table-row>
        <table:table-row table:style-name="ro5">
          <table:table-cell table:style-name="ce6" office:value-type="string">
            <text:p>Carmona Aranda, Héctor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28" office:value-type="string">
            <text:p>SI</text:p>
          </table:table-cell>
          <table:table-cell table:formula="oooc:=(IF([.B25]=&quot;SI&quot;;10;0)+IF([.C25]=&quot;SI&quot;;10;0)+IF([.D25]=&quot;SI&quot;;10;0)+IF([.E25]=&quot;SI&quot;;10;0)+IF([.F25]=&quot;SI&quot;;10;0)+IF([.G25]=&quot;SI&quot;;10;0)+IF([.H25]=&quot;SI&quot;;10;0)+IF([.I25]=&quot;SI&quot;;10;0)+IF([.J25]=&quot;SI&quot;;10;0))/9" office:value-type="float" office:value="6.66666666666667">
            <text:p>6,67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Casellas Lluvià, Sergi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NO</text:p>
          </table:table-cell>
          <table:table-cell table:number-columns-repeated="5" table:style-name="ce13" office:value-type="string">
            <text:p>NO</text:p>
          </table:table-cell>
          <table:table-cell table:style-name="ce19" table:formula="oooc:=(IF([.B26]=&quot;SI&quot;;10;0)+IF([.C26]=&quot;SI&quot;;10;0)+IF([.D26]=&quot;SI&quot;;10;0)+IF([.E26]=&quot;SI&quot;;10;0)+IF([.F26]=&quot;SI&quot;;10;0)+IF([.G26]=&quot;SI&quot;;10;0)+IF([.H26]=&quot;SI&quot;;10;0)+IF([.I26]=&quot;SI&quot;;10;0)+IF([.J26]=&quot;SI&quot;;10;0))/9" office:value-type="float" office:value="2.22222222222222">
            <text:p>2,22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Castro Palomares, Daniel</text:p>
          </table:table-cell>
          <table:table-cell table:number-columns-repeated="8" office:value-type="string">
            <text:p>SI</text:p>
          </table:table-cell>
          <table:table-cell table:style-name="ce28" office:value-type="string">
            <text:p>SI</text:p>
          </table:table-cell>
          <table:table-cell table:formula="oooc:=(IF([.B27]=&quot;SI&quot;;10;0)+IF([.C27]=&quot;SI&quot;;10;0)+IF([.D27]=&quot;SI&quot;;10;0)+IF([.E27]=&quot;SI&quot;;10;0)+IF([.F27]=&quot;SI&quot;;10;0)+IF([.G27]=&quot;SI&quot;;10;0)+IF([.H27]=&quot;SI&quot;;10;0)+IF([.I27]=&quot;SI&quot;;10;0)+IF([.J27]=&quot;SI&quot;;10;0))/9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5">
          <table:table-cell table:style-name="ce6" office:value-type="string">
            <text:p>Centelles Ruiz, Oriol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number-columns-repeated="4" office:value-type="string">
            <text:p>SI</text:p>
          </table:table-cell>
          <table:table-cell table:number-columns-repeated="2" office:value-type="string">
            <text:p>NO</text:p>
          </table:table-cell>
          <table:table-cell table:style-name="ce28" office:value-type="string">
            <text:p>NO</text:p>
          </table:table-cell>
          <table:table-cell table:formula="oooc:=(IF([.B28]=&quot;SI&quot;;10;0)+IF([.C28]=&quot;SI&quot;;10;0)+IF([.D28]=&quot;SI&quot;;10;0)+IF([.E28]=&quot;SI&quot;;10;0)+IF([.F28]=&quot;SI&quot;;10;0)+IF([.G28]=&quot;SI&quot;;10;0)+IF([.H28]=&quot;SI&quot;;10;0)+IF([.I28]=&quot;SI&quot;;10;0)+IF([.J28]=&quot;SI&quot;;10;0))/9" office:value-type="float" office:value="5.55555555555556">
            <text:p>5,56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Codina Hernández, Carlos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NO</text:p>
          </table:table-cell>
          <table:table-cell table:number-columns-repeated="5" table:style-name="ce13" office:value-type="string">
            <text:p>NO</text:p>
          </table:table-cell>
          <table:table-cell table:style-name="ce19" table:formula="oooc:=(IF([.B29]=&quot;SI&quot;;10;0)+IF([.C29]=&quot;SI&quot;;10;0)+IF([.D29]=&quot;SI&quot;;10;0)+IF([.E29]=&quot;SI&quot;;10;0)+IF([.F29]=&quot;SI&quot;;10;0)+IF([.G29]=&quot;SI&quot;;10;0)+IF([.H29]=&quot;SI&quot;;10;0)+IF([.I29]=&quot;SI&quot;;10;0)+IF([.J29]=&quot;SI&quot;;10;0))/9" office:value-type="float" office:value="2.22222222222222">
            <text:p>2,22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Cruz Josa, Ricard</text:p>
          </table:table-cell>
          <table:table-cell table:number-columns-repeated="8" office:value-type="string">
            <text:p>SI</text:p>
          </table:table-cell>
          <table:table-cell table:style-name="ce28" office:value-type="string">
            <text:p>SI</text:p>
          </table:table-cell>
          <table:table-cell table:formula="oooc:=(IF([.B30]=&quot;SI&quot;;10;0)+IF([.C30]=&quot;SI&quot;;10;0)+IF([.D30]=&quot;SI&quot;;10;0)+IF([.E30]=&quot;SI&quot;;10;0)+IF([.F30]=&quot;SI&quot;;10;0)+IF([.G30]=&quot;SI&quot;;10;0)+IF([.H30]=&quot;SI&quot;;10;0)+IF([.I30]=&quot;SI&quot;;10;0)+IF([.J30]=&quot;SI&quot;;10;0))/9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5">
          <table:table-cell table:style-name="ce6" office:value-type="string">
            <text:p>Delgado Gutiérrez, Daniel</text:p>
          </table:table-cell>
          <table:table-cell table:number-columns-repeated="7" office:value-type="string">
            <text:p>SI</text:p>
          </table:table-cell>
          <table:table-cell office:value-type="string">
            <text:p>NO</text:p>
          </table:table-cell>
          <table:table-cell table:style-name="ce28" office:value-type="string">
            <text:p>SI</text:p>
          </table:table-cell>
          <table:table-cell table:formula="oooc:=(IF([.B31]=&quot;SI&quot;;10;0)+IF([.C31]=&quot;SI&quot;;10;0)+IF([.D31]=&quot;SI&quot;;10;0)+IF([.E31]=&quot;SI&quot;;10;0)+IF([.F31]=&quot;SI&quot;;10;0)+IF([.G31]=&quot;SI&quot;;10;0)+IF([.H31]=&quot;SI&quot;;10;0)+IF([.I31]=&quot;SI&quot;;10;0)+IF([.J31]=&quot;SI&quot;;10;0))/9" office:value-type="float" office:value="8.88888888888889">
            <text:p>8,89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Giner Domínguez, Israel</text:p>
          </table:table-cell>
          <table:table-cell table:number-columns-repeated="2" table:style-name="ce13" office:value-type="string">
            <text:p>SI</text:p>
          </table:table-cell>
          <table:table-cell table:style-name="ce120" office:value-type="string">
            <text:p>SI</text:p>
          </table:table-cell>
          <table:table-cell table:style-name="ce23" office:value-type="string">
            <text:p>SI</text:p>
          </table:table-cell>
          <table:table-cell table:number-columns-repeated="5" table:style-name="ce13" office:value-type="string">
            <text:p>NO</text:p>
          </table:table-cell>
          <table:table-cell table:style-name="ce19" table:formula="oooc:=(IF([.B32]=&quot;SI&quot;;10;0)+IF([.C32]=&quot;SI&quot;;10;0)+IF([.D32]=&quot;SI&quot;;10;0)+IF([.E32]=&quot;SI&quot;;10;0)+IF([.F32]=&quot;SI&quot;;10;0)+IF([.G32]=&quot;SI&quot;;10;0)+IF([.H32]=&quot;SI&quot;;10;0)+IF([.I32]=&quot;SI&quot;;10;0)+IF([.J32]=&quot;SI&quot;;10;0))/9" office:value-type="float" office:value="4.44444444444444">
            <text:p>4,44</text:p>
          </table:table-cell>
          <table:table-cell office:value-type="float" office:value="0">
            <text:p>0</text:p>
          </table:table-cell>
        </table:table-row>
        <table:table-row table:style-name="ro5">
          <table:table-cell table:style-name="ce6" office:value-type="string">
            <text:p>Gonzalez Martínez, Xavier</text:p>
          </table:table-cell>
          <table:table-cell table:number-columns-repeated="8" office:value-type="string">
            <text:p>SI</text:p>
          </table:table-cell>
          <table:table-cell table:style-name="ce28" office:value-type="string">
            <text:p>SI</text:p>
          </table:table-cell>
          <table:table-cell table:formula="oooc:=(IF([.B33]=&quot;SI&quot;;10;0)+IF([.C33]=&quot;SI&quot;;10;0)+IF([.D33]=&quot;SI&quot;;10;0)+IF([.E33]=&quot;SI&quot;;10;0)+IF([.F33]=&quot;SI&quot;;10;0)+IF([.G33]=&quot;SI&quot;;10;0)+IF([.H33]=&quot;SI&quot;;10;0)+IF([.I33]=&quot;SI&quot;;10;0)+IF([.J33]=&quot;SI&quot;;10;0))/9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5">
          <table:table-cell table:style-name="ce6" office:value-type="string">
            <text:p>Picazo Martínez, Ivan</text:p>
          </table:table-cell>
          <table:table-cell table:number-columns-repeated="8" office:value-type="string">
            <text:p>SI</text:p>
          </table:table-cell>
          <table:table-cell table:style-name="ce28" office:value-type="string">
            <text:p>SI</text:p>
          </table:table-cell>
          <table:table-cell table:formula="oooc:=(IF([.B34]=&quot;SI&quot;;10;0)+IF([.C34]=&quot;SI&quot;;10;0)+IF([.D34]=&quot;SI&quot;;10;0)+IF([.E34]=&quot;SI&quot;;10;0)+IF([.F34]=&quot;SI&quot;;10;0)+IF([.G34]=&quot;SI&quot;;10;0)+IF([.H34]=&quot;SI&quot;;10;0)+IF([.I34]=&quot;SI&quot;;10;0)+IF([.J34]=&quot;SI&quot;;10;0))/9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5" table:number-rows-repeated="2">
          <table:table-cell table:style-name="Default" table:number-columns-repeated="12"/>
        </table:table-row>
        <table:table-row table:style-name="ro5">
          <table:table-cell table:style-name="ce7" office:value-type="string">
            <text:p>Suspès d'Avaluació continuada</text:p>
          </table:table-cell>
          <table:table-cell table:style-name="ce15" office:value-type="string">
            <text:p>SAC</text:p>
          </table:table-cell>
          <table:table-cell table:style-name="Default"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ans" svg:font-family="FreeSans" style:font-family-generic="swiss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a" fo:country="ES" style:font-name-asian="DejaVu Sans" style:language-asian="ca" style:country-asian="ES" style:font-name-complex="DejaVu Sans" style:language-complex="ca" style:country-complex="E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ca" style:country-asian="ES" style:font-size-complex="24pt" style:language-complex="ca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9cm" fo:margin-bottom="0.9cm" fo:margin-left="1cm" fo:margin-right="0.9cm" style:shadow="none"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0">10/03/2008</text:date>, <text:time>10:28:3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6-12-02T13:35:37</meta:creation-date>
    <dc:creator>Sergi Tur</dc:creator>
    <dc:date>2008-03-10T10:28:31</dc:date>
    <meta:printed-by>Sergi Tur</meta:printed-by>
    <meta:print-date>2008-02-18T11:57:24</meta:print-date>
    <meta:editing-cycles>510</meta:editing-cycles>
    <meta:editing-duration>P3DT3H52M47S</meta:editing-duration>
    <meta:user-defined meta:name="Info 1"/>
    <meta:user-defined meta:name="Info 2"/>
    <meta:user-defined meta:name="Info 3"/>
    <meta:user-defined meta:name="Info 4"/>
    <meta:document-statistic meta:table-count="15" meta:cell-count="4354" meta:object-count="1"/>
  </office:meta>
</office:document-meta>
</file>